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33cm"/>
    </style:style>
    <style:style style:name="co3" style:family="table-column">
      <style:table-column-properties fo:break-before="auto" style:column-width="3.925cm"/>
    </style:style>
    <style:style style:name="co4" style:family="table-column">
      <style:table-column-properties fo:break-before="auto" style:column-width="3.406cm"/>
    </style:style>
    <style:style style:name="co5" style:family="table-column">
      <style:table-column-properties fo:break-before="auto" style:column-width="1.663cm"/>
    </style:style>
    <style:style style:name="co6" style:family="table-column">
      <style:table-column-properties fo:break-before="auto" style:column-width="2.958cm"/>
    </style:style>
    <style:style style:name="co7" style:family="table-column">
      <style:table-column-properties fo:break-before="auto" style:column-width="3.427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2.741cm"/>
    </style:style>
    <style:style style:name="co10" style:family="table-column">
      <style:table-column-properties fo:break-before="auto" style:column-width="2.68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2.575cm"/>
    </style:style>
    <style:style style:name="co13" style:family="table-column">
      <style:table-column-properties fo:break-before="auto" style:column-width="3.764cm"/>
    </style:style>
    <style:style style:name="co14" style:family="table-column">
      <style:table-column-properties fo:break-before="auto" style:column-width="3.515cm"/>
    </style:style>
    <style:style style:name="co15" style:family="table-column">
      <style:table-column-properties fo:break-before="auto" style:column-width="2.244cm"/>
    </style:style>
    <style:style style:name="co16" style:family="table-column">
      <style:table-column-properties fo:break-before="auto" style:column-width="3.489cm"/>
    </style:style>
    <style:style style:name="co17" style:family="table-column">
      <style:table-column-properties fo:break-before="auto" style:column-width="1.852cm"/>
    </style:style>
    <style:style style:name="co18" style:family="table-column">
      <style:table-column-properties fo:break-before="auto" style:column-width="3.212cm"/>
    </style:style>
    <style:style style:name="co19" style:family="table-column">
      <style:table-column-properties fo:break-before="auto" style:column-width="1.824cm"/>
    </style:style>
    <style:style style:name="co20" style:family="table-column">
      <style:table-column-properties fo:break-before="auto" style:column-width="5.142cm"/>
    </style:style>
    <style:style style:name="co21" style:family="table-column">
      <style:table-column-properties fo:break-before="auto" style:column-width="3.5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 style:data-style-name="N118"/>
    <style:style style:name="ce5" style:family="table-cell" style:parent-style-name="Default">
      <style:text-properties fo:color="#800000"/>
    </style:style>
    <style:style style:name="ce6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7" style:family="table-cell" style:parent-style-name="Default" style:data-style-name="N1"/>
    <style:style style:name="ce8" style:family="table-cell" style:parent-style-name="Default" style:data-style-name="N110"/>
    <style:style style:name="ce9" style:family="table-cell" style:parent-style-name="Default" style:data-style-name="N110">
      <style:table-cell-properties fo:background-color="#00ff00"/>
    </style:style>
    <style:style style:name="ce10" style:family="table-cell" style:parent-style-name="Default" style:data-style-name="N110">
      <style:table-cell-properties fo:background-color="#ff0000"/>
    </style:style>
    <style:style style:name="ce11" style:family="table-cell" style:parent-style-name="Default">
      <style:table-cell-properties fo:background-color="#9966cc"/>
      <style:text-properties fo:color="#000000" fo:font-weight="bold" style:font-weight-asian="bold" style:font-weight-complex="bold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9966cc"/>
      <style:text-properties fo:font-weight="bold" style:font-weight-asian="bold" style:font-weight-complex="bold"/>
    </style:style>
  </office:automatic-styles>
  <office:body>
    <office:spreadsheet>
      <table:table table:name="Ho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step ms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total duration minute</text:p>
          </table:table-cell>
        </table:table-row>
        <table:table-row table:style-name="ro1">
          <table:table-cell office:value-type="string" calcext:value-type="string">
            <text:p>Timestamps</text:p>
          </table:table-cell>
          <table:table-cell table:number-columns-repeated="4"/>
          <table:table-cell table:formula="of:=[.F9]*60000" office:value-type="float" office:value="360000" calcext:value-type="float">
            <text:p/>
          </table:table-cell>
          <table:table-cell office:value-type="string" calcext:value-type="string">
            <text:p>total duration ms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style-name="ce1" office:value-type="string" calcext:value-type="string">
            <text:p>2012-03-11 06:36:13</text:p>
          </table:table-cell>
          <table:table-cell table:style-name="ce3" office:value-type="float" office:value="1330905600000" calcext:value-type="float">
            <text:p>1330905600000</text:p>
          </table:table-cell>
          <table:table-cell table:number-columns-repeated="2"/>
          <table:table-cell table:style-name="ce5" office:value-type="float" office:value="3000" calcext:value-type="float">
            <text:p>3000</text:p>
          </table:table-cell>
          <table:table-cell office:value-type="string" calcext:value-type="string">
            <text:p>repos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style-name="ce1" office:value-type="string" calcext:value-type="string">
            <text:p>2014-08-02 10:05:31</text:p>
          </table:table-cell>
          <table:table-cell office:value-type="float" office:value="1406966731648" calcext:value-type="float">
            <text:p>1406966731648</text:p>
          </table:table-cell>
          <table:table-cell table:number-columns-repeated="2"/>
          <table:table-cell table:formula="of:=[.F10]/[.F11]/[.F8]" office:value-type="float" office:value="12" calcext:value-type="float">
            <text:p/>
          </table:table-cell>
          <table:table-cell office:value-type="string" calcext:value-type="string">
            <text:p>step per note averag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nverse</text:p>
          </table:table-cell>
          <table:table-cell table:formula="of:=[.F14]*[.F8]*[.F11]/60000" office:value-type="float" office:value="10" calcext:value-type="float">
            <text:p/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ata Based</text:p>
          </table:table-cell>
          <table:table-cell/>
          <table:table-cell table:formula="of:=[.C12]-[.C11]" office:value-type="float" office:value="76061131648" calcext:value-type="float">
            <text:p/>
          </table:table-cell>
          <table:table-cell office:value-type="string" calcext:value-type="string">
            <text:p>Total diff ms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Wanted song duration minute</text:p>
          </table:table-cell>
        </table:table-row>
        <table:table-row table:style-name="ro1">
          <table:table-cell table:number-columns-repeated="5"/>
          <table:table-cell table:formula="of:=[.F20]*60000" office:value-type="float" office:value="300000" calcext:value-type="float">
            <text:p/>
          </table:table-cell>
          <table:table-cell office:value-type="string" calcext:value-type="string">
            <text:p>Wanted song duration ms</text:p>
          </table:table-cell>
        </table:table-row>
        <table:table-row table:style-name="ro1">
          <table:table-cell table:number-columns-repeated="5"/>
          <table:table-cell table:formula="of:=[.F19]/[.F21]" office:value-type="float" office:value="253537.105493333" calcext:value-type="float">
            <text:p/>
          </table:table-cell>
          <table:table-cell office:value-type="string" calcext:value-type="string">
            <text:p>Number of real ms in song m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lpha</text:p>
          </table:table-cell>
          <table:table-cell table:style-name="ce4" table:formula="of:=[.F21]/([.C12]-[.C11])" office:value-type="float" office:value="0.0000039441958527301" calcext:value-type="float">
            <text:p/>
          </table:table-cell>
          <table:table-cell table:number-columns-repeated="2"/>
          <table:table-cell table:formula="of:=1000*60*60*24*7" office:value-type="float" office:value="604800000" calcext:value-type="float">
            <text:p/>
          </table:table-cell>
          <table:table-cell office:value-type="string" calcext:value-type="string">
            <text:p>ms in a week</text:p>
          </table:table-cell>
        </table:table-row>
        <table:table-row table:style-name="ro1">
          <table:table-cell table:number-columns-repeated="5"/>
          <table:table-cell table:formula="of:=[.F19]/[.F24]" office:value-type="float" office:value="125.762453121693" calcext:value-type="float">
            <text:p/>
          </table:table-cell>
          <table:table-cell office:value-type="string" calcext:value-type="string">
            <text:p>Weeks in the song</text:p>
          </table:table-cell>
        </table:table-row>
        <table:table-row table:style-name="ro1">
          <table:table-cell table:number-columns-repeated="5"/>
          <table:table-cell table:formula="of:=[.F21]/[.F25]" office:value-type="float" office:value="2385.44965173117" calcext:value-type="float">
            <text:p/>
          </table:table-cell>
          <table:table-cell office:value-type="string" calcext:value-type="string">
            <text:p>song ms per week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Min Audible freq weekly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x audible Freq weekly</text:p>
          </table:table-cell>
          <table:table-cell office:value-type="float" office:value="440" calcext:value-type="float">
            <text:p>440</text:p>
          </table:table-cell>
          <table:table-cell table:number-columns-repeated="2"/>
          <table:table-cell table:formula="of:=60*60*24" office:value-type="float" office:value="86400" calcext:value-type="float">
            <text:p/>
          </table:table-cell>
          <table:table-cell office:value-type="string" calcext:value-type="string">
            <text:p>sec in a day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in Audible freq repo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x audible freq repo</text:p>
          </table:table-cell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Analysis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date" office:date-value="2012-08-20" calcext:value-type="date">
            <text:p>41141</text:p>
          </table:table-cell>
          <table:table-cell office:value-type="string" calcext:value-type="string">
            <text:p>Activity peak for two weeks</text:p>
          </table:table-cell>
          <table:table-cell table:number-columns-repeated="4"/>
        </table:table-row>
      </table:table>
      <table:table table:name="EventsPerWeek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"/>
        <table:table-column table:style-name="co8" table:default-cell-style-name="ce8"/>
        <table:table-column table:style-name="co1" table:default-cell-style-name="ce7"/>
        <table:table-column table:style-name="co9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row table:style-name="ro1">
          <table:table-cell table:style-name="ce6" office:value-type="string" calcext:value-type="string">
            <text:p>monday</text:p>
          </table:table-cell>
          <table:table-cell table:style-name="ce6" office:value-type="string" calcext:value-type="string">
            <text:p>event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Scaled time in step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Scaled freq</text:p>
          </table:table-cell>
          <table:table-cell office:value-type="string" calcext:value-type="string">
            <text:p>Time for Export</text:p>
          </table:table-cell>
          <table:table-cell office:value-type="string" calcext:value-type="string">
            <text:p>Freq for Export</text:p>
          </table:table-cell>
          <table:table-cell table:style-name="ce11" office:value-type="string" calcext:value-type="string">
            <text:p>CSV Line</text:p>
          </table:table-cell>
          <table:table-cell table:number-columns-repeated="3"/>
        </table:table-row>
        <table:table-row table:style-name="ro1">
          <table:table-cell office:value-type="float" office:value="1.3309056E+015" calcext:value-type="float">
            <text:p>1330905600000000</text:p>
          </table:table-cell>
          <table:table-cell office:value-type="float" office:value="195561" calcext:value-type="float">
            <text:p>195561</text:p>
          </table:table-cell>
          <table:table-cell office:value-type="float" office:value="1330905600000" calcext:value-type="float">
            <text:p>1330905600000</text:p>
          </table:table-cell>
          <table:table-cell table:formula="of:=([.C2]-[$Home.$C$11])*[$Home.$C$24]/[$Home.$F$8]" office:value-type="float" office:value="0" calcext:value-type="float">
            <text:p/>
          </table:table-cell>
          <table:table-cell table:formula="of:=([.B2]/[$Home.$F$24])*1000" office:value-type="float" office:value="0.323348214285714" calcext:value-type="float">
            <text:p/>
          </table:table-cell>
          <table:table-cell office:value-type="float" office:value="200" calcext:value-type="float">
            <text:p>200</text:p>
          </table:table-cell>
          <table:table-cell table:style-name="ce7" table:formula="of:=FLOOR([.D2];1)" office:value-type="float" office:value="0" calcext:value-type="float">
            <text:p/>
          </table:table-cell>
          <table:table-cell table:style-name="ce7" table:formula="of:=FLOOR([.F2];1)" office:value-type="float" office:value="200" calcext:value-type="float">
            <text:p/>
          </table:table-cell>
          <table:table-cell table:formula="of:=CONCATENATE([.G2];&quot;,&quot;;[.H2])" office:value-type="string" office:string-value="0,200" calcext:value-type="string">
            <text:p>0,200</text:p>
          </table:table-cell>
          <table:table-cell table:number-columns-repeated="3"/>
        </table:table-row>
        <table:table-row table:style-name="ro1">
          <table:table-cell office:value-type="float" office:value="1.3315104E+015" calcext:value-type="float">
            <text:p>1331510400000000</text:p>
          </table:table-cell>
          <table:table-cell office:value-type="float" office:value="2330814" calcext:value-type="float">
            <text:p>2330814</text:p>
          </table:table-cell>
          <table:table-cell office:value-type="float" office:value="1331510400000" calcext:value-type="float">
            <text:p>1331510400000</text:p>
          </table:table-cell>
          <table:table-cell table:formula="of:=([.C3]-[$Home.$C$11])*[$Home.$C$24]/[$Home.$F$8]" office:value-type="float" office:value="238.544965173117" calcext:value-type="float">
            <text:p/>
          </table:table-cell>
          <table:table-cell table:formula="of:=([.B3]/[$Home.$F$24])*1000" office:value-type="float" office:value="3.85385912698413" calcext:value-type="float">
            <text:p/>
          </table:table-cell>
          <table:table-cell table:formula="of:=([.E3]-[.$L$5])*([$Home.$C$30]-[$Home.$C$29])/([.$L$6]-[.$L$5])+[$Home.$C$29]" office:value-type="float" office:value="273.566941023675" calcext:value-type="float">
            <text:p/>
          </table:table-cell>
          <table:table-cell table:style-name="ce7" table:formula="of:=FLOOR([.D3];1)" office:value-type="float" office:value="238" calcext:value-type="float">
            <text:p/>
          </table:table-cell>
          <table:table-cell table:style-name="ce7" table:formula="of:=FLOOR([.F3];1)" office:value-type="float" office:value="273" calcext:value-type="float">
            <text:p/>
          </table:table-cell>
          <table:table-cell table:formula="of:=CONCATENATE([.G3];&quot;,&quot;;[.H3])" office:value-type="string" office:string-value="238,273" calcext:value-type="string">
            <text:p>238,273</text:p>
          </table:table-cell>
          <table:table-cell table:number-columns-repeated="3"/>
        </table:table-row>
        <table:table-row table:style-name="ro1">
          <table:table-cell office:value-type="float" office:value="1.3321152E+015" calcext:value-type="float">
            <text:p>1332115200000000</text:p>
          </table:table-cell>
          <table:table-cell office:value-type="float" office:value="2775201" calcext:value-type="float">
            <text:p>2775201</text:p>
          </table:table-cell>
          <table:table-cell office:value-type="float" office:value="1332115200000" calcext:value-type="float">
            <text:p>1332115200000</text:p>
          </table:table-cell>
          <table:table-cell table:formula="of:=([.C4]-[$Home.$C$11])*[$Home.$C$24]/[$Home.$F$8]" office:value-type="float" office:value="477.089930346233" calcext:value-type="float">
            <text:p/>
          </table:table-cell>
          <table:table-cell table:formula="of:=([.B4]/[$Home.$F$24])*1000" office:value-type="float" office:value="4.58862599206349" calcext:value-type="float">
            <text:p/>
          </table:table-cell>
          <table:table-cell table:formula="of:=([.E4]-[.$L$5])*([$Home.$C$30]-[$Home.$C$29])/([.$L$6]-[.$L$5])+[$Home.$C$29]" office:value-type="float" office:value="334.411390770964" calcext:value-type="float">
            <text:p/>
          </table:table-cell>
          <table:table-cell table:style-name="ce7" table:formula="of:=FLOOR([.D4];1)" office:value-type="float" office:value="477" calcext:value-type="float">
            <text:p/>
          </table:table-cell>
          <table:table-cell table:style-name="ce7" table:formula="of:=FLOOR([.F4];1)" office:value-type="float" office:value="334" calcext:value-type="float">
            <text:p/>
          </table:table-cell>
          <table:table-cell table:formula="of:=CONCATENATE([.G4];&quot;,&quot;;[.H4])" office:value-type="string" office:string-value="477,334" calcext:value-type="string">
            <text:p>477,334</text:p>
          </table:table-cell>
          <table:table-cell table:number-columns-repeated="3"/>
        </table:table-row>
        <table:table-row table:style-name="ro1">
          <table:table-cell office:value-type="float" office:value="1.33272E+015" calcext:value-type="float">
            <text:p>1332720000000000</text:p>
          </table:table-cell>
          <table:table-cell office:value-type="float" office:value="2711850" calcext:value-type="float">
            <text:p>2711850</text:p>
          </table:table-cell>
          <table:table-cell office:value-type="float" office:value="1332720000000" calcext:value-type="float">
            <text:p>1332720000000</text:p>
          </table:table-cell>
          <table:table-cell table:formula="of:=([.C5]-[$Home.$C$11])*[$Home.$C$24]/[$Home.$F$8]" office:value-type="float" office:value="715.63489551935" calcext:value-type="float">
            <text:p/>
          </table:table-cell>
          <table:table-cell table:formula="of:=([.B5]/[$Home.$F$24])*1000" office:value-type="float" office:value="4.48387896825397" calcext:value-type="float">
            <text:p/>
          </table:table-cell>
          <table:table-cell table:formula="of:=([.E5]-[.$L$5])*([$Home.$C$30]-[$Home.$C$29])/([.$L$6]-[.$L$5])+[$Home.$C$29]" office:value-type="float" office:value="325.737517016915" calcext:value-type="float">
            <text:p/>
          </table:table-cell>
          <table:table-cell table:style-name="ce7" table:formula="of:=FLOOR([.D5];1)" office:value-type="float" office:value="715" calcext:value-type="float">
            <text:p/>
          </table:table-cell>
          <table:table-cell table:style-name="ce7" table:formula="of:=FLOOR([.F5];1)" office:value-type="float" office:value="325" calcext:value-type="float">
            <text:p/>
          </table:table-cell>
          <table:table-cell table:formula="of:=CONCATENATE([.G5];&quot;,&quot;;[.H5])" office:value-type="string" office:string-value="715,325" calcext:value-type="string">
            <text:p>715,325</text:p>
          </table:table-cell>
          <table:table-cell/>
          <table:table-cell office:value-type="string" calcext:value-type="string">
            <text:p>Min Freq</text:p>
          </table:table-cell>
          <table:table-cell table:formula="of:=MIN([.E3:.E127])" office:value-type="float" office:value="1.21441137566138" calcext:value-type="float">
            <text:p/>
          </table:table-cell>
        </table:table-row>
        <table:table-row table:style-name="ro1">
          <table:table-cell office:value-type="float" office:value="1.3333248E+015" calcext:value-type="float">
            <text:p>1333324800000000</text:p>
          </table:table-cell>
          <table:table-cell office:value-type="float" office:value="2549877" calcext:value-type="float">
            <text:p>2549877</text:p>
          </table:table-cell>
          <table:table-cell office:value-type="float" office:value="1333324800000" calcext:value-type="float">
            <text:p>1333324800000</text:p>
          </table:table-cell>
          <table:table-cell table:formula="of:=([.C6]-[$Home.$C$11])*[$Home.$C$24]/[$Home.$F$8]" office:value-type="float" office:value="954.179860692467" calcext:value-type="float">
            <text:p/>
          </table:table-cell>
          <table:table-cell table:formula="of:=([.B6]/[$Home.$F$24])*1000" office:value-type="float" office:value="4.21606646825397" calcext:value-type="float">
            <text:p/>
          </table:table-cell>
          <table:table-cell table:formula="of:=([.E6]-[.$L$5])*([$Home.$C$30]-[$Home.$C$29])/([.$L$6]-[.$L$5])+[$Home.$C$29]" office:value-type="float" office:value="303.560545010719" calcext:value-type="float">
            <text:p/>
          </table:table-cell>
          <table:table-cell table:style-name="ce7" table:formula="of:=FLOOR([.D6];1)" office:value-type="float" office:value="954" calcext:value-type="float">
            <text:p/>
          </table:table-cell>
          <table:table-cell table:style-name="ce7" table:formula="of:=FLOOR([.F6];1)" office:value-type="float" office:value="303" calcext:value-type="float">
            <text:p/>
          </table:table-cell>
          <table:table-cell table:formula="of:=CONCATENATE([.G6];&quot;,&quot;;[.H6])" office:value-type="string" office:string-value="954,303" calcext:value-type="string">
            <text:p>954,303</text:p>
          </table:table-cell>
          <table:table-cell/>
          <table:table-cell office:value-type="string" calcext:value-type="string">
            <text:p>Max Freq</text:p>
          </table:table-cell>
          <table:table-cell table:formula="of:=MAX([.E3:.E127])" office:value-type="float" office:value="5.86373015873016" calcext:value-type="float">
            <text:p/>
          </table:table-cell>
        </table:table-row>
        <table:table-row table:style-name="ro1">
          <table:table-cell office:value-type="float" office:value="1.3339296E+015" calcext:value-type="float">
            <text:p>1333929600000000</text:p>
          </table:table-cell>
          <table:table-cell office:value-type="float" office:value="2445108" calcext:value-type="float">
            <text:p>2445108</text:p>
          </table:table-cell>
          <table:table-cell office:value-type="float" office:value="1333929600000" calcext:value-type="float">
            <text:p>1333929600000</text:p>
          </table:table-cell>
          <table:table-cell table:formula="of:=([.C7]-[$Home.$C$11])*[$Home.$C$24]/[$Home.$F$8]" office:value-type="float" office:value="1192.72482586558" calcext:value-type="float">
            <text:p/>
          </table:table-cell>
          <table:table-cell table:formula="of:=([.B7]/[$Home.$F$24])*1000" office:value-type="float" office:value="4.0428373015873" calcext:value-type="float">
            <text:p/>
          </table:table-cell>
          <table:table-cell table:formula="of:=([.E7]-[.$L$5])*([$Home.$C$30]-[$Home.$C$29])/([.$L$6]-[.$L$5])+[$Home.$C$29]" office:value-type="float" office:value="289.215813604144" calcext:value-type="float">
            <text:p/>
          </table:table-cell>
          <table:table-cell table:style-name="ce7" table:formula="of:=FLOOR([.D7];1)" office:value-type="float" office:value="1192" calcext:value-type="float">
            <text:p/>
          </table:table-cell>
          <table:table-cell table:style-name="ce7" table:formula="of:=FLOOR([.F7];1)" office:value-type="float" office:value="289" calcext:value-type="float">
            <text:p/>
          </table:table-cell>
          <table:table-cell table:formula="of:=CONCATENATE([.G7];&quot;,&quot;;[.H7])" office:value-type="string" office:string-value="1192,289" calcext:value-type="string">
            <text:p>1192,289</text:p>
          </table:table-cell>
          <table:table-cell/>
          <table:table-cell office:value-type="string" calcext:value-type="string">
            <text:p>Alpha</text:p>
          </table:table-cell>
          <table:table-cell table:formula="of:=([Home.C30]-[Home.C29])/([.L6]-[.L5])" office:value-type="float" office:value="82.807830128155" calcext:value-type="float">
            <text:p/>
          </table:table-cell>
        </table:table-row>
        <table:table-row table:style-name="ro1">
          <table:table-cell office:value-type="float" office:value="1.3345344E+015" calcext:value-type="float">
            <text:p>1334534400000000</text:p>
          </table:table-cell>
          <table:table-cell office:value-type="float" office:value="2504184" calcext:value-type="float">
            <text:p>2504184</text:p>
          </table:table-cell>
          <table:table-cell office:value-type="float" office:value="1334534400000" calcext:value-type="float">
            <text:p>1334534400000</text:p>
          </table:table-cell>
          <table:table-cell table:formula="of:=([.C8]-[$Home.$C$11])*[$Home.$C$24]/[$Home.$F$8]" office:value-type="float" office:value="1431.2697910387" calcext:value-type="float">
            <text:p/>
          </table:table-cell>
          <table:table-cell table:formula="of:=([.B8]/[$Home.$F$24])*1000" office:value-type="float" office:value="4.14051587301587" calcext:value-type="float">
            <text:p/>
          </table:table-cell>
          <table:table-cell table:formula="of:=([.E8]-[.$L$5])*([$Home.$C$30]-[$Home.$C$29])/([.$L$6]-[.$L$5])+[$Home.$C$29]" office:value-type="float" office:value="297.304364154162" calcext:value-type="float">
            <text:p/>
          </table:table-cell>
          <table:table-cell table:style-name="ce7" table:formula="of:=FLOOR([.D8];1)" office:value-type="float" office:value="1431" calcext:value-type="float">
            <text:p/>
          </table:table-cell>
          <table:table-cell table:style-name="ce7" table:formula="of:=FLOOR([.F8];1)" office:value-type="float" office:value="297" calcext:value-type="float">
            <text:p/>
          </table:table-cell>
          <table:table-cell table:formula="of:=CONCATENATE([.G8];&quot;,&quot;;[.H8])" office:value-type="string" office:string-value="1431,297" calcext:value-type="string">
            <text:p>1431,297</text:p>
          </table:table-cell>
          <table:table-cell table:number-columns-repeated="3"/>
        </table:table-row>
        <table:table-row table:style-name="ro1">
          <table:table-cell office:value-type="float" office:value="1.3351392E+015" calcext:value-type="float">
            <text:p>1335139200000000</text:p>
          </table:table-cell>
          <table:table-cell office:value-type="float" office:value="2469192" calcext:value-type="float">
            <text:p>2469192</text:p>
          </table:table-cell>
          <table:table-cell office:value-type="float" office:value="1335139200000" calcext:value-type="float">
            <text:p>1335139200000</text:p>
          </table:table-cell>
          <table:table-cell table:formula="of:=([.C9]-[$Home.$C$11])*[$Home.$C$24]/[$Home.$F$8]" office:value-type="float" office:value="1669.81475621182" calcext:value-type="float">
            <text:p/>
          </table:table-cell>
          <table:table-cell table:formula="of:=([.B9]/[$Home.$F$24])*1000" office:value-type="float" office:value="4.08265873015873" calcext:value-type="float">
            <text:p/>
          </table:table-cell>
          <table:table-cell table:formula="of:=([.E9]-[.$L$5])*([$Home.$C$30]-[$Home.$C$29])/([.$L$6]-[.$L$5])+[$Home.$C$29]" office:value-type="float" office:value="292.513339696747" calcext:value-type="float">
            <text:p/>
          </table:table-cell>
          <table:table-cell table:style-name="ce7" table:formula="of:=FLOOR([.D9];1)" office:value-type="float" office:value="1669" calcext:value-type="float">
            <text:p/>
          </table:table-cell>
          <table:table-cell table:style-name="ce7" table:formula="of:=FLOOR([.F9];1)" office:value-type="float" office:value="292" calcext:value-type="float">
            <text:p/>
          </table:table-cell>
          <table:table-cell table:formula="of:=CONCATENATE([.G9];&quot;,&quot;;[.H9])" office:value-type="string" office:string-value="1669,292" calcext:value-type="string">
            <text:p>1669,292</text:p>
          </table:table-cell>
          <table:table-cell table:number-columns-repeated="3"/>
        </table:table-row>
        <table:table-row table:style-name="ro1">
          <table:table-cell office:value-type="float" office:value="1.335744E+015" calcext:value-type="float">
            <text:p>1335744000000000</text:p>
          </table:table-cell>
          <table:table-cell office:value-type="float" office:value="2374662" calcext:value-type="float">
            <text:p>2374662</text:p>
          </table:table-cell>
          <table:table-cell office:value-type="float" office:value="1335744000000" calcext:value-type="float">
            <text:p>1335744000000</text:p>
          </table:table-cell>
          <table:table-cell table:formula="of:=([.C10]-[$Home.$C$11])*[$Home.$C$24]/[$Home.$F$8]" office:value-type="float" office:value="1908.35972138493" calcext:value-type="float">
            <text:p/>
          </table:table-cell>
          <table:table-cell table:formula="of:=([.B10]/[$Home.$F$24])*1000" office:value-type="float" office:value="3.92635912698413" calcext:value-type="float">
            <text:p/>
          </table:table-cell>
          <table:table-cell table:formula="of:=([.E10]-[.$L$5])*([$Home.$C$30]-[$Home.$C$29])/([.$L$6]-[.$L$5])+[$Home.$C$29]" office:value-type="float" office:value="279.570508707966" calcext:value-type="float">
            <text:p/>
          </table:table-cell>
          <table:table-cell table:style-name="ce7" table:formula="of:=FLOOR([.D10];1)" office:value-type="float" office:value="1908" calcext:value-type="float">
            <text:p/>
          </table:table-cell>
          <table:table-cell table:style-name="ce7" table:formula="of:=FLOOR([.F10];1)" office:value-type="float" office:value="279" calcext:value-type="float">
            <text:p/>
          </table:table-cell>
          <table:table-cell table:formula="of:=CONCATENATE([.G10];&quot;,&quot;;[.H10])" office:value-type="string" office:string-value="1908,279" calcext:value-type="string">
            <text:p>1908,279</text:p>
          </table:table-cell>
          <table:table-cell table:number-columns-repeated="3"/>
        </table:table-row>
        <table:table-row table:style-name="ro1">
          <table:table-cell office:value-type="float" office:value="1.3363488E+015" calcext:value-type="float">
            <text:p>1336348800000000</text:p>
          </table:table-cell>
          <table:table-cell office:value-type="float" office:value="2396085" calcext:value-type="float">
            <text:p>2396085</text:p>
          </table:table-cell>
          <table:table-cell office:value-type="float" office:value="1336348800000" calcext:value-type="float">
            <text:p>1336348800000</text:p>
          </table:table-cell>
          <table:table-cell table:formula="of:=([.C11]-[$Home.$C$11])*[$Home.$C$24]/[$Home.$F$8]" office:value-type="float" office:value="2146.90468655805" calcext:value-type="float">
            <text:p/>
          </table:table-cell>
          <table:table-cell table:formula="of:=([.B11]/[$Home.$F$24])*1000" office:value-type="float" office:value="3.96178075396825" calcext:value-type="float">
            <text:p/>
          </table:table-cell>
          <table:table-cell table:formula="of:=([.E11]-[.$L$5])*([$Home.$C$30]-[$Home.$C$29])/([.$L$6]-[.$L$5])+[$Home.$C$29]" office:value-type="float" office:value="282.503696778131" calcext:value-type="float">
            <text:p/>
          </table:table-cell>
          <table:table-cell table:style-name="ce7" table:formula="of:=FLOOR([.D11];1)" office:value-type="float" office:value="2146" calcext:value-type="float">
            <text:p/>
          </table:table-cell>
          <table:table-cell table:style-name="ce7" table:formula="of:=FLOOR([.F11];1)" office:value-type="float" office:value="282" calcext:value-type="float">
            <text:p/>
          </table:table-cell>
          <table:table-cell table:formula="of:=CONCATENATE([.G11];&quot;,&quot;;[.H11])" office:value-type="string" office:string-value="2146,282" calcext:value-type="string">
            <text:p>2146,282</text:p>
          </table:table-cell>
          <table:table-cell table:number-columns-repeated="3"/>
        </table:table-row>
        <table:table-row table:style-name="ro1">
          <table:table-cell office:value-type="float" office:value="1.3369536E+015" calcext:value-type="float">
            <text:p>1336953600000000</text:p>
          </table:table-cell>
          <table:table-cell office:value-type="float" office:value="2310900" calcext:value-type="float">
            <text:p>2310900</text:p>
          </table:table-cell>
          <table:table-cell office:value-type="float" office:value="1336953600000" calcext:value-type="float">
            <text:p>1336953600000</text:p>
          </table:table-cell>
          <table:table-cell table:formula="of:=([.C12]-[$Home.$C$11])*[$Home.$C$24]/[$Home.$F$8]" office:value-type="float" office:value="2385.44965173117" calcext:value-type="float">
            <text:p/>
          </table:table-cell>
          <table:table-cell table:formula="of:=([.B12]/[$Home.$F$24])*1000" office:value-type="float" office:value="3.82093253968254" calcext:value-type="float">
            <text:p/>
          </table:table-cell>
          <table:table-cell table:formula="of:=([.E12]-[.$L$5])*([$Home.$C$30]-[$Home.$C$29])/([.$L$6]-[.$L$5])+[$Home.$C$29]" office:value-type="float" office:value="270.840361775705" calcext:value-type="float">
            <text:p/>
          </table:table-cell>
          <table:table-cell table:style-name="ce7" table:formula="of:=FLOOR([.D12];1)" office:value-type="float" office:value="2385" calcext:value-type="float">
            <text:p/>
          </table:table-cell>
          <table:table-cell table:style-name="ce7" table:formula="of:=FLOOR([.F12];1)" office:value-type="float" office:value="270" calcext:value-type="float">
            <text:p/>
          </table:table-cell>
          <table:table-cell table:formula="of:=CONCATENATE([.G12];&quot;,&quot;;[.H12])" office:value-type="string" office:string-value="2385,270" calcext:value-type="string">
            <text:p>2385,270</text:p>
          </table:table-cell>
          <table:table-cell table:number-columns-repeated="3"/>
        </table:table-row>
        <table:table-row table:style-name="ro1">
          <table:table-cell office:value-type="float" office:value="1.3375584E+015" calcext:value-type="float">
            <text:p>1337558400000000</text:p>
          </table:table-cell>
          <table:table-cell office:value-type="float" office:value="2451609" calcext:value-type="float">
            <text:p>2451609</text:p>
          </table:table-cell>
          <table:table-cell office:value-type="float" office:value="1337558400000" calcext:value-type="float">
            <text:p>1337558400000</text:p>
          </table:table-cell>
          <table:table-cell table:formula="of:=([.C13]-[$Home.$C$11])*[$Home.$C$24]/[$Home.$F$8]" office:value-type="float" office:value="2623.99461690428" calcext:value-type="float">
            <text:p/>
          </table:table-cell>
          <table:table-cell table:formula="of:=([.B13]/[$Home.$F$24])*1000" office:value-type="float" office:value="4.05358630952381" calcext:value-type="float">
            <text:p/>
          </table:table-cell>
          <table:table-cell table:formula="of:=([.E13]-[.$L$5])*([$Home.$C$30]-[$Home.$C$29])/([.$L$6]-[.$L$5])+[$Home.$C$29]" office:value-type="float" office:value="290.105915627396" calcext:value-type="float">
            <text:p/>
          </table:table-cell>
          <table:table-cell table:style-name="ce7" table:formula="of:=FLOOR([.D13];1)" office:value-type="float" office:value="2623" calcext:value-type="float">
            <text:p/>
          </table:table-cell>
          <table:table-cell table:style-name="ce7" table:formula="of:=FLOOR([.F13];1)" office:value-type="float" office:value="290" calcext:value-type="float">
            <text:p/>
          </table:table-cell>
          <table:table-cell table:formula="of:=CONCATENATE([.G13];&quot;,&quot;;[.H13])" office:value-type="string" office:string-value="2623,290" calcext:value-type="string">
            <text:p>2623,290</text:p>
          </table:table-cell>
          <table:table-cell table:number-columns-repeated="3"/>
        </table:table-row>
        <table:table-row table:style-name="ro1">
          <table:table-cell office:value-type="float" office:value="1.3381632E+015" calcext:value-type="float">
            <text:p>1338163200000000</text:p>
          </table:table-cell>
          <table:table-cell office:value-type="float" office:value="2509485" calcext:value-type="float">
            <text:p>2509485</text:p>
          </table:table-cell>
          <table:table-cell office:value-type="float" office:value="1338163200000" calcext:value-type="float">
            <text:p>1338163200000</text:p>
          </table:table-cell>
          <table:table-cell table:formula="of:=([.C14]-[$Home.$C$11])*[$Home.$C$24]/[$Home.$F$8]" office:value-type="float" office:value="2862.5395820774" calcext:value-type="float">
            <text:p/>
          </table:table-cell>
          <table:table-cell table:formula="of:=([.B14]/[$Home.$F$24])*1000" office:value-type="float" office:value="4.14928075396825" calcext:value-type="float">
            <text:p/>
          </table:table-cell>
          <table:table-cell table:formula="of:=([.E14]-[.$L$5])*([$Home.$C$30]-[$Home.$C$29])/([.$L$6]-[.$L$5])+[$Home.$C$29]" office:value-type="float" office:value="298.03016492716" calcext:value-type="float">
            <text:p/>
          </table:table-cell>
          <table:table-cell table:style-name="ce7" table:formula="of:=FLOOR([.D14];1)" office:value-type="float" office:value="2862" calcext:value-type="float">
            <text:p/>
          </table:table-cell>
          <table:table-cell table:style-name="ce7" table:formula="of:=FLOOR([.F14];1)" office:value-type="float" office:value="298" calcext:value-type="float">
            <text:p/>
          </table:table-cell>
          <table:table-cell table:formula="of:=CONCATENATE([.G14];&quot;,&quot;;[.H14])" office:value-type="string" office:string-value="2862,298" calcext:value-type="string">
            <text:p>2862,298</text:p>
          </table:table-cell>
          <table:table-cell table:number-columns-repeated="3"/>
        </table:table-row>
        <table:table-row table:style-name="ro1">
          <table:table-cell office:value-type="float" office:value="1.338768E+015" calcext:value-type="float">
            <text:p>1338768000000000</text:p>
          </table:table-cell>
          <table:table-cell office:value-type="float" office:value="2503476" calcext:value-type="float">
            <text:p>2503476</text:p>
          </table:table-cell>
          <table:table-cell office:value-type="float" office:value="1338768000000" calcext:value-type="float">
            <text:p>1338768000000</text:p>
          </table:table-cell>
          <table:table-cell table:formula="of:=([.C15]-[$Home.$C$11])*[$Home.$C$24]/[$Home.$F$8]" office:value-type="float" office:value="3101.08454725052" calcext:value-type="float">
            <text:p/>
          </table:table-cell>
          <table:table-cell table:formula="of:=([.B15]/[$Home.$F$24])*1000" office:value-type="float" office:value="4.13934523809524" calcext:value-type="float">
            <text:p/>
          </table:table-cell>
          <table:table-cell table:formula="of:=([.E15]-[.$L$5])*([$Home.$C$30]-[$Home.$C$29])/([.$L$6]-[.$L$5])+[$Home.$C$29]" office:value-type="float" office:value="297.207426416512" calcext:value-type="float">
            <text:p/>
          </table:table-cell>
          <table:table-cell table:style-name="ce7" table:formula="of:=FLOOR([.D15];1)" office:value-type="float" office:value="3101" calcext:value-type="float">
            <text:p/>
          </table:table-cell>
          <table:table-cell table:style-name="ce7" table:formula="of:=FLOOR([.F15];1)" office:value-type="float" office:value="297" calcext:value-type="float">
            <text:p/>
          </table:table-cell>
          <table:table-cell table:formula="of:=CONCATENATE([.G15];&quot;,&quot;;[.H15])" office:value-type="string" office:string-value="3101,297" calcext:value-type="string">
            <text:p>3101,297</text:p>
          </table:table-cell>
          <table:table-cell table:number-columns-repeated="3"/>
        </table:table-row>
        <table:table-row table:style-name="ro1">
          <table:table-cell office:value-type="float" office:value="1.3393728E+015" calcext:value-type="float">
            <text:p>1339372800000000</text:p>
          </table:table-cell>
          <table:table-cell office:value-type="float" office:value="2105322" calcext:value-type="float">
            <text:p>2105322</text:p>
          </table:table-cell>
          <table:table-cell office:value-type="float" office:value="1339372800000" calcext:value-type="float">
            <text:p>1339372800000</text:p>
          </table:table-cell>
          <table:table-cell table:formula="of:=([.C16]-[$Home.$C$11])*[$Home.$C$24]/[$Home.$F$8]" office:value-type="float" office:value="3339.62951242363" calcext:value-type="float">
            <text:p/>
          </table:table-cell>
          <table:table-cell table:formula="of:=([.B16]/[$Home.$F$24])*1000" office:value-type="float" office:value="3.48102182539683" calcext:value-type="float">
            <text:p/>
          </table:table-cell>
          <table:table-cell table:formula="of:=([.E16]-[.$L$5])*([$Home.$C$30]-[$Home.$C$29])/([.$L$6]-[.$L$5])+[$Home.$C$29]" office:value-type="float" office:value="242.693093088394" calcext:value-type="float">
            <text:p/>
          </table:table-cell>
          <table:table-cell table:style-name="ce7" table:formula="of:=FLOOR([.D16];1)" office:value-type="float" office:value="3339" calcext:value-type="float">
            <text:p/>
          </table:table-cell>
          <table:table-cell table:style-name="ce7" table:formula="of:=FLOOR([.F16];1)" office:value-type="float" office:value="242" calcext:value-type="float">
            <text:p/>
          </table:table-cell>
          <table:table-cell table:formula="of:=CONCATENATE([.G16];&quot;,&quot;;[.H16])" office:value-type="string" office:string-value="3339,242" calcext:value-type="string">
            <text:p>3339,242</text:p>
          </table:table-cell>
          <table:table-cell table:number-columns-repeated="3"/>
        </table:table-row>
        <table:table-row table:style-name="ro1">
          <table:table-cell office:value-type="float" office:value="1.3399776E+015" calcext:value-type="float">
            <text:p>1339977600000000</text:p>
          </table:table-cell>
          <table:table-cell office:value-type="float" office:value="1703772" calcext:value-type="float">
            <text:p>1703772</text:p>
          </table:table-cell>
          <table:table-cell office:value-type="float" office:value="1339977600000" calcext:value-type="float">
            <text:p>1339977600000</text:p>
          </table:table-cell>
          <table:table-cell table:formula="of:=([.C17]-[$Home.$C$11])*[$Home.$C$24]/[$Home.$F$8]" office:value-type="float" office:value="3578.17447759675" calcext:value-type="float">
            <text:p/>
          </table:table-cell>
          <table:table-cell table:formula="of:=([.B17]/[$Home.$F$24])*1000" office:value-type="float" office:value="2.81708333333333" calcext:value-type="float">
            <text:p/>
          </table:table-cell>
          <table:table-cell table:formula="of:=([.E17]-[.$L$5])*([$Home.$C$30]-[$Home.$C$29])/([.$L$6]-[.$L$5])+[$Home.$C$29]" office:value-type="float" office:value="187.713787222057" calcext:value-type="float">
            <text:p/>
          </table:table-cell>
          <table:table-cell table:style-name="ce7" table:formula="of:=FLOOR([.D17];1)" office:value-type="float" office:value="3578" calcext:value-type="float">
            <text:p/>
          </table:table-cell>
          <table:table-cell table:style-name="ce7" table:formula="of:=FLOOR([.F17];1)" office:value-type="float" office:value="187" calcext:value-type="float">
            <text:p/>
          </table:table-cell>
          <table:table-cell table:formula="of:=CONCATENATE([.G17];&quot;,&quot;;[.H17])" office:value-type="string" office:string-value="3578,187" calcext:value-type="string">
            <text:p>3578,187</text:p>
          </table:table-cell>
          <table:table-cell table:number-columns-repeated="3"/>
        </table:table-row>
        <table:table-row table:style-name="ro1">
          <table:table-cell office:value-type="float" office:value="1.3405824E+015" calcext:value-type="float">
            <text:p>1340582400000000</text:p>
          </table:table-cell>
          <table:table-cell office:value-type="float" office:value="1745226" calcext:value-type="float">
            <text:p>1745226</text:p>
          </table:table-cell>
          <table:table-cell office:value-type="float" office:value="1340582400000" calcext:value-type="float">
            <text:p>1340582400000</text:p>
          </table:table-cell>
          <table:table-cell table:formula="of:=([.C18]-[$Home.$C$11])*[$Home.$C$24]/[$Home.$F$8]" office:value-type="float" office:value="3816.71944276987" calcext:value-type="float">
            <text:p/>
          </table:table-cell>
          <table:table-cell table:formula="of:=([.B18]/[$Home.$F$24])*1000" office:value-type="float" office:value="2.885625" calcext:value-type="float">
            <text:p/>
          </table:table-cell>
          <table:table-cell table:formula="of:=([.E18]-[.$L$5])*([$Home.$C$30]-[$Home.$C$29])/([.$L$6]-[.$L$5])+[$Home.$C$29]" office:value-type="float" office:value="193.389573912091" calcext:value-type="float">
            <text:p/>
          </table:table-cell>
          <table:table-cell table:style-name="ce7" table:formula="of:=FLOOR([.D18];1)" office:value-type="float" office:value="3816" calcext:value-type="float">
            <text:p/>
          </table:table-cell>
          <table:table-cell table:style-name="ce7" table:formula="of:=FLOOR([.F18];1)" office:value-type="float" office:value="193" calcext:value-type="float">
            <text:p/>
          </table:table-cell>
          <table:table-cell table:formula="of:=CONCATENATE([.G18];&quot;,&quot;;[.H18])" office:value-type="string" office:string-value="3816,193" calcext:value-type="string">
            <text:p>3816,193</text:p>
          </table:table-cell>
          <table:table-cell table:number-columns-repeated="3"/>
        </table:table-row>
        <table:table-row table:style-name="ro1">
          <table:table-cell office:value-type="float" office:value="1.3411872E+015" calcext:value-type="float">
            <text:p>1341187200000000</text:p>
          </table:table-cell>
          <table:table-cell office:value-type="float" office:value="1731840" calcext:value-type="float">
            <text:p>1731840</text:p>
          </table:table-cell>
          <table:table-cell office:value-type="float" office:value="1341187200000" calcext:value-type="float">
            <text:p>1341187200000</text:p>
          </table:table-cell>
          <table:table-cell table:formula="of:=([.C19]-[$Home.$C$11])*[$Home.$C$24]/[$Home.$F$8]" office:value-type="float" office:value="4055.26440794298" calcext:value-type="float">
            <text:p/>
          </table:table-cell>
          <table:table-cell table:formula="of:=([.B19]/[$Home.$F$24])*1000" office:value-type="float" office:value="2.86349206349206" calcext:value-type="float">
            <text:p/>
          </table:table-cell>
          <table:table-cell table:formula="of:=([.E19]-[.$L$5])*([$Home.$C$30]-[$Home.$C$29])/([.$L$6]-[.$L$5])+[$Home.$C$29]" office:value-type="float" office:value="191.556793465505" calcext:value-type="float">
            <text:p/>
          </table:table-cell>
          <table:table-cell table:style-name="ce7" table:formula="of:=FLOOR([.D19];1)" office:value-type="float" office:value="4055" calcext:value-type="float">
            <text:p/>
          </table:table-cell>
          <table:table-cell table:style-name="ce7" table:formula="of:=FLOOR([.F19];1)" office:value-type="float" office:value="191" calcext:value-type="float">
            <text:p/>
          </table:table-cell>
          <table:table-cell table:formula="of:=CONCATENATE([.G19];&quot;,&quot;;[.H19])" office:value-type="string" office:string-value="4055,191" calcext:value-type="string">
            <text:p>4055,191</text:p>
          </table:table-cell>
          <table:table-cell table:number-columns-repeated="3"/>
        </table:table-row>
        <table:table-row table:style-name="ro1">
          <table:table-cell office:value-type="float" office:value="1.341792E+015" calcext:value-type="float">
            <text:p>1341792000000000</text:p>
          </table:table-cell>
          <table:table-cell office:value-type="float" office:value="2202436" calcext:value-type="float">
            <text:p>2202436</text:p>
          </table:table-cell>
          <table:table-cell office:value-type="float" office:value="1341792000000" calcext:value-type="float">
            <text:p>1341792000000</text:p>
          </table:table-cell>
          <table:table-cell table:formula="of:=([.C20]-[$Home.$C$11])*[$Home.$C$24]/[$Home.$F$8]" office:value-type="float" office:value="4293.8093731161" calcext:value-type="float">
            <text:p/>
          </table:table-cell>
          <table:table-cell table:formula="of:=([.B20]/[$Home.$F$24])*1000" office:value-type="float" office:value="3.64159391534392" calcext:value-type="float">
            <text:p/>
          </table:table-cell>
          <table:table-cell table:formula="of:=([.E20]-[.$L$5])*([$Home.$C$30]-[$Home.$C$29])/([.$L$6]-[.$L$5])+[$Home.$C$29]" office:value-type="float" office:value="255.989719436056" calcext:value-type="float">
            <text:p/>
          </table:table-cell>
          <table:table-cell table:style-name="ce7" table:formula="of:=FLOOR([.D20];1)" office:value-type="float" office:value="4293" calcext:value-type="float">
            <text:p/>
          </table:table-cell>
          <table:table-cell table:style-name="ce7" table:formula="of:=FLOOR([.F20];1)" office:value-type="float" office:value="255" calcext:value-type="float">
            <text:p/>
          </table:table-cell>
          <table:table-cell table:formula="of:=CONCATENATE([.G20];&quot;,&quot;;[.H20])" office:value-type="string" office:string-value="4293,255" calcext:value-type="string">
            <text:p>4293,255</text:p>
          </table:table-cell>
          <table:table-cell table:number-columns-repeated="3"/>
        </table:table-row>
        <table:table-row table:style-name="ro1">
          <table:table-cell office:value-type="float" office:value="1.3423968E+015" calcext:value-type="float">
            <text:p>1342396800000000</text:p>
          </table:table-cell>
          <table:table-cell office:value-type="float" office:value="1630100" calcext:value-type="float">
            <text:p>1630100</text:p>
          </table:table-cell>
          <table:table-cell office:value-type="float" office:value="1342396800000" calcext:value-type="float">
            <text:p>1342396800000</text:p>
          </table:table-cell>
          <table:table-cell table:formula="of:=([.C21]-[$Home.$C$11])*[$Home.$C$24]/[$Home.$F$8]" office:value-type="float" office:value="4532.35433828922" calcext:value-type="float">
            <text:p/>
          </table:table-cell>
          <table:table-cell table:formula="of:=([.B21]/[$Home.$F$24])*1000" office:value-type="float" office:value="2.69527116402116" calcext:value-type="float">
            <text:p/>
          </table:table-cell>
          <table:table-cell table:formula="of:=([.E21]-[.$L$5])*([$Home.$C$30]-[$Home.$C$29])/([.$L$6]-[.$L$5])+[$Home.$C$29]" office:value-type="float" office:value="177.626785798113" calcext:value-type="float">
            <text:p/>
          </table:table-cell>
          <table:table-cell table:style-name="ce7" table:formula="of:=FLOOR([.D21];1)" office:value-type="float" office:value="4532" calcext:value-type="float">
            <text:p/>
          </table:table-cell>
          <table:table-cell table:style-name="ce7" table:formula="of:=FLOOR([.F21];1)" office:value-type="float" office:value="177" calcext:value-type="float">
            <text:p/>
          </table:table-cell>
          <table:table-cell table:formula="of:=CONCATENATE([.G21];&quot;,&quot;;[.H21])" office:value-type="string" office:string-value="4532,177" calcext:value-type="string">
            <text:p>4532,177</text:p>
          </table:table-cell>
          <table:table-cell table:number-columns-repeated="3"/>
        </table:table-row>
        <table:table-row table:style-name="ro1">
          <table:table-cell office:value-type="float" office:value="1.3430016E+015" calcext:value-type="float">
            <text:p>1343001600000000</text:p>
          </table:table-cell>
          <table:table-cell office:value-type="float" office:value="1608564" calcext:value-type="float">
            <text:p>1608564</text:p>
          </table:table-cell>
          <table:table-cell office:value-type="float" office:value="1343001600000" calcext:value-type="float">
            <text:p>1343001600000</text:p>
          </table:table-cell>
          <table:table-cell table:formula="of:=([.C22]-[$Home.$C$11])*[$Home.$C$24]/[$Home.$F$8]" office:value-type="float" office:value="4770.89930346233" calcext:value-type="float">
            <text:p/>
          </table:table-cell>
          <table:table-cell table:formula="of:=([.B22]/[$Home.$F$24])*1000" office:value-type="float" office:value="2.6596626984127" calcext:value-type="float">
            <text:p/>
          </table:table-cell>
          <table:table-cell table:formula="of:=([.E22]-[.$L$5])*([$Home.$C$30]-[$Home.$C$29])/([.$L$6]-[.$L$5])+[$Home.$C$29]" office:value-type="float" office:value="174.678126026883" calcext:value-type="float">
            <text:p/>
          </table:table-cell>
          <table:table-cell table:style-name="ce7" table:formula="of:=FLOOR([.D22];1)" office:value-type="float" office:value="4770" calcext:value-type="float">
            <text:p/>
          </table:table-cell>
          <table:table-cell table:style-name="ce7" table:formula="of:=FLOOR([.F22];1)" office:value-type="float" office:value="174" calcext:value-type="float">
            <text:p/>
          </table:table-cell>
          <table:table-cell table:formula="of:=CONCATENATE([.G22];&quot;,&quot;;[.H22])" office:value-type="string" office:string-value="4770,174" calcext:value-type="string">
            <text:p>4770,174</text:p>
          </table:table-cell>
          <table:table-cell table:number-columns-repeated="3"/>
        </table:table-row>
        <table:table-row table:style-name="ro1">
          <table:table-cell office:value-type="float" office:value="1.3436064E+015" calcext:value-type="float">
            <text:p>1343606400000000</text:p>
          </table:table-cell>
          <table:table-cell office:value-type="float" office:value="1663890" calcext:value-type="float">
            <text:p>1663890</text:p>
          </table:table-cell>
          <table:table-cell office:value-type="float" office:value="1343606400000" calcext:value-type="float">
            <text:p>1343606400000</text:p>
          </table:table-cell>
          <table:table-cell table:formula="of:=([.C23]-[$Home.$C$11])*[$Home.$C$24]/[$Home.$F$8]" office:value-type="float" office:value="5009.44426863545" calcext:value-type="float">
            <text:p/>
          </table:table-cell>
          <table:table-cell table:formula="of:=([.B23]/[$Home.$F$24])*1000" office:value-type="float" office:value="2.75114087301587" calcext:value-type="float">
            <text:p/>
          </table:table-cell>
          <table:table-cell table:formula="of:=([.E23]-[.$L$5])*([$Home.$C$30]-[$Home.$C$29])/([.$L$6]-[.$L$5])+[$Home.$C$29]" office:value-type="float" office:value="182.253235169856" calcext:value-type="float">
            <text:p/>
          </table:table-cell>
          <table:table-cell table:style-name="ce7" table:formula="of:=FLOOR([.D23];1)" office:value-type="float" office:value="5009" calcext:value-type="float">
            <text:p/>
          </table:table-cell>
          <table:table-cell table:style-name="ce7" table:formula="of:=FLOOR([.F23];1)" office:value-type="float" office:value="182" calcext:value-type="float">
            <text:p/>
          </table:table-cell>
          <table:table-cell table:formula="of:=CONCATENATE([.G23];&quot;,&quot;;[.H23])" office:value-type="string" office:string-value="5009,182" calcext:value-type="string">
            <text:p>5009,182</text:p>
          </table:table-cell>
          <table:table-cell table:number-columns-repeated="3"/>
        </table:table-row>
        <table:table-row table:style-name="ro1">
          <table:table-cell office:value-type="float" office:value="1.3442112E+015" calcext:value-type="float">
            <text:p>1344211200000000</text:p>
          </table:table-cell>
          <table:table-cell office:value-type="float" office:value="1740790" calcext:value-type="float">
            <text:p>1740790</text:p>
          </table:table-cell>
          <table:table-cell office:value-type="float" office:value="1344211200000" calcext:value-type="float">
            <text:p>1344211200000</text:p>
          </table:table-cell>
          <table:table-cell table:formula="of:=([.C24]-[$Home.$C$11])*[$Home.$C$24]/[$Home.$F$8]" office:value-type="float" office:value="5247.98923380857" calcext:value-type="float">
            <text:p/>
          </table:table-cell>
          <table:table-cell table:formula="of:=([.B24]/[$Home.$F$24])*1000" office:value-type="float" office:value="2.87829034391534" calcext:value-type="float">
            <text:p/>
          </table:table-cell>
          <table:table-cell table:formula="of:=([.E24]-[.$L$5])*([$Home.$C$30]-[$Home.$C$29])/([.$L$6]-[.$L$5])+[$Home.$C$29]" office:value-type="float" office:value="192.782206956984" calcext:value-type="float">
            <text:p/>
          </table:table-cell>
          <table:table-cell table:style-name="ce7" table:formula="of:=FLOOR([.D24];1)" office:value-type="float" office:value="5247" calcext:value-type="float">
            <text:p/>
          </table:table-cell>
          <table:table-cell table:style-name="ce7" table:formula="of:=FLOOR([.F24];1)" office:value-type="float" office:value="192" calcext:value-type="float">
            <text:p/>
          </table:table-cell>
          <table:table-cell table:formula="of:=CONCATENATE([.G24];&quot;,&quot;;[.H24])" office:value-type="string" office:string-value="5247,192" calcext:value-type="string">
            <text:p>5247,192</text:p>
          </table:table-cell>
          <table:table-cell table:number-columns-repeated="3"/>
        </table:table-row>
        <table:table-row table:style-name="ro1">
          <table:table-cell office:value-type="float" office:value="1.344816E+015" calcext:value-type="float">
            <text:p>1344816000000000</text:p>
          </table:table-cell>
          <table:table-cell office:value-type="float" office:value="1859818" calcext:value-type="float">
            <text:p>1859818</text:p>
          </table:table-cell>
          <table:table-cell office:value-type="float" office:value="1344816000000" calcext:value-type="float">
            <text:p>1344816000000</text:p>
          </table:table-cell>
          <table:table-cell table:formula="of:=([.C25]-[$Home.$C$11])*[$Home.$C$24]/[$Home.$F$8]" office:value-type="float" office:value="5486.53419898168" calcext:value-type="float">
            <text:p/>
          </table:table-cell>
          <table:table-cell table:formula="of:=([.B25]/[$Home.$F$24])*1000" office:value-type="float" office:value="3.0750958994709" calcext:value-type="float">
            <text:p/>
          </table:table-cell>
          <table:table-cell table:formula="of:=([.E25]-[.$L$5])*([$Home.$C$30]-[$Home.$C$29])/([.$L$6]-[.$L$5])+[$Home.$C$29]" office:value-type="float" office:value="209.079247969706" calcext:value-type="float">
            <text:p/>
          </table:table-cell>
          <table:table-cell table:style-name="ce7" table:formula="of:=FLOOR([.D25];1)" office:value-type="float" office:value="5486" calcext:value-type="float">
            <text:p/>
          </table:table-cell>
          <table:table-cell table:style-name="ce7" table:formula="of:=FLOOR([.F25];1)" office:value-type="float" office:value="209" calcext:value-type="float">
            <text:p/>
          </table:table-cell>
          <table:table-cell table:formula="of:=CONCATENATE([.G25];&quot;,&quot;;[.H25])" office:value-type="string" office:string-value="5486,209" calcext:value-type="string">
            <text:p>5486,209</text:p>
          </table:table-cell>
          <table:table-cell table:number-columns-repeated="3"/>
        </table:table-row>
        <table:table-row table:style-name="ro1">
          <table:table-cell office:value-type="float" office:value="1.3454208E+015" calcext:value-type="float">
            <text:p>1345420800000000</text:p>
          </table:table-cell>
          <table:table-cell office:value-type="float" office:value="3546384" calcext:value-type="float">
            <text:p>3546384</text:p>
          </table:table-cell>
          <table:table-cell office:value-type="float" office:value="1345420800000" calcext:value-type="float">
            <text:p>1345420800000</text:p>
          </table:table-cell>
          <table:table-cell table:formula="of:=([.C26]-[$Home.$C$11])*[$Home.$C$24]/[$Home.$F$8]" office:value-type="float" office:value="5725.0791641548" calcext:value-type="float">
            <text:p/>
          </table:table-cell>
          <table:table-cell table:style-name="ce9" table:formula="of:=([.B26]/[$Home.$F$24])*1000" office:value-type="float" office:value="5.86373015873016" calcext:value-type="float">
            <text:p/>
          </table:table-cell>
          <table:table-cell table:formula="of:=([.E26]-[.$L$5])*([$Home.$C$30]-[$Home.$C$29])/([.$L$6]-[.$L$5])+[$Home.$C$29]" office:value-type="float" office:value="440" calcext:value-type="float">
            <text:p/>
          </table:table-cell>
          <table:table-cell table:style-name="ce7" table:formula="of:=FLOOR([.D26];1)" office:value-type="float" office:value="5725" calcext:value-type="float">
            <text:p/>
          </table:table-cell>
          <table:table-cell table:style-name="ce7" table:formula="of:=FLOOR([.F26];1)" office:value-type="float" office:value="440" calcext:value-type="float">
            <text:p/>
          </table:table-cell>
          <table:table-cell table:formula="of:=CONCATENATE([.G26];&quot;,&quot;;[.H26])" office:value-type="string" office:string-value="5725,440" calcext:value-type="string">
            <text:p>5725,440</text:p>
          </table:table-cell>
          <table:table-cell table:number-columns-repeated="3"/>
        </table:table-row>
        <table:table-row table:style-name="ro1">
          <table:table-cell office:value-type="float" office:value="1.3460256E+015" calcext:value-type="float">
            <text:p>1346025600000000</text:p>
          </table:table-cell>
          <table:table-cell office:value-type="float" office:value="3159208" calcext:value-type="float">
            <text:p>3159208</text:p>
          </table:table-cell>
          <table:table-cell office:value-type="float" office:value="1346025600000" calcext:value-type="float">
            <text:p>1346025600000</text:p>
          </table:table-cell>
          <table:table-cell table:formula="of:=([.C27]-[$Home.$C$11])*[$Home.$C$24]/[$Home.$F$8]" office:value-type="float" office:value="5963.62412932792" calcext:value-type="float">
            <text:p/>
          </table:table-cell>
          <table:table-cell table:formula="of:=([.B27]/[$Home.$F$24])*1000" office:value-type="float" office:value="5.2235582010582" calcext:value-type="float">
            <text:p/>
          </table:table-cell>
          <table:table-cell table:formula="of:=([.E27]-[.$L$5])*([$Home.$C$30]-[$Home.$C$29])/([.$L$6]-[.$L$5])+[$Home.$C$29]" office:value-type="float" office:value="386.988749276292" calcext:value-type="float">
            <text:p/>
          </table:table-cell>
          <table:table-cell table:style-name="ce7" table:formula="of:=FLOOR([.D27];1)" office:value-type="float" office:value="5963" calcext:value-type="float">
            <text:p/>
          </table:table-cell>
          <table:table-cell table:style-name="ce7" table:formula="of:=FLOOR([.F27];1)" office:value-type="float" office:value="386" calcext:value-type="float">
            <text:p/>
          </table:table-cell>
          <table:table-cell table:formula="of:=CONCATENATE([.G27];&quot;,&quot;;[.H27])" office:value-type="string" office:string-value="5963,386" calcext:value-type="string">
            <text:p>5963,386</text:p>
          </table:table-cell>
          <table:table-cell table:number-columns-repeated="3"/>
        </table:table-row>
        <table:table-row table:style-name="ro1">
          <table:table-cell office:value-type="float" office:value="1.3466304E+015" calcext:value-type="float">
            <text:p>1346630400000000</text:p>
          </table:table-cell>
          <table:table-cell office:value-type="float" office:value="1807822" calcext:value-type="float">
            <text:p>1807822</text:p>
          </table:table-cell>
          <table:table-cell office:value-type="float" office:value="1346630400000" calcext:value-type="float">
            <text:p>1346630400000</text:p>
          </table:table-cell>
          <table:table-cell table:formula="of:=([.C28]-[$Home.$C$11])*[$Home.$C$24]/[$Home.$F$8]" office:value-type="float" office:value="6202.16909450103" calcext:value-type="float">
            <text:p/>
          </table:table-cell>
          <table:table-cell table:formula="of:=([.B28]/[$Home.$F$24])*1000" office:value-type="float" office:value="2.98912367724868" calcext:value-type="float">
            <text:p/>
          </table:table-cell>
          <table:table-cell table:formula="of:=([.E28]-[.$L$5])*([$Home.$C$30]-[$Home.$C$29])/([.$L$6]-[.$L$5])+[$Home.$C$29]" office:value-type="float" office:value="201.960074796188" calcext:value-type="float">
            <text:p/>
          </table:table-cell>
          <table:table-cell table:style-name="ce7" table:formula="of:=FLOOR([.D28];1)" office:value-type="float" office:value="6202" calcext:value-type="float">
            <text:p/>
          </table:table-cell>
          <table:table-cell table:style-name="ce7" table:formula="of:=FLOOR([.F28];1)" office:value-type="float" office:value="201" calcext:value-type="float">
            <text:p/>
          </table:table-cell>
          <table:table-cell table:formula="of:=CONCATENATE([.G28];&quot;,&quot;;[.H28])" office:value-type="string" office:string-value="6202,201" calcext:value-type="string">
            <text:p>6202,201</text:p>
          </table:table-cell>
          <table:table-cell table:number-columns-repeated="3"/>
        </table:table-row>
        <table:table-row table:style-name="ro1">
          <table:table-cell office:value-type="float" office:value="1.3472352E+015" calcext:value-type="float">
            <text:p>1347235200000000</text:p>
          </table:table-cell>
          <table:table-cell office:value-type="float" office:value="1388177" calcext:value-type="float">
            <text:p>1388177</text:p>
          </table:table-cell>
          <table:table-cell office:value-type="float" office:value="1347235200000" calcext:value-type="float">
            <text:p>1347235200000</text:p>
          </table:table-cell>
          <table:table-cell table:formula="of:=([.C29]-[$Home.$C$11])*[$Home.$C$24]/[$Home.$F$8]" office:value-type="float" office:value="6440.71405967415" calcext:value-type="float">
            <text:p/>
          </table:table-cell>
          <table:table-cell table:formula="of:=([.B29]/[$Home.$F$24])*1000" office:value-type="float" office:value="2.2952662037037" calcext:value-type="float">
            <text:p/>
          </table:table-cell>
          <table:table-cell table:formula="of:=([.E29]-[.$L$5])*([$Home.$C$30]-[$Home.$C$29])/([.$L$6]-[.$L$5])+[$Home.$C$29]" office:value-type="float" office:value="144.503242993725" calcext:value-type="float">
            <text:p/>
          </table:table-cell>
          <table:table-cell table:style-name="ce7" table:formula="of:=FLOOR([.D29];1)" office:value-type="float" office:value="6440" calcext:value-type="float">
            <text:p/>
          </table:table-cell>
          <table:table-cell table:style-name="ce7" table:formula="of:=FLOOR([.F29];1)" office:value-type="float" office:value="144" calcext:value-type="float">
            <text:p/>
          </table:table-cell>
          <table:table-cell table:formula="of:=CONCATENATE([.G29];&quot;,&quot;;[.H29])" office:value-type="string" office:string-value="6440,144" calcext:value-type="string">
            <text:p>6440,144</text:p>
          </table:table-cell>
          <table:table-cell table:number-columns-repeated="3"/>
        </table:table-row>
        <table:table-row table:style-name="ro1">
          <table:table-cell office:value-type="float" office:value="1.34784E+015" calcext:value-type="float">
            <text:p>1347840000000000</text:p>
          </table:table-cell>
          <table:table-cell office:value-type="float" office:value="945509" calcext:value-type="float">
            <text:p>945509</text:p>
          </table:table-cell>
          <table:table-cell office:value-type="float" office:value="1347840000000" calcext:value-type="float">
            <text:p>1347840000000</text:p>
          </table:table-cell>
          <table:table-cell table:formula="of:=([.C30]-[$Home.$C$11])*[$Home.$C$24]/[$Home.$F$8]" office:value-type="float" office:value="6679.25902484727" calcext:value-type="float">
            <text:p/>
          </table:table-cell>
          <table:table-cell table:formula="of:=([.B30]/[$Home.$F$24])*1000" office:value-type="float" office:value="1.5633416005291" calcext:value-type="float">
            <text:p/>
          </table:table-cell>
          <table:table-cell table:formula="of:=([.E30]-[.$L$5])*([$Home.$C$30]-[$Home.$C$29])/([.$L$6]-[.$L$5])+[$Home.$C$29]" office:value-type="float" office:value="83.8941547874255" calcext:value-type="float">
            <text:p/>
          </table:table-cell>
          <table:table-cell table:style-name="ce7" table:formula="of:=FLOOR([.D30];1)" office:value-type="float" office:value="6679" calcext:value-type="float">
            <text:p/>
          </table:table-cell>
          <table:table-cell table:style-name="ce7" table:formula="of:=FLOOR([.F30];1)" office:value-type="float" office:value="83" calcext:value-type="float">
            <text:p/>
          </table:table-cell>
          <table:table-cell table:formula="of:=CONCATENATE([.G30];&quot;,&quot;;[.H30])" office:value-type="string" office:string-value="6679,83" calcext:value-type="string">
            <text:p>6679,83</text:p>
          </table:table-cell>
          <table:table-cell table:number-columns-repeated="3"/>
        </table:table-row>
        <table:table-row table:style-name="ro1">
          <table:table-cell office:value-type="float" office:value="1.3484448E+015" calcext:value-type="float">
            <text:p>1348444800000000</text:p>
          </table:table-cell>
          <table:table-cell office:value-type="float" office:value="964841" calcext:value-type="float">
            <text:p>964841</text:p>
          </table:table-cell>
          <table:table-cell office:value-type="float" office:value="1348444800000" calcext:value-type="float">
            <text:p>1348444800000</text:p>
          </table:table-cell>
          <table:table-cell table:formula="of:=([.C31]-[$Home.$C$11])*[$Home.$C$24]/[$Home.$F$8]" office:value-type="float" office:value="6917.80399002038" calcext:value-type="float">
            <text:p/>
          </table:table-cell>
          <table:table-cell table:formula="of:=([.B31]/[$Home.$F$24])*1000" office:value-type="float" office:value="1.59530588624339" calcext:value-type="float">
            <text:p/>
          </table:table-cell>
          <table:table-cell table:formula="of:=([.E31]-[.$L$5])*([$Home.$C$30]-[$Home.$C$29])/([.$L$6]-[.$L$5])+[$Home.$C$29]" office:value-type="float" office:value="86.5410479290219" calcext:value-type="float">
            <text:p/>
          </table:table-cell>
          <table:table-cell table:style-name="ce7" table:formula="of:=FLOOR([.D31];1)" office:value-type="float" office:value="6917" calcext:value-type="float">
            <text:p/>
          </table:table-cell>
          <table:table-cell table:style-name="ce7" table:formula="of:=FLOOR([.F31];1)" office:value-type="float" office:value="86" calcext:value-type="float">
            <text:p/>
          </table:table-cell>
          <table:table-cell table:formula="of:=CONCATENATE([.G31];&quot;,&quot;;[.H31])" office:value-type="string" office:string-value="6917,86" calcext:value-type="string">
            <text:p>6917,86</text:p>
          </table:table-cell>
          <table:table-cell table:number-columns-repeated="3"/>
        </table:table-row>
        <table:table-row table:style-name="ro1">
          <table:table-cell office:value-type="float" office:value="1.3490496E+015" calcext:value-type="float">
            <text:p>1349049600000000</text:p>
          </table:table-cell>
          <table:table-cell office:value-type="float" office:value="925037" calcext:value-type="float">
            <text:p>925037</text:p>
          </table:table-cell>
          <table:table-cell office:value-type="float" office:value="1349049600000" calcext:value-type="float">
            <text:p>1349049600000</text:p>
          </table:table-cell>
          <table:table-cell table:formula="of:=([.C32]-[$Home.$C$11])*[$Home.$C$24]/[$Home.$F$8]" office:value-type="float" office:value="7156.3489551935" calcext:value-type="float">
            <text:p/>
          </table:table-cell>
          <table:table-cell table:formula="of:=([.B32]/[$Home.$F$24])*1000" office:value-type="float" office:value="1.52949239417989" calcext:value-type="float">
            <text:p/>
          </table:table-cell>
          <table:table-cell table:formula="of:=([.E32]-[.$L$5])*([$Home.$C$30]-[$Home.$C$29])/([.$L$6]-[.$L$5])+[$Home.$C$29]" office:value-type="float" office:value="81.0911754580875" calcext:value-type="float">
            <text:p/>
          </table:table-cell>
          <table:table-cell table:style-name="ce7" table:formula="of:=FLOOR([.D32];1)" office:value-type="float" office:value="7156" calcext:value-type="float">
            <text:p/>
          </table:table-cell>
          <table:table-cell table:style-name="ce7" table:formula="of:=FLOOR([.F32];1)" office:value-type="float" office:value="81" calcext:value-type="float">
            <text:p/>
          </table:table-cell>
          <table:table-cell table:formula="of:=CONCATENATE([.G32];&quot;,&quot;;[.H32])" office:value-type="string" office:string-value="7156,81" calcext:value-type="string">
            <text:p>7156,81</text:p>
          </table:table-cell>
          <table:table-cell table:number-columns-repeated="3"/>
        </table:table-row>
        <table:table-row table:style-name="ro1">
          <table:table-cell office:value-type="float" office:value="1.3496544E+015" calcext:value-type="float">
            <text:p>1349654400000000</text:p>
          </table:table-cell>
          <table:table-cell office:value-type="float" office:value="988019" calcext:value-type="float">
            <text:p>988019</text:p>
          </table:table-cell>
          <table:table-cell office:value-type="float" office:value="1349654400000" calcext:value-type="float">
            <text:p>1349654400000</text:p>
          </table:table-cell>
          <table:table-cell table:formula="of:=([.C33]-[$Home.$C$11])*[$Home.$C$24]/[$Home.$F$8]" office:value-type="float" office:value="7394.89392036662" calcext:value-type="float">
            <text:p/>
          </table:table-cell>
          <table:table-cell table:formula="of:=([.B33]/[$Home.$F$24])*1000" office:value-type="float" office:value="1.6336292989418" calcext:value-type="float">
            <text:p/>
          </table:table-cell>
          <table:table-cell table:formula="of:=([.E33]-[.$L$5])*([$Home.$C$30]-[$Home.$C$29])/([.$L$6]-[.$L$5])+[$Home.$C$29]" office:value-type="float" office:value="89.7145265776832" calcext:value-type="float">
            <text:p/>
          </table:table-cell>
          <table:table-cell table:style-name="ce7" table:formula="of:=FLOOR([.D33];1)" office:value-type="float" office:value="7394" calcext:value-type="float">
            <text:p/>
          </table:table-cell>
          <table:table-cell table:style-name="ce7" table:formula="of:=FLOOR([.F33];1)" office:value-type="float" office:value="89" calcext:value-type="float">
            <text:p/>
          </table:table-cell>
          <table:table-cell table:formula="of:=CONCATENATE([.G33];&quot;,&quot;;[.H33])" office:value-type="string" office:string-value="7394,89" calcext:value-type="string">
            <text:p>7394,89</text:p>
          </table:table-cell>
          <table:table-cell table:number-columns-repeated="3"/>
        </table:table-row>
        <table:table-row table:style-name="ro1">
          <table:table-cell office:value-type="float" office:value="1.3502592E+015" calcext:value-type="float">
            <text:p>1350259200000000</text:p>
          </table:table-cell>
          <table:table-cell office:value-type="float" office:value="1016923" calcext:value-type="float">
            <text:p>1016923</text:p>
          </table:table-cell>
          <table:table-cell office:value-type="float" office:value="1350259200000" calcext:value-type="float">
            <text:p>1350259200000</text:p>
          </table:table-cell>
          <table:table-cell table:formula="of:=([.C34]-[$Home.$C$11])*[$Home.$C$24]/[$Home.$F$8]" office:value-type="float" office:value="7633.43888553973" calcext:value-type="float">
            <text:p/>
          </table:table-cell>
          <table:table-cell table:formula="of:=([.B34]/[$Home.$F$24])*1000" office:value-type="float" office:value="1.6814203042328" calcext:value-type="float">
            <text:p/>
          </table:table-cell>
          <table:table-cell table:formula="of:=([.E34]-[.$L$5])*([$Home.$C$30]-[$Home.$C$29])/([.$L$6]-[.$L$5])+[$Home.$C$29]" office:value-type="float" office:value="93.6719960254745" calcext:value-type="float">
            <text:p/>
          </table:table-cell>
          <table:table-cell table:style-name="ce7" table:formula="of:=FLOOR([.D34];1)" office:value-type="float" office:value="7633" calcext:value-type="float">
            <text:p/>
          </table:table-cell>
          <table:table-cell table:style-name="ce7" table:formula="of:=FLOOR([.F34];1)" office:value-type="float" office:value="93" calcext:value-type="float">
            <text:p/>
          </table:table-cell>
          <table:table-cell table:formula="of:=CONCATENATE([.G34];&quot;,&quot;;[.H34])" office:value-type="string" office:string-value="7633,93" calcext:value-type="string">
            <text:p>7633,93</text:p>
          </table:table-cell>
          <table:table-cell table:number-columns-repeated="3"/>
        </table:table-row>
        <table:table-row table:style-name="ro1">
          <table:table-cell office:value-type="float" office:value="1.350864E+015" calcext:value-type="float">
            <text:p>1350864000000000</text:p>
          </table:table-cell>
          <table:table-cell office:value-type="float" office:value="1010885" calcext:value-type="float">
            <text:p>1010885</text:p>
          </table:table-cell>
          <table:table-cell office:value-type="float" office:value="1350864000000" calcext:value-type="float">
            <text:p>1350864000000</text:p>
          </table:table-cell>
          <table:table-cell table:formula="of:=([.C35]-[$Home.$C$11])*[$Home.$C$24]/[$Home.$F$8]" office:value-type="float" office:value="7871.98385071285" calcext:value-type="float">
            <text:p/>
          </table:table-cell>
          <table:table-cell table:formula="of:=([.B35]/[$Home.$F$24])*1000" office:value-type="float" office:value="1.67143683862434" calcext:value-type="float">
            <text:p/>
          </table:table-cell>
          <table:table-cell table:formula="of:=([.E35]-[.$L$5])*([$Home.$C$30]-[$Home.$C$29])/([.$L$6]-[.$L$5])+[$Home.$C$29]" office:value-type="float" office:value="92.8452869012785" calcext:value-type="float">
            <text:p/>
          </table:table-cell>
          <table:table-cell table:style-name="ce7" table:formula="of:=FLOOR([.D35];1)" office:value-type="float" office:value="7871" calcext:value-type="float">
            <text:p/>
          </table:table-cell>
          <table:table-cell table:style-name="ce7" table:formula="of:=FLOOR([.F35];1)" office:value-type="float" office:value="92" calcext:value-type="float">
            <text:p/>
          </table:table-cell>
          <table:table-cell table:formula="of:=CONCATENATE([.G35];&quot;,&quot;;[.H35])" office:value-type="string" office:string-value="7871,92" calcext:value-type="string">
            <text:p>7871,92</text:p>
          </table:table-cell>
          <table:table-cell table:number-columns-repeated="3"/>
        </table:table-row>
        <table:table-row table:style-name="ro1">
          <table:table-cell office:value-type="float" office:value="1.3514688E+015" calcext:value-type="float">
            <text:p>1351468800000000</text:p>
          </table:table-cell>
          <table:table-cell office:value-type="float" office:value="1007461" calcext:value-type="float">
            <text:p>1007461</text:p>
          </table:table-cell>
          <table:table-cell office:value-type="float" office:value="1351468800000" calcext:value-type="float">
            <text:p>1351468800000</text:p>
          </table:table-cell>
          <table:table-cell table:formula="of:=([.C36]-[$Home.$C$11])*[$Home.$C$24]/[$Home.$F$8]" office:value-type="float" office:value="8110.52881588597" calcext:value-type="float">
            <text:p/>
          </table:table-cell>
          <table:table-cell table:formula="of:=([.B36]/[$Home.$F$24])*1000" office:value-type="float" office:value="1.66577546296296" calcext:value-type="float">
            <text:p/>
          </table:table-cell>
          <table:table-cell table:formula="of:=([.E36]-[.$L$5])*([$Home.$C$30]-[$Home.$C$29])/([.$L$6]-[.$L$5])+[$Home.$C$29]" office:value-type="float" office:value="92.3764806672196" calcext:value-type="float">
            <text:p/>
          </table:table-cell>
          <table:table-cell table:style-name="ce7" table:formula="of:=FLOOR([.D36];1)" office:value-type="float" office:value="8110" calcext:value-type="float">
            <text:p/>
          </table:table-cell>
          <table:table-cell table:style-name="ce7" table:formula="of:=FLOOR([.F36];1)" office:value-type="float" office:value="92" calcext:value-type="float">
            <text:p/>
          </table:table-cell>
          <table:table-cell table:formula="of:=CONCATENATE([.G36];&quot;,&quot;;[.H36])" office:value-type="string" office:string-value="8110,92" calcext:value-type="string">
            <text:p>8110,92</text:p>
          </table:table-cell>
          <table:table-cell table:number-columns-repeated="3"/>
        </table:table-row>
        <table:table-row table:style-name="ro1">
          <table:table-cell office:value-type="float" office:value="1.3520736E+015" calcext:value-type="float">
            <text:p>1352073600000000</text:p>
          </table:table-cell>
          <table:table-cell office:value-type="float" office:value="1064921" calcext:value-type="float">
            <text:p>1064921</text:p>
          </table:table-cell>
          <table:table-cell office:value-type="float" office:value="1352073600000" calcext:value-type="float">
            <text:p>1352073600000</text:p>
          </table:table-cell>
          <table:table-cell table:formula="of:=([.C37]-[$Home.$C$11])*[$Home.$C$24]/[$Home.$F$8]" office:value-type="float" office:value="8349.07378105908" calcext:value-type="float">
            <text:p/>
          </table:table-cell>
          <table:table-cell table:formula="of:=([.B37]/[$Home.$F$24])*1000" office:value-type="float" office:value="1.76078207671958" calcext:value-type="float">
            <text:p/>
          </table:table-cell>
          <table:table-cell table:formula="of:=([.E37]-[.$L$5])*([$Home.$C$30]-[$Home.$C$29])/([.$L$6]-[.$L$5])+[$Home.$C$29]" office:value-type="float" office:value="100.243772200228" calcext:value-type="float">
            <text:p/>
          </table:table-cell>
          <table:table-cell table:style-name="ce7" table:formula="of:=FLOOR([.D37];1)" office:value-type="float" office:value="8349" calcext:value-type="float">
            <text:p/>
          </table:table-cell>
          <table:table-cell table:style-name="ce7" table:formula="of:=FLOOR([.F37];1)" office:value-type="float" office:value="100" calcext:value-type="float">
            <text:p/>
          </table:table-cell>
          <table:table-cell table:formula="of:=CONCATENATE([.G37];&quot;,&quot;;[.H37])" office:value-type="string" office:string-value="8349,100" calcext:value-type="string">
            <text:p>8349,100</text:p>
          </table:table-cell>
          <table:table-cell table:number-columns-repeated="3"/>
        </table:table-row>
        <table:table-row table:style-name="ro1">
          <table:table-cell office:value-type="float" office:value="1.3526784E+015" calcext:value-type="float">
            <text:p>1352678400000000</text:p>
          </table:table-cell>
          <table:table-cell office:value-type="float" office:value="1061911" calcext:value-type="float">
            <text:p>1061911</text:p>
          </table:table-cell>
          <table:table-cell office:value-type="float" office:value="1352678400000" calcext:value-type="float">
            <text:p>1352678400000</text:p>
          </table:table-cell>
          <table:table-cell table:formula="of:=([.C38]-[$Home.$C$11])*[$Home.$C$24]/[$Home.$F$8]" office:value-type="float" office:value="8587.6187462322" calcext:value-type="float">
            <text:p/>
          </table:table-cell>
          <table:table-cell table:formula="of:=([.B38]/[$Home.$F$24])*1000" office:value-type="float" office:value="1.75580522486773" calcext:value-type="float">
            <text:p/>
          </table:table-cell>
          <table:table-cell table:formula="of:=([.E38]-[.$L$5])*([$Home.$C$30]-[$Home.$C$29])/([.$L$6]-[.$L$5])+[$Home.$C$29]" office:value-type="float" office:value="99.8316498975073" calcext:value-type="float">
            <text:p/>
          </table:table-cell>
          <table:table-cell table:style-name="ce7" table:formula="of:=FLOOR([.D38];1)" office:value-type="float" office:value="8587" calcext:value-type="float">
            <text:p/>
          </table:table-cell>
          <table:table-cell table:style-name="ce7" table:formula="of:=FLOOR([.F38];1)" office:value-type="float" office:value="99" calcext:value-type="float">
            <text:p/>
          </table:table-cell>
          <table:table-cell table:formula="of:=CONCATENATE([.G38];&quot;,&quot;;[.H38])" office:value-type="string" office:string-value="8587,99" calcext:value-type="string">
            <text:p>8587,99</text:p>
          </table:table-cell>
          <table:table-cell table:number-columns-repeated="3"/>
        </table:table-row>
        <table:table-row table:style-name="ro1">
          <table:table-cell office:value-type="float" office:value="1.3532832E+015" calcext:value-type="float">
            <text:p>1353283200000000</text:p>
          </table:table-cell>
          <table:table-cell office:value-type="float" office:value="1059802" calcext:value-type="float">
            <text:p>1059802</text:p>
          </table:table-cell>
          <table:table-cell office:value-type="float" office:value="1353283200000" calcext:value-type="float">
            <text:p>1353283200000</text:p>
          </table:table-cell>
          <table:table-cell table:formula="of:=([.C39]-[$Home.$C$11])*[$Home.$C$24]/[$Home.$F$8]" office:value-type="float" office:value="8826.16371140532" calcext:value-type="float">
            <text:p/>
          </table:table-cell>
          <table:table-cell table:formula="of:=([.B39]/[$Home.$F$24])*1000" office:value-type="float" office:value="1.75231812169312" calcext:value-type="float">
            <text:p/>
          </table:table-cell>
          <table:table-cell table:formula="of:=([.E39]-[.$L$5])*([$Home.$C$30]-[$Home.$C$29])/([.$L$6]-[.$L$5])+[$Home.$C$29]" office:value-type="float" office:value="99.5428904501854" calcext:value-type="float">
            <text:p/>
          </table:table-cell>
          <table:table-cell table:style-name="ce7" table:formula="of:=FLOOR([.D39];1)" office:value-type="float" office:value="8826" calcext:value-type="float">
            <text:p/>
          </table:table-cell>
          <table:table-cell table:style-name="ce7" table:formula="of:=FLOOR([.F39];1)" office:value-type="float" office:value="99" calcext:value-type="float">
            <text:p/>
          </table:table-cell>
          <table:table-cell table:formula="of:=CONCATENATE([.G39];&quot;,&quot;;[.H39])" office:value-type="string" office:string-value="8826,99" calcext:value-type="string">
            <text:p>8826,99</text:p>
          </table:table-cell>
          <table:table-cell table:number-columns-repeated="3"/>
        </table:table-row>
        <table:table-row table:style-name="ro1">
          <table:table-cell office:value-type="float" office:value="1.353888E+015" calcext:value-type="float">
            <text:p>1353888000000000</text:p>
          </table:table-cell>
          <table:table-cell office:value-type="float" office:value="1192382" calcext:value-type="float">
            <text:p>1192382</text:p>
          </table:table-cell>
          <table:table-cell office:value-type="float" office:value="1353888000000" calcext:value-type="float">
            <text:p>1353888000000</text:p>
          </table:table-cell>
          <table:table-cell table:formula="of:=([.C40]-[$Home.$C$11])*[$Home.$C$24]/[$Home.$F$8]" office:value-type="float" office:value="9064.70867657843" calcext:value-type="float">
            <text:p/>
          </table:table-cell>
          <table:table-cell table:formula="of:=([.B40]/[$Home.$F$24])*1000" office:value-type="float" office:value="1.97153108465608" calcext:value-type="float">
            <text:p/>
          </table:table-cell>
          <table:table-cell table:formula="of:=([.E40]-[.$L$5])*([$Home.$C$30]-[$Home.$C$29])/([.$L$6]-[.$L$5])+[$Home.$C$29]" office:value-type="float" office:value="117.695440249112" calcext:value-type="float">
            <text:p/>
          </table:table-cell>
          <table:table-cell table:style-name="ce7" table:formula="of:=FLOOR([.D40];1)" office:value-type="float" office:value="9064" calcext:value-type="float">
            <text:p/>
          </table:table-cell>
          <table:table-cell table:style-name="ce7" table:formula="of:=FLOOR([.F40];1)" office:value-type="float" office:value="117" calcext:value-type="float">
            <text:p/>
          </table:table-cell>
          <table:table-cell table:formula="of:=CONCATENATE([.G40];&quot;,&quot;;[.H40])" office:value-type="string" office:string-value="9064,117" calcext:value-type="string">
            <text:p>9064,117</text:p>
          </table:table-cell>
          <table:table-cell table:number-columns-repeated="3"/>
        </table:table-row>
        <table:table-row table:style-name="ro1">
          <table:table-cell office:value-type="float" office:value="1.3544928E+015" calcext:value-type="float">
            <text:p>1354492800000000</text:p>
          </table:table-cell>
          <table:table-cell office:value-type="float" office:value="1154872" calcext:value-type="float">
            <text:p>1154872</text:p>
          </table:table-cell>
          <table:table-cell office:value-type="float" office:value="1354492800000" calcext:value-type="float">
            <text:p>1354492800000</text:p>
          </table:table-cell>
          <table:table-cell table:formula="of:=([.C41]-[$Home.$C$11])*[$Home.$C$24]/[$Home.$F$8]" office:value-type="float" office:value="9303.25364175155" calcext:value-type="float">
            <text:p/>
          </table:table-cell>
          <table:table-cell table:formula="of:=([.B41]/[$Home.$F$24])*1000" office:value-type="float" office:value="1.90951058201058" calcext:value-type="float">
            <text:p/>
          </table:table-cell>
          <table:table-cell table:formula="of:=([.E41]-[.$L$5])*([$Home.$C$30]-[$Home.$C$29])/([.$L$6]-[.$L$5])+[$Home.$C$29]" office:value-type="float" office:value="112.55965700158" calcext:value-type="float">
            <text:p/>
          </table:table-cell>
          <table:table-cell table:style-name="ce7" table:formula="of:=FLOOR([.D41];1)" office:value-type="float" office:value="9303" calcext:value-type="float">
            <text:p/>
          </table:table-cell>
          <table:table-cell table:style-name="ce7" table:formula="of:=FLOOR([.F41];1)" office:value-type="float" office:value="112" calcext:value-type="float">
            <text:p/>
          </table:table-cell>
          <table:table-cell table:formula="of:=CONCATENATE([.G41];&quot;,&quot;;[.H41])" office:value-type="string" office:string-value="9303,112" calcext:value-type="string">
            <text:p>9303,112</text:p>
          </table:table-cell>
          <table:table-cell table:number-columns-repeated="3"/>
        </table:table-row>
        <table:table-row table:style-name="ro1">
          <table:table-cell office:value-type="float" office:value="1.3550976E+015" calcext:value-type="float">
            <text:p>1355097600000000</text:p>
          </table:table-cell>
          <table:table-cell office:value-type="float" office:value="1091104" calcext:value-type="float">
            <text:p>1091104</text:p>
          </table:table-cell>
          <table:table-cell office:value-type="float" office:value="1355097600000" calcext:value-type="float">
            <text:p>1355097600000</text:p>
          </table:table-cell>
          <table:table-cell table:formula="of:=([.C42]-[$Home.$C$11])*[$Home.$C$24]/[$Home.$F$8]" office:value-type="float" office:value="9541.79860692467" calcext:value-type="float">
            <text:p/>
          </table:table-cell>
          <table:table-cell table:formula="of:=([.B42]/[$Home.$F$24])*1000" office:value-type="float" office:value="1.80407407407407" calcext:value-type="float">
            <text:p/>
          </table:table-cell>
          <table:table-cell table:formula="of:=([.E42]-[.$L$5])*([$Home.$C$30]-[$Home.$C$29])/([.$L$6]-[.$L$5])+[$Home.$C$29]" office:value-type="float" office:value="103.828688563068" calcext:value-type="float">
            <text:p/>
          </table:table-cell>
          <table:table-cell table:style-name="ce7" table:formula="of:=FLOOR([.D42];1)" office:value-type="float" office:value="9541" calcext:value-type="float">
            <text:p/>
          </table:table-cell>
          <table:table-cell table:style-name="ce7" table:formula="of:=FLOOR([.F42];1)" office:value-type="float" office:value="103" calcext:value-type="float">
            <text:p/>
          </table:table-cell>
          <table:table-cell table:formula="of:=CONCATENATE([.G42];&quot;,&quot;;[.H42])" office:value-type="string" office:string-value="9541,103" calcext:value-type="string">
            <text:p>9541,103</text:p>
          </table:table-cell>
          <table:table-cell table:number-columns-repeated="3"/>
        </table:table-row>
        <table:table-row table:style-name="ro1">
          <table:table-cell office:value-type="float" office:value="1.3557024E+015" calcext:value-type="float">
            <text:p>1355702400000000</text:p>
          </table:table-cell>
          <table:table-cell office:value-type="float" office:value="977863" calcext:value-type="float">
            <text:p>977863</text:p>
          </table:table-cell>
          <table:table-cell office:value-type="float" office:value="1355702400000" calcext:value-type="float">
            <text:p>1355702400000</text:p>
          </table:table-cell>
          <table:table-cell table:formula="of:=([.C43]-[$Home.$C$11])*[$Home.$C$24]/[$Home.$F$8]" office:value-type="float" office:value="9780.34357209778" calcext:value-type="float">
            <text:p/>
          </table:table-cell>
          <table:table-cell table:formula="of:=([.B43]/[$Home.$F$24])*1000" office:value-type="float" office:value="1.61683697089947" calcext:value-type="float">
            <text:p/>
          </table:table-cell>
          <table:table-cell table:formula="of:=([.E43]-[.$L$5])*([$Home.$C$30]-[$Home.$C$29])/([.$L$6]-[.$L$5])+[$Home.$C$29]" office:value-type="float" office:value="88.3239903296979" calcext:value-type="float">
            <text:p/>
          </table:table-cell>
          <table:table-cell table:style-name="ce7" table:formula="of:=FLOOR([.D43];1)" office:value-type="float" office:value="9780" calcext:value-type="float">
            <text:p/>
          </table:table-cell>
          <table:table-cell table:style-name="ce7" table:formula="of:=FLOOR([.F43];1)" office:value-type="float" office:value="88" calcext:value-type="float">
            <text:p/>
          </table:table-cell>
          <table:table-cell table:formula="of:=CONCATENATE([.G43];&quot;,&quot;;[.H43])" office:value-type="string" office:string-value="9780,88" calcext:value-type="string">
            <text:p>9780,88</text:p>
          </table:table-cell>
          <table:table-cell table:number-columns-repeated="3"/>
        </table:table-row>
        <table:table-row table:style-name="ro1">
          <table:table-cell office:value-type="float" office:value="1.3563072E+015" calcext:value-type="float">
            <text:p>1356307200000000</text:p>
          </table:table-cell>
          <table:table-cell office:value-type="float" office:value="734476" calcext:value-type="float">
            <text:p>734476</text:p>
          </table:table-cell>
          <table:table-cell office:value-type="float" office:value="1356307200000" calcext:value-type="float">
            <text:p>1356307200000</text:p>
          </table:table-cell>
          <table:table-cell table:formula="of:=([.C44]-[$Home.$C$11])*[$Home.$C$24]/[$Home.$F$8]" office:value-type="float" office:value="10018.8885372709" calcext:value-type="float">
            <text:p/>
          </table:table-cell>
          <table:table-cell table:style-name="ce10" table:formula="of:=([.B44]/[$Home.$F$24])*1000" office:value-type="float" office:value="1.21441137566138" calcext:value-type="float">
            <text:p/>
          </table:table-cell>
          <table:table-cell table:formula="of:=([.E44]-[.$L$5])*([$Home.$C$30]-[$Home.$C$29])/([.$L$6]-[.$L$5])+[$Home.$C$29]" office:value-type="float" office:value="55" calcext:value-type="float">
            <text:p/>
          </table:table-cell>
          <table:table-cell table:style-name="ce7" table:formula="of:=FLOOR([.D44];1)" office:value-type="float" office:value="10018" calcext:value-type="float">
            <text:p/>
          </table:table-cell>
          <table:table-cell table:style-name="ce7" table:formula="of:=FLOOR([.F44];1)" office:value-type="float" office:value="55" calcext:value-type="float">
            <text:p/>
          </table:table-cell>
          <table:table-cell table:formula="of:=CONCATENATE([.G44];&quot;,&quot;;[.H44])" office:value-type="string" office:string-value="10018,55" calcext:value-type="string">
            <text:p>10018,55</text:p>
          </table:table-cell>
          <table:table-cell table:number-columns-repeated="3"/>
        </table:table-row>
        <table:table-row table:style-name="ro1">
          <table:table-cell office:value-type="float" office:value="1.356912E+015" calcext:value-type="float">
            <text:p>1356912000000000</text:p>
          </table:table-cell>
          <table:table-cell office:value-type="float" office:value="885274" calcext:value-type="float">
            <text:p>885274</text:p>
          </table:table-cell>
          <table:table-cell office:value-type="float" office:value="1356912000000" calcext:value-type="float">
            <text:p>1356912000000</text:p>
          </table:table-cell>
          <table:table-cell table:formula="of:=([.C45]-[$Home.$C$11])*[$Home.$C$24]/[$Home.$F$8]" office:value-type="float" office:value="10257.433502444" calcext:value-type="float">
            <text:p/>
          </table:table-cell>
          <table:table-cell table:formula="of:=([.B45]/[$Home.$F$24])*1000" office:value-type="float" office:value="1.46374669312169" calcext:value-type="float">
            <text:p/>
          </table:table-cell>
          <table:table-cell table:formula="of:=([.E45]-[.$L$5])*([$Home.$C$30]-[$Home.$C$29])/([.$L$6]-[.$L$5])+[$Home.$C$29]" office:value-type="float" office:value="75.6469166132036" calcext:value-type="float">
            <text:p/>
          </table:table-cell>
          <table:table-cell table:style-name="ce7" table:formula="of:=FLOOR([.D45];1)" office:value-type="float" office:value="10257" calcext:value-type="float">
            <text:p/>
          </table:table-cell>
          <table:table-cell table:style-name="ce7" table:formula="of:=FLOOR([.F45];1)" office:value-type="float" office:value="75" calcext:value-type="float">
            <text:p/>
          </table:table-cell>
          <table:table-cell table:formula="of:=CONCATENATE([.G45];&quot;,&quot;;[.H45])" office:value-type="string" office:string-value="10257,75" calcext:value-type="string">
            <text:p>10257,75</text:p>
          </table:table-cell>
          <table:table-cell table:number-columns-repeated="3"/>
        </table:table-row>
        <table:table-row table:style-name="ro1">
          <table:table-cell office:value-type="float" office:value="1.3575168E+015" calcext:value-type="float">
            <text:p>1357516800000000</text:p>
          </table:table-cell>
          <table:table-cell office:value-type="float" office:value="1152232" calcext:value-type="float">
            <text:p>1152232</text:p>
          </table:table-cell>
          <table:table-cell office:value-type="float" office:value="1357516800000" calcext:value-type="float">
            <text:p>1357516800000</text:p>
          </table:table-cell>
          <table:table-cell table:formula="of:=([.C46]-[$Home.$C$11])*[$Home.$C$24]/[$Home.$F$8]" office:value-type="float" office:value="10495.9784676171" calcext:value-type="float">
            <text:p/>
          </table:table-cell>
          <table:table-cell table:formula="of:=([.B46]/[$Home.$F$24])*1000" office:value-type="float" office:value="1.9051455026455" calcext:value-type="float">
            <text:p/>
          </table:table-cell>
          <table:table-cell table:formula="of:=([.E46]-[.$L$5])*([$Home.$C$30]-[$Home.$C$29])/([.$L$6]-[.$L$5])+[$Home.$C$29]" office:value-type="float" office:value="112.198194251021" calcext:value-type="float">
            <text:p/>
          </table:table-cell>
          <table:table-cell table:style-name="ce7" table:formula="of:=FLOOR([.D46];1)" office:value-type="float" office:value="10495" calcext:value-type="float">
            <text:p/>
          </table:table-cell>
          <table:table-cell table:style-name="ce7" table:formula="of:=FLOOR([.F46];1)" office:value-type="float" office:value="112" calcext:value-type="float">
            <text:p/>
          </table:table-cell>
          <table:table-cell table:formula="of:=CONCATENATE([.G46];&quot;,&quot;;[.H46])" office:value-type="string" office:string-value="10495,112" calcext:value-type="string">
            <text:p>10495,112</text:p>
          </table:table-cell>
          <table:table-cell table:number-columns-repeated="3"/>
        </table:table-row>
        <table:table-row table:style-name="ro1">
          <table:table-cell office:value-type="float" office:value="1.3581216E+015" calcext:value-type="float">
            <text:p>1358121600000000</text:p>
          </table:table-cell>
          <table:table-cell office:value-type="float" office:value="1178827" calcext:value-type="float">
            <text:p>1178827</text:p>
          </table:table-cell>
          <table:table-cell office:value-type="float" office:value="1358121600000" calcext:value-type="float">
            <text:p>1358121600000</text:p>
          </table:table-cell>
          <table:table-cell table:formula="of:=([.C47]-[$Home.$C$11])*[$Home.$C$24]/[$Home.$F$8]" office:value-type="float" office:value="10734.5234327902" calcext:value-type="float">
            <text:p/>
          </table:table-cell>
          <table:table-cell table:formula="of:=([.B47]/[$Home.$F$24])*1000" office:value-type="float" office:value="1.94911871693122" calcext:value-type="float">
            <text:p/>
          </table:table-cell>
          <table:table-cell table:formula="of:=([.E47]-[.$L$5])*([$Home.$C$30]-[$Home.$C$29])/([.$L$6]-[.$L$5])+[$Home.$C$29]" office:value-type="float" office:value="115.839520709781" calcext:value-type="float">
            <text:p/>
          </table:table-cell>
          <table:table-cell table:style-name="ce7" table:formula="of:=FLOOR([.D47];1)" office:value-type="float" office:value="10734" calcext:value-type="float">
            <text:p/>
          </table:table-cell>
          <table:table-cell table:style-name="ce7" table:formula="of:=FLOOR([.F47];1)" office:value-type="float" office:value="115" calcext:value-type="float">
            <text:p/>
          </table:table-cell>
          <table:table-cell table:formula="of:=CONCATENATE([.G47];&quot;,&quot;;[.H47])" office:value-type="string" office:string-value="10734,115" calcext:value-type="string">
            <text:p>10734,115</text:p>
          </table:table-cell>
          <table:table-cell table:number-columns-repeated="3"/>
        </table:table-row>
        <table:table-row table:style-name="ro1">
          <table:table-cell office:value-type="float" office:value="1.3587264E+015" calcext:value-type="float">
            <text:p>1358726400000000</text:p>
          </table:table-cell>
          <table:table-cell office:value-type="float" office:value="1274560" calcext:value-type="float">
            <text:p>1274560</text:p>
          </table:table-cell>
          <table:table-cell office:value-type="float" office:value="1358726400000" calcext:value-type="float">
            <text:p>1358726400000</text:p>
          </table:table-cell>
          <table:table-cell table:formula="of:=([.C48]-[$Home.$C$11])*[$Home.$C$24]/[$Home.$F$8]" office:value-type="float" office:value="10973.0683979634" calcext:value-type="float">
            <text:p/>
          </table:table-cell>
          <table:table-cell table:formula="of:=([.B48]/[$Home.$F$24])*1000" office:value-type="float" office:value="2.10740740740741" calcext:value-type="float">
            <text:p/>
          </table:table-cell>
          <table:table-cell table:formula="of:=([.E48]-[.$L$5])*([$Home.$C$30]-[$Home.$C$29])/([.$L$6]-[.$L$5])+[$Home.$C$29]" office:value-type="float" office:value="128.947063701942" calcext:value-type="float">
            <text:p/>
          </table:table-cell>
          <table:table-cell table:style-name="ce7" table:formula="of:=FLOOR([.D48];1)" office:value-type="float" office:value="10973" calcext:value-type="float">
            <text:p/>
          </table:table-cell>
          <table:table-cell table:style-name="ce7" table:formula="of:=FLOOR([.F48];1)" office:value-type="float" office:value="128" calcext:value-type="float">
            <text:p/>
          </table:table-cell>
          <table:table-cell table:formula="of:=CONCATENATE([.G48];&quot;,&quot;;[.H48])" office:value-type="string" office:string-value="10973,128" calcext:value-type="string">
            <text:p>10973,128</text:p>
          </table:table-cell>
          <table:table-cell table:number-columns-repeated="3"/>
        </table:table-row>
        <table:table-row table:style-name="ro1">
          <table:table-cell office:value-type="float" office:value="1.3593312E+015" calcext:value-type="float">
            <text:p>1359331200000000</text:p>
          </table:table-cell>
          <table:table-cell office:value-type="float" office:value="1263836" calcext:value-type="float">
            <text:p>1263836</text:p>
          </table:table-cell>
          <table:table-cell office:value-type="float" office:value="1359331200000" calcext:value-type="float">
            <text:p>1359331200000</text:p>
          </table:table-cell>
          <table:table-cell table:formula="of:=([.C49]-[$Home.$C$11])*[$Home.$C$24]/[$Home.$F$8]" office:value-type="float" office:value="11211.6133631365" calcext:value-type="float">
            <text:p/>
          </table:table-cell>
          <table:table-cell table:formula="of:=([.B49]/[$Home.$F$24])*1000" office:value-type="float" office:value="2.08967592592593" calcext:value-type="float">
            <text:p/>
          </table:table-cell>
          <table:table-cell table:formula="of:=([.E49]-[.$L$5])*([$Home.$C$30]-[$Home.$C$29])/([.$L$6]-[.$L$5])+[$Home.$C$29]" office:value-type="float" office:value="127.478758195503" calcext:value-type="float">
            <text:p/>
          </table:table-cell>
          <table:table-cell table:style-name="ce7" table:formula="of:=FLOOR([.D49];1)" office:value-type="float" office:value="11211" calcext:value-type="float">
            <text:p/>
          </table:table-cell>
          <table:table-cell table:style-name="ce7" table:formula="of:=FLOOR([.F49];1)" office:value-type="float" office:value="127" calcext:value-type="float">
            <text:p/>
          </table:table-cell>
          <table:table-cell table:formula="of:=CONCATENATE([.G49];&quot;,&quot;;[.H49])" office:value-type="string" office:string-value="11211,127" calcext:value-type="string">
            <text:p>11211,127</text:p>
          </table:table-cell>
          <table:table-cell table:number-columns-repeated="3"/>
        </table:table-row>
        <table:table-row table:style-name="ro1">
          <table:table-cell office:value-type="float" office:value="1.359936E+015" calcext:value-type="float">
            <text:p>1359936000000000</text:p>
          </table:table-cell>
          <table:table-cell office:value-type="float" office:value="1287475" calcext:value-type="float">
            <text:p>1287475</text:p>
          </table:table-cell>
          <table:table-cell office:value-type="float" office:value="1359936000000" calcext:value-type="float">
            <text:p>1359936000000</text:p>
          </table:table-cell>
          <table:table-cell table:formula="of:=([.C50]-[$Home.$C$11])*[$Home.$C$24]/[$Home.$F$8]" office:value-type="float" office:value="11450.1583283096" calcext:value-type="float">
            <text:p/>
          </table:table-cell>
          <table:table-cell table:formula="of:=([.B50]/[$Home.$F$24])*1000" office:value-type="float" office:value="2.12876157407407" calcext:value-type="float">
            <text:p/>
          </table:table-cell>
          <table:table-cell table:formula="of:=([.E50]-[.$L$5])*([$Home.$C$30]-[$Home.$C$29])/([.$L$6]-[.$L$5])+[$Home.$C$29]" office:value-type="float" office:value="130.715355907804" calcext:value-type="float">
            <text:p/>
          </table:table-cell>
          <table:table-cell table:style-name="ce7" table:formula="of:=FLOOR([.D50];1)" office:value-type="float" office:value="11450" calcext:value-type="float">
            <text:p/>
          </table:table-cell>
          <table:table-cell table:style-name="ce7" table:formula="of:=FLOOR([.F50];1)" office:value-type="float" office:value="130" calcext:value-type="float">
            <text:p/>
          </table:table-cell>
          <table:table-cell table:formula="of:=CONCATENATE([.G50];&quot;,&quot;;[.H50])" office:value-type="string" office:string-value="11450,130" calcext:value-type="string">
            <text:p>11450,130</text:p>
          </table:table-cell>
          <table:table-cell table:number-columns-repeated="3"/>
        </table:table-row>
        <table:table-row table:style-name="ro1">
          <table:table-cell office:value-type="float" office:value="1.3605408E+015" calcext:value-type="float">
            <text:p>1360540800000000</text:p>
          </table:table-cell>
          <table:table-cell office:value-type="float" office:value="1417900" calcext:value-type="float">
            <text:p>1417900</text:p>
          </table:table-cell>
          <table:table-cell office:value-type="float" office:value="1360540800000" calcext:value-type="float">
            <text:p>1360540800000</text:p>
          </table:table-cell>
          <table:table-cell table:formula="of:=([.C51]-[$Home.$C$11])*[$Home.$C$24]/[$Home.$F$8]" office:value-type="float" office:value="11688.7032934827" calcext:value-type="float">
            <text:p/>
          </table:table-cell>
          <table:table-cell table:formula="of:=([.B51]/[$Home.$F$24])*1000" office:value-type="float" office:value="2.34441137566138" calcext:value-type="float">
            <text:p/>
          </table:table-cell>
          <table:table-cell table:formula="of:=([.E51]-[.$L$5])*([$Home.$C$30]-[$Home.$C$29])/([.$L$6]-[.$L$5])+[$Home.$C$29]" office:value-type="float" office:value="148.572848044815" calcext:value-type="float">
            <text:p/>
          </table:table-cell>
          <table:table-cell table:style-name="ce7" table:formula="of:=FLOOR([.D51];1)" office:value-type="float" office:value="11688" calcext:value-type="float">
            <text:p/>
          </table:table-cell>
          <table:table-cell table:style-name="ce7" table:formula="of:=FLOOR([.F51];1)" office:value-type="float" office:value="148" calcext:value-type="float">
            <text:p/>
          </table:table-cell>
          <table:table-cell table:formula="of:=CONCATENATE([.G51];&quot;,&quot;;[.H51])" office:value-type="string" office:string-value="11688,148" calcext:value-type="string">
            <text:p>11688,148</text:p>
          </table:table-cell>
          <table:table-cell table:number-columns-repeated="3"/>
        </table:table-row>
        <table:table-row table:style-name="ro1">
          <table:table-cell office:value-type="float" office:value="1.3611456E+015" calcext:value-type="float">
            <text:p>1361145600000000</text:p>
          </table:table-cell>
          <table:table-cell office:value-type="float" office:value="1375187" calcext:value-type="float">
            <text:p>1375187</text:p>
          </table:table-cell>
          <table:table-cell office:value-type="float" office:value="1361145600000" calcext:value-type="float">
            <text:p>1361145600000</text:p>
          </table:table-cell>
          <table:table-cell table:formula="of:=([.C52]-[$Home.$C$11])*[$Home.$C$24]/[$Home.$F$8]" office:value-type="float" office:value="11927.2482586558" calcext:value-type="float">
            <text:p/>
          </table:table-cell>
          <table:table-cell table:formula="of:=([.B52]/[$Home.$F$24])*1000" office:value-type="float" office:value="2.27378802910053" calcext:value-type="float">
            <text:p/>
          </table:table-cell>
          <table:table-cell table:formula="of:=([.E52]-[.$L$5])*([$Home.$C$30]-[$Home.$C$29])/([.$L$6]-[.$L$5])+[$Home.$C$29]" office:value-type="float" office:value="142.724681959723" calcext:value-type="float">
            <text:p/>
          </table:table-cell>
          <table:table-cell table:style-name="ce7" table:formula="of:=FLOOR([.D52];1)" office:value-type="float" office:value="11927" calcext:value-type="float">
            <text:p/>
          </table:table-cell>
          <table:table-cell table:style-name="ce7" table:formula="of:=FLOOR([.F52];1)" office:value-type="float" office:value="142" calcext:value-type="float">
            <text:p/>
          </table:table-cell>
          <table:table-cell table:formula="of:=CONCATENATE([.G52];&quot;,&quot;;[.H52])" office:value-type="string" office:string-value="11927,142" calcext:value-type="string">
            <text:p>11927,142</text:p>
          </table:table-cell>
          <table:table-cell table:number-columns-repeated="3"/>
        </table:table-row>
        <table:table-row table:style-name="ro1">
          <table:table-cell office:value-type="float" office:value="1.3617504E+015" calcext:value-type="float">
            <text:p>1361750400000000</text:p>
          </table:table-cell>
          <table:table-cell office:value-type="float" office:value="1365281" calcext:value-type="float">
            <text:p>1365281</text:p>
          </table:table-cell>
          <table:table-cell office:value-type="float" office:value="1361750400000" calcext:value-type="float">
            <text:p>1361750400000</text:p>
          </table:table-cell>
          <table:table-cell table:formula="of:=([.C53]-[$Home.$C$11])*[$Home.$C$24]/[$Home.$F$8]" office:value-type="float" office:value="12165.793223829" calcext:value-type="float">
            <text:p/>
          </table:table-cell>
          <table:table-cell table:formula="of:=([.B53]/[$Home.$F$24])*1000" office:value-type="float" office:value="2.25740906084656" calcext:value-type="float">
            <text:p/>
          </table:table-cell>
          <table:table-cell table:formula="of:=([.E53]-[.$L$5])*([$Home.$C$30]-[$Home.$C$29])/([.$L$6]-[.$L$5])+[$Home.$C$29]" office:value-type="float" office:value="141.368375138874" calcext:value-type="float">
            <text:p/>
          </table:table-cell>
          <table:table-cell table:style-name="ce7" table:formula="of:=FLOOR([.D53];1)" office:value-type="float" office:value="12165" calcext:value-type="float">
            <text:p/>
          </table:table-cell>
          <table:table-cell table:style-name="ce7" table:formula="of:=FLOOR([.F53];1)" office:value-type="float" office:value="141" calcext:value-type="float">
            <text:p/>
          </table:table-cell>
          <table:table-cell table:formula="of:=CONCATENATE([.G53];&quot;,&quot;;[.H53])" office:value-type="string" office:string-value="12165,141" calcext:value-type="string">
            <text:p>12165,141</text:p>
          </table:table-cell>
          <table:table-cell table:number-columns-repeated="3"/>
        </table:table-row>
        <table:table-row table:style-name="ro1">
          <table:table-cell office:value-type="float" office:value="1.3623552E+015" calcext:value-type="float">
            <text:p>1362355200000000</text:p>
          </table:table-cell>
          <table:table-cell office:value-type="float" office:value="1413852" calcext:value-type="float">
            <text:p>1413852</text:p>
          </table:table-cell>
          <table:table-cell office:value-type="float" office:value="1362355200000" calcext:value-type="float">
            <text:p>1362355200000</text:p>
          </table:table-cell>
          <table:table-cell table:formula="of:=([.C54]-[$Home.$C$11])*[$Home.$C$24]/[$Home.$F$8]" office:value-type="float" office:value="12404.3381890021" calcext:value-type="float">
            <text:p/>
          </table:table-cell>
          <table:table-cell table:formula="of:=([.B54]/[$Home.$F$24])*1000" office:value-type="float" office:value="2.33771825396825" calcext:value-type="float">
            <text:p/>
          </table:table-cell>
          <table:table-cell table:formula="of:=([.E54]-[.$L$5])*([$Home.$C$30]-[$Home.$C$29])/([.$L$6]-[.$L$5])+[$Home.$C$29]" office:value-type="float" office:value="148.018605160624" calcext:value-type="float">
            <text:p/>
          </table:table-cell>
          <table:table-cell table:style-name="ce7" table:formula="of:=FLOOR([.D54];1)" office:value-type="float" office:value="12404" calcext:value-type="float">
            <text:p/>
          </table:table-cell>
          <table:table-cell table:style-name="ce7" table:formula="of:=FLOOR([.F54];1)" office:value-type="float" office:value="148" calcext:value-type="float">
            <text:p/>
          </table:table-cell>
          <table:table-cell table:formula="of:=CONCATENATE([.G54];&quot;,&quot;;[.H54])" office:value-type="string" office:string-value="12404,148" calcext:value-type="string">
            <text:p>12404,148</text:p>
          </table:table-cell>
          <table:table-cell table:number-columns-repeated="3"/>
        </table:table-row>
        <table:table-row table:style-name="ro1">
          <table:table-cell office:value-type="float" office:value="1.36296E+015" calcext:value-type="float">
            <text:p>1362960000000000</text:p>
          </table:table-cell>
          <table:table-cell office:value-type="float" office:value="1399044" calcext:value-type="float">
            <text:p>1399044</text:p>
          </table:table-cell>
          <table:table-cell office:value-type="float" office:value="1362960000000" calcext:value-type="float">
            <text:p>1362960000000</text:p>
          </table:table-cell>
          <table:table-cell table:formula="of:=([.C55]-[$Home.$C$11])*[$Home.$C$24]/[$Home.$F$8]" office:value-type="float" office:value="12642.8831541752" calcext:value-type="float">
            <text:p/>
          </table:table-cell>
          <table:table-cell table:formula="of:=([.B55]/[$Home.$F$24])*1000" office:value-type="float" office:value="2.31323412698413" calcext:value-type="float">
            <text:p/>
          </table:table-cell>
          <table:table-cell table:formula="of:=([.E55]-[.$L$5])*([$Home.$C$30]-[$Home.$C$29])/([.$L$6]-[.$L$5])+[$Home.$C$29]" office:value-type="float" office:value="145.991127732486" calcext:value-type="float">
            <text:p/>
          </table:table-cell>
          <table:table-cell table:style-name="ce7" table:formula="of:=FLOOR([.D55];1)" office:value-type="float" office:value="12642" calcext:value-type="float">
            <text:p/>
          </table:table-cell>
          <table:table-cell table:style-name="ce7" table:formula="of:=FLOOR([.F55];1)" office:value-type="float" office:value="145" calcext:value-type="float">
            <text:p/>
          </table:table-cell>
          <table:table-cell table:formula="of:=CONCATENATE([.G55];&quot;,&quot;;[.H55])" office:value-type="string" office:string-value="12642,145" calcext:value-type="string">
            <text:p>12642,145</text:p>
          </table:table-cell>
          <table:table-cell table:number-columns-repeated="3"/>
        </table:table-row>
        <table:table-row table:style-name="ro1">
          <table:table-cell office:value-type="float" office:value="1.3635648E+015" calcext:value-type="float">
            <text:p>1363564800000000</text:p>
          </table:table-cell>
          <table:table-cell office:value-type="float" office:value="1454127" calcext:value-type="float">
            <text:p>1454127</text:p>
          </table:table-cell>
          <table:table-cell office:value-type="float" office:value="1363564800000" calcext:value-type="float">
            <text:p>1363564800000</text:p>
          </table:table-cell>
          <table:table-cell table:formula="of:=([.C56]-[$Home.$C$11])*[$Home.$C$24]/[$Home.$F$8]" office:value-type="float" office:value="12881.4281193483" calcext:value-type="float">
            <text:p/>
          </table:table-cell>
          <table:table-cell table:formula="of:=([.B56]/[$Home.$F$24])*1000" office:value-type="float" office:value="2.40431051587302" calcext:value-type="float">
            <text:p/>
          </table:table-cell>
          <table:table-cell table:formula="of:=([.E56]-[.$L$5])*([$Home.$C$30]-[$Home.$C$29])/([.$L$6]-[.$L$5])+[$Home.$C$29]" office:value-type="float" office:value="153.532965872283" calcext:value-type="float">
            <text:p/>
          </table:table-cell>
          <table:table-cell table:style-name="ce7" table:formula="of:=FLOOR([.D56];1)" office:value-type="float" office:value="12881" calcext:value-type="float">
            <text:p/>
          </table:table-cell>
          <table:table-cell table:style-name="ce7" table:formula="of:=FLOOR([.F56];1)" office:value-type="float" office:value="153" calcext:value-type="float">
            <text:p/>
          </table:table-cell>
          <table:table-cell table:formula="of:=CONCATENATE([.G56];&quot;,&quot;;[.H56])" office:value-type="string" office:string-value="12881,153" calcext:value-type="string">
            <text:p>12881,153</text:p>
          </table:table-cell>
          <table:table-cell table:number-columns-repeated="3"/>
        </table:table-row>
        <table:table-row table:style-name="ro1">
          <table:table-cell office:value-type="float" office:value="1.3641696E+015" calcext:value-type="float">
            <text:p>1364169600000000</text:p>
          </table:table-cell>
          <table:table-cell office:value-type="float" office:value="1444466" calcext:value-type="float">
            <text:p>1444466</text:p>
          </table:table-cell>
          <table:table-cell office:value-type="float" office:value="1364169600000" calcext:value-type="float">
            <text:p>1364169600000</text:p>
          </table:table-cell>
          <table:table-cell table:formula="of:=([.C57]-[$Home.$C$11])*[$Home.$C$24]/[$Home.$F$8]" office:value-type="float" office:value="13119.9730845214" calcext:value-type="float">
            <text:p/>
          </table:table-cell>
          <table:table-cell table:formula="of:=([.B57]/[$Home.$F$24])*1000" office:value-type="float" office:value="2.38833664021164" calcext:value-type="float">
            <text:p/>
          </table:table-cell>
          <table:table-cell table:formula="of:=([.E57]-[.$L$5])*([$Home.$C$30]-[$Home.$C$29])/([.$L$6]-[.$L$5])+[$Home.$C$29]" office:value-type="float" office:value="152.210203890028" calcext:value-type="float">
            <text:p/>
          </table:table-cell>
          <table:table-cell table:style-name="ce7" table:formula="of:=FLOOR([.D57];1)" office:value-type="float" office:value="13119" calcext:value-type="float">
            <text:p/>
          </table:table-cell>
          <table:table-cell table:style-name="ce7" table:formula="of:=FLOOR([.F57];1)" office:value-type="float" office:value="152" calcext:value-type="float">
            <text:p/>
          </table:table-cell>
          <table:table-cell table:formula="of:=CONCATENATE([.G57];&quot;,&quot;;[.H57])" office:value-type="string" office:string-value="13119,152" calcext:value-type="string">
            <text:p>13119,152</text:p>
          </table:table-cell>
          <table:table-cell table:number-columns-repeated="3"/>
        </table:table-row>
        <table:table-row table:style-name="ro1">
          <table:table-cell office:value-type="float" office:value="1.3647744E+015" calcext:value-type="float">
            <text:p>1364774400000000</text:p>
          </table:table-cell>
          <table:table-cell office:value-type="float" office:value="1458652" calcext:value-type="float">
            <text:p>1458652</text:p>
          </table:table-cell>
          <table:table-cell office:value-type="float" office:value="1364774400000" calcext:value-type="float">
            <text:p>1364774400000</text:p>
          </table:table-cell>
          <table:table-cell table:formula="of:=([.C58]-[$Home.$C$11])*[$Home.$C$24]/[$Home.$F$8]" office:value-type="float" office:value="13358.5180496945" calcext:value-type="float">
            <text:p/>
          </table:table-cell>
          <table:table-cell table:formula="of:=([.B58]/[$Home.$F$24])*1000" office:value-type="float" office:value="2.41179232804233" calcext:value-type="float">
            <text:p/>
          </table:table-cell>
          <table:table-cell table:formula="of:=([.E58]-[.$L$5])*([$Home.$C$30]-[$Home.$C$29])/([.$L$6]-[.$L$5])+[$Home.$C$29]" office:value-type="float" office:value="154.15251850345" calcext:value-type="float">
            <text:p/>
          </table:table-cell>
          <table:table-cell table:style-name="ce7" table:formula="of:=FLOOR([.D58];1)" office:value-type="float" office:value="13358" calcext:value-type="float">
            <text:p/>
          </table:table-cell>
          <table:table-cell table:style-name="ce7" table:formula="of:=FLOOR([.F58];1)" office:value-type="float" office:value="154" calcext:value-type="float">
            <text:p/>
          </table:table-cell>
          <table:table-cell table:formula="of:=CONCATENATE([.G58];&quot;,&quot;;[.H58])" office:value-type="string" office:string-value="13358,154" calcext:value-type="string">
            <text:p>13358,154</text:p>
          </table:table-cell>
          <table:table-cell table:number-columns-repeated="3"/>
        </table:table-row>
        <table:table-row table:style-name="ro1">
          <table:table-cell office:value-type="float" office:value="1.3653792E+015" calcext:value-type="float">
            <text:p>1365379200000000</text:p>
          </table:table-cell>
          <table:table-cell office:value-type="float" office:value="1494970" calcext:value-type="float">
            <text:p>1494970</text:p>
          </table:table-cell>
          <table:table-cell office:value-type="float" office:value="1365379200000" calcext:value-type="float">
            <text:p>1365379200000</text:p>
          </table:table-cell>
          <table:table-cell table:formula="of:=([.C59]-[$Home.$C$11])*[$Home.$C$24]/[$Home.$F$8]" office:value-type="float" office:value="13597.0630148676" calcext:value-type="float">
            <text:p/>
          </table:table-cell>
          <table:table-cell table:formula="of:=([.B59]/[$Home.$F$24])*1000" office:value-type="float" office:value="2.47184193121693" calcext:value-type="float">
            <text:p/>
          </table:table-cell>
          <table:table-cell table:formula="of:=([.E59]-[.$L$5])*([$Home.$C$30]-[$Home.$C$29])/([.$L$6]-[.$L$5])+[$Home.$C$29]" office:value-type="float" office:value="159.125095842396" calcext:value-type="float">
            <text:p/>
          </table:table-cell>
          <table:table-cell table:style-name="ce7" table:formula="of:=FLOOR([.D59];1)" office:value-type="float" office:value="13597" calcext:value-type="float">
            <text:p/>
          </table:table-cell>
          <table:table-cell table:style-name="ce7" table:formula="of:=FLOOR([.F59];1)" office:value-type="float" office:value="159" calcext:value-type="float">
            <text:p/>
          </table:table-cell>
          <table:table-cell table:formula="of:=CONCATENATE([.G59];&quot;,&quot;;[.H59])" office:value-type="string" office:string-value="13597,159" calcext:value-type="string">
            <text:p>13597,159</text:p>
          </table:table-cell>
          <table:table-cell table:number-columns-repeated="3"/>
        </table:table-row>
        <table:table-row table:style-name="ro1">
          <table:table-cell office:value-type="float" office:value="1.365984E+015" calcext:value-type="float">
            <text:p>1365984000000000</text:p>
          </table:table-cell>
          <table:table-cell office:value-type="float" office:value="1468677" calcext:value-type="float">
            <text:p>1468677</text:p>
          </table:table-cell>
          <table:table-cell office:value-type="float" office:value="1365984000000" calcext:value-type="float">
            <text:p>1365984000000</text:p>
          </table:table-cell>
          <table:table-cell table:formula="of:=([.C60]-[$Home.$C$11])*[$Home.$C$24]/[$Home.$F$8]" office:value-type="float" office:value="13835.6079800408" calcext:value-type="float">
            <text:p/>
          </table:table-cell>
          <table:table-cell table:formula="of:=([.B60]/[$Home.$F$24])*1000" office:value-type="float" office:value="2.42836805555556" calcext:value-type="float">
            <text:p/>
          </table:table-cell>
          <table:table-cell table:formula="of:=([.E60]-[.$L$5])*([$Home.$C$30]-[$Home.$C$29])/([.$L$6]-[.$L$5])+[$Home.$C$29]" office:value-type="float" office:value="155.525118531616" calcext:value-type="float">
            <text:p/>
          </table:table-cell>
          <table:table-cell table:style-name="ce7" table:formula="of:=FLOOR([.D60];1)" office:value-type="float" office:value="13835" calcext:value-type="float">
            <text:p/>
          </table:table-cell>
          <table:table-cell table:style-name="ce7" table:formula="of:=FLOOR([.F60];1)" office:value-type="float" office:value="155" calcext:value-type="float">
            <text:p/>
          </table:table-cell>
          <table:table-cell table:formula="of:=CONCATENATE([.G60];&quot;,&quot;;[.H60])" office:value-type="string" office:string-value="13835,155" calcext:value-type="string">
            <text:p>13835,155</text:p>
          </table:table-cell>
          <table:table-cell table:number-columns-repeated="3"/>
        </table:table-row>
        <table:table-row table:style-name="ro1">
          <table:table-cell office:value-type="float" office:value="1.3665888E+015" calcext:value-type="float">
            <text:p>1366588800000000</text:p>
          </table:table-cell>
          <table:table-cell office:value-type="float" office:value="1536638" calcext:value-type="float">
            <text:p>1536638</text:p>
          </table:table-cell>
          <table:table-cell office:value-type="float" office:value="1366588800000" calcext:value-type="float">
            <text:p>1366588800000</text:p>
          </table:table-cell>
          <table:table-cell table:formula="of:=([.C61]-[$Home.$C$11])*[$Home.$C$24]/[$Home.$F$8]" office:value-type="float" office:value="14074.1529452139" calcext:value-type="float">
            <text:p/>
          </table:table-cell>
          <table:table-cell table:formula="of:=([.B61]/[$Home.$F$24])*1000" office:value-type="float" office:value="2.54073743386243" calcext:value-type="float">
            <text:p/>
          </table:table-cell>
          <table:table-cell table:formula="of:=([.E61]-[.$L$5])*([$Home.$C$30]-[$Home.$C$29])/([.$L$6]-[.$L$5])+[$Home.$C$29]" office:value-type="float" office:value="164.830182922059" calcext:value-type="float">
            <text:p/>
          </table:table-cell>
          <table:table-cell table:style-name="ce7" table:formula="of:=FLOOR([.D61];1)" office:value-type="float" office:value="14074" calcext:value-type="float">
            <text:p/>
          </table:table-cell>
          <table:table-cell table:style-name="ce7" table:formula="of:=FLOOR([.F61];1)" office:value-type="float" office:value="164" calcext:value-type="float">
            <text:p/>
          </table:table-cell>
          <table:table-cell table:formula="of:=CONCATENATE([.G61];&quot;,&quot;;[.H61])" office:value-type="string" office:string-value="14074,164" calcext:value-type="string">
            <text:p>14074,164</text:p>
          </table:table-cell>
          <table:table-cell table:number-columns-repeated="3"/>
        </table:table-row>
        <table:table-row table:style-name="ro1">
          <table:table-cell office:value-type="float" office:value="1.3671936E+015" calcext:value-type="float">
            <text:p>1367193600000000</text:p>
          </table:table-cell>
          <table:table-cell office:value-type="float" office:value="1380903" calcext:value-type="float">
            <text:p>1380903</text:p>
          </table:table-cell>
          <table:table-cell office:value-type="float" office:value="1367193600000" calcext:value-type="float">
            <text:p>1367193600000</text:p>
          </table:table-cell>
          <table:table-cell table:formula="of:=([.C62]-[$Home.$C$11])*[$Home.$C$24]/[$Home.$F$8]" office:value-type="float" office:value="14312.697910387" calcext:value-type="float">
            <text:p/>
          </table:table-cell>
          <table:table-cell table:formula="of:=([.B62]/[$Home.$F$24])*1000" office:value-type="float" office:value="2.28323908730159" calcext:value-type="float">
            <text:p/>
          </table:table-cell>
          <table:table-cell table:formula="of:=([.E62]-[.$L$5])*([$Home.$C$30]-[$Home.$C$29])/([.$L$6]-[.$L$5])+[$Home.$C$29]" office:value-type="float" office:value="143.507303581767" calcext:value-type="float">
            <text:p/>
          </table:table-cell>
          <table:table-cell table:style-name="ce7" table:formula="of:=FLOOR([.D62];1)" office:value-type="float" office:value="14312" calcext:value-type="float">
            <text:p/>
          </table:table-cell>
          <table:table-cell table:style-name="ce7" table:formula="of:=FLOOR([.F62];1)" office:value-type="float" office:value="143" calcext:value-type="float">
            <text:p/>
          </table:table-cell>
          <table:table-cell table:formula="of:=CONCATENATE([.G62];&quot;,&quot;;[.H62])" office:value-type="string" office:string-value="14312,143" calcext:value-type="string">
            <text:p>14312,143</text:p>
          </table:table-cell>
          <table:table-cell table:number-columns-repeated="3"/>
        </table:table-row>
        <table:table-row table:style-name="ro1">
          <table:table-cell office:value-type="float" office:value="1.3677984E+015" calcext:value-type="float">
            <text:p>1367798400000000</text:p>
          </table:table-cell>
          <table:table-cell office:value-type="float" office:value="1426674" calcext:value-type="float">
            <text:p>1426674</text:p>
          </table:table-cell>
          <table:table-cell office:value-type="float" office:value="1367798400000" calcext:value-type="float">
            <text:p>1367798400000</text:p>
          </table:table-cell>
          <table:table-cell table:formula="of:=([.C63]-[$Home.$C$11])*[$Home.$C$24]/[$Home.$F$8]" office:value-type="float" office:value="14551.2428755601" calcext:value-type="float">
            <text:p/>
          </table:table-cell>
          <table:table-cell table:formula="of:=([.B63]/[$Home.$F$24])*1000" office:value-type="float" office:value="2.35891865079365" calcext:value-type="float">
            <text:p/>
          </table:table-cell>
          <table:table-cell table:formula="of:=([.E63]-[.$L$5])*([$Home.$C$30]-[$Home.$C$29])/([.$L$6]-[.$L$5])+[$Home.$C$29]" office:value-type="float" office:value="149.774164019591" calcext:value-type="float">
            <text:p/>
          </table:table-cell>
          <table:table-cell table:style-name="ce7" table:formula="of:=FLOOR([.D63];1)" office:value-type="float" office:value="14551" calcext:value-type="float">
            <text:p/>
          </table:table-cell>
          <table:table-cell table:style-name="ce7" table:formula="of:=FLOOR([.F63];1)" office:value-type="float" office:value="149" calcext:value-type="float">
            <text:p/>
          </table:table-cell>
          <table:table-cell table:formula="of:=CONCATENATE([.G63];&quot;,&quot;;[.H63])" office:value-type="string" office:string-value="14551,149" calcext:value-type="string">
            <text:p>14551,149</text:p>
          </table:table-cell>
          <table:table-cell table:number-columns-repeated="3"/>
        </table:table-row>
        <table:table-row table:style-name="ro1">
          <table:table-cell office:value-type="float" office:value="1.3684032E+015" calcext:value-type="float">
            <text:p>1368403200000000</text:p>
          </table:table-cell>
          <table:table-cell office:value-type="float" office:value="1431435" calcext:value-type="float">
            <text:p>1431435</text:p>
          </table:table-cell>
          <table:table-cell office:value-type="float" office:value="1368403200000" calcext:value-type="float">
            <text:p>1368403200000</text:p>
          </table:table-cell>
          <table:table-cell table:formula="of:=([.C64]-[$Home.$C$11])*[$Home.$C$24]/[$Home.$F$8]" office:value-type="float" office:value="14789.7878407332" calcext:value-type="float">
            <text:p/>
          </table:table-cell>
          <table:table-cell table:formula="of:=([.B64]/[$Home.$F$24])*1000" office:value-type="float" office:value="2.36679067460317" calcext:value-type="float">
            <text:p/>
          </table:table-cell>
          <table:table-cell table:formula="of:=([.E64]-[.$L$5])*([$Home.$C$30]-[$Home.$C$29])/([.$L$6]-[.$L$5])+[$Home.$C$29]" office:value-type="float" office:value="150.426029229975" calcext:value-type="float">
            <text:p/>
          </table:table-cell>
          <table:table-cell table:style-name="ce7" table:formula="of:=FLOOR([.D64];1)" office:value-type="float" office:value="14789" calcext:value-type="float">
            <text:p/>
          </table:table-cell>
          <table:table-cell table:style-name="ce7" table:formula="of:=FLOOR([.F64];1)" office:value-type="float" office:value="150" calcext:value-type="float">
            <text:p/>
          </table:table-cell>
          <table:table-cell table:formula="of:=CONCATENATE([.G64];&quot;,&quot;;[.H64])" office:value-type="string" office:string-value="14789,150" calcext:value-type="string">
            <text:p>14789,150</text:p>
          </table:table-cell>
          <table:table-cell table:number-columns-repeated="3"/>
        </table:table-row>
        <table:table-row table:style-name="ro1">
          <table:table-cell office:value-type="float" office:value="1.369008E+015" calcext:value-type="float">
            <text:p>1369008000000000</text:p>
          </table:table-cell>
          <table:table-cell office:value-type="float" office:value="1446894" calcext:value-type="float">
            <text:p>1446894</text:p>
          </table:table-cell>
          <table:table-cell office:value-type="float" office:value="1369008000000" calcext:value-type="float">
            <text:p>1369008000000</text:p>
          </table:table-cell>
          <table:table-cell table:formula="of:=([.C65]-[$Home.$C$11])*[$Home.$C$24]/[$Home.$F$8]" office:value-type="float" office:value="15028.3328059064" calcext:value-type="float">
            <text:p/>
          </table:table-cell>
          <table:table-cell table:formula="of:=([.B65]/[$Home.$F$24])*1000" office:value-type="float" office:value="2.39235119047619" calcext:value-type="float">
            <text:p/>
          </table:table-cell>
          <table:table-cell table:formula="of:=([.E65]-[.$L$5])*([$Home.$C$30]-[$Home.$C$29])/([.$L$6]-[.$L$5])+[$Home.$C$29]" office:value-type="float" office:value="152.542640086376" calcext:value-type="float">
            <text:p/>
          </table:table-cell>
          <table:table-cell table:style-name="ce7" table:formula="of:=FLOOR([.D65];1)" office:value-type="float" office:value="15028" calcext:value-type="float">
            <text:p/>
          </table:table-cell>
          <table:table-cell table:style-name="ce7" table:formula="of:=FLOOR([.F65];1)" office:value-type="float" office:value="152" calcext:value-type="float">
            <text:p/>
          </table:table-cell>
          <table:table-cell table:formula="of:=CONCATENATE([.G65];&quot;,&quot;;[.H65])" office:value-type="string" office:string-value="15028,152" calcext:value-type="string">
            <text:p>15028,152</text:p>
          </table:table-cell>
          <table:table-cell table:number-columns-repeated="3"/>
        </table:table-row>
        <table:table-row table:style-name="ro1">
          <table:table-cell office:value-type="float" office:value="1.3696128E+015" calcext:value-type="float">
            <text:p>1369612800000000</text:p>
          </table:table-cell>
          <table:table-cell office:value-type="float" office:value="1434222" calcext:value-type="float">
            <text:p>1434222</text:p>
          </table:table-cell>
          <table:table-cell office:value-type="float" office:value="1369612800000" calcext:value-type="float">
            <text:p>1369612800000</text:p>
          </table:table-cell>
          <table:table-cell table:formula="of:=([.C66]-[$Home.$C$11])*[$Home.$C$24]/[$Home.$F$8]" office:value-type="float" office:value="15266.8777710795" calcext:value-type="float">
            <text:p/>
          </table:table-cell>
          <table:table-cell table:formula="of:=([.B66]/[$Home.$F$24])*1000" office:value-type="float" office:value="2.37139880952381" calcext:value-type="float">
            <text:p/>
          </table:table-cell>
          <table:table-cell table:formula="of:=([.E66]-[.$L$5])*([$Home.$C$30]-[$Home.$C$29])/([.$L$6]-[.$L$5])+[$Home.$C$29]" office:value-type="float" office:value="150.80761888369" calcext:value-type="float">
            <text:p/>
          </table:table-cell>
          <table:table-cell table:style-name="ce7" table:formula="of:=FLOOR([.D66];1)" office:value-type="float" office:value="15266" calcext:value-type="float">
            <text:p/>
          </table:table-cell>
          <table:table-cell table:style-name="ce7" table:formula="of:=FLOOR([.F66];1)" office:value-type="float" office:value="150" calcext:value-type="float">
            <text:p/>
          </table:table-cell>
          <table:table-cell table:formula="of:=CONCATENATE([.G66];&quot;,&quot;;[.H66])" office:value-type="string" office:string-value="15266,150" calcext:value-type="string">
            <text:p>15266,150</text:p>
          </table:table-cell>
          <table:table-cell table:number-columns-repeated="3"/>
        </table:table-row>
        <table:table-row table:style-name="ro1">
          <table:table-cell office:value-type="float" office:value="1.3702176E+015" calcext:value-type="float">
            <text:p>1370217600000000</text:p>
          </table:table-cell>
          <table:table-cell office:value-type="float" office:value="1485634" calcext:value-type="float">
            <text:p>1485634</text:p>
          </table:table-cell>
          <table:table-cell office:value-type="float" office:value="1370217600000" calcext:value-type="float">
            <text:p>1370217600000</text:p>
          </table:table-cell>
          <table:table-cell table:formula="of:=([.C67]-[$Home.$C$11])*[$Home.$C$24]/[$Home.$F$8]" office:value-type="float" office:value="15505.4227362526" calcext:value-type="float">
            <text:p/>
          </table:table-cell>
          <table:table-cell table:formula="of:=([.B67]/[$Home.$F$24])*1000" office:value-type="float" office:value="2.45640542328042" calcext:value-type="float">
            <text:p/>
          </table:table-cell>
          <table:table-cell table:formula="of:=([.E67]-[.$L$5])*([$Home.$C$30]-[$Home.$C$29])/([.$L$6]-[.$L$5])+[$Home.$C$29]" office:value-type="float" office:value="157.846832115418" calcext:value-type="float">
            <text:p/>
          </table:table-cell>
          <table:table-cell table:style-name="ce7" table:formula="of:=FLOOR([.D67];1)" office:value-type="float" office:value="15505" calcext:value-type="float">
            <text:p/>
          </table:table-cell>
          <table:table-cell table:style-name="ce7" table:formula="of:=FLOOR([.F67];1)" office:value-type="float" office:value="157" calcext:value-type="float">
            <text:p/>
          </table:table-cell>
          <table:table-cell table:formula="of:=CONCATENATE([.G67];&quot;,&quot;;[.H67])" office:value-type="string" office:string-value="15505,157" calcext:value-type="string">
            <text:p>15505,157</text:p>
          </table:table-cell>
          <table:table-cell table:number-columns-repeated="3"/>
        </table:table-row>
        <table:table-row table:style-name="ro1">
          <table:table-cell office:value-type="float" office:value="1.3708224E+015" calcext:value-type="float">
            <text:p>1370822400000000</text:p>
          </table:table-cell>
          <table:table-cell office:value-type="float" office:value="1408970" calcext:value-type="float">
            <text:p>1408970</text:p>
          </table:table-cell>
          <table:table-cell office:value-type="float" office:value="1370822400000" calcext:value-type="float">
            <text:p>1370822400000</text:p>
          </table:table-cell>
          <table:table-cell table:formula="of:=([.C68]-[$Home.$C$11])*[$Home.$C$24]/[$Home.$F$8]" office:value-type="float" office:value="15743.9677014257" calcext:value-type="float">
            <text:p/>
          </table:table-cell>
          <table:table-cell table:formula="of:=([.B68]/[$Home.$F$24])*1000" office:value-type="float" office:value="2.32964616402116" calcext:value-type="float">
            <text:p/>
          </table:table-cell>
          <table:table-cell table:formula="of:=([.E68]-[.$L$5])*([$Home.$C$30]-[$Home.$C$29])/([.$L$6]-[.$L$5])+[$Home.$C$29]" office:value-type="float" office:value="147.350172907506" calcext:value-type="float">
            <text:p/>
          </table:table-cell>
          <table:table-cell table:style-name="ce7" table:formula="of:=FLOOR([.D68];1)" office:value-type="float" office:value="15743" calcext:value-type="float">
            <text:p/>
          </table:table-cell>
          <table:table-cell table:style-name="ce7" table:formula="of:=FLOOR([.F68];1)" office:value-type="float" office:value="147" calcext:value-type="float">
            <text:p/>
          </table:table-cell>
          <table:table-cell table:formula="of:=CONCATENATE([.G68];&quot;,&quot;;[.H68])" office:value-type="string" office:string-value="15743,147" calcext:value-type="string">
            <text:p>15743,147</text:p>
          </table:table-cell>
          <table:table-cell table:number-columns-repeated="3"/>
        </table:table-row>
        <table:table-row table:style-name="ro1">
          <table:table-cell office:value-type="float" office:value="1.3714272E+015" calcext:value-type="float">
            <text:p>1371427200000000</text:p>
          </table:table-cell>
          <table:table-cell office:value-type="float" office:value="1485734" calcext:value-type="float">
            <text:p>1485734</text:p>
          </table:table-cell>
          <table:table-cell office:value-type="float" office:value="1371427200000" calcext:value-type="float">
            <text:p>1371427200000</text:p>
          </table:table-cell>
          <table:table-cell table:formula="of:=([.C69]-[$Home.$C$11])*[$Home.$C$24]/[$Home.$F$8]" office:value-type="float" office:value="15982.5126665988" calcext:value-type="float">
            <text:p/>
          </table:table-cell>
          <table:table-cell table:formula="of:=([.B69]/[$Home.$F$24])*1000" office:value-type="float" office:value="2.45657076719577" calcext:value-type="float">
            <text:p/>
          </table:table-cell>
          <table:table-cell table:formula="of:=([.E69]-[.$L$5])*([$Home.$C$30]-[$Home.$C$29])/([.$L$6]-[.$L$5])+[$Home.$C$29]" office:value-type="float" office:value="157.860523886272" calcext:value-type="float">
            <text:p/>
          </table:table-cell>
          <table:table-cell table:style-name="ce7" table:formula="of:=FLOOR([.D69];1)" office:value-type="float" office:value="15982" calcext:value-type="float">
            <text:p/>
          </table:table-cell>
          <table:table-cell table:style-name="ce7" table:formula="of:=FLOOR([.F69];1)" office:value-type="float" office:value="157" calcext:value-type="float">
            <text:p/>
          </table:table-cell>
          <table:table-cell table:formula="of:=CONCATENATE([.G69];&quot;,&quot;;[.H69])" office:value-type="string" office:string-value="15982,157" calcext:value-type="string">
            <text:p>15982,157</text:p>
          </table:table-cell>
          <table:table-cell table:number-columns-repeated="3"/>
        </table:table-row>
        <table:table-row table:style-name="ro1">
          <table:table-cell office:value-type="float" office:value="1.372032E+015" calcext:value-type="float">
            <text:p>1372032000000000</text:p>
          </table:table-cell>
          <table:table-cell office:value-type="float" office:value="1552853" calcext:value-type="float">
            <text:p>1552853</text:p>
          </table:table-cell>
          <table:table-cell office:value-type="float" office:value="1372032000000" calcext:value-type="float">
            <text:p>1372032000000</text:p>
          </table:table-cell>
          <table:table-cell table:formula="of:=([.C70]-[$Home.$C$11])*[$Home.$C$24]/[$Home.$F$8]" office:value-type="float" office:value="16221.0576317719" calcext:value-type="float">
            <text:p/>
          </table:table-cell>
          <table:table-cell table:formula="of:=([.B70]/[$Home.$F$24])*1000" office:value-type="float" office:value="2.56754794973545" calcext:value-type="float">
            <text:p/>
          </table:table-cell>
          <table:table-cell table:formula="of:=([.E70]-[.$L$5])*([$Home.$C$30]-[$Home.$C$29])/([.$L$6]-[.$L$5])+[$Home.$C$29]" office:value-type="float" office:value="167.05030356612" calcext:value-type="float">
            <text:p/>
          </table:table-cell>
          <table:table-cell table:style-name="ce7" table:formula="of:=FLOOR([.D70];1)" office:value-type="float" office:value="16221" calcext:value-type="float">
            <text:p/>
          </table:table-cell>
          <table:table-cell table:style-name="ce7" table:formula="of:=FLOOR([.F70];1)" office:value-type="float" office:value="167" calcext:value-type="float">
            <text:p/>
          </table:table-cell>
          <table:table-cell table:formula="of:=CONCATENATE([.G70];&quot;,&quot;;[.H70])" office:value-type="string" office:string-value="16221,167" calcext:value-type="string">
            <text:p>16221,167</text:p>
          </table:table-cell>
          <table:table-cell table:number-columns-repeated="3"/>
        </table:table-row>
        <table:table-row table:style-name="ro1">
          <table:table-cell office:value-type="float" office:value="1.3726368E+015" calcext:value-type="float">
            <text:p>1372636800000000</text:p>
          </table:table-cell>
          <table:table-cell office:value-type="float" office:value="1421955" calcext:value-type="float">
            <text:p>1421955</text:p>
          </table:table-cell>
          <table:table-cell office:value-type="float" office:value="1372636800000" calcext:value-type="float">
            <text:p>1372636800000</text:p>
          </table:table-cell>
          <table:table-cell table:formula="of:=([.C71]-[$Home.$C$11])*[$Home.$C$24]/[$Home.$F$8]" office:value-type="float" office:value="16459.602596945" calcext:value-type="float">
            <text:p/>
          </table:table-cell>
          <table:table-cell table:formula="of:=([.B71]/[$Home.$F$24])*1000" office:value-type="float" office:value="2.35111607142857" calcext:value-type="float">
            <text:p/>
          </table:table-cell>
          <table:table-cell table:formula="of:=([.E71]-[.$L$5])*([$Home.$C$30]-[$Home.$C$29])/([.$L$6]-[.$L$5])+[$Home.$C$29]" office:value-type="float" office:value="149.128049352966" calcext:value-type="float">
            <text:p/>
          </table:table-cell>
          <table:table-cell table:style-name="ce7" table:formula="of:=FLOOR([.D71];1)" office:value-type="float" office:value="16459" calcext:value-type="float">
            <text:p/>
          </table:table-cell>
          <table:table-cell table:style-name="ce7" table:formula="of:=FLOOR([.F71];1)" office:value-type="float" office:value="149" calcext:value-type="float">
            <text:p/>
          </table:table-cell>
          <table:table-cell table:formula="of:=CONCATENATE([.G71];&quot;,&quot;;[.H71])" office:value-type="string" office:string-value="16459,149" calcext:value-type="string">
            <text:p>16459,149</text:p>
          </table:table-cell>
          <table:table-cell table:number-columns-repeated="3"/>
        </table:table-row>
        <table:table-row table:style-name="ro1">
          <table:table-cell office:value-type="float" office:value="1.3732416E+015" calcext:value-type="float">
            <text:p>1373241600000000</text:p>
          </table:table-cell>
          <table:table-cell office:value-type="float" office:value="1547010" calcext:value-type="float">
            <text:p>1547010</text:p>
          </table:table-cell>
          <table:table-cell office:value-type="float" office:value="1373241600000" calcext:value-type="float">
            <text:p>1373241600000</text:p>
          </table:table-cell>
          <table:table-cell table:formula="of:=([.C72]-[$Home.$C$11])*[$Home.$C$24]/[$Home.$F$8]" office:value-type="float" office:value="16698.1475621182" calcext:value-type="float">
            <text:p/>
          </table:table-cell>
          <table:table-cell table:formula="of:=([.B72]/[$Home.$F$24])*1000" office:value-type="float" office:value="2.5578869047619" calcext:value-type="float">
            <text:p/>
          </table:table-cell>
          <table:table-cell table:formula="of:=([.E72]-[.$L$5])*([$Home.$C$30]-[$Home.$C$29])/([.$L$6]-[.$L$5])+[$Home.$C$29]" office:value-type="float" office:value="166.25029339509" calcext:value-type="float">
            <text:p/>
          </table:table-cell>
          <table:table-cell table:style-name="ce7" table:formula="of:=FLOOR([.D72];1)" office:value-type="float" office:value="16698" calcext:value-type="float">
            <text:p/>
          </table:table-cell>
          <table:table-cell table:style-name="ce7" table:formula="of:=FLOOR([.F72];1)" office:value-type="float" office:value="166" calcext:value-type="float">
            <text:p/>
          </table:table-cell>
          <table:table-cell table:formula="of:=CONCATENATE([.G72];&quot;,&quot;;[.H72])" office:value-type="string" office:string-value="16698,166" calcext:value-type="string">
            <text:p>16698,166</text:p>
          </table:table-cell>
          <table:table-cell table:number-columns-repeated="3"/>
        </table:table-row>
        <table:table-row table:style-name="ro1">
          <table:table-cell office:value-type="float" office:value="1.3738464E+015" calcext:value-type="float">
            <text:p>1373846400000000</text:p>
          </table:table-cell>
          <table:table-cell office:value-type="float" office:value="1546669" calcext:value-type="float">
            <text:p>1546669</text:p>
          </table:table-cell>
          <table:table-cell office:value-type="float" office:value="1373846400000" calcext:value-type="float">
            <text:p>1373846400000</text:p>
          </table:table-cell>
          <table:table-cell table:formula="of:=([.C73]-[$Home.$C$11])*[$Home.$C$24]/[$Home.$F$8]" office:value-type="float" office:value="16936.6925272913" calcext:value-type="float">
            <text:p/>
          </table:table-cell>
          <table:table-cell table:formula="of:=([.B73]/[$Home.$F$24])*1000" office:value-type="float" office:value="2.55732308201058" calcext:value-type="float">
            <text:p/>
          </table:table-cell>
          <table:table-cell table:formula="of:=([.E73]-[.$L$5])*([$Home.$C$30]-[$Home.$C$29])/([.$L$6]-[.$L$5])+[$Home.$C$29]" office:value-type="float" office:value="166.203604456476" calcext:value-type="float">
            <text:p/>
          </table:table-cell>
          <table:table-cell table:style-name="ce7" table:formula="of:=FLOOR([.D73];1)" office:value-type="float" office:value="16936" calcext:value-type="float">
            <text:p/>
          </table:table-cell>
          <table:table-cell table:style-name="ce7" table:formula="of:=FLOOR([.F73];1)" office:value-type="float" office:value="166" calcext:value-type="float">
            <text:p/>
          </table:table-cell>
          <table:table-cell table:formula="of:=CONCATENATE([.G73];&quot;,&quot;;[.H73])" office:value-type="string" office:string-value="16936,166" calcext:value-type="string">
            <text:p>16936,166</text:p>
          </table:table-cell>
          <table:table-cell table:number-columns-repeated="3"/>
        </table:table-row>
        <table:table-row table:style-name="ro1">
          <table:table-cell office:value-type="float" office:value="1.3744512E+015" calcext:value-type="float">
            <text:p>1374451200000000</text:p>
          </table:table-cell>
          <table:table-cell office:value-type="float" office:value="1504343" calcext:value-type="float">
            <text:p>1504343</text:p>
          </table:table-cell>
          <table:table-cell office:value-type="float" office:value="1374451200000" calcext:value-type="float">
            <text:p>1374451200000</text:p>
          </table:table-cell>
          <table:table-cell table:formula="of:=([.C74]-[$Home.$C$11])*[$Home.$C$24]/[$Home.$F$8]" office:value-type="float" office:value="17175.2374924644" calcext:value-type="float">
            <text:p/>
          </table:table-cell>
          <table:table-cell table:formula="of:=([.B74]/[$Home.$F$24])*1000" office:value-type="float" office:value="2.48733961640212" calcext:value-type="float">
            <text:p/>
          </table:table-cell>
          <table:table-cell table:formula="of:=([.E74]-[.$L$5])*([$Home.$C$30]-[$Home.$C$29])/([.$L$6]-[.$L$5])+[$Home.$C$29]" office:value-type="float" office:value="160.40842552459" calcext:value-type="float">
            <text:p/>
          </table:table-cell>
          <table:table-cell table:style-name="ce7" table:formula="of:=FLOOR([.D74];1)" office:value-type="float" office:value="17175" calcext:value-type="float">
            <text:p/>
          </table:table-cell>
          <table:table-cell table:style-name="ce7" table:formula="of:=FLOOR([.F74];1)" office:value-type="float" office:value="160" calcext:value-type="float">
            <text:p/>
          </table:table-cell>
          <table:table-cell table:formula="of:=CONCATENATE([.G74];&quot;,&quot;;[.H74])" office:value-type="string" office:string-value="17175,160" calcext:value-type="string">
            <text:p>17175,160</text:p>
          </table:table-cell>
          <table:table-cell table:number-columns-repeated="3"/>
        </table:table-row>
        <table:table-row table:style-name="ro1">
          <table:table-cell office:value-type="float" office:value="1.375056E+015" calcext:value-type="float">
            <text:p>1375056000000000</text:p>
          </table:table-cell>
          <table:table-cell office:value-type="float" office:value="1531083" calcext:value-type="float">
            <text:p>1531083</text:p>
          </table:table-cell>
          <table:table-cell office:value-type="float" office:value="1375056000000" calcext:value-type="float">
            <text:p>1375056000000</text:p>
          </table:table-cell>
          <table:table-cell table:formula="of:=([.C75]-[$Home.$C$11])*[$Home.$C$24]/[$Home.$F$8]" office:value-type="float" office:value="17413.7824576375" calcext:value-type="float">
            <text:p/>
          </table:table-cell>
          <table:table-cell table:formula="of:=([.B75]/[$Home.$F$24])*1000" office:value-type="float" office:value="2.53155257936508" calcext:value-type="float">
            <text:p/>
          </table:table-cell>
          <table:table-cell table:formula="of:=([.E75]-[.$L$5])*([$Home.$C$30]-[$Home.$C$29])/([.$L$6]-[.$L$5])+[$Home.$C$29]" office:value-type="float" office:value="164.06960505109" calcext:value-type="float">
            <text:p/>
          </table:table-cell>
          <table:table-cell table:style-name="ce7" table:formula="of:=FLOOR([.D75];1)" office:value-type="float" office:value="17413" calcext:value-type="float">
            <text:p/>
          </table:table-cell>
          <table:table-cell table:style-name="ce7" table:formula="of:=FLOOR([.F75];1)" office:value-type="float" office:value="164" calcext:value-type="float">
            <text:p/>
          </table:table-cell>
          <table:table-cell table:formula="of:=CONCATENATE([.G75];&quot;,&quot;;[.H75])" office:value-type="string" office:string-value="17413,164" calcext:value-type="string">
            <text:p>17413,164</text:p>
          </table:table-cell>
          <table:table-cell table:number-columns-repeated="3"/>
        </table:table-row>
        <table:table-row table:style-name="ro1">
          <table:table-cell office:value-type="float" office:value="1.3756608E+015" calcext:value-type="float">
            <text:p>1375660800000000</text:p>
          </table:table-cell>
          <table:table-cell office:value-type="float" office:value="1546763" calcext:value-type="float">
            <text:p>1546763</text:p>
          </table:table-cell>
          <table:table-cell office:value-type="float" office:value="1375660800000" calcext:value-type="float">
            <text:p>1375660800000</text:p>
          </table:table-cell>
          <table:table-cell table:formula="of:=([.C76]-[$Home.$C$11])*[$Home.$C$24]/[$Home.$F$8]" office:value-type="float" office:value="17652.3274228106" calcext:value-type="float">
            <text:p/>
          </table:table-cell>
          <table:table-cell table:formula="of:=([.B76]/[$Home.$F$24])*1000" office:value-type="float" office:value="2.55747850529101" calcext:value-type="float">
            <text:p/>
          </table:table-cell>
          <table:table-cell table:formula="of:=([.E76]-[.$L$5])*([$Home.$C$30]-[$Home.$C$29])/([.$L$6]-[.$L$5])+[$Home.$C$29]" office:value-type="float" office:value="166.216474721079" calcext:value-type="float">
            <text:p/>
          </table:table-cell>
          <table:table-cell table:style-name="ce7" table:formula="of:=FLOOR([.D76];1)" office:value-type="float" office:value="17652" calcext:value-type="float">
            <text:p/>
          </table:table-cell>
          <table:table-cell table:style-name="ce7" table:formula="of:=FLOOR([.F76];1)" office:value-type="float" office:value="166" calcext:value-type="float">
            <text:p/>
          </table:table-cell>
          <table:table-cell table:formula="of:=CONCATENATE([.G76];&quot;,&quot;;[.H76])" office:value-type="string" office:string-value="17652,166" calcext:value-type="string">
            <text:p>17652,166</text:p>
          </table:table-cell>
          <table:table-cell table:number-columns-repeated="3"/>
        </table:table-row>
        <table:table-row table:style-name="ro1">
          <table:table-cell office:value-type="float" office:value="1.3762656E+015" calcext:value-type="float">
            <text:p>1376265600000000</text:p>
          </table:table-cell>
          <table:table-cell office:value-type="float" office:value="1494379" calcext:value-type="float">
            <text:p>1494379</text:p>
          </table:table-cell>
          <table:table-cell office:value-type="float" office:value="1376265600000" calcext:value-type="float">
            <text:p>1376265600000</text:p>
          </table:table-cell>
          <table:table-cell table:formula="of:=([.C77]-[$Home.$C$11])*[$Home.$C$24]/[$Home.$F$8]" office:value-type="float" office:value="17890.8723879838" calcext:value-type="float">
            <text:p/>
          </table:table-cell>
          <table:table-cell table:formula="of:=([.B77]/[$Home.$F$24])*1000" office:value-type="float" office:value="2.47086474867725" calcext:value-type="float">
            <text:p/>
          </table:table-cell>
          <table:table-cell table:formula="of:=([.E77]-[.$L$5])*([$Home.$C$30]-[$Home.$C$29])/([.$L$6]-[.$L$5])+[$Home.$C$29]" office:value-type="float" office:value="159.044177476646" calcext:value-type="float">
            <text:p/>
          </table:table-cell>
          <table:table-cell table:style-name="ce7" table:formula="of:=FLOOR([.D77];1)" office:value-type="float" office:value="17890" calcext:value-type="float">
            <text:p/>
          </table:table-cell>
          <table:table-cell table:style-name="ce7" table:formula="of:=FLOOR([.F77];1)" office:value-type="float" office:value="159" calcext:value-type="float">
            <text:p/>
          </table:table-cell>
          <table:table-cell table:formula="of:=CONCATENATE([.G77];&quot;,&quot;;[.H77])" office:value-type="string" office:string-value="17890,159" calcext:value-type="string">
            <text:p>17890,159</text:p>
          </table:table-cell>
          <table:table-cell table:number-columns-repeated="3"/>
        </table:table-row>
        <table:table-row table:style-name="ro1">
          <table:table-cell office:value-type="float" office:value="1.3768704E+015" calcext:value-type="float">
            <text:p>1376870400000000</text:p>
          </table:table-cell>
          <table:table-cell office:value-type="float" office:value="1646548" calcext:value-type="float">
            <text:p>1646548</text:p>
          </table:table-cell>
          <table:table-cell office:value-type="float" office:value="1376870400000" calcext:value-type="float">
            <text:p>1376870400000</text:p>
          </table:table-cell>
          <table:table-cell table:formula="of:=([.C78]-[$Home.$C$11])*[$Home.$C$24]/[$Home.$F$8]" office:value-type="float" office:value="18129.4173531569" calcext:value-type="float">
            <text:p/>
          </table:table-cell>
          <table:table-cell table:formula="of:=([.B78]/[$Home.$F$24])*1000" office:value-type="float" office:value="2.72246693121693" calcext:value-type="float">
            <text:p/>
          </table:table-cell>
          <table:table-cell table:formula="of:=([.E78]-[.$L$5])*([$Home.$C$30]-[$Home.$C$29])/([.$L$6]-[.$L$5])+[$Home.$C$29]" office:value-type="float" office:value="179.878808268265" calcext:value-type="float">
            <text:p/>
          </table:table-cell>
          <table:table-cell table:style-name="ce7" table:formula="of:=FLOOR([.D78];1)" office:value-type="float" office:value="18129" calcext:value-type="float">
            <text:p/>
          </table:table-cell>
          <table:table-cell table:style-name="ce7" table:formula="of:=FLOOR([.F78];1)" office:value-type="float" office:value="179" calcext:value-type="float">
            <text:p/>
          </table:table-cell>
          <table:table-cell table:formula="of:=CONCATENATE([.G78];&quot;,&quot;;[.H78])" office:value-type="string" office:string-value="18129,179" calcext:value-type="string">
            <text:p>18129,179</text:p>
          </table:table-cell>
          <table:table-cell table:number-columns-repeated="3"/>
        </table:table-row>
        <table:table-row table:style-name="ro1">
          <table:table-cell office:value-type="float" office:value="1.3774752E+015" calcext:value-type="float">
            <text:p>1377475200000000</text:p>
          </table:table-cell>
          <table:table-cell office:value-type="float" office:value="1614281" calcext:value-type="float">
            <text:p>1614281</text:p>
          </table:table-cell>
          <table:table-cell office:value-type="float" office:value="1377475200000" calcext:value-type="float">
            <text:p>1377475200000</text:p>
          </table:table-cell>
          <table:table-cell table:formula="of:=([.C79]-[$Home.$C$11])*[$Home.$C$24]/[$Home.$F$8]" office:value-type="float" office:value="18367.96231833" calcext:value-type="float">
            <text:p/>
          </table:table-cell>
          <table:table-cell table:formula="of:=([.B79]/[$Home.$F$24])*1000" office:value-type="float" office:value="2.66911541005291" calcext:value-type="float">
            <text:p/>
          </table:table-cell>
          <table:table-cell table:formula="of:=([.E79]-[.$L$5])*([$Home.$C$30]-[$Home.$C$29])/([.$L$6]-[.$L$5])+[$Home.$C$29]" office:value-type="float" office:value="175.460884566636" calcext:value-type="float">
            <text:p/>
          </table:table-cell>
          <table:table-cell table:style-name="ce7" table:formula="of:=FLOOR([.D79];1)" office:value-type="float" office:value="18367" calcext:value-type="float">
            <text:p/>
          </table:table-cell>
          <table:table-cell table:style-name="ce7" table:formula="of:=FLOOR([.F79];1)" office:value-type="float" office:value="175" calcext:value-type="float">
            <text:p/>
          </table:table-cell>
          <table:table-cell table:formula="of:=CONCATENATE([.G79];&quot;,&quot;;[.H79])" office:value-type="string" office:string-value="18367,175" calcext:value-type="string">
            <text:p>18367,175</text:p>
          </table:table-cell>
          <table:table-cell table:number-columns-repeated="3"/>
        </table:table-row>
        <table:table-row table:style-name="ro1">
          <table:table-cell office:value-type="float" office:value="1.37808E+015" calcext:value-type="float">
            <text:p>1378080000000000</text:p>
          </table:table-cell>
          <table:table-cell office:value-type="float" office:value="1168818" calcext:value-type="float">
            <text:p>1168818</text:p>
          </table:table-cell>
          <table:table-cell office:value-type="float" office:value="1378080000000" calcext:value-type="float">
            <text:p>1378080000000</text:p>
          </table:table-cell>
          <table:table-cell table:formula="of:=([.C80]-[$Home.$C$11])*[$Home.$C$24]/[$Home.$F$8]" office:value-type="float" office:value="18606.5072835031" calcext:value-type="float">
            <text:p/>
          </table:table-cell>
          <table:table-cell table:formula="of:=([.B80]/[$Home.$F$24])*1000" office:value-type="float" office:value="1.93256944444444" calcext:value-type="float">
            <text:p/>
          </table:table-cell>
          <table:table-cell table:formula="of:=([.E80]-[.$L$5])*([$Home.$C$30]-[$Home.$C$29])/([.$L$6]-[.$L$5])+[$Home.$C$29]" office:value-type="float" office:value="114.469111364952" calcext:value-type="float">
            <text:p/>
          </table:table-cell>
          <table:table-cell table:style-name="ce7" table:formula="of:=FLOOR([.D80];1)" office:value-type="float" office:value="18606" calcext:value-type="float">
            <text:p/>
          </table:table-cell>
          <table:table-cell table:style-name="ce7" table:formula="of:=FLOOR([.F80];1)" office:value-type="float" office:value="114" calcext:value-type="float">
            <text:p/>
          </table:table-cell>
          <table:table-cell table:formula="of:=CONCATENATE([.G80];&quot;,&quot;;[.H80])" office:value-type="string" office:string-value="18606,114" calcext:value-type="string">
            <text:p>18606,114</text:p>
          </table:table-cell>
          <table:table-cell table:number-columns-repeated="3"/>
        </table:table-row>
        <table:table-row table:style-name="ro1">
          <table:table-cell office:value-type="float" office:value="1.3786848E+015" calcext:value-type="float">
            <text:p>1378684800000000</text:p>
          </table:table-cell>
          <table:table-cell office:value-type="float" office:value="1701760" calcext:value-type="float">
            <text:p>1701760</text:p>
          </table:table-cell>
          <table:table-cell office:value-type="float" office:value="1378684800000" calcext:value-type="float">
            <text:p>1378684800000</text:p>
          </table:table-cell>
          <table:table-cell table:formula="of:=([.C81]-[$Home.$C$11])*[$Home.$C$24]/[$Home.$F$8]" office:value-type="float" office:value="18845.0522486762" calcext:value-type="float">
            <text:p/>
          </table:table-cell>
          <table:table-cell table:formula="of:=([.B81]/[$Home.$F$24])*1000" office:value-type="float" office:value="2.81375661375661" calcext:value-type="float">
            <text:p/>
          </table:table-cell>
          <table:table-cell table:formula="of:=([.E81]-[.$L$5])*([$Home.$C$30]-[$Home.$C$29])/([.$L$6]-[.$L$5])+[$Home.$C$29]" office:value-type="float" office:value="187.438308792464" calcext:value-type="float">
            <text:p/>
          </table:table-cell>
          <table:table-cell table:style-name="ce7" table:formula="of:=FLOOR([.D81];1)" office:value-type="float" office:value="18845" calcext:value-type="float">
            <text:p/>
          </table:table-cell>
          <table:table-cell table:style-name="ce7" table:formula="of:=FLOOR([.F81];1)" office:value-type="float" office:value="187" calcext:value-type="float">
            <text:p/>
          </table:table-cell>
          <table:table-cell table:formula="of:=CONCATENATE([.G81];&quot;,&quot;;[.H81])" office:value-type="string" office:string-value="18845,187" calcext:value-type="string">
            <text:p>18845,187</text:p>
          </table:table-cell>
          <table:table-cell table:number-columns-repeated="3"/>
        </table:table-row>
        <table:table-row table:style-name="ro1">
          <table:table-cell office:value-type="float" office:value="1.3792896E+015" calcext:value-type="float">
            <text:p>1379289600000000</text:p>
          </table:table-cell>
          <table:table-cell office:value-type="float" office:value="1610145" calcext:value-type="float">
            <text:p>1610145</text:p>
          </table:table-cell>
          <table:table-cell office:value-type="float" office:value="1379289600000" calcext:value-type="float">
            <text:p>1379289600000</text:p>
          </table:table-cell>
          <table:table-cell table:formula="of:=([.C82]-[$Home.$C$11])*[$Home.$C$24]/[$Home.$F$8]" office:value-type="float" office:value="19083.5972138493" calcext:value-type="float">
            <text:p/>
          </table:table-cell>
          <table:table-cell table:formula="of:=([.B82]/[$Home.$F$24])*1000" office:value-type="float" office:value="2.66227678571429" calcext:value-type="float">
            <text:p/>
          </table:table-cell>
          <table:table-cell table:formula="of:=([.E82]-[.$L$5])*([$Home.$C$30]-[$Home.$C$29])/([.$L$6]-[.$L$5])+[$Home.$C$29]" office:value-type="float" office:value="174.894592924093" calcext:value-type="float">
            <text:p/>
          </table:table-cell>
          <table:table-cell table:style-name="ce7" table:formula="of:=FLOOR([.D82];1)" office:value-type="float" office:value="19083" calcext:value-type="float">
            <text:p/>
          </table:table-cell>
          <table:table-cell table:style-name="ce7" table:formula="of:=FLOOR([.F82];1)" office:value-type="float" office:value="174" calcext:value-type="float">
            <text:p/>
          </table:table-cell>
          <table:table-cell table:formula="of:=CONCATENATE([.G82];&quot;,&quot;;[.H82])" office:value-type="string" office:string-value="19083,174" calcext:value-type="string">
            <text:p>19083,174</text:p>
          </table:table-cell>
          <table:table-cell table:number-columns-repeated="3"/>
        </table:table-row>
        <table:table-row table:style-name="ro1">
          <table:table-cell office:value-type="float" office:value="1.3798944E+015" calcext:value-type="float">
            <text:p>1379894400000000</text:p>
          </table:table-cell>
          <table:table-cell office:value-type="float" office:value="1728839" calcext:value-type="float">
            <text:p>1728839</text:p>
          </table:table-cell>
          <table:table-cell office:value-type="float" office:value="1379894400000" calcext:value-type="float">
            <text:p>1379894400000</text:p>
          </table:table-cell>
          <table:table-cell table:formula="of:=([.C83]-[$Home.$C$11])*[$Home.$C$24]/[$Home.$F$8]" office:value-type="float" office:value="19322.1421790224" calcext:value-type="float">
            <text:p/>
          </table:table-cell>
          <table:table-cell table:formula="of:=([.B83]/[$Home.$F$24])*1000" office:value-type="float" office:value="2.85853009259259" calcext:value-type="float">
            <text:p/>
          </table:table-cell>
          <table:table-cell table:formula="of:=([.E83]-[.$L$5])*([$Home.$C$30]-[$Home.$C$29])/([.$L$6]-[.$L$5])+[$Home.$C$29]" office:value-type="float" office:value="191.14590342216" calcext:value-type="float">
            <text:p/>
          </table:table-cell>
          <table:table-cell table:style-name="ce7" table:formula="of:=FLOOR([.D83];1)" office:value-type="float" office:value="19322" calcext:value-type="float">
            <text:p/>
          </table:table-cell>
          <table:table-cell table:style-name="ce7" table:formula="of:=FLOOR([.F83];1)" office:value-type="float" office:value="191" calcext:value-type="float">
            <text:p/>
          </table:table-cell>
          <table:table-cell table:formula="of:=CONCATENATE([.G83];&quot;,&quot;;[.H83])" office:value-type="string" office:string-value="19322,191" calcext:value-type="string">
            <text:p>19322,191</text:p>
          </table:table-cell>
          <table:table-cell table:number-columns-repeated="3"/>
        </table:table-row>
        <table:table-row table:style-name="ro1">
          <table:table-cell office:value-type="float" office:value="1.3804992E+015" calcext:value-type="float">
            <text:p>1380499200000000</text:p>
          </table:table-cell>
          <table:table-cell office:value-type="float" office:value="1808386" calcext:value-type="float">
            <text:p>1808386</text:p>
          </table:table-cell>
          <table:table-cell office:value-type="float" office:value="1380499200000" calcext:value-type="float">
            <text:p>1380499200000</text:p>
          </table:table-cell>
          <table:table-cell table:formula="of:=([.C84]-[$Home.$C$11])*[$Home.$C$24]/[$Home.$F$8]" office:value-type="float" office:value="19560.6871441956" calcext:value-type="float">
            <text:p/>
          </table:table-cell>
          <table:table-cell table:formula="of:=([.B84]/[$Home.$F$24])*1000" office:value-type="float" office:value="2.99005621693122" calcext:value-type="float">
            <text:p/>
          </table:table-cell>
          <table:table-cell table:formula="of:=([.E84]-[.$L$5])*([$Home.$C$30]-[$Home.$C$29])/([.$L$6]-[.$L$5])+[$Home.$C$29]" office:value-type="float" office:value="202.037296383808" calcext:value-type="float">
            <text:p/>
          </table:table-cell>
          <table:table-cell table:style-name="ce7" table:formula="of:=FLOOR([.D84];1)" office:value-type="float" office:value="19560" calcext:value-type="float">
            <text:p/>
          </table:table-cell>
          <table:table-cell table:style-name="ce7" table:formula="of:=FLOOR([.F84];1)" office:value-type="float" office:value="202" calcext:value-type="float">
            <text:p/>
          </table:table-cell>
          <table:table-cell table:formula="of:=CONCATENATE([.G84];&quot;,&quot;;[.H84])" office:value-type="string" office:string-value="19560,202" calcext:value-type="string">
            <text:p>19560,202</text:p>
          </table:table-cell>
          <table:table-cell table:number-columns-repeated="3"/>
        </table:table-row>
        <table:table-row table:style-name="ro1">
          <table:table-cell office:value-type="float" office:value="1.381104E+015" calcext:value-type="float">
            <text:p>1381104000000000</text:p>
          </table:table-cell>
          <table:table-cell office:value-type="float" office:value="1808820" calcext:value-type="float">
            <text:p>1808820</text:p>
          </table:table-cell>
          <table:table-cell office:value-type="float" office:value="1381104000000" calcext:value-type="float">
            <text:p>1381104000000</text:p>
          </table:table-cell>
          <table:table-cell table:formula="of:=([.C85]-[$Home.$C$11])*[$Home.$C$24]/[$Home.$F$8]" office:value-type="float" office:value="19799.2321093687" calcext:value-type="float">
            <text:p/>
          </table:table-cell>
          <table:table-cell table:formula="of:=([.B85]/[$Home.$F$24])*1000" office:value-type="float" office:value="2.99077380952381" calcext:value-type="float">
            <text:p/>
          </table:table-cell>
          <table:table-cell table:formula="of:=([.E85]-[.$L$5])*([$Home.$C$30]-[$Home.$C$29])/([.$L$6]-[.$L$5])+[$Home.$C$29]" office:value-type="float" office:value="202.096718669316" calcext:value-type="float">
            <text:p/>
          </table:table-cell>
          <table:table-cell table:style-name="ce7" table:formula="of:=FLOOR([.D85];1)" office:value-type="float" office:value="19799" calcext:value-type="float">
            <text:p/>
          </table:table-cell>
          <table:table-cell table:style-name="ce7" table:formula="of:=FLOOR([.F85];1)" office:value-type="float" office:value="202" calcext:value-type="float">
            <text:p/>
          </table:table-cell>
          <table:table-cell table:formula="of:=CONCATENATE([.G85];&quot;,&quot;;[.H85])" office:value-type="string" office:string-value="19799,202" calcext:value-type="string">
            <text:p>19799,202</text:p>
          </table:table-cell>
          <table:table-cell table:number-columns-repeated="3"/>
        </table:table-row>
        <table:table-row table:style-name="ro1">
          <table:table-cell office:value-type="float" office:value="1.3817088E+015" calcext:value-type="float">
            <text:p>1381708800000000</text:p>
          </table:table-cell>
          <table:table-cell office:value-type="float" office:value="1848271" calcext:value-type="float">
            <text:p>1848271</text:p>
          </table:table-cell>
          <table:table-cell office:value-type="float" office:value="1381708800000" calcext:value-type="float">
            <text:p>1381708800000</text:p>
          </table:table-cell>
          <table:table-cell table:formula="of:=([.C86]-[$Home.$C$11])*[$Home.$C$24]/[$Home.$F$8]" office:value-type="float" office:value="20037.7770745418" calcext:value-type="float">
            <text:p/>
          </table:table-cell>
          <table:table-cell table:formula="of:=([.B86]/[$Home.$F$24])*1000" office:value-type="float" office:value="3.05600363756614" calcext:value-type="float">
            <text:p/>
          </table:table-cell>
          <table:table-cell table:formula="of:=([.E86]-[.$L$5])*([$Home.$C$30]-[$Home.$C$29])/([.$L$6]-[.$L$5])+[$Home.$C$29]" office:value-type="float" office:value="207.498259189134" calcext:value-type="float">
            <text:p/>
          </table:table-cell>
          <table:table-cell table:style-name="ce7" table:formula="of:=FLOOR([.D86];1)" office:value-type="float" office:value="20037" calcext:value-type="float">
            <text:p/>
          </table:table-cell>
          <table:table-cell table:style-name="ce7" table:formula="of:=FLOOR([.F86];1)" office:value-type="float" office:value="207" calcext:value-type="float">
            <text:p/>
          </table:table-cell>
          <table:table-cell table:formula="of:=CONCATENATE([.G86];&quot;,&quot;;[.H86])" office:value-type="string" office:string-value="20037,207" calcext:value-type="string">
            <text:p>20037,207</text:p>
          </table:table-cell>
          <table:table-cell table:number-columns-repeated="3"/>
        </table:table-row>
        <table:table-row table:style-name="ro1">
          <table:table-cell office:value-type="float" office:value="1.3823136E+015" calcext:value-type="float">
            <text:p>1382313600000000</text:p>
          </table:table-cell>
          <table:table-cell office:value-type="float" office:value="1878328" calcext:value-type="float">
            <text:p>1878328</text:p>
          </table:table-cell>
          <table:table-cell office:value-type="float" office:value="1382313600000" calcext:value-type="float">
            <text:p>1382313600000</text:p>
          </table:table-cell>
          <table:table-cell table:formula="of:=([.C87]-[$Home.$C$11])*[$Home.$C$24]/[$Home.$F$8]" office:value-type="float" office:value="20276.3220397149" calcext:value-type="float">
            <text:p/>
          </table:table-cell>
          <table:table-cell table:formula="of:=([.B87]/[$Home.$F$24])*1000" office:value-type="float" office:value="3.10570105820106" calcext:value-type="float">
            <text:p/>
          </table:table-cell>
          <table:table-cell table:formula="of:=([.E87]-[.$L$5])*([$Home.$C$30]-[$Home.$C$29])/([.$L$6]-[.$L$5])+[$Home.$C$29]" office:value-type="float" office:value="211.613594754878" calcext:value-type="float">
            <text:p/>
          </table:table-cell>
          <table:table-cell table:style-name="ce7" table:formula="of:=FLOOR([.D87];1)" office:value-type="float" office:value="20276" calcext:value-type="float">
            <text:p/>
          </table:table-cell>
          <table:table-cell table:style-name="ce7" table:formula="of:=FLOOR([.F87];1)" office:value-type="float" office:value="211" calcext:value-type="float">
            <text:p/>
          </table:table-cell>
          <table:table-cell table:formula="of:=CONCATENATE([.G87];&quot;,&quot;;[.H87])" office:value-type="string" office:string-value="20276,211" calcext:value-type="string">
            <text:p>20276,211</text:p>
          </table:table-cell>
          <table:table-cell table:number-columns-repeated="3"/>
        </table:table-row>
        <table:table-row table:style-name="ro1">
          <table:table-cell office:value-type="float" office:value="1.3829184E+015" calcext:value-type="float">
            <text:p>1382918400000000</text:p>
          </table:table-cell>
          <table:table-cell office:value-type="float" office:value="1935019" calcext:value-type="float">
            <text:p>1935019</text:p>
          </table:table-cell>
          <table:table-cell office:value-type="float" office:value="1382918400000" calcext:value-type="float">
            <text:p>1382918400000</text:p>
          </table:table-cell>
          <table:table-cell table:formula="of:=([.C88]-[$Home.$C$11])*[$Home.$C$24]/[$Home.$F$8]" office:value-type="float" office:value="20514.867004888" calcext:value-type="float">
            <text:p/>
          </table:table-cell>
          <table:table-cell table:formula="of:=([.B88]/[$Home.$F$24])*1000" office:value-type="float" office:value="3.19943617724868" calcext:value-type="float">
            <text:p/>
          </table:table-cell>
          <table:table-cell table:formula="of:=([.E88]-[.$L$5])*([$Home.$C$30]-[$Home.$C$29])/([.$L$6]-[.$L$5])+[$Home.$C$29]" office:value-type="float" office:value="219.375596570016" calcext:value-type="float">
            <text:p/>
          </table:table-cell>
          <table:table-cell table:style-name="ce7" table:formula="of:=FLOOR([.D88];1)" office:value-type="float" office:value="20514" calcext:value-type="float">
            <text:p/>
          </table:table-cell>
          <table:table-cell table:style-name="ce7" table:formula="of:=FLOOR([.F88];1)" office:value-type="float" office:value="219" calcext:value-type="float">
            <text:p/>
          </table:table-cell>
          <table:table-cell table:formula="of:=CONCATENATE([.G88];&quot;,&quot;;[.H88])" office:value-type="string" office:string-value="20514,219" calcext:value-type="string">
            <text:p>20514,219</text:p>
          </table:table-cell>
          <table:table-cell table:number-columns-repeated="3"/>
        </table:table-row>
        <table:table-row table:style-name="ro1">
          <table:table-cell office:value-type="float" office:value="1.3835232E+015" calcext:value-type="float">
            <text:p>1383523200000000</text:p>
          </table:table-cell>
          <table:table-cell office:value-type="float" office:value="1949956" calcext:value-type="float">
            <text:p>1949956</text:p>
          </table:table-cell>
          <table:table-cell office:value-type="float" office:value="1383523200000" calcext:value-type="float">
            <text:p>1383523200000</text:p>
          </table:table-cell>
          <table:table-cell table:formula="of:=([.C89]-[$Home.$C$11])*[$Home.$C$24]/[$Home.$F$8]" office:value-type="float" office:value="20753.4119700611" calcext:value-type="float">
            <text:p/>
          </table:table-cell>
          <table:table-cell table:formula="of:=([.B89]/[$Home.$F$24])*1000" office:value-type="float" office:value="3.2241335978836" calcext:value-type="float">
            <text:p/>
          </table:table-cell>
          <table:table-cell table:formula="of:=([.E89]-[.$L$5])*([$Home.$C$30]-[$Home.$C$29])/([.$L$6]-[.$L$5])+[$Home.$C$29]" office:value-type="float" office:value="221.420736382556" calcext:value-type="float">
            <text:p/>
          </table:table-cell>
          <table:table-cell table:style-name="ce7" table:formula="of:=FLOOR([.D89];1)" office:value-type="float" office:value="20753" calcext:value-type="float">
            <text:p/>
          </table:table-cell>
          <table:table-cell table:style-name="ce7" table:formula="of:=FLOOR([.F89];1)" office:value-type="float" office:value="221" calcext:value-type="float">
            <text:p/>
          </table:table-cell>
          <table:table-cell table:formula="of:=CONCATENATE([.G89];&quot;,&quot;;[.H89])" office:value-type="string" office:string-value="20753,221" calcext:value-type="string">
            <text:p>20753,221</text:p>
          </table:table-cell>
          <table:table-cell table:number-columns-repeated="3"/>
        </table:table-row>
        <table:table-row table:style-name="ro1">
          <table:table-cell office:value-type="float" office:value="1.384128E+015" calcext:value-type="float">
            <text:p>1384128000000000</text:p>
          </table:table-cell>
          <table:table-cell office:value-type="float" office:value="2044713" calcext:value-type="float">
            <text:p>2044713</text:p>
          </table:table-cell>
          <table:table-cell office:value-type="float" office:value="1384128000000" calcext:value-type="float">
            <text:p>1384128000000</text:p>
          </table:table-cell>
          <table:table-cell table:formula="of:=([.C90]-[$Home.$C$11])*[$Home.$C$24]/[$Home.$F$8]" office:value-type="float" office:value="20991.9569352343" calcext:value-type="float">
            <text:p/>
          </table:table-cell>
          <table:table-cell table:formula="of:=([.B90]/[$Home.$F$24])*1000" office:value-type="float" office:value="3.38080853174603" calcext:value-type="float">
            <text:p/>
          </table:table-cell>
          <table:table-cell table:formula="of:=([.E90]-[.$L$5])*([$Home.$C$30]-[$Home.$C$29])/([.$L$6]-[.$L$5])+[$Home.$C$29]" office:value-type="float" office:value="234.394647691176" calcext:value-type="float">
            <text:p/>
          </table:table-cell>
          <table:table-cell table:style-name="ce7" table:formula="of:=FLOOR([.D90];1)" office:value-type="float" office:value="20991" calcext:value-type="float">
            <text:p/>
          </table:table-cell>
          <table:table-cell table:style-name="ce7" table:formula="of:=FLOOR([.F90];1)" office:value-type="float" office:value="234" calcext:value-type="float">
            <text:p/>
          </table:table-cell>
          <table:table-cell table:formula="of:=CONCATENATE([.G90];&quot;,&quot;;[.H90])" office:value-type="string" office:string-value="20991,234" calcext:value-type="string">
            <text:p>20991,234</text:p>
          </table:table-cell>
          <table:table-cell table:number-columns-repeated="3"/>
        </table:table-row>
        <table:table-row table:style-name="ro1">
          <table:table-cell office:value-type="float" office:value="1.3847328E+015" calcext:value-type="float">
            <text:p>1384732800000000</text:p>
          </table:table-cell>
          <table:table-cell office:value-type="float" office:value="2063476" calcext:value-type="float">
            <text:p>2063476</text:p>
          </table:table-cell>
          <table:table-cell office:value-type="float" office:value="1384732800000" calcext:value-type="float">
            <text:p>1384732800000</text:p>
          </table:table-cell>
          <table:table-cell table:formula="of:=([.C91]-[$Home.$C$11])*[$Home.$C$24]/[$Home.$F$8]" office:value-type="float" office:value="21230.5019004074" calcext:value-type="float">
            <text:p/>
          </table:table-cell>
          <table:table-cell table:formula="of:=([.B91]/[$Home.$F$24])*1000" office:value-type="float" office:value="3.41183201058201" calcext:value-type="float">
            <text:p/>
          </table:table-cell>
          <table:table-cell table:formula="of:=([.E91]-[.$L$5])*([$Home.$C$30]-[$Home.$C$29])/([.$L$6]-[.$L$5])+[$Home.$C$29]" office:value-type="float" office:value="236.96363465661" calcext:value-type="float">
            <text:p/>
          </table:table-cell>
          <table:table-cell table:style-name="ce7" table:formula="of:=FLOOR([.D91];1)" office:value-type="float" office:value="21230" calcext:value-type="float">
            <text:p/>
          </table:table-cell>
          <table:table-cell table:style-name="ce7" table:formula="of:=FLOOR([.F91];1)" office:value-type="float" office:value="236" calcext:value-type="float">
            <text:p/>
          </table:table-cell>
          <table:table-cell table:formula="of:=CONCATENATE([.G91];&quot;,&quot;;[.H91])" office:value-type="string" office:string-value="21230,236" calcext:value-type="string">
            <text:p>21230,236</text:p>
          </table:table-cell>
          <table:table-cell table:number-columns-repeated="3"/>
        </table:table-row>
        <table:table-row table:style-name="ro1">
          <table:table-cell office:value-type="float" office:value="1.3853376E+015" calcext:value-type="float">
            <text:p>1385337600000000</text:p>
          </table:table-cell>
          <table:table-cell office:value-type="float" office:value="1846778" calcext:value-type="float">
            <text:p>1846778</text:p>
          </table:table-cell>
          <table:table-cell office:value-type="float" office:value="1385337600000" calcext:value-type="float">
            <text:p>1385337600000</text:p>
          </table:table-cell>
          <table:table-cell table:formula="of:=([.C92]-[$Home.$C$11])*[$Home.$C$24]/[$Home.$F$8]" office:value-type="float" office:value="21469.0468655805" calcext:value-type="float">
            <text:p/>
          </table:table-cell>
          <table:table-cell table:formula="of:=([.B92]/[$Home.$F$24])*1000" office:value-type="float" office:value="3.05353505291005" calcext:value-type="float">
            <text:p/>
          </table:table-cell>
          <table:table-cell table:formula="of:=([.E92]-[.$L$5])*([$Home.$C$30]-[$Home.$C$29])/([.$L$6]-[.$L$5])+[$Home.$C$29]" office:value-type="float" office:value="207.293841050276" calcext:value-type="float">
            <text:p/>
          </table:table-cell>
          <table:table-cell table:style-name="ce7" table:formula="of:=FLOOR([.D92];1)" office:value-type="float" office:value="21469" calcext:value-type="float">
            <text:p/>
          </table:table-cell>
          <table:table-cell table:style-name="ce7" table:formula="of:=FLOOR([.F92];1)" office:value-type="float" office:value="207" calcext:value-type="float">
            <text:p/>
          </table:table-cell>
          <table:table-cell table:formula="of:=CONCATENATE([.G92];&quot;,&quot;;[.H92])" office:value-type="string" office:string-value="21469,207" calcext:value-type="string">
            <text:p>21469,207</text:p>
          </table:table-cell>
          <table:table-cell table:number-columns-repeated="3"/>
        </table:table-row>
        <table:table-row table:style-name="ro1">
          <table:table-cell office:value-type="float" office:value="1.3859424E+015" calcext:value-type="float">
            <text:p>1385942400000000</text:p>
          </table:table-cell>
          <table:table-cell office:value-type="float" office:value="2037405" calcext:value-type="float">
            <text:p>2037405</text:p>
          </table:table-cell>
          <table:table-cell office:value-type="float" office:value="1385942400000" calcext:value-type="float">
            <text:p>1385942400000</text:p>
          </table:table-cell>
          <table:table-cell table:formula="of:=([.C93]-[$Home.$C$11])*[$Home.$C$24]/[$Home.$F$8]" office:value-type="float" office:value="21707.5918307536" calcext:value-type="float">
            <text:p/>
          </table:table-cell>
          <table:table-cell table:formula="of:=([.B93]/[$Home.$F$24])*1000" office:value-type="float" office:value="3.3687251984127" calcext:value-type="float">
            <text:p/>
          </table:table-cell>
          <table:table-cell table:formula="of:=([.E93]-[.$L$5])*([$Home.$C$30]-[$Home.$C$29])/([.$L$6]-[.$L$5])+[$Home.$C$29]" office:value-type="float" office:value="233.394053077128" calcext:value-type="float">
            <text:p/>
          </table:table-cell>
          <table:table-cell table:style-name="ce7" table:formula="of:=FLOOR([.D93];1)" office:value-type="float" office:value="21707" calcext:value-type="float">
            <text:p/>
          </table:table-cell>
          <table:table-cell table:style-name="ce7" table:formula="of:=FLOOR([.F93];1)" office:value-type="float" office:value="233" calcext:value-type="float">
            <text:p/>
          </table:table-cell>
          <table:table-cell table:formula="of:=CONCATENATE([.G93];&quot;,&quot;;[.H93])" office:value-type="string" office:string-value="21707,233" calcext:value-type="string">
            <text:p>21707,233</text:p>
          </table:table-cell>
          <table:table-cell table:number-columns-repeated="3"/>
        </table:table-row>
        <table:table-row table:style-name="ro1">
          <table:table-cell office:value-type="float" office:value="1.3865472E+015" calcext:value-type="float">
            <text:p>1386547200000000</text:p>
          </table:table-cell>
          <table:table-cell office:value-type="float" office:value="2008669" calcext:value-type="float">
            <text:p>2008669</text:p>
          </table:table-cell>
          <table:table-cell office:value-type="float" office:value="1386547200000" calcext:value-type="float">
            <text:p>1386547200000</text:p>
          </table:table-cell>
          <table:table-cell table:formula="of:=([.C94]-[$Home.$C$11])*[$Home.$C$24]/[$Home.$F$8]" office:value-type="float" office:value="21946.1367959267" calcext:value-type="float">
            <text:p/>
          </table:table-cell>
          <table:table-cell table:formula="of:=([.B94]/[$Home.$F$24])*1000" office:value-type="float" office:value="3.32121197089947" calcext:value-type="float">
            <text:p/>
          </table:table-cell>
          <table:table-cell table:formula="of:=([.E94]-[.$L$5])*([$Home.$C$30]-[$Home.$C$29])/([.$L$6]-[.$L$5])+[$Home.$C$29]" office:value-type="float" office:value="229.459585804372" calcext:value-type="float">
            <text:p/>
          </table:table-cell>
          <table:table-cell table:style-name="ce7" table:formula="of:=FLOOR([.D94];1)" office:value-type="float" office:value="21946" calcext:value-type="float">
            <text:p/>
          </table:table-cell>
          <table:table-cell table:style-name="ce7" table:formula="of:=FLOOR([.F94];1)" office:value-type="float" office:value="229" calcext:value-type="float">
            <text:p/>
          </table:table-cell>
          <table:table-cell table:formula="of:=CONCATENATE([.G94];&quot;,&quot;;[.H94])" office:value-type="string" office:string-value="21946,229" calcext:value-type="string">
            <text:p>21946,229</text:p>
          </table:table-cell>
          <table:table-cell table:number-columns-repeated="3"/>
        </table:table-row>
        <table:table-row table:style-name="ro1">
          <table:table-cell office:value-type="float" office:value="1.387152E+015" calcext:value-type="float">
            <text:p>1387152000000000</text:p>
          </table:table-cell>
          <table:table-cell office:value-type="float" office:value="1833668" calcext:value-type="float">
            <text:p>1833668</text:p>
          </table:table-cell>
          <table:table-cell office:value-type="float" office:value="1387152000000" calcext:value-type="float">
            <text:p>1387152000000</text:p>
          </table:table-cell>
          <table:table-cell table:formula="of:=([.C95]-[$Home.$C$11])*[$Home.$C$24]/[$Home.$F$8]" office:value-type="float" office:value="22184.6817610998" calcext:value-type="float">
            <text:p/>
          </table:table-cell>
          <table:table-cell table:formula="of:=([.B95]/[$Home.$F$24])*1000" office:value-type="float" office:value="3.03185846560847" calcext:value-type="float">
            <text:p/>
          </table:table-cell>
          <table:table-cell table:formula="of:=([.E95]-[.$L$5])*([$Home.$C$30]-[$Home.$C$29])/([.$L$6]-[.$L$5])+[$Home.$C$29]" office:value-type="float" office:value="205.498849891248" calcext:value-type="float">
            <text:p/>
          </table:table-cell>
          <table:table-cell table:style-name="ce7" table:formula="of:=FLOOR([.D95];1)" office:value-type="float" office:value="22184" calcext:value-type="float">
            <text:p/>
          </table:table-cell>
          <table:table-cell table:style-name="ce7" table:formula="of:=FLOOR([.F95];1)" office:value-type="float" office:value="205" calcext:value-type="float">
            <text:p/>
          </table:table-cell>
          <table:table-cell table:formula="of:=CONCATENATE([.G95];&quot;,&quot;;[.H95])" office:value-type="string" office:string-value="22184,205" calcext:value-type="string">
            <text:p>22184,205</text:p>
          </table:table-cell>
          <table:table-cell table:number-columns-repeated="3"/>
        </table:table-row>
        <table:table-row table:style-name="ro1">
          <table:table-cell office:value-type="float" office:value="1.3877568E+015" calcext:value-type="float">
            <text:p>1387756800000000</text:p>
          </table:table-cell>
          <table:table-cell office:value-type="float" office:value="1313658" calcext:value-type="float">
            <text:p>1313658</text:p>
          </table:table-cell>
          <table:table-cell office:value-type="float" office:value="1387756800000" calcext:value-type="float">
            <text:p>1387756800000</text:p>
          </table:table-cell>
          <table:table-cell table:formula="of:=([.C96]-[$Home.$C$11])*[$Home.$C$24]/[$Home.$F$8]" office:value-type="float" office:value="22423.226726273" calcext:value-type="float">
            <text:p/>
          </table:table-cell>
          <table:table-cell table:formula="of:=([.B96]/[$Home.$F$24])*1000" office:value-type="float" office:value="2.17205357142857" calcext:value-type="float">
            <text:p/>
          </table:table-cell>
          <table:table-cell table:formula="of:=([.E96]-[.$L$5])*([$Home.$C$30]-[$Home.$C$29])/([.$L$6]-[.$L$5])+[$Home.$C$29]" office:value-type="float" office:value="134.300272270643" calcext:value-type="float">
            <text:p/>
          </table:table-cell>
          <table:table-cell table:style-name="ce7" table:formula="of:=FLOOR([.D96];1)" office:value-type="float" office:value="22423" calcext:value-type="float">
            <text:p/>
          </table:table-cell>
          <table:table-cell table:style-name="ce7" table:formula="of:=FLOOR([.F96];1)" office:value-type="float" office:value="134" calcext:value-type="float">
            <text:p/>
          </table:table-cell>
          <table:table-cell table:formula="of:=CONCATENATE([.G96];&quot;,&quot;;[.H96])" office:value-type="string" office:string-value="22423,134" calcext:value-type="string">
            <text:p>22423,134</text:p>
          </table:table-cell>
          <table:table-cell table:number-columns-repeated="3"/>
        </table:table-row>
        <table:table-row table:style-name="ro1">
          <table:table-cell office:value-type="float" office:value="1.3883616E+015" calcext:value-type="float">
            <text:p>1388361600000000</text:p>
          </table:table-cell>
          <table:table-cell office:value-type="float" office:value="1487147" calcext:value-type="float">
            <text:p>1487147</text:p>
          </table:table-cell>
          <table:table-cell office:value-type="float" office:value="1388361600000" calcext:value-type="float">
            <text:p>1388361600000</text:p>
          </table:table-cell>
          <table:table-cell table:formula="of:=([.C97]-[$Home.$C$11])*[$Home.$C$24]/[$Home.$F$8]" office:value-type="float" office:value="22661.7716914461" calcext:value-type="float">
            <text:p/>
          </table:table-cell>
          <table:table-cell table:formula="of:=([.B97]/[$Home.$F$24])*1000" office:value-type="float" office:value="2.45890707671958" calcext:value-type="float">
            <text:p/>
          </table:table-cell>
          <table:table-cell table:formula="of:=([.E97]-[.$L$5])*([$Home.$C$30]-[$Home.$C$29])/([.$L$6]-[.$L$5])+[$Home.$C$29]" office:value-type="float" office:value="158.053988608447" calcext:value-type="float">
            <text:p/>
          </table:table-cell>
          <table:table-cell table:style-name="ce7" table:formula="of:=FLOOR([.D97];1)" office:value-type="float" office:value="22661" calcext:value-type="float">
            <text:p/>
          </table:table-cell>
          <table:table-cell table:style-name="ce7" table:formula="of:=FLOOR([.F97];1)" office:value-type="float" office:value="158" calcext:value-type="float">
            <text:p/>
          </table:table-cell>
          <table:table-cell table:formula="of:=CONCATENATE([.G97];&quot;,&quot;;[.H97])" office:value-type="string" office:string-value="22661,158" calcext:value-type="string">
            <text:p>22661,158</text:p>
          </table:table-cell>
          <table:table-cell table:number-columns-repeated="3"/>
        </table:table-row>
        <table:table-row table:style-name="ro1">
          <table:table-cell office:value-type="float" office:value="1.3889664E+015" calcext:value-type="float">
            <text:p>1388966400000000</text:p>
          </table:table-cell>
          <table:table-cell office:value-type="float" office:value="1983329" calcext:value-type="float">
            <text:p>1983329</text:p>
          </table:table-cell>
          <table:table-cell office:value-type="float" office:value="1388966400000" calcext:value-type="float">
            <text:p>1388966400000</text:p>
          </table:table-cell>
          <table:table-cell table:formula="of:=([.C98]-[$Home.$C$11])*[$Home.$C$24]/[$Home.$F$8]" office:value-type="float" office:value="22900.3166566192" calcext:value-type="float">
            <text:p/>
          </table:table-cell>
          <table:table-cell table:formula="of:=([.B98]/[$Home.$F$24])*1000" office:value-type="float" office:value="3.27931382275132" calcext:value-type="float">
            <text:p/>
          </table:table-cell>
          <table:table-cell table:formula="of:=([.E98]-[.$L$5])*([$Home.$C$30]-[$Home.$C$29])/([.$L$6]-[.$L$5])+[$Home.$C$29]" office:value-type="float" office:value="225.990091069836" calcext:value-type="float">
            <text:p/>
          </table:table-cell>
          <table:table-cell table:style-name="ce7" table:formula="of:=FLOOR([.D98];1)" office:value-type="float" office:value="22900" calcext:value-type="float">
            <text:p/>
          </table:table-cell>
          <table:table-cell table:style-name="ce7" table:formula="of:=FLOOR([.F98];1)" office:value-type="float" office:value="225" calcext:value-type="float">
            <text:p/>
          </table:table-cell>
          <table:table-cell table:formula="of:=CONCATENATE([.G98];&quot;,&quot;;[.H98])" office:value-type="string" office:string-value="22900,225" calcext:value-type="string">
            <text:p>22900,225</text:p>
          </table:table-cell>
          <table:table-cell table:number-columns-repeated="3"/>
        </table:table-row>
        <table:table-row table:style-name="ro1">
          <table:table-cell office:value-type="float" office:value="1.3895712E+015" calcext:value-type="float">
            <text:p>1389571200000000</text:p>
          </table:table-cell>
          <table:table-cell office:value-type="float" office:value="2068851" calcext:value-type="float">
            <text:p>2068851</text:p>
          </table:table-cell>
          <table:table-cell office:value-type="float" office:value="1389571200000" calcext:value-type="float">
            <text:p>1389571200000</text:p>
          </table:table-cell>
          <table:table-cell table:formula="of:=([.C99]-[$Home.$C$11])*[$Home.$C$24]/[$Home.$F$8]" office:value-type="float" office:value="23138.8616217923" calcext:value-type="float">
            <text:p/>
          </table:table-cell>
          <table:table-cell table:formula="of:=([.B99]/[$Home.$F$24])*1000" office:value-type="float" office:value="3.42071924603175" calcext:value-type="float">
            <text:p/>
          </table:table-cell>
          <table:table-cell table:formula="of:=([.E99]-[.$L$5])*([$Home.$C$30]-[$Home.$C$29])/([.$L$6]-[.$L$5])+[$Home.$C$29]" office:value-type="float" office:value="237.699567340041" calcext:value-type="float">
            <text:p/>
          </table:table-cell>
          <table:table-cell table:style-name="ce7" table:formula="of:=FLOOR([.D99];1)" office:value-type="float" office:value="23138" calcext:value-type="float">
            <text:p/>
          </table:table-cell>
          <table:table-cell table:style-name="ce7" table:formula="of:=FLOOR([.F99];1)" office:value-type="float" office:value="237" calcext:value-type="float">
            <text:p/>
          </table:table-cell>
          <table:table-cell table:formula="of:=CONCATENATE([.G99];&quot;,&quot;;[.H99])" office:value-type="string" office:string-value="23138,237" calcext:value-type="string">
            <text:p>23138,237</text:p>
          </table:table-cell>
          <table:table-cell table:number-columns-repeated="3"/>
        </table:table-row>
        <table:table-row table:style-name="ro1">
          <table:table-cell office:value-type="float" office:value="1.390176E+015" calcext:value-type="float">
            <text:p>1390176000000000</text:p>
          </table:table-cell>
          <table:table-cell office:value-type="float" office:value="2118830" calcext:value-type="float">
            <text:p>2118830</text:p>
          </table:table-cell>
          <table:table-cell office:value-type="float" office:value="1390176000000" calcext:value-type="float">
            <text:p>1390176000000</text:p>
          </table:table-cell>
          <table:table-cell table:formula="of:=([.C100]-[$Home.$C$11])*[$Home.$C$24]/[$Home.$F$8]" office:value-type="float" office:value="23377.4065869654" calcext:value-type="float">
            <text:p/>
          </table:table-cell>
          <table:table-cell table:formula="of:=([.B100]/[$Home.$F$24])*1000" office:value-type="float" office:value="3.50335648148148" calcext:value-type="float">
            <text:p/>
          </table:table-cell>
          <table:table-cell table:formula="of:=([.E100]-[.$L$5])*([$Home.$C$30]-[$Home.$C$29])/([.$L$6]-[.$L$5])+[$Home.$C$29]" office:value-type="float" office:value="244.542577495423" calcext:value-type="float">
            <text:p/>
          </table:table-cell>
          <table:table-cell table:style-name="ce7" table:formula="of:=FLOOR([.D100];1)" office:value-type="float" office:value="23377" calcext:value-type="float">
            <text:p/>
          </table:table-cell>
          <table:table-cell table:style-name="ce7" table:formula="of:=FLOOR([.F100];1)" office:value-type="float" office:value="244" calcext:value-type="float">
            <text:p/>
          </table:table-cell>
          <table:table-cell table:formula="of:=CONCATENATE([.G100];&quot;,&quot;;[.H100])" office:value-type="string" office:string-value="23377,244" calcext:value-type="string">
            <text:p>23377,244</text:p>
          </table:table-cell>
          <table:table-cell table:number-columns-repeated="3"/>
        </table:table-row>
        <table:table-row table:style-name="ro1">
          <table:table-cell office:value-type="float" office:value="1.3907808E+015" calcext:value-type="float">
            <text:p>1390780800000000</text:p>
          </table:table-cell>
          <table:table-cell office:value-type="float" office:value="2120556" calcext:value-type="float">
            <text:p>2120556</text:p>
          </table:table-cell>
          <table:table-cell office:value-type="float" office:value="1390780800000" calcext:value-type="float">
            <text:p>1390780800000</text:p>
          </table:table-cell>
          <table:table-cell table:formula="of:=([.C101]-[$Home.$C$11])*[$Home.$C$24]/[$Home.$F$8]" office:value-type="float" office:value="23615.9515521385" calcext:value-type="float">
            <text:p/>
          </table:table-cell>
          <table:table-cell table:formula="of:=([.B101]/[$Home.$F$24])*1000" office:value-type="float" office:value="3.50621031746032" calcext:value-type="float">
            <text:p/>
          </table:table-cell>
          <table:table-cell table:formula="of:=([.E101]-[.$L$5])*([$Home.$C$30]-[$Home.$C$29])/([.$L$6]-[.$L$5])+[$Home.$C$29]" office:value-type="float" office:value="244.778897460372" calcext:value-type="float">
            <text:p/>
          </table:table-cell>
          <table:table-cell table:style-name="ce7" table:formula="of:=FLOOR([.D101];1)" office:value-type="float" office:value="23615" calcext:value-type="float">
            <text:p/>
          </table:table-cell>
          <table:table-cell table:style-name="ce7" table:formula="of:=FLOOR([.F101];1)" office:value-type="float" office:value="244" calcext:value-type="float">
            <text:p/>
          </table:table-cell>
          <table:table-cell table:formula="of:=CONCATENATE([.G101];&quot;,&quot;;[.H101])" office:value-type="string" office:string-value="23615,244" calcext:value-type="string">
            <text:p>23615,244</text:p>
          </table:table-cell>
          <table:table-cell table:number-columns-repeated="3"/>
        </table:table-row>
        <table:table-row table:style-name="ro1">
          <table:table-cell office:value-type="float" office:value="1.3913856E+015" calcext:value-type="float">
            <text:p>1391385600000000</text:p>
          </table:table-cell>
          <table:table-cell office:value-type="float" office:value="2280340" calcext:value-type="float">
            <text:p>2280340</text:p>
          </table:table-cell>
          <table:table-cell office:value-type="float" office:value="1391385600000" calcext:value-type="float">
            <text:p>1391385600000</text:p>
          </table:table-cell>
          <table:table-cell table:formula="of:=([.C102]-[$Home.$C$11])*[$Home.$C$24]/[$Home.$F$8]" office:value-type="float" office:value="23854.4965173117" calcext:value-type="float">
            <text:p/>
          </table:table-cell>
          <table:table-cell table:formula="of:=([.B102]/[$Home.$F$24])*1000" office:value-type="float" office:value="3.77040343915344" calcext:value-type="float">
            <text:p/>
          </table:table-cell>
          <table:table-cell table:formula="of:=([.E102]-[.$L$5])*([$Home.$C$30]-[$Home.$C$29])/([.$L$6]-[.$L$5])+[$Home.$C$29]" office:value-type="float" office:value="266.656156602563" calcext:value-type="float">
            <text:p/>
          </table:table-cell>
          <table:table-cell table:style-name="ce7" table:formula="of:=FLOOR([.D102];1)" office:value-type="float" office:value="23854" calcext:value-type="float">
            <text:p/>
          </table:table-cell>
          <table:table-cell table:style-name="ce7" table:formula="of:=FLOOR([.F102];1)" office:value-type="float" office:value="266" calcext:value-type="float">
            <text:p/>
          </table:table-cell>
          <table:table-cell table:formula="of:=CONCATENATE([.G102];&quot;,&quot;;[.H102])" office:value-type="string" office:string-value="23854,266" calcext:value-type="string">
            <text:p>23854,266</text:p>
          </table:table-cell>
          <table:table-cell table:number-columns-repeated="3"/>
        </table:table-row>
        <table:table-row table:style-name="ro1">
          <table:table-cell office:value-type="float" office:value="1.3919904E+015" calcext:value-type="float">
            <text:p>1391990400000000</text:p>
          </table:table-cell>
          <table:table-cell office:value-type="float" office:value="2234570" calcext:value-type="float">
            <text:p>2234570</text:p>
          </table:table-cell>
          <table:table-cell office:value-type="float" office:value="1391990400000" calcext:value-type="float">
            <text:p>1391990400000</text:p>
          </table:table-cell>
          <table:table-cell table:formula="of:=([.C103]-[$Home.$C$11])*[$Home.$C$24]/[$Home.$F$8]" office:value-type="float" office:value="24093.0414824848" calcext:value-type="float">
            <text:p/>
          </table:table-cell>
          <table:table-cell table:formula="of:=([.B103]/[$Home.$F$24])*1000" office:value-type="float" office:value="3.69472552910053" calcext:value-type="float">
            <text:p/>
          </table:table-cell>
          <table:table-cell table:formula="of:=([.E103]-[.$L$5])*([$Home.$C$30]-[$Home.$C$29])/([.$L$6]-[.$L$5])+[$Home.$C$29]" office:value-type="float" office:value="260.389433082448" calcext:value-type="float">
            <text:p/>
          </table:table-cell>
          <table:table-cell table:style-name="ce7" table:formula="of:=FLOOR([.D103];1)" office:value-type="float" office:value="24093" calcext:value-type="float">
            <text:p/>
          </table:table-cell>
          <table:table-cell table:style-name="ce7" table:formula="of:=FLOOR([.F103];1)" office:value-type="float" office:value="260" calcext:value-type="float">
            <text:p/>
          </table:table-cell>
          <table:table-cell table:formula="of:=CONCATENATE([.G103];&quot;,&quot;;[.H103])" office:value-type="string" office:string-value="24093,260" calcext:value-type="string">
            <text:p>24093,260</text:p>
          </table:table-cell>
          <table:table-cell table:number-columns-repeated="3"/>
        </table:table-row>
        <table:table-row table:style-name="ro1">
          <table:table-cell office:value-type="float" office:value="1.3925952E+015" calcext:value-type="float">
            <text:p>1392595200000000</text:p>
          </table:table-cell>
          <table:table-cell office:value-type="float" office:value="2259230" calcext:value-type="float">
            <text:p>2259230</text:p>
          </table:table-cell>
          <table:table-cell office:value-type="float" office:value="1392595200000" calcext:value-type="float">
            <text:p>1392595200000</text:p>
          </table:table-cell>
          <table:table-cell table:formula="of:=([.C104]-[$Home.$C$11])*[$Home.$C$24]/[$Home.$F$8]" office:value-type="float" office:value="24331.5864476579" calcext:value-type="float">
            <text:p/>
          </table:table-cell>
          <table:table-cell table:formula="of:=([.B104]/[$Home.$F$24])*1000" office:value-type="float" office:value="3.73549933862434" calcext:value-type="float">
            <text:p/>
          </table:table-cell>
          <table:table-cell table:formula="of:=([.E104]-[.$L$5])*([$Home.$C$30]-[$Home.$C$29])/([.$L$6]-[.$L$5])+[$Home.$C$29]" office:value-type="float" office:value="263.765823775173" calcext:value-type="float">
            <text:p/>
          </table:table-cell>
          <table:table-cell table:style-name="ce7" table:formula="of:=FLOOR([.D104];1)" office:value-type="float" office:value="24331" calcext:value-type="float">
            <text:p/>
          </table:table-cell>
          <table:table-cell table:style-name="ce7" table:formula="of:=FLOOR([.F104];1)" office:value-type="float" office:value="263" calcext:value-type="float">
            <text:p/>
          </table:table-cell>
          <table:table-cell table:formula="of:=CONCATENATE([.G104];&quot;,&quot;;[.H104])" office:value-type="string" office:string-value="24331,263" calcext:value-type="string">
            <text:p>24331,263</text:p>
          </table:table-cell>
          <table:table-cell table:number-columns-repeated="3"/>
        </table:table-row>
        <table:table-row table:style-name="ro1">
          <table:table-cell office:value-type="float" office:value="1.3932E+015" calcext:value-type="float">
            <text:p>1393200000000000</text:p>
          </table:table-cell>
          <table:table-cell office:value-type="float" office:value="2378879" calcext:value-type="float">
            <text:p>2378879</text:p>
          </table:table-cell>
          <table:table-cell office:value-type="float" office:value="1393200000000" calcext:value-type="float">
            <text:p>1393200000000</text:p>
          </table:table-cell>
          <table:table-cell table:formula="of:=([.C105]-[$Home.$C$11])*[$Home.$C$24]/[$Home.$F$8]" office:value-type="float" office:value="24570.131412831" calcext:value-type="float">
            <text:p/>
          </table:table-cell>
          <table:table-cell table:formula="of:=([.B105]/[$Home.$F$24])*1000" office:value-type="float" office:value="3.93333167989418" calcext:value-type="float">
            <text:p/>
          </table:table-cell>
          <table:table-cell table:formula="of:=([.E105]-[.$L$5])*([$Home.$C$30]-[$Home.$C$29])/([.$L$6]-[.$L$5])+[$Home.$C$29]" office:value-type="float" office:value="280.147890684902" calcext:value-type="float">
            <text:p/>
          </table:table-cell>
          <table:table-cell table:style-name="ce7" table:formula="of:=FLOOR([.D105];1)" office:value-type="float" office:value="24570" calcext:value-type="float">
            <text:p/>
          </table:table-cell>
          <table:table-cell table:style-name="ce7" table:formula="of:=FLOOR([.F105];1)" office:value-type="float" office:value="280" calcext:value-type="float">
            <text:p/>
          </table:table-cell>
          <table:table-cell table:formula="of:=CONCATENATE([.G105];&quot;,&quot;;[.H105])" office:value-type="string" office:string-value="24570,280" calcext:value-type="string">
            <text:p>24570,280</text:p>
          </table:table-cell>
          <table:table-cell table:number-columns-repeated="3"/>
        </table:table-row>
        <table:table-row table:style-name="ro1">
          <table:table-cell office:value-type="float" office:value="1.3938048E+015" calcext:value-type="float">
            <text:p>1393804800000000</text:p>
          </table:table-cell>
          <table:table-cell office:value-type="float" office:value="2391377" calcext:value-type="float">
            <text:p>2391377</text:p>
          </table:table-cell>
          <table:table-cell office:value-type="float" office:value="1393804800000" calcext:value-type="float">
            <text:p>1393804800000</text:p>
          </table:table-cell>
          <table:table-cell table:formula="of:=([.C106]-[$Home.$C$11])*[$Home.$C$24]/[$Home.$F$8]" office:value-type="float" office:value="24808.6763780041" calcext:value-type="float">
            <text:p/>
          </table:table-cell>
          <table:table-cell table:formula="of:=([.B106]/[$Home.$F$24])*1000" office:value-type="float" office:value="3.95399636243386" calcext:value-type="float">
            <text:p/>
          </table:table-cell>
          <table:table-cell table:formula="of:=([.E106]-[.$L$5])*([$Home.$C$30]-[$Home.$C$29])/([.$L$6]-[.$L$5])+[$Home.$C$29]" office:value-type="float" office:value="281.8590882063" calcext:value-type="float">
            <text:p/>
          </table:table-cell>
          <table:table-cell table:style-name="ce7" table:formula="of:=FLOOR([.D106];1)" office:value-type="float" office:value="24808" calcext:value-type="float">
            <text:p/>
          </table:table-cell>
          <table:table-cell table:style-name="ce7" table:formula="of:=FLOOR([.F106];1)" office:value-type="float" office:value="281" calcext:value-type="float">
            <text:p/>
          </table:table-cell>
          <table:table-cell table:formula="of:=CONCATENATE([.G106];&quot;,&quot;;[.H106])" office:value-type="string" office:string-value="24808,281" calcext:value-type="string">
            <text:p>24808,281</text:p>
          </table:table-cell>
          <table:table-cell table:number-columns-repeated="3"/>
        </table:table-row>
        <table:table-row table:style-name="ro1">
          <table:table-cell office:value-type="float" office:value="1.3944096E+015" calcext:value-type="float">
            <text:p>1394409600000000</text:p>
          </table:table-cell>
          <table:table-cell office:value-type="float" office:value="2401240" calcext:value-type="float">
            <text:p>2401240</text:p>
          </table:table-cell>
          <table:table-cell office:value-type="float" office:value="1394409600000" calcext:value-type="float">
            <text:p>1394409600000</text:p>
          </table:table-cell>
          <table:table-cell table:formula="of:=([.C107]-[$Home.$C$11])*[$Home.$C$24]/[$Home.$F$8]" office:value-type="float" office:value="25047.2213431772" calcext:value-type="float">
            <text:p/>
          </table:table-cell>
          <table:table-cell table:formula="of:=([.B107]/[$Home.$F$24])*1000" office:value-type="float" office:value="3.97030423280423" calcext:value-type="float">
            <text:p/>
          </table:table-cell>
          <table:table-cell table:formula="of:=([.E107]-[.$L$5])*([$Home.$C$30]-[$Home.$C$29])/([.$L$6]-[.$L$5])+[$Home.$C$29]" office:value-type="float" office:value="283.209507565681" calcext:value-type="float">
            <text:p/>
          </table:table-cell>
          <table:table-cell table:style-name="ce7" table:formula="of:=FLOOR([.D107];1)" office:value-type="float" office:value="25047" calcext:value-type="float">
            <text:p/>
          </table:table-cell>
          <table:table-cell table:style-name="ce7" table:formula="of:=FLOOR([.F107];1)" office:value-type="float" office:value="283" calcext:value-type="float">
            <text:p/>
          </table:table-cell>
          <table:table-cell table:formula="of:=CONCATENATE([.G107];&quot;,&quot;;[.H107])" office:value-type="string" office:string-value="25047,283" calcext:value-type="string">
            <text:p>25047,283</text:p>
          </table:table-cell>
          <table:table-cell table:number-columns-repeated="3"/>
        </table:table-row>
        <table:table-row table:style-name="ro1">
          <table:table-cell office:value-type="float" office:value="1.3950144E+015" calcext:value-type="float">
            <text:p>1395014400000000</text:p>
          </table:table-cell>
          <table:table-cell office:value-type="float" office:value="2405453" calcext:value-type="float">
            <text:p>2405453</text:p>
          </table:table-cell>
          <table:table-cell office:value-type="float" office:value="1395014400000" calcext:value-type="float">
            <text:p>1395014400000</text:p>
          </table:table-cell>
          <table:table-cell table:formula="of:=([.C108]-[$Home.$C$11])*[$Home.$C$24]/[$Home.$F$8]" office:value-type="float" office:value="25285.7663083504" calcext:value-type="float">
            <text:p/>
          </table:table-cell>
          <table:table-cell table:formula="of:=([.B108]/[$Home.$F$24])*1000" office:value-type="float" office:value="3.97727017195767" calcext:value-type="float">
            <text:p/>
          </table:table-cell>
          <table:table-cell table:formula="of:=([.E108]-[.$L$5])*([$Home.$C$30]-[$Home.$C$29])/([.$L$6]-[.$L$5])+[$Home.$C$29]" office:value-type="float" office:value="283.786341871782" calcext:value-type="float">
            <text:p/>
          </table:table-cell>
          <table:table-cell table:style-name="ce7" table:formula="of:=FLOOR([.D108];1)" office:value-type="float" office:value="25285" calcext:value-type="float">
            <text:p/>
          </table:table-cell>
          <table:table-cell table:style-name="ce7" table:formula="of:=FLOOR([.F108];1)" office:value-type="float" office:value="283" calcext:value-type="float">
            <text:p/>
          </table:table-cell>
          <table:table-cell table:formula="of:=CONCATENATE([.G108];&quot;,&quot;;[.H108])" office:value-type="string" office:string-value="25285,283" calcext:value-type="string">
            <text:p>25285,283</text:p>
          </table:table-cell>
          <table:table-cell table:number-columns-repeated="3"/>
        </table:table-row>
        <table:table-row table:style-name="ro1">
          <table:table-cell office:value-type="float" office:value="1.3956192E+015" calcext:value-type="float">
            <text:p>1395619200000000</text:p>
          </table:table-cell>
          <table:table-cell office:value-type="float" office:value="2269753" calcext:value-type="float">
            <text:p>2269753</text:p>
          </table:table-cell>
          <table:table-cell office:value-type="float" office:value="1395619200000" calcext:value-type="float">
            <text:p>1395619200000</text:p>
          </table:table-cell>
          <table:table-cell table:formula="of:=([.C109]-[$Home.$C$11])*[$Home.$C$24]/[$Home.$F$8]" office:value-type="float" office:value="25524.3112735235" calcext:value-type="float">
            <text:p/>
          </table:table-cell>
          <table:table-cell table:formula="of:=([.B109]/[$Home.$F$24])*1000" office:value-type="float" office:value="3.75289847883598" calcext:value-type="float">
            <text:p/>
          </table:table-cell>
          <table:table-cell table:formula="of:=([.E109]-[.$L$5])*([$Home.$C$30]-[$Home.$C$29])/([.$L$6]-[.$L$5])+[$Home.$C$29]" office:value-type="float" office:value="265.206608822195" calcext:value-type="float">
            <text:p/>
          </table:table-cell>
          <table:table-cell table:style-name="ce7" table:formula="of:=FLOOR([.D109];1)" office:value-type="float" office:value="25524" calcext:value-type="float">
            <text:p/>
          </table:table-cell>
          <table:table-cell table:style-name="ce7" table:formula="of:=FLOOR([.F109];1)" office:value-type="float" office:value="265" calcext:value-type="float">
            <text:p/>
          </table:table-cell>
          <table:table-cell table:formula="of:=CONCATENATE([.G109];&quot;,&quot;;[.H109])" office:value-type="string" office:string-value="25524,265" calcext:value-type="string">
            <text:p>25524,265</text:p>
          </table:table-cell>
          <table:table-cell table:number-columns-repeated="3"/>
        </table:table-row>
        <table:table-row table:style-name="ro1">
          <table:table-cell office:value-type="float" office:value="1.396224E+015" calcext:value-type="float">
            <text:p>1396224000000000</text:p>
          </table:table-cell>
          <table:table-cell office:value-type="float" office:value="2431563" calcext:value-type="float">
            <text:p>2431563</text:p>
          </table:table-cell>
          <table:table-cell office:value-type="float" office:value="1396224000000" calcext:value-type="float">
            <text:p>1396224000000</text:p>
          </table:table-cell>
          <table:table-cell table:formula="of:=([.C110]-[$Home.$C$11])*[$Home.$C$24]/[$Home.$F$8]" office:value-type="float" office:value="25762.8562386966" calcext:value-type="float">
            <text:p/>
          </table:table-cell>
          <table:table-cell table:formula="of:=([.B110]/[$Home.$F$24])*1000" office:value-type="float" office:value="4.02044146825397" calcext:value-type="float">
            <text:p/>
          </table:table-cell>
          <table:table-cell table:formula="of:=([.E110]-[.$L$5])*([$Home.$C$30]-[$Home.$C$29])/([.$L$6]-[.$L$5])+[$Home.$C$29]" office:value-type="float" office:value="287.361263241898" calcext:value-type="float">
            <text:p/>
          </table:table-cell>
          <table:table-cell table:style-name="ce7" table:formula="of:=FLOOR([.D110];1)" office:value-type="float" office:value="25762" calcext:value-type="float">
            <text:p/>
          </table:table-cell>
          <table:table-cell table:style-name="ce7" table:formula="of:=FLOOR([.F110];1)" office:value-type="float" office:value="287" calcext:value-type="float">
            <text:p/>
          </table:table-cell>
          <table:table-cell table:formula="of:=CONCATENATE([.G110];&quot;,&quot;;[.H110])" office:value-type="string" office:string-value="25762,287" calcext:value-type="string">
            <text:p>25762,287</text:p>
          </table:table-cell>
          <table:table-cell table:number-columns-repeated="3"/>
        </table:table-row>
        <table:table-row table:style-name="ro1">
          <table:table-cell office:value-type="float" office:value="1.3968288E+015" calcext:value-type="float">
            <text:p>1396828800000000</text:p>
          </table:table-cell>
          <table:table-cell office:value-type="float" office:value="2455626" calcext:value-type="float">
            <text:p>2455626</text:p>
          </table:table-cell>
          <table:table-cell office:value-type="float" office:value="1396828800000" calcext:value-type="float">
            <text:p>1396828800000</text:p>
          </table:table-cell>
          <table:table-cell table:formula="of:=([.C111]-[$Home.$C$11])*[$Home.$C$24]/[$Home.$F$8]" office:value-type="float" office:value="26001.4012038697" calcext:value-type="float">
            <text:p/>
          </table:table-cell>
          <table:table-cell table:formula="of:=([.B111]/[$Home.$F$24])*1000" office:value-type="float" office:value="4.06022817460318" calcext:value-type="float">
            <text:p/>
          </table:table-cell>
          <table:table-cell table:formula="of:=([.E111]-[.$L$5])*([$Home.$C$30]-[$Home.$C$29])/([.$L$6]-[.$L$5])+[$Home.$C$29]" office:value-type="float" office:value="290.655914062622" calcext:value-type="float">
            <text:p/>
          </table:table-cell>
          <table:table-cell table:style-name="ce7" table:formula="of:=FLOOR([.D111];1)" office:value-type="float" office:value="26001" calcext:value-type="float">
            <text:p/>
          </table:table-cell>
          <table:table-cell table:style-name="ce7" table:formula="of:=FLOOR([.F111];1)" office:value-type="float" office:value="290" calcext:value-type="float">
            <text:p/>
          </table:table-cell>
          <table:table-cell table:formula="of:=CONCATENATE([.G111];&quot;,&quot;;[.H111])" office:value-type="string" office:string-value="26001,290" calcext:value-type="string">
            <text:p>26001,290</text:p>
          </table:table-cell>
          <table:table-cell table:number-columns-repeated="3"/>
        </table:table-row>
        <table:table-row table:style-name="ro1">
          <table:table-cell office:value-type="float" office:value="1.3974336E+015" calcext:value-type="float">
            <text:p>1397433600000000</text:p>
          </table:table-cell>
          <table:table-cell office:value-type="float" office:value="2469677" calcext:value-type="float">
            <text:p>2469677</text:p>
          </table:table-cell>
          <table:table-cell office:value-type="float" office:value="1397433600000" calcext:value-type="float">
            <text:p>1397433600000</text:p>
          </table:table-cell>
          <table:table-cell table:formula="of:=([.C112]-[$Home.$C$11])*[$Home.$C$24]/[$Home.$F$8]" office:value-type="float" office:value="26239.9461690428" calcext:value-type="float">
            <text:p/>
          </table:table-cell>
          <table:table-cell table:formula="of:=([.B112]/[$Home.$F$24])*1000" office:value-type="float" office:value="4.08346064814815" calcext:value-type="float">
            <text:p/>
          </table:table-cell>
          <table:table-cell table:formula="of:=([.E112]-[.$L$5])*([$Home.$C$30]-[$Home.$C$29])/([.$L$6]-[.$L$5])+[$Home.$C$29]" office:value-type="float" office:value="292.579744785391" calcext:value-type="float">
            <text:p/>
          </table:table-cell>
          <table:table-cell table:style-name="ce7" table:formula="of:=FLOOR([.D112];1)" office:value-type="float" office:value="26239" calcext:value-type="float">
            <text:p/>
          </table:table-cell>
          <table:table-cell table:style-name="ce7" table:formula="of:=FLOOR([.F112];1)" office:value-type="float" office:value="292" calcext:value-type="float">
            <text:p/>
          </table:table-cell>
          <table:table-cell table:formula="of:=CONCATENATE([.G112];&quot;,&quot;;[.H112])" office:value-type="string" office:string-value="26239,292" calcext:value-type="string">
            <text:p>26239,292</text:p>
          </table:table-cell>
          <table:table-cell table:number-columns-repeated="3"/>
        </table:table-row>
        <table:table-row table:style-name="ro1">
          <table:table-cell office:value-type="float" office:value="1.3980384E+015" calcext:value-type="float">
            <text:p>1398038400000000</text:p>
          </table:table-cell>
          <table:table-cell office:value-type="float" office:value="2562797" calcext:value-type="float">
            <text:p>2562797</text:p>
          </table:table-cell>
          <table:table-cell office:value-type="float" office:value="1398038400000" calcext:value-type="float">
            <text:p>1398038400000</text:p>
          </table:table-cell>
          <table:table-cell table:formula="of:=([.C113]-[$Home.$C$11])*[$Home.$C$24]/[$Home.$F$8]" office:value-type="float" office:value="26478.491134216" calcext:value-type="float">
            <text:p/>
          </table:table-cell>
          <table:table-cell table:formula="of:=([.B113]/[$Home.$F$24])*1000" office:value-type="float" office:value="4.2374289021164" calcext:value-type="float">
            <text:p/>
          </table:table-cell>
          <table:table-cell table:formula="of:=([.E113]-[.$L$5])*([$Home.$C$30]-[$Home.$C$29])/([.$L$6]-[.$L$5])+[$Home.$C$29]" office:value-type="float" office:value="305.329521805123" calcext:value-type="float">
            <text:p/>
          </table:table-cell>
          <table:table-cell table:style-name="ce7" table:formula="of:=FLOOR([.D113];1)" office:value-type="float" office:value="26478" calcext:value-type="float">
            <text:p/>
          </table:table-cell>
          <table:table-cell table:style-name="ce7" table:formula="of:=FLOOR([.F113];1)" office:value-type="float" office:value="305" calcext:value-type="float">
            <text:p/>
          </table:table-cell>
          <table:table-cell table:formula="of:=CONCATENATE([.G113];&quot;,&quot;;[.H113])" office:value-type="string" office:string-value="26478,305" calcext:value-type="string">
            <text:p>26478,305</text:p>
          </table:table-cell>
          <table:table-cell table:number-columns-repeated="3"/>
        </table:table-row>
        <table:table-row table:style-name="ro1">
          <table:table-cell office:value-type="float" office:value="1.3986432E+015" calcext:value-type="float">
            <text:p>1398643200000000</text:p>
          </table:table-cell>
          <table:table-cell office:value-type="float" office:value="2380083" calcext:value-type="float">
            <text:p>2380083</text:p>
          </table:table-cell>
          <table:table-cell office:value-type="float" office:value="1398643200000" calcext:value-type="float">
            <text:p>1398643200000</text:p>
          </table:table-cell>
          <table:table-cell table:formula="of:=([.C114]-[$Home.$C$11])*[$Home.$C$24]/[$Home.$F$8]" office:value-type="float" office:value="26717.0360993891" calcext:value-type="float">
            <text:p/>
          </table:table-cell>
          <table:table-cell table:formula="of:=([.B114]/[$Home.$F$24])*1000" office:value-type="float" office:value="3.93532242063492" calcext:value-type="float">
            <text:p/>
          </table:table-cell>
          <table:table-cell table:formula="of:=([.E114]-[.$L$5])*([$Home.$C$30]-[$Home.$C$29])/([.$L$6]-[.$L$5])+[$Home.$C$29]" office:value-type="float" office:value="280.31273960599" calcext:value-type="float">
            <text:p/>
          </table:table-cell>
          <table:table-cell table:style-name="ce7" table:formula="of:=FLOOR([.D114];1)" office:value-type="float" office:value="26717" calcext:value-type="float">
            <text:p/>
          </table:table-cell>
          <table:table-cell table:style-name="ce7" table:formula="of:=FLOOR([.F114];1)" office:value-type="float" office:value="280" calcext:value-type="float">
            <text:p/>
          </table:table-cell>
          <table:table-cell table:formula="of:=CONCATENATE([.G114];&quot;,&quot;;[.H114])" office:value-type="string" office:string-value="26717,280" calcext:value-type="string">
            <text:p>26717,280</text:p>
          </table:table-cell>
          <table:table-cell table:number-columns-repeated="3"/>
        </table:table-row>
        <table:table-row table:style-name="ro1">
          <table:table-cell office:value-type="float" office:value="1.399248E+015" calcext:value-type="float">
            <text:p>1399248000000000</text:p>
          </table:table-cell>
          <table:table-cell office:value-type="float" office:value="2543183" calcext:value-type="float">
            <text:p>2543183</text:p>
          </table:table-cell>
          <table:table-cell office:value-type="float" office:value="1399248000000" calcext:value-type="float">
            <text:p>1399248000000</text:p>
          </table:table-cell>
          <table:table-cell table:formula="of:=([.C115]-[$Home.$C$11])*[$Home.$C$24]/[$Home.$F$8]" office:value-type="float" office:value="26955.5810645622" calcext:value-type="float">
            <text:p/>
          </table:table-cell>
          <table:table-cell table:formula="of:=([.B115]/[$Home.$F$24])*1000" office:value-type="float" office:value="4.20499834656085" calcext:value-type="float">
            <text:p/>
          </table:table-cell>
          <table:table-cell table:formula="of:=([.E115]-[.$L$5])*([$Home.$C$30]-[$Home.$C$29])/([.$L$6]-[.$L$5])+[$Home.$C$29]" office:value-type="float" office:value="302.644017869717" calcext:value-type="float">
            <text:p/>
          </table:table-cell>
          <table:table-cell table:style-name="ce7" table:formula="of:=FLOOR([.D115];1)" office:value-type="float" office:value="26955" calcext:value-type="float">
            <text:p/>
          </table:table-cell>
          <table:table-cell table:style-name="ce7" table:formula="of:=FLOOR([.F115];1)" office:value-type="float" office:value="302" calcext:value-type="float">
            <text:p/>
          </table:table-cell>
          <table:table-cell table:formula="of:=CONCATENATE([.G115];&quot;,&quot;;[.H115])" office:value-type="string" office:string-value="26955,302" calcext:value-type="string">
            <text:p>26955,302</text:p>
          </table:table-cell>
          <table:table-cell table:number-columns-repeated="3"/>
        </table:table-row>
        <table:table-row table:style-name="ro1">
          <table:table-cell office:value-type="float" office:value="1.3998528E+015" calcext:value-type="float">
            <text:p>1399852800000000</text:p>
          </table:table-cell>
          <table:table-cell office:value-type="float" office:value="2484650" calcext:value-type="float">
            <text:p>2484650</text:p>
          </table:table-cell>
          <table:table-cell office:value-type="float" office:value="1399852800000" calcext:value-type="float">
            <text:p>1399852800000</text:p>
          </table:table-cell>
          <table:table-cell table:formula="of:=([.C116]-[$Home.$C$11])*[$Home.$C$24]/[$Home.$F$8]" office:value-type="float" office:value="27194.1260297353" calcext:value-type="float">
            <text:p/>
          </table:table-cell>
          <table:table-cell table:formula="of:=([.B116]/[$Home.$F$24])*1000" office:value-type="float" office:value="4.10821759259259" calcext:value-type="float">
            <text:p/>
          </table:table-cell>
          <table:table-cell table:formula="of:=([.E116]-[.$L$5])*([$Home.$C$30]-[$Home.$C$29])/([.$L$6]-[.$L$5])+[$Home.$C$29]" office:value-type="float" office:value="294.629813635439" calcext:value-type="float">
            <text:p/>
          </table:table-cell>
          <table:table-cell table:style-name="ce7" table:formula="of:=FLOOR([.D116];1)" office:value-type="float" office:value="27194" calcext:value-type="float">
            <text:p/>
          </table:table-cell>
          <table:table-cell table:style-name="ce7" table:formula="of:=FLOOR([.F116];1)" office:value-type="float" office:value="294" calcext:value-type="float">
            <text:p/>
          </table:table-cell>
          <table:table-cell table:formula="of:=CONCATENATE([.G116];&quot;,&quot;;[.H116])" office:value-type="string" office:string-value="27194,294" calcext:value-type="string">
            <text:p>27194,294</text:p>
          </table:table-cell>
          <table:table-cell table:number-columns-repeated="3"/>
        </table:table-row>
        <table:table-row table:style-name="ro1">
          <table:table-cell office:value-type="float" office:value="1.4004576E+015" calcext:value-type="float">
            <text:p>1400457600000000</text:p>
          </table:table-cell>
          <table:table-cell office:value-type="float" office:value="2519577" calcext:value-type="float">
            <text:p>2519577</text:p>
          </table:table-cell>
          <table:table-cell office:value-type="float" office:value="1400457600000" calcext:value-type="float">
            <text:p>1400457600000</text:p>
          </table:table-cell>
          <table:table-cell table:formula="of:=([.C117]-[$Home.$C$11])*[$Home.$C$24]/[$Home.$F$8]" office:value-type="float" office:value="27432.6709949084" calcext:value-type="float">
            <text:p/>
          </table:table-cell>
          <table:table-cell table:formula="of:=([.B117]/[$Home.$F$24])*1000" office:value-type="float" office:value="4.16596726190476" calcext:value-type="float">
            <text:p/>
          </table:table-cell>
          <table:table-cell table:formula="of:=([.E117]-[.$L$5])*([$Home.$C$30]-[$Home.$C$29])/([.$L$6]-[.$L$5])+[$Home.$C$29]" office:value-type="float" office:value="299.411938441798" calcext:value-type="float">
            <text:p/>
          </table:table-cell>
          <table:table-cell table:style-name="ce7" table:formula="of:=FLOOR([.D117];1)" office:value-type="float" office:value="27432" calcext:value-type="float">
            <text:p/>
          </table:table-cell>
          <table:table-cell table:style-name="ce7" table:formula="of:=FLOOR([.F117];1)" office:value-type="float" office:value="299" calcext:value-type="float">
            <text:p/>
          </table:table-cell>
          <table:table-cell table:formula="of:=CONCATENATE([.G117];&quot;,&quot;;[.H117])" office:value-type="string" office:string-value="27432,299" calcext:value-type="string">
            <text:p>27432,299</text:p>
          </table:table-cell>
          <table:table-cell table:number-columns-repeated="3"/>
        </table:table-row>
        <table:table-row table:style-name="ro1">
          <table:table-cell office:value-type="float" office:value="1.4010624E+015" calcext:value-type="float">
            <text:p>1401062400000000</text:p>
          </table:table-cell>
          <table:table-cell office:value-type="float" office:value="2327573" calcext:value-type="float">
            <text:p>2327573</text:p>
          </table:table-cell>
          <table:table-cell office:value-type="float" office:value="1401062400000" calcext:value-type="float">
            <text:p>1401062400000</text:p>
          </table:table-cell>
          <table:table-cell table:formula="of:=([.C118]-[$Home.$C$11])*[$Home.$C$24]/[$Home.$F$8]" office:value-type="float" office:value="27671.2159600815" calcext:value-type="float">
            <text:p/>
          </table:table-cell>
          <table:table-cell table:formula="of:=([.B118]/[$Home.$F$24])*1000" office:value-type="float" office:value="3.84850033068783" calcext:value-type="float">
            <text:p/>
          </table:table-cell>
          <table:table-cell table:formula="of:=([.E118]-[.$L$5])*([$Home.$C$30]-[$Home.$C$29])/([.$L$6]-[.$L$5])+[$Home.$C$29]" office:value-type="float" office:value="273.12319073028" calcext:value-type="float">
            <text:p/>
          </table:table-cell>
          <table:table-cell table:style-name="ce7" table:formula="of:=FLOOR([.D118];1)" office:value-type="float" office:value="27671" calcext:value-type="float">
            <text:p/>
          </table:table-cell>
          <table:table-cell table:style-name="ce7" table:formula="of:=FLOOR([.F118];1)" office:value-type="float" office:value="273" calcext:value-type="float">
            <text:p/>
          </table:table-cell>
          <table:table-cell table:formula="of:=CONCATENATE([.G118];&quot;,&quot;;[.H118])" office:value-type="string" office:string-value="27671,273" calcext:value-type="string">
            <text:p>27671,273</text:p>
          </table:table-cell>
          <table:table-cell table:number-columns-repeated="3"/>
        </table:table-row>
        <table:table-row table:style-name="ro1">
          <table:table-cell office:value-type="float" office:value="1.4016672E+015" calcext:value-type="float">
            <text:p>1401667200000000</text:p>
          </table:table-cell>
          <table:table-cell office:value-type="float" office:value="2421765" calcext:value-type="float">
            <text:p>2421765</text:p>
          </table:table-cell>
          <table:table-cell office:value-type="float" office:value="1401667200000" calcext:value-type="float">
            <text:p>1401667200000</text:p>
          </table:table-cell>
          <table:table-cell table:formula="of:=([.C119]-[$Home.$C$11])*[$Home.$C$24]/[$Home.$F$8]" office:value-type="float" office:value="27909.7609252547" calcext:value-type="float">
            <text:p/>
          </table:table-cell>
          <table:table-cell table:formula="of:=([.B119]/[$Home.$F$24])*1000" office:value-type="float" office:value="4.00424107142857" calcext:value-type="float">
            <text:p/>
          </table:table-cell>
          <table:table-cell table:formula="of:=([.E119]-[.$L$5])*([$Home.$C$30]-[$Home.$C$29])/([.$L$6]-[.$L$5])+[$Home.$C$29]" office:value-type="float" office:value="286.019743533572" calcext:value-type="float">
            <text:p/>
          </table:table-cell>
          <table:table-cell table:style-name="ce7" table:formula="of:=FLOOR([.D119];1)" office:value-type="float" office:value="27909" calcext:value-type="float">
            <text:p/>
          </table:table-cell>
          <table:table-cell table:style-name="ce7" table:formula="of:=FLOOR([.F119];1)" office:value-type="float" office:value="286" calcext:value-type="float">
            <text:p/>
          </table:table-cell>
          <table:table-cell table:formula="of:=CONCATENATE([.G119];&quot;,&quot;;[.H119])" office:value-type="string" office:string-value="27909,286" calcext:value-type="string">
            <text:p>27909,286</text:p>
          </table:table-cell>
          <table:table-cell table:number-columns-repeated="3"/>
        </table:table-row>
        <table:table-row table:style-name="ro1">
          <table:table-cell office:value-type="float" office:value="1.402272E+015" calcext:value-type="float">
            <text:p>1402272000000000</text:p>
          </table:table-cell>
          <table:table-cell office:value-type="float" office:value="2320739" calcext:value-type="float">
            <text:p>2320739</text:p>
          </table:table-cell>
          <table:table-cell office:value-type="float" office:value="1402272000000" calcext:value-type="float">
            <text:p>1402272000000</text:p>
          </table:table-cell>
          <table:table-cell table:formula="of:=([.C120]-[$Home.$C$11])*[$Home.$C$24]/[$Home.$F$8]" office:value-type="float" office:value="28148.3058904278" calcext:value-type="float">
            <text:p/>
          </table:table-cell>
          <table:table-cell table:formula="of:=([.B120]/[$Home.$F$24])*1000" office:value-type="float" office:value="3.83720072751323" calcext:value-type="float">
            <text:p/>
          </table:table-cell>
          <table:table-cell table:formula="of:=([.E120]-[.$L$5])*([$Home.$C$30]-[$Home.$C$29])/([.$L$6]-[.$L$5])+[$Home.$C$29]" office:value-type="float" office:value="272.187495110082" calcext:value-type="float">
            <text:p/>
          </table:table-cell>
          <table:table-cell table:style-name="ce7" table:formula="of:=FLOOR([.D120];1)" office:value-type="float" office:value="28148" calcext:value-type="float">
            <text:p/>
          </table:table-cell>
          <table:table-cell table:style-name="ce7" table:formula="of:=FLOOR([.F120];1)" office:value-type="float" office:value="272" calcext:value-type="float">
            <text:p/>
          </table:table-cell>
          <table:table-cell table:formula="of:=CONCATENATE([.G120];&quot;,&quot;;[.H120])" office:value-type="string" office:string-value="28148,272" calcext:value-type="string">
            <text:p>28148,272</text:p>
          </table:table-cell>
          <table:table-cell table:number-columns-repeated="3"/>
        </table:table-row>
        <table:table-row table:style-name="ro1">
          <table:table-cell office:value-type="float" office:value="1.4028768E+015" calcext:value-type="float">
            <text:p>1402876800000000</text:p>
          </table:table-cell>
          <table:table-cell office:value-type="float" office:value="2362856" calcext:value-type="float">
            <text:p>2362856</text:p>
          </table:table-cell>
          <table:table-cell office:value-type="float" office:value="1402876800000" calcext:value-type="float">
            <text:p>1402876800000</text:p>
          </table:table-cell>
          <table:table-cell table:formula="of:=([.C121]-[$Home.$C$11])*[$Home.$C$24]/[$Home.$F$8]" office:value-type="float" office:value="28386.8508556009" calcext:value-type="float">
            <text:p/>
          </table:table-cell>
          <table:table-cell table:formula="of:=([.B121]/[$Home.$F$24])*1000" office:value-type="float" office:value="3.90683862433862" calcext:value-type="float">
            <text:p/>
          </table:table-cell>
          <table:table-cell table:formula="of:=([.E121]-[.$L$5])*([$Home.$C$30]-[$Home.$C$29])/([.$L$6]-[.$L$5])+[$Home.$C$29]" office:value-type="float" office:value="277.954058240881" calcext:value-type="float">
            <text:p/>
          </table:table-cell>
          <table:table-cell table:style-name="ce7" table:formula="of:=FLOOR([.D121];1)" office:value-type="float" office:value="28386" calcext:value-type="float">
            <text:p/>
          </table:table-cell>
          <table:table-cell table:style-name="ce7" table:formula="of:=FLOOR([.F121];1)" office:value-type="float" office:value="277" calcext:value-type="float">
            <text:p/>
          </table:table-cell>
          <table:table-cell table:formula="of:=CONCATENATE([.G121];&quot;,&quot;;[.H121])" office:value-type="string" office:string-value="28386,277" calcext:value-type="string">
            <text:p>28386,277</text:p>
          </table:table-cell>
          <table:table-cell table:number-columns-repeated="3"/>
        </table:table-row>
        <table:table-row table:style-name="ro1">
          <table:table-cell office:value-type="float" office:value="1.4034816E+015" calcext:value-type="float">
            <text:p>1403481600000000</text:p>
          </table:table-cell>
          <table:table-cell office:value-type="float" office:value="2413429" calcext:value-type="float">
            <text:p>2413429</text:p>
          </table:table-cell>
          <table:table-cell office:value-type="float" office:value="1403481600000" calcext:value-type="float">
            <text:p>1403481600000</text:p>
          </table:table-cell>
          <table:table-cell table:formula="of:=([.C122]-[$Home.$C$11])*[$Home.$C$24]/[$Home.$F$8]" office:value-type="float" office:value="28625.395820774" calcext:value-type="float">
            <text:p/>
          </table:table-cell>
          <table:table-cell table:formula="of:=([.B122]/[$Home.$F$24])*1000" office:value-type="float" office:value="3.9904580026455" calcext:value-type="float">
            <text:p/>
          </table:table-cell>
          <table:table-cell table:formula="of:=([.E122]-[.$L$5])*([$Home.$C$30]-[$Home.$C$29])/([.$L$6]-[.$L$5])+[$Home.$C$29]" office:value-type="float" office:value="284.878397515139" calcext:value-type="float">
            <text:p/>
          </table:table-cell>
          <table:table-cell table:style-name="ce7" table:formula="of:=FLOOR([.D122];1)" office:value-type="float" office:value="28625" calcext:value-type="float">
            <text:p/>
          </table:table-cell>
          <table:table-cell table:style-name="ce7" table:formula="of:=FLOOR([.F122];1)" office:value-type="float" office:value="284" calcext:value-type="float">
            <text:p/>
          </table:table-cell>
          <table:table-cell table:formula="of:=CONCATENATE([.G122];&quot;,&quot;;[.H122])" office:value-type="string" office:string-value="28625,284" calcext:value-type="string">
            <text:p>28625,284</text:p>
          </table:table-cell>
          <table:table-cell table:number-columns-repeated="3"/>
        </table:table-row>
        <table:table-row table:style-name="ro1">
          <table:table-cell office:value-type="float" office:value="1.4040864E+015" calcext:value-type="float">
            <text:p>1404086400000000</text:p>
          </table:table-cell>
          <table:table-cell office:value-type="float" office:value="2273850" calcext:value-type="float">
            <text:p>2273850</text:p>
          </table:table-cell>
          <table:table-cell office:value-type="float" office:value="1404086400000" calcext:value-type="float">
            <text:p>1404086400000</text:p>
          </table:table-cell>
          <table:table-cell table:formula="of:=([.C123]-[$Home.$C$11])*[$Home.$C$24]/[$Home.$F$8]" office:value-type="float" office:value="28863.9407859471" calcext:value-type="float">
            <text:p/>
          </table:table-cell>
          <table:table-cell table:formula="of:=([.B123]/[$Home.$F$24])*1000" office:value-type="float" office:value="3.75967261904762" calcext:value-type="float">
            <text:p/>
          </table:table-cell>
          <table:table-cell table:formula="of:=([.E123]-[.$L$5])*([$Home.$C$30]-[$Home.$C$29])/([.$L$6]-[.$L$5])+[$Home.$C$29]" office:value-type="float" office:value="265.767560674105" calcext:value-type="float">
            <text:p/>
          </table:table-cell>
          <table:table-cell table:style-name="ce7" table:formula="of:=FLOOR([.D123];1)" office:value-type="float" office:value="28863" calcext:value-type="float">
            <text:p/>
          </table:table-cell>
          <table:table-cell table:style-name="ce7" table:formula="of:=FLOOR([.F123];1)" office:value-type="float" office:value="265" calcext:value-type="float">
            <text:p/>
          </table:table-cell>
          <table:table-cell table:formula="of:=CONCATENATE([.G123];&quot;,&quot;;[.H123])" office:value-type="string" office:string-value="28863,265" calcext:value-type="string">
            <text:p>28863,265</text:p>
          </table:table-cell>
          <table:table-cell table:number-columns-repeated="3"/>
        </table:table-row>
        <table:table-row table:style-name="ro1">
          <table:table-cell office:value-type="float" office:value="1.4046912E+015" calcext:value-type="float">
            <text:p>1404691200000000</text:p>
          </table:table-cell>
          <table:table-cell office:value-type="float" office:value="2447621" calcext:value-type="float">
            <text:p>2447621</text:p>
          </table:table-cell>
          <table:table-cell office:value-type="float" office:value="1404691200000" calcext:value-type="float">
            <text:p>1404691200000</text:p>
          </table:table-cell>
          <table:table-cell table:formula="of:=([.C124]-[$Home.$C$11])*[$Home.$C$24]/[$Home.$F$8]" office:value-type="float" office:value="29102.4857511202" calcext:value-type="float">
            <text:p/>
          </table:table-cell>
          <table:table-cell table:formula="of:=([.B124]/[$Home.$F$24])*1000" office:value-type="float" office:value="4.04699239417989" calcext:value-type="float">
            <text:p/>
          </table:table-cell>
          <table:table-cell table:formula="of:=([.E124]-[.$L$5])*([$Home.$C$30]-[$Home.$C$29])/([.$L$6]-[.$L$5])+[$Home.$C$29]" office:value-type="float" office:value="289.559887805718" calcext:value-type="float">
            <text:p/>
          </table:table-cell>
          <table:table-cell table:style-name="ce7" table:formula="of:=FLOOR([.D124];1)" office:value-type="float" office:value="29102" calcext:value-type="float">
            <text:p/>
          </table:table-cell>
          <table:table-cell table:style-name="ce7" table:formula="of:=FLOOR([.F124];1)" office:value-type="float" office:value="289" calcext:value-type="float">
            <text:p/>
          </table:table-cell>
          <table:table-cell table:formula="of:=CONCATENATE([.G124];&quot;,&quot;;[.H124])" office:value-type="string" office:string-value="29102,289" calcext:value-type="string">
            <text:p>29102,289</text:p>
          </table:table-cell>
          <table:table-cell table:number-columns-repeated="3"/>
        </table:table-row>
        <table:table-row table:style-name="ro1">
          <table:table-cell office:value-type="float" office:value="1.405296E+015" calcext:value-type="float">
            <text:p>1405296000000000</text:p>
          </table:table-cell>
          <table:table-cell office:value-type="float" office:value="2444103" calcext:value-type="float">
            <text:p>2444103</text:p>
          </table:table-cell>
          <table:table-cell office:value-type="float" office:value="1405296000000" calcext:value-type="float">
            <text:p>1405296000000</text:p>
          </table:table-cell>
          <table:table-cell table:formula="of:=([.C125]-[$Home.$C$11])*[$Home.$C$24]/[$Home.$F$8]" office:value-type="float" office:value="29341.0307162934" calcext:value-type="float">
            <text:p/>
          </table:table-cell>
          <table:table-cell table:formula="of:=([.B125]/[$Home.$F$24])*1000" office:value-type="float" office:value="4.0411755952381" calcext:value-type="float">
            <text:p/>
          </table:table-cell>
          <table:table-cell table:formula="of:=([.E125]-[.$L$5])*([$Home.$C$30]-[$Home.$C$29])/([.$L$6]-[.$L$5])+[$Home.$C$29]" office:value-type="float" office:value="289.078211307056" calcext:value-type="float">
            <text:p/>
          </table:table-cell>
          <table:table-cell table:style-name="ce7" table:formula="of:=FLOOR([.D125];1)" office:value-type="float" office:value="29341" calcext:value-type="float">
            <text:p/>
          </table:table-cell>
          <table:table-cell table:style-name="ce7" table:formula="of:=FLOOR([.F125];1)" office:value-type="float" office:value="289" calcext:value-type="float">
            <text:p/>
          </table:table-cell>
          <table:table-cell table:formula="of:=CONCATENATE([.G125];&quot;,&quot;;[.H125])" office:value-type="string" office:string-value="29341,289" calcext:value-type="string">
            <text:p>29341,289</text:p>
          </table:table-cell>
          <table:table-cell table:number-columns-repeated="3"/>
        </table:table-row>
        <table:table-row table:style-name="ro1">
          <table:table-cell office:value-type="float" office:value="1.4059008E+015" calcext:value-type="float">
            <text:p>1405900800000000</text:p>
          </table:table-cell>
          <table:table-cell office:value-type="float" office:value="2594057" calcext:value-type="float">
            <text:p>2594057</text:p>
          </table:table-cell>
          <table:table-cell office:value-type="float" office:value="1405900800000" calcext:value-type="float">
            <text:p>1405900800000</text:p>
          </table:table-cell>
          <table:table-cell table:formula="of:=([.C126]-[$Home.$C$11])*[$Home.$C$24]/[$Home.$F$8]" office:value-type="float" office:value="29579.5756814665" calcext:value-type="float">
            <text:p/>
          </table:table-cell>
          <table:table-cell table:formula="of:=([.B126]/[$Home.$F$24])*1000" office:value-type="float" office:value="4.28911541005291" calcext:value-type="float">
            <text:p/>
          </table:table-cell>
          <table:table-cell table:formula="of:=([.E126]-[.$L$5])*([$Home.$C$30]-[$Home.$C$29])/([.$L$6]-[.$L$5])+[$Home.$C$29]" office:value-type="float" office:value="309.609569374247" calcext:value-type="float">
            <text:p/>
          </table:table-cell>
          <table:table-cell table:style-name="ce7" table:formula="of:=FLOOR([.D126];1)" office:value-type="float" office:value="29579" calcext:value-type="float">
            <text:p/>
          </table:table-cell>
          <table:table-cell table:style-name="ce7" table:formula="of:=FLOOR([.F126];1)" office:value-type="float" office:value="309" calcext:value-type="float">
            <text:p/>
          </table:table-cell>
          <table:table-cell table:formula="of:=CONCATENATE([.G126];&quot;,&quot;;[.H126])" office:value-type="string" office:string-value="29579,309" calcext:value-type="string">
            <text:p>29579,309</text:p>
          </table:table-cell>
          <table:table-cell table:number-columns-repeated="3"/>
        </table:table-row>
        <table:table-row table:style-name="ro1">
          <table:table-cell office:value-type="float" office:value="1.4065056E+015" calcext:value-type="float">
            <text:p>1406505600000000</text:p>
          </table:table-cell>
          <table:table-cell office:value-type="float" office:value="2143938" calcext:value-type="float">
            <text:p>2143938</text:p>
          </table:table-cell>
          <table:table-cell office:value-type="float" office:value="1406505600000" calcext:value-type="float">
            <text:p>1406505600000</text:p>
          </table:table-cell>
          <table:table-cell table:formula="of:=([.C127]-[$Home.$C$11])*[$Home.$C$24]/[$Home.$F$8]" office:value-type="float" office:value="29818.1206466396" calcext:value-type="float">
            <text:p/>
          </table:table-cell>
          <table:table-cell table:formula="of:=([.B127]/[$Home.$F$24])*1000" office:value-type="float" office:value="3.54487103174603" calcext:value-type="float">
            <text:p/>
          </table:table-cell>
          <table:table-cell table:formula="of:=([.E127]-[.$L$5])*([$Home.$C$30]-[$Home.$C$29])/([.$L$6]-[.$L$5])+[$Home.$C$29]" office:value-type="float" office:value="247.980307321577" calcext:value-type="float">
            <text:p/>
          </table:table-cell>
          <table:table-cell table:style-name="ce7" table:formula="of:=FLOOR([.D127];1)" office:value-type="float" office:value="29818" calcext:value-type="float">
            <text:p/>
          </table:table-cell>
          <table:table-cell table:style-name="ce7" table:formula="of:=FLOOR([.F127];1)" office:value-type="float" office:value="247" calcext:value-type="float">
            <text:p/>
          </table:table-cell>
          <table:table-cell table:formula="of:=CONCATENATE([.G127];&quot;,&quot;;[.H127])" office:value-type="string" office:string-value="29818,247" calcext:value-type="string">
            <text:p>29818,247</text:p>
          </table:table-cell>
          <table:table-cell table:number-columns-repeated="3"/>
        </table:table-row>
        <table:table-row table:style-name="ro1" table:number-rows-repeated="10484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ActivityPerRepo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1012" table:default-cell-style-name="Default"/>
        <table:table-row table:style-name="ro1">
          <table:table-cell office:value-type="string" calcext:value-type="string">
            <text:p>pushes</text:p>
          </table:table-cell>
          <table:table-cell office:value-type="string" calcext:value-type="string">
            <text:p>LastPushDate</text:p>
          </table:table-cell>
          <table:table-cell office:value-type="string" calcext:value-type="string">
            <text:p>repository_created_at</text:p>
          </table:table-cell>
          <table:table-cell office:value-type="string" calcext:value-type="string">
            <text:p>repository_language</text:p>
          </table:table-cell>
          <table:table-cell office:value-type="string" calcext:value-type="string">
            <text:p>DateDiff in s</text:p>
          </table:table-cell>
          <table:table-cell office:value-type="string" calcext:value-type="string">
            <text:p>Scaled Time in step</text:p>
          </table:table-cell>
          <table:table-cell office:value-type="string" calcext:value-type="string">
            <text:p>Time For Export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caled Frequency</text:p>
          </table:table-cell>
          <table:table-cell office:value-type="string" calcext:value-type="string">
            <text:p>Frequency for export</text:p>
          </table:table-cell>
          <table:table-cell table:style-name="ce13" office:value-type="string" calcext:value-type="string">
            <text:p>CSV Line</text:p>
          </table:table-cell>
          <table:table-cell office:value-type="string" calcext:value-type="string">
            <text:p>Pushes in a day</text:p>
          </table:table-cell>
          <table:table-cell office:value-type="string" calcext:value-type="string">
            <text:p>Datediff days</text:p>
          </table:table-cell>
          <table:table-cell table:number-columns-repeated="1011"/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float" office:value="1334863928" calcext:value-type="float">
            <text:p>1334863928</text:p>
          </table:table-cell>
          <table:table-cell office:value-type="float" office:value="1332198277" calcext:value-type="float">
            <text:p>1332198277</text:p>
          </table:table-cell>
          <table:table-cell office:value-type="string" calcext:value-type="string">
            <text:p>null</text:p>
          </table:table-cell>
          <table:table-cell table:formula="of:=[.B2]-[.C2]" office:value-type="float" office:value="2665651" calcext:value-type="float">
            <text:p/>
          </table:table-cell>
          <table:table-cell table:formula="of:=([.C2]*1000-[$Home.$C$11])*[$Home.$C$24]/[$Home.$F$8]" office:value-type="float" office:value="509.857126231959" calcext:value-type="float">
            <text:p/>
          </table:table-cell>
          <table:table-cell table:formula="of:=FLOOR([.F2];1)" office:value-type="float" office:value="509" calcext:value-type="float">
            <text:p/>
          </table:table-cell>
          <table:table-cell table:formula="of:=[.A2]/[.E2]" office:value-type="float" office:value="0.00111567493268999" calcext:value-type="float">
            <text:p/>
          </table:table-cell>
          <table:table-cell table:formula="of:=([.H2]-[.$O$3])*([$Home.$C$33]-[$Home.$C$32])/([.$O$4]-[.$O$3])+[$Home.$C$32]" office:value-type="float" office:value="900" calcext:value-type="float">
            <text:p/>
          </table:table-cell>
          <table:table-cell table:formula="of:=FLOOR([.I2];1)" office:value-type="float" office:value="900" calcext:value-type="float">
            <text:p/>
          </table:table-cell>
          <table:table-cell table:formula="of:=CONCATENATE([.G2];&quot;,&quot;;[.J2];&quot;,&quot;;&quot;basic&quot;;&quot;,&quot;;&quot;repoInstrument&quot;)" office:value-type="string" office:string-value="509,900,basic,repoInstrument" calcext:value-type="string">
            <text:p>509,900,basic,repoInstrument</text:p>
          </table:table-cell>
          <table:table-cell table:formula="of:=[.H2]*[$Home.$F$30]" office:value-type="float" office:value="96.394314184415" calcext:value-type="float">
            <text:p/>
          </table:table-cell>
          <table:table-cell table:formula="of:=[.E2]/60/60/24" office:value-type="float" office:value="30.8524421296296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35214113" calcext:value-type="float">
            <text:p>1335214113</text:p>
          </table:table-cell>
          <table:table-cell office:value-type="float" office:value="1334992877" calcext:value-type="float">
            <text:p>1334992877</text:p>
          </table:table-cell>
          <table:table-cell office:value-type="string" calcext:value-type="string">
            <text:p>null</text:p>
          </table:table-cell>
          <table:table-cell table:formula="of:=[.B3]-[.C3]" office:value-type="float" office:value="221236" calcext:value-type="float">
            <text:p/>
          </table:table-cell>
          <table:table-cell table:formula="of:=([.C3]*1000-[$Home.$C$11])*[$Home.$C$24]/[$Home.$F$8]" office:value-type="float" office:value="1612.10209923591" calcext:value-type="float">
            <text:p/>
          </table:table-cell>
          <table:table-cell table:formula="of:=FLOOR([.F3];1)" office:value-type="float" office:value="1612" calcext:value-type="float">
            <text:p/>
          </table:table-cell>
          <table:table-cell table:formula="of:=[.A3]/[.E3]" office:value-type="float" office:value="0.000944692545517004" calcext:value-type="float">
            <text:p/>
          </table:table-cell>
          <table:table-cell table:formula="of:=([.H3]-[.$O$3])*([$Home.$C$33]-[$Home.$C$32])/([.$O$4]-[.$O$3])+[$Home.$C$32]" office:value-type="float" office:value="763.548560779942" calcext:value-type="float">
            <text:p/>
          </table:table-cell>
          <table:table-cell table:formula="of:=FLOOR([.I3];1)" office:value-type="float" office:value="763" calcext:value-type="float">
            <text:p/>
          </table:table-cell>
          <table:table-cell table:formula="of:=CONCATENATE([.G3];&quot;,&quot;;[.J3];&quot;,&quot;;&quot;basic&quot;;&quot;,&quot;;&quot;repoInstrument&quot;)" office:value-type="string" office:string-value="1612,763,basic,repoInstrument" calcext:value-type="string">
            <text:p>1612,763,basic,repoInstrument</text:p>
          </table:table-cell>
          <table:table-cell table:formula="of:=[.H3]*[$Home.$F$30]" office:value-type="float" office:value="81.6214359326692" calcext:value-type="float">
            <text:p/>
          </table:table-cell>
          <table:table-cell table:formula="of:=[.E3]/60/60/24" office:value-type="float" office:value="2.56060185185185" calcext:value-type="float">
            <text:p/>
          </table:table-cell>
          <table:table-cell office:value-type="string" calcext:value-type="string">
            <text:p>Min Freq</text:p>
          </table:table-cell>
          <table:table-cell table:formula="of:=MIN([.H2:.H2566])" office:value-type="float" office:value="0.000175876927533533" calcext:value-type="float">
            <text:p/>
          </table:table-cell>
          <table:table-cell table:number-columns-repeated="100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335906019" calcext:value-type="float">
            <text:p>1335906019</text:p>
          </table:table-cell>
          <table:table-cell office:value-type="float" office:value="1335628114" calcext:value-type="float">
            <text:p>1335628114</text:p>
          </table:table-cell>
          <table:table-cell office:value-type="string" calcext:value-type="string">
            <text:p>JavaScript</text:p>
          </table:table-cell>
          <table:table-cell table:formula="of:=[.B4]-[.C4]" office:value-type="float" office:value="277905" calcext:value-type="float">
            <text:p/>
          </table:table-cell>
          <table:table-cell table:formula="of:=([.C4]*1000-[$Home.$C$11])*[$Home.$C$24]/[$Home.$F$8]" office:value-type="float" office:value="1862.65201332599" calcext:value-type="float">
            <text:p/>
          </table:table-cell>
          <table:table-cell table:formula="of:=FLOOR([.F4];1)" office:value-type="float" office:value="1862" calcext:value-type="float">
            <text:p/>
          </table:table-cell>
          <table:table-cell table:formula="of:=[.A4]/[.E4]" office:value-type="float" office:value="0.000913981396520394" calcext:value-type="float">
            <text:p/>
          </table:table-cell>
          <table:table-cell table:formula="of:=([.H4]-[.$O$3])*([$Home.$C$33]-[$Home.$C$32])/([.$O$4]-[.$O$3])+[$Home.$C$32]" office:value-type="float" office:value="739.039717793386" calcext:value-type="float">
            <text:p/>
          </table:table-cell>
          <table:table-cell table:formula="of:=FLOOR([.I4];1)" office:value-type="float" office:value="739" calcext:value-type="float">
            <text:p/>
          </table:table-cell>
          <table:table-cell table:formula="of:=CONCATENATE([.G4];&quot;,&quot;;[.J4];&quot;,&quot;;&quot;basic&quot;;&quot;,&quot;;&quot;repoInstrument&quot;)" office:value-type="string" office:string-value="1862,739,basic,repoInstrument" calcext:value-type="string">
            <text:p>1862,739,basic,repoInstrument</text:p>
          </table:table-cell>
          <table:table-cell table:formula="of:=[.H4]*[$Home.$F$30]" office:value-type="float" office:value="78.967992659362" calcext:value-type="float">
            <text:p/>
          </table:table-cell>
          <table:table-cell table:formula="of:=[.E4]/60/60/24" office:value-type="float" office:value="3.21649305555556" calcext:value-type="float">
            <text:p/>
          </table:table-cell>
          <table:table-cell office:value-type="string" calcext:value-type="string">
            <text:p>Max Freq</text:p>
          </table:table-cell>
          <table:table-cell table:formula="of:=MAX([.H2:.H2566])" office:value-type="float" office:value="0.00111567493268999" calcext:value-type="float">
            <text:p/>
          </table:table-cell>
          <table:table-cell table:number-columns-repeated="100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35785482" calcext:value-type="float">
            <text:p>1335785482</text:p>
          </table:table-cell>
          <table:table-cell office:value-type="float" office:value="1335607576" calcext:value-type="float">
            <text:p>1335607576</text:p>
          </table:table-cell>
          <table:table-cell office:value-type="string" calcext:value-type="string">
            <text:p>Dart</text:p>
          </table:table-cell>
          <table:table-cell table:formula="of:=[.B5]-[.C5]" office:value-type="float" office:value="177906" calcext:value-type="float">
            <text:p/>
          </table:table-cell>
          <table:table-cell table:formula="of:=([.C5]*1000-[$Home.$C$11])*[$Home.$C$24]/[$Home.$F$8]" office:value-type="float" office:value="1854.55142388365" calcext:value-type="float">
            <text:p/>
          </table:table-cell>
          <table:table-cell table:formula="of:=FLOOR([.F5];1)" office:value-type="float" office:value="1854" calcext:value-type="float">
            <text:p/>
          </table:table-cell>
          <table:table-cell table:formula="of:=[.A5]/[.E5]" office:value-type="float" office:value="0.000826279046237901" calcext:value-type="float">
            <text:p/>
          </table:table-cell>
          <table:table-cell table:formula="of:=([.H5]-[.$O$3])*([$Home.$C$33]-[$Home.$C$32])/([.$O$4]-[.$O$3])+[$Home.$C$32]" office:value-type="float" office:value="669.049398223683" calcext:value-type="float">
            <text:p/>
          </table:table-cell>
          <table:table-cell table:formula="of:=FLOOR([.I5];1)" office:value-type="float" office:value="669" calcext:value-type="float">
            <text:p/>
          </table:table-cell>
          <table:table-cell table:formula="of:=CONCATENATE([.G5];&quot;,&quot;;[.J5];&quot;,&quot;;&quot;basic&quot;;&quot;,&quot;;&quot;repoInstrument&quot;)" office:value-type="string" office:string-value="1854,669,basic,repoInstrument" calcext:value-type="string">
            <text:p>1854,669,basic,repoInstrument</text:p>
          </table:table-cell>
          <table:table-cell table:formula="of:=[.H5]*[$Home.$F$30]" office:value-type="float" office:value="71.3905095949546" calcext:value-type="float">
            <text:p/>
          </table:table-cell>
          <table:table-cell table:formula="of:=[.E5]/60/60/24" office:value-type="float" office:value="2.05909722222222" calcext:value-type="float">
            <text:p/>
          </table:table-cell>
          <table:table-cell office:value-type="string" calcext:value-type="string">
            <text:p>Alpha</text:p>
          </table:table-cell>
          <table:table-cell table:formula="of:=([Home.C33]-[Home.C32])/([.O4]-[.O3])" office:value-type="float" office:value="798043.830573084" calcext:value-type="float">
            <text:p/>
          </table:table-cell>
          <table:table-cell table:number-columns-repeated="100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33033366" calcext:value-type="float">
            <text:p>1333033366</text:p>
          </table:table-cell>
          <table:table-cell office:value-type="float" office:value="1332773540" calcext:value-type="float">
            <text:p>1332773540</text:p>
          </table:table-cell>
          <table:table-cell office:value-type="string" calcext:value-type="string">
            <text:p>null</text:p>
          </table:table-cell>
          <table:table-cell table:formula="of:=[.B6]-[.C6]" office:value-type="float" office:value="259826" calcext:value-type="float">
            <text:p/>
          </table:table-cell>
          <table:table-cell table:formula="of:=([.C6]*1000-[$Home.$C$11])*[$Home.$C$24]/[$Home.$F$8]" office:value-type="float" office:value="736.752120114867" calcext:value-type="float">
            <text:p/>
          </table:table-cell>
          <table:table-cell table:formula="of:=FLOOR([.F6];1)" office:value-type="float" office:value="736" calcext:value-type="float">
            <text:p/>
          </table:table-cell>
          <table:table-cell table:formula="of:=[.A6]/[.E6]" office:value-type="float" office:value="0.000731258611532333" calcext:value-type="float">
            <text:p/>
          </table:table-cell>
          <table:table-cell table:formula="of:=([.H6]-[.$O$3])*([$Home.$C$33]-[$Home.$C$32])/([.$O$4]-[.$O$3])+[$Home.$C$32]" office:value-type="float" office:value="593.218926528532" calcext:value-type="float">
            <text:p/>
          </table:table-cell>
          <table:table-cell table:formula="of:=FLOOR([.I6];1)" office:value-type="float" office:value="593" calcext:value-type="float">
            <text:p/>
          </table:table-cell>
          <table:table-cell table:formula="of:=CONCATENATE([.G6];&quot;,&quot;;[.J6];&quot;,&quot;;&quot;basic&quot;;&quot;,&quot;;&quot;repoInstrument&quot;)" office:value-type="string" office:string-value="736,593,basic,repoInstrument" calcext:value-type="string">
            <text:p>736,593,basic,repoInstrument</text:p>
          </table:table-cell>
          <table:table-cell table:formula="of:=[.H6]*[$Home.$F$30]" office:value-type="float" office:value="63.1807440363936" calcext:value-type="float">
            <text:p/>
          </table:table-cell>
          <table:table-cell table:formula="of:=[.E6]/60/60/24" office:value-type="float" office:value="3.00724537037037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35241688" calcext:value-type="float">
            <text:p>1335241688</text:p>
          </table:table-cell>
          <table:table-cell office:value-type="float" office:value="1334914956" calcext:value-type="float">
            <text:p>1334914956</text:p>
          </table:table-cell>
          <table:table-cell office:value-type="string" calcext:value-type="string">
            <text:p>null</text:p>
          </table:table-cell>
          <table:table-cell table:formula="of:=[.B7]-[.C7]" office:value-type="float" office:value="326732" calcext:value-type="float">
            <text:p/>
          </table:table-cell>
          <table:table-cell table:formula="of:=([.C7]*1000-[$Home.$C$11])*[$Home.$C$24]/[$Home.$F$8]" office:value-type="float" office:value="1581.36853073186" calcext:value-type="float">
            <text:p/>
          </table:table-cell>
          <table:table-cell table:formula="of:=FLOOR([.F7];1)" office:value-type="float" office:value="1581" calcext:value-type="float">
            <text:p/>
          </table:table-cell>
          <table:table-cell table:formula="of:=[.A7]/[.E7]" office:value-type="float" office:value="0.000688637782647552" calcext:value-type="float">
            <text:p/>
          </table:table-cell>
          <table:table-cell table:formula="of:=([.H7]-[.$O$3])*([$Home.$C$33]-[$Home.$C$32])/([.$O$4]-[.$O$3])+[$Home.$C$32]" office:value-type="float" office:value="559.205636983122" calcext:value-type="float">
            <text:p/>
          </table:table-cell>
          <table:table-cell table:formula="of:=FLOOR([.I7];1)" office:value-type="float" office:value="559" calcext:value-type="float">
            <text:p/>
          </table:table-cell>
          <table:table-cell table:formula="of:=CONCATENATE([.G7];&quot;,&quot;;[.J7];&quot;,&quot;;&quot;basic&quot;;&quot;,&quot;;&quot;repoInstrument&quot;)" office:value-type="string" office:string-value="1581,559,basic,repoInstrument" calcext:value-type="string">
            <text:p>1581,559,basic,repoInstrument</text:p>
          </table:table-cell>
          <table:table-cell table:formula="of:=[.H7]*[$Home.$F$30]" office:value-type="float" office:value="59.4983044207485" calcext:value-type="float">
            <text:p/>
          </table:table-cell>
          <table:table-cell table:formula="of:=[.E7]/60/60/24" office:value-type="float" office:value="3.78162037037037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35845834" calcext:value-type="float">
            <text:p>1335845834</text:p>
          </table:table-cell>
          <table:table-cell office:value-type="float" office:value="1335067960" calcext:value-type="float">
            <text:p>1335067960</text:p>
          </table:table-cell>
          <table:table-cell office:value-type="string" calcext:value-type="string">
            <text:p>JavaScript</text:p>
          </table:table-cell>
          <table:table-cell table:formula="of:=[.B8]-[.C8]" office:value-type="float" office:value="777874" calcext:value-type="float">
            <text:p/>
          </table:table-cell>
          <table:table-cell table:formula="of:=([.C8]*1000-[$Home.$C$11])*[$Home.$C$24]/[$Home.$F$8]" office:value-type="float" office:value="1641.71630495697" calcext:value-type="float">
            <text:p/>
          </table:table-cell>
          <table:table-cell table:formula="of:=FLOOR([.F8];1)" office:value-type="float" office:value="1641" calcext:value-type="float">
            <text:p/>
          </table:table-cell>
          <table:table-cell table:formula="of:=[.A8]/[.E8]" office:value-type="float" office:value="0.000642777622082754" calcext:value-type="float">
            <text:p/>
          </table:table-cell>
          <table:table-cell table:formula="of:=([.H8]-[.$O$3])*([$Home.$C$33]-[$Home.$C$32])/([.$O$4]-[.$O$3])+[$Home.$C$32]" office:value-type="float" office:value="522.607218775293" calcext:value-type="float">
            <text:p/>
          </table:table-cell>
          <table:table-cell table:formula="of:=FLOOR([.I8];1)" office:value-type="float" office:value="522" calcext:value-type="float">
            <text:p/>
          </table:table-cell>
          <table:table-cell table:formula="of:=CONCATENATE([.G8];&quot;,&quot;;[.J8];&quot;,&quot;;&quot;basic&quot;;&quot;,&quot;;&quot;repoInstrument&quot;)" office:value-type="string" office:string-value="1641,522,basic,repoInstrument" calcext:value-type="string">
            <text:p>1641,522,basic,repoInstrument</text:p>
          </table:table-cell>
          <table:table-cell table:formula="of:=[.H8]*[$Home.$F$30]" office:value-type="float" office:value="55.5359865479499" calcext:value-type="float">
            <text:p/>
          </table:table-cell>
          <table:table-cell table:formula="of:=[.E8]/60/60/24" office:value-type="float" office:value="9.0031712962963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33387698" calcext:value-type="float">
            <text:p>1333387698</text:p>
          </table:table-cell>
          <table:table-cell office:value-type="float" office:value="1333163463" calcext:value-type="float">
            <text:p>1333163463</text:p>
          </table:table-cell>
          <table:table-cell office:value-type="string" calcext:value-type="string">
            <text:p>C#</text:p>
          </table:table-cell>
          <table:table-cell table:formula="of:=[.B9]-[.C9]" office:value-type="float" office:value="224235" calcext:value-type="float">
            <text:p/>
          </table:table-cell>
          <table:table-cell table:formula="of:=([.C9]*1000-[$Home.$C$11])*[$Home.$C$24]/[$Home.$F$8]" office:value-type="float" office:value="890.545388063275" calcext:value-type="float">
            <text:p/>
          </table:table-cell>
          <table:table-cell table:formula="of:=FLOOR([.F9];1)" office:value-type="float" office:value="890" calcext:value-type="float">
            <text:p/>
          </table:table-cell>
          <table:table-cell table:formula="of:=[.A9]/[.E9]" office:value-type="float" office:value="0.000624344995205922" calcext:value-type="float">
            <text:p/>
          </table:table-cell>
          <table:table-cell table:formula="of:=([.H9]-[.$O$3])*([$Home.$C$33]-[$Home.$C$32])/([.$O$4]-[.$O$3])+[$Home.$C$32]" office:value-type="float" office:value="507.897174614982" calcext:value-type="float">
            <text:p/>
          </table:table-cell>
          <table:table-cell table:formula="of:=FLOOR([.I9];1)" office:value-type="float" office:value="507" calcext:value-type="float">
            <text:p/>
          </table:table-cell>
          <table:table-cell table:formula="of:=CONCATENATE([.G9];&quot;,&quot;;[.J9];&quot;,&quot;;&quot;basic&quot;;&quot;,&quot;;&quot;repoInstrument&quot;)" office:value-type="string" office:string-value="890,507,basic,repoInstrument" calcext:value-type="string">
            <text:p>890,507,basic,repoInstrument</text:p>
          </table:table-cell>
          <table:table-cell table:formula="of:=[.H9]*[$Home.$F$30]" office:value-type="float" office:value="53.9434075857917" calcext:value-type="float">
            <text:p/>
          </table:table-cell>
          <table:table-cell table:formula="of:=[.E9]/60/60/24" office:value-type="float" office:value="2.5953125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33562048" calcext:value-type="float">
            <text:p>1333562048</text:p>
          </table:table-cell>
          <table:table-cell office:value-type="float" office:value="1333377943" calcext:value-type="float">
            <text:p>1333377943</text:p>
          </table:table-cell>
          <table:table-cell office:value-type="string" calcext:value-type="string">
            <text:p>PHP</text:p>
          </table:table-cell>
          <table:table-cell table:formula="of:=[.B10]-[.C10]" office:value-type="float" office:value="184105" calcext:value-type="float">
            <text:p/>
          </table:table-cell>
          <table:table-cell table:formula="of:=([.C10]*1000-[$Home.$C$11])*[$Home.$C$24]/[$Home.$F$8]" office:value-type="float" office:value="975.14050071263" calcext:value-type="float">
            <text:p/>
          </table:table-cell>
          <table:table-cell table:formula="of:=FLOOR([.F10];1)" office:value-type="float" office:value="975" calcext:value-type="float">
            <text:p/>
          </table:table-cell>
          <table:table-cell table:formula="of:=[.A10]/[.E10]" office:value-type="float" office:value="0.00057032671573287" calcext:value-type="float">
            <text:p/>
          </table:table-cell>
          <table:table-cell table:formula="of:=([.H10]-[.$O$3])*([$Home.$C$33]-[$Home.$C$32])/([.$O$4]-[.$O$3])+[$Home.$C$32]" office:value-type="float" office:value="464.78821994334" calcext:value-type="float">
            <text:p/>
          </table:table-cell>
          <table:table-cell table:formula="of:=FLOOR([.I10];1)" office:value-type="float" office:value="464" calcext:value-type="float">
            <text:p/>
          </table:table-cell>
          <table:table-cell table:formula="of:=CONCATENATE([.G10];&quot;,&quot;;[.J10];&quot;,&quot;;&quot;basic&quot;;&quot;,&quot;;&quot;repoInstrument&quot;)" office:value-type="string" office:string-value="975,464,basic,repoInstrument" calcext:value-type="string">
            <text:p>975,464,basic,repoInstrument</text:p>
          </table:table-cell>
          <table:table-cell table:formula="of:=[.H10]*[$Home.$F$30]" office:value-type="float" office:value="49.27622823932" calcext:value-type="float">
            <text:p/>
          </table:table-cell>
          <table:table-cell table:formula="of:=[.E10]/60/60/24" office:value-type="float" office:value="2.13084490740741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35156946" calcext:value-type="float">
            <text:p>1335156946</text:p>
          </table:table-cell>
          <table:table-cell office:value-type="float" office:value="1334975479" calcext:value-type="float">
            <text:p>1334975479</text:p>
          </table:table-cell>
          <table:table-cell office:value-type="string" calcext:value-type="string">
            <text:p>JavaScript</text:p>
          </table:table-cell>
          <table:table-cell table:formula="of:=[.B11]-[.C11]" office:value-type="float" office:value="181467" calcext:value-type="float">
            <text:p/>
          </table:table-cell>
          <table:table-cell table:formula="of:=([.C11]*1000-[$Home.$C$11])*[$Home.$C$24]/[$Home.$F$8]" office:value-type="float" office:value="1605.23998729133" calcext:value-type="float">
            <text:p/>
          </table:table-cell>
          <table:table-cell table:formula="of:=FLOOR([.F11];1)" office:value-type="float" office:value="1605" calcext:value-type="float">
            <text:p/>
          </table:table-cell>
          <table:table-cell table:formula="of:=[.A11]/[.E11]" office:value-type="float" office:value="0.000545553737043099" calcext:value-type="float">
            <text:p/>
          </table:table-cell>
          <table:table-cell table:formula="of:=([.H11]-[.$O$3])*([$Home.$C$33]-[$Home.$C$32])/([.$O$4]-[.$O$3])+[$Home.$C$32]" office:value-type="float" office:value="445.01829713505" calcext:value-type="float">
            <text:p/>
          </table:table-cell>
          <table:table-cell table:formula="of:=FLOOR([.I11];1)" office:value-type="float" office:value="445" calcext:value-type="float">
            <text:p/>
          </table:table-cell>
          <table:table-cell table:formula="of:=CONCATENATE([.G11];&quot;,&quot;;[.J11];&quot;,&quot;;&quot;basic&quot;;&quot;,&quot;;&quot;repoInstrument&quot;)" office:value-type="string" office:string-value="1605,445,basic,repoInstrument" calcext:value-type="string">
            <text:p>1605,445,basic,repoInstrument</text:p>
          </table:table-cell>
          <table:table-cell table:formula="of:=[.H11]*[$Home.$F$30]" office:value-type="float" office:value="47.1358428805237" calcext:value-type="float">
            <text:p/>
          </table:table-cell>
          <table:table-cell table:formula="of:=[.E11]/60/60/24" office:value-type="float" office:value="2.1003125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34726728" calcext:value-type="float">
            <text:p>1334726728</text:p>
          </table:table-cell>
          <table:table-cell office:value-type="float" office:value="1334313549" calcext:value-type="float">
            <text:p>1334313549</text:p>
          </table:table-cell>
          <table:table-cell office:value-type="string" calcext:value-type="string">
            <text:p>JavaScript</text:p>
          </table:table-cell>
          <table:table-cell table:formula="of:=[.B12]-[.C12]" office:value-type="float" office:value="413179" calcext:value-type="float">
            <text:p/>
          </table:table-cell>
          <table:table-cell table:formula="of:=([.C12]*1000-[$Home.$C$11])*[$Home.$C$24]/[$Home.$F$8]" office:value-type="float" office:value="1344.16183121157" calcext:value-type="float">
            <text:p/>
          </table:table-cell>
          <table:table-cell table:formula="of:=FLOOR([.F12];1)" office:value-type="float" office:value="1344" calcext:value-type="float">
            <text:p/>
          </table:table-cell>
          <table:table-cell table:formula="of:=[.A12]/[.E12]" office:value-type="float" office:value="0.000539717652639655" calcext:value-type="float">
            <text:p/>
          </table:table-cell>
          <table:table-cell table:formula="of:=([.H12]-[.$O$3])*([$Home.$C$33]-[$Home.$C$32])/([.$O$4]-[.$O$3])+[$Home.$C$32]" office:value-type="float" office:value="440.360845982178" calcext:value-type="float">
            <text:p/>
          </table:table-cell>
          <table:table-cell table:formula="of:=FLOOR([.I12];1)" office:value-type="float" office:value="440" calcext:value-type="float">
            <text:p/>
          </table:table-cell>
          <table:table-cell table:formula="of:=CONCATENATE([.G12];&quot;,&quot;;[.J12];&quot;,&quot;;&quot;basic&quot;;&quot;,&quot;;&quot;repoInstrument&quot;)" office:value-type="string" office:string-value="1344,440,basic,repoInstrument" calcext:value-type="string">
            <text:p>1344,440,basic,repoInstrument</text:p>
          </table:table-cell>
          <table:table-cell table:formula="of:=[.H12]*[$Home.$F$30]" office:value-type="float" office:value="46.6316051880662" calcext:value-type="float">
            <text:p/>
          </table:table-cell>
          <table:table-cell table:formula="of:=[.E12]/60/60/24" office:value-type="float" office:value="4.78216435185185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335905729" calcext:value-type="float">
            <text:p>1335905729</text:p>
          </table:table-cell>
          <table:table-cell office:value-type="float" office:value="1335599721" calcext:value-type="float">
            <text:p>1335599721</text:p>
          </table:table-cell>
          <table:table-cell office:value-type="string" calcext:value-type="string">
            <text:p>PHP</text:p>
          </table:table-cell>
          <table:table-cell table:formula="of:=[.B13]-[.C13]" office:value-type="float" office:value="306008" calcext:value-type="float">
            <text:p/>
          </table:table-cell>
          <table:table-cell table:formula="of:=([.C13]*1000-[$Home.$C$11])*[$Home.$C$24]/[$Home.$F$8]" office:value-type="float" office:value="1851.45325804133" calcext:value-type="float">
            <text:p/>
          </table:table-cell>
          <table:table-cell table:formula="of:=FLOOR([.F13];1)" office:value-type="float" office:value="1851" calcext:value-type="float">
            <text:p/>
          </table:table-cell>
          <table:table-cell table:formula="of:=[.A13]/[.E13]" office:value-type="float" office:value="0.000516326370552404" calcext:value-type="float">
            <text:p/>
          </table:table-cell>
          <table:table-cell table:formula="of:=([.H13]-[.$O$3])*([$Home.$C$33]-[$Home.$C$32])/([.$O$4]-[.$O$3])+[$Home.$C$32]" office:value-type="float" office:value="421.693577623252" calcext:value-type="float">
            <text:p/>
          </table:table-cell>
          <table:table-cell table:formula="of:=FLOOR([.I13];1)" office:value-type="float" office:value="421" calcext:value-type="float">
            <text:p/>
          </table:table-cell>
          <table:table-cell table:formula="of:=CONCATENATE([.G13];&quot;,&quot;;[.J13];&quot;,&quot;;&quot;basic&quot;;&quot;,&quot;;&quot;repoInstrument&quot;)" office:value-type="string" office:string-value="1851,421,basic,repoInstrument" calcext:value-type="string">
            <text:p>1851,421,basic,repoInstrument</text:p>
          </table:table-cell>
          <table:table-cell table:formula="of:=[.H13]*[$Home.$F$30]" office:value-type="float" office:value="44.6105984157277" calcext:value-type="float">
            <text:p/>
          </table:table-cell>
          <table:table-cell table:formula="of:=[.E13]/60/60/24" office:value-type="float" office:value="3.54175925925926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335905302" calcext:value-type="float">
            <text:p>1335905302</text:p>
          </table:table-cell>
          <table:table-cell office:value-type="float" office:value="1333635711" calcext:value-type="float">
            <text:p>1333635711</text:p>
          </table:table-cell>
          <table:table-cell office:value-type="string" calcext:value-type="string">
            <text:p>JavaScript</text:p>
          </table:table-cell>
          <table:table-cell table:formula="of:=[.B14]-[.C14]" office:value-type="float" office:value="2269591" calcext:value-type="float">
            <text:p/>
          </table:table-cell>
          <table:table-cell table:formula="of:=([.C14]*1000-[$Home.$C$11])*[$Home.$C$24]/[$Home.$F$8]" office:value-type="float" office:value="1076.80924836928" calcext:value-type="float">
            <text:p/>
          </table:table-cell>
          <table:table-cell table:formula="of:=FLOOR([.F14];1)" office:value-type="float" office:value="1076" calcext:value-type="float">
            <text:p/>
          </table:table-cell>
          <table:table-cell table:formula="of:=[.A14]/[.E14]" office:value-type="float" office:value="0.000511105304876517" calcext:value-type="float">
            <text:p/>
          </table:table-cell>
          <table:table-cell table:formula="of:=([.H14]-[.$O$3])*([$Home.$C$33]-[$Home.$C$32])/([.$O$4]-[.$O$3])+[$Home.$C$32]" office:value-type="float" office:value="417.526938371594" calcext:value-type="float">
            <text:p/>
          </table:table-cell>
          <table:table-cell table:formula="of:=FLOOR([.I14];1)" office:value-type="float" office:value="417" calcext:value-type="float">
            <text:p/>
          </table:table-cell>
          <table:table-cell table:formula="of:=CONCATENATE([.G14];&quot;,&quot;;[.J14];&quot;,&quot;;&quot;basic&quot;;&quot;,&quot;;&quot;repoInstrument&quot;)" office:value-type="string" office:string-value="1076,417,basic,repoInstrument" calcext:value-type="string">
            <text:p>1076,417,basic,repoInstrument</text:p>
          </table:table-cell>
          <table:table-cell table:formula="of:=[.H14]*[$Home.$F$30]" office:value-type="float" office:value="44.1594983413311" calcext:value-type="float">
            <text:p/>
          </table:table-cell>
          <table:table-cell table:formula="of:=[.E14]/60/60/24" office:value-type="float" office:value="26.2684143518519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35799658" calcext:value-type="float">
            <text:p>1335799658</text:p>
          </table:table-cell>
          <table:table-cell office:value-type="float" office:value="1335625214" calcext:value-type="float">
            <text:p>1335625214</text:p>
          </table:table-cell>
          <table:table-cell office:value-type="string" calcext:value-type="string">
            <text:p>JavaScript</text:p>
          </table:table-cell>
          <table:table-cell table:formula="of:=[.B15]-[.C15]" office:value-type="float" office:value="174444" calcext:value-type="float">
            <text:p/>
          </table:table-cell>
          <table:table-cell table:formula="of:=([.C15]*1000-[$Home.$C$11])*[$Home.$C$24]/[$Home.$F$8]" office:value-type="float" office:value="1861.50819652869" calcext:value-type="float">
            <text:p/>
          </table:table-cell>
          <table:table-cell table:formula="of:=FLOOR([.F15];1)" office:value-type="float" office:value="1861" calcext:value-type="float">
            <text:p/>
          </table:table-cell>
          <table:table-cell table:formula="of:=[.A15]/[.E15]" office:value-type="float" office:value="0.000510192382655752" calcext:value-type="float">
            <text:p/>
          </table:table-cell>
          <table:table-cell table:formula="of:=([.H15]-[.$O$3])*([$Home.$C$33]-[$Home.$C$32])/([.$O$4]-[.$O$3])+[$Home.$C$32]" office:value-type="float" office:value="416.798386425519" calcext:value-type="float">
            <text:p/>
          </table:table-cell>
          <table:table-cell table:formula="of:=FLOOR([.I15];1)" office:value-type="float" office:value="416" calcext:value-type="float">
            <text:p/>
          </table:table-cell>
          <table:table-cell table:formula="of:=CONCATENATE([.G15];&quot;,&quot;;[.J15];&quot;,&quot;;&quot;basic&quot;;&quot;,&quot;;&quot;repoInstrument&quot;)" office:value-type="string" office:string-value="1861,416,basic,repoInstrument" calcext:value-type="string">
            <text:p>1861,416,basic,repoInstrument</text:p>
          </table:table-cell>
          <table:table-cell table:formula="of:=[.H15]*[$Home.$F$30]" office:value-type="float" office:value="44.080621861457" calcext:value-type="float">
            <text:p/>
          </table:table-cell>
          <table:table-cell table:formula="of:=[.E15]/60/60/24" office:value-type="float" office:value="2.01902777777778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335895861" calcext:value-type="float">
            <text:p>1335895861</text:p>
          </table:table-cell>
          <table:table-cell office:value-type="float" office:value="1333034762" calcext:value-type="float">
            <text:p>1333034762</text:p>
          </table:table-cell>
          <table:table-cell office:value-type="string" calcext:value-type="string">
            <text:p>Python</text:p>
          </table:table-cell>
          <table:table-cell table:formula="of:=[.B16]-[.C16]" office:value-type="float" office:value="2861099" calcext:value-type="float">
            <text:p/>
          </table:table-cell>
          <table:table-cell table:formula="of:=([.C16]*1000-[$Home.$C$11])*[$Home.$C$24]/[$Home.$F$8]" office:value-type="float" office:value="839.783193019053" calcext:value-type="float">
            <text:p/>
          </table:table-cell>
          <table:table-cell table:formula="of:=FLOOR([.F16];1)" office:value-type="float" office:value="839" calcext:value-type="float">
            <text:p/>
          </table:table-cell>
          <table:table-cell table:formula="of:=[.A16]/[.E16]" office:value-type="float" office:value="0.000507147777829429" calcext:value-type="float">
            <text:p/>
          </table:table-cell>
          <table:table-cell table:formula="of:=([.H16]-[.$O$3])*([$Home.$C$33]-[$Home.$C$32])/([.$O$4]-[.$O$3])+[$Home.$C$32]" office:value-type="float" office:value="414.368658327339" calcext:value-type="float">
            <text:p/>
          </table:table-cell>
          <table:table-cell table:formula="of:=FLOOR([.I16];1)" office:value-type="float" office:value="414" calcext:value-type="float">
            <text:p/>
          </table:table-cell>
          <table:table-cell table:formula="of:=CONCATENATE([.G16];&quot;,&quot;;[.J16];&quot;,&quot;;&quot;basic&quot;;&quot;,&quot;;&quot;repoInstrument&quot;)" office:value-type="string" office:string-value="839,414,basic,repoInstrument" calcext:value-type="string">
            <text:p>839,414,basic,repoInstrument</text:p>
          </table:table-cell>
          <table:table-cell table:formula="of:=[.H16]*[$Home.$F$30]" office:value-type="float" office:value="43.8175680044626" calcext:value-type="float">
            <text:p/>
          </table:table-cell>
          <table:table-cell table:formula="of:=[.E16]/60/60/24" office:value-type="float" office:value="33.1145717592593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32536366" calcext:value-type="float">
            <text:p>1332536366</text:p>
          </table:table-cell>
          <table:table-cell office:value-type="float" office:value="1332355137" calcext:value-type="float">
            <text:p>1332355137</text:p>
          </table:table-cell>
          <table:table-cell office:value-type="string" calcext:value-type="string">
            <text:p>Objective-C</text:p>
          </table:table-cell>
          <table:table-cell table:formula="of:=[.B17]-[.C17]" office:value-type="float" office:value="181229" calcext:value-type="float">
            <text:p/>
          </table:table-cell>
          <table:table-cell table:formula="of:=([.C17]*1000-[$Home.$C$11])*[$Home.$C$24]/[$Home.$F$8]" office:value-type="float" office:value="571.725782377884" calcext:value-type="float">
            <text:p/>
          </table:table-cell>
          <table:table-cell table:formula="of:=FLOOR([.F17];1)" office:value-type="float" office:value="571" calcext:value-type="float">
            <text:p/>
          </table:table-cell>
          <table:table-cell table:formula="of:=[.A17]/[.E17]" office:value-type="float" office:value="0.000485573500929763" calcext:value-type="float">
            <text:p/>
          </table:table-cell>
          <table:table-cell table:formula="of:=([.H17]-[.$O$3])*([$Home.$C$33]-[$Home.$C$32])/([.$O$4]-[.$O$3])+[$Home.$C$32]" office:value-type="float" office:value="397.151439748485" calcext:value-type="float">
            <text:p/>
          </table:table-cell>
          <table:table-cell table:formula="of:=FLOOR([.I17];1)" office:value-type="float" office:value="397" calcext:value-type="float">
            <text:p/>
          </table:table-cell>
          <table:table-cell table:formula="of:=CONCATENATE([.G17];&quot;,&quot;;[.J17];&quot;,&quot;;&quot;basic&quot;;&quot;,&quot;;&quot;repoInstrument&quot;)" office:value-type="string" office:string-value="571,397,basic,repoInstrument" calcext:value-type="string">
            <text:p>571,397,basic,repoInstrument</text:p>
          </table:table-cell>
          <table:table-cell table:formula="of:=[.H17]*[$Home.$F$30]" office:value-type="float" office:value="41.9535504803315" calcext:value-type="float">
            <text:p/>
          </table:table-cell>
          <table:table-cell table:formula="of:=[.E17]/60/60/24" office:value-type="float" office:value="2.09755787037037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334009494" calcext:value-type="float">
            <text:p>1334009494</text:p>
          </table:table-cell>
          <table:table-cell office:value-type="float" office:value="1333445404" calcext:value-type="float">
            <text:p>1333445404</text:p>
          </table:table-cell>
          <table:table-cell office:value-type="string" calcext:value-type="string">
            <text:p>Ruby</text:p>
          </table:table-cell>
          <table:table-cell table:formula="of:=[.B18]-[.C18]" office:value-type="float" office:value="564090" calcext:value-type="float">
            <text:p/>
          </table:table-cell>
          <table:table-cell table:formula="of:=([.C18]*1000-[$Home.$C$11])*[$Home.$C$24]/[$Home.$F$8]" office:value-type="float" office:value="1001.74844035473" calcext:value-type="float">
            <text:p/>
          </table:table-cell>
          <table:table-cell table:formula="of:=FLOOR([.F18];1)" office:value-type="float" office:value="1001" calcext:value-type="float">
            <text:p/>
          </table:table-cell>
          <table:table-cell table:formula="of:=[.A18]/[.E18]" office:value-type="float" office:value="0.000471555957382687" calcext:value-type="float">
            <text:p/>
          </table:table-cell>
          <table:table-cell table:formula="of:=([.H18]-[.$O$3])*([$Home.$C$33]-[$Home.$C$32])/([.$O$4]-[.$O$3])+[$Home.$C$32]" office:value-type="float" office:value="385.964825600952" calcext:value-type="float">
            <text:p/>
          </table:table-cell>
          <table:table-cell table:formula="of:=FLOOR([.I18];1)" office:value-type="float" office:value="385" calcext:value-type="float">
            <text:p/>
          </table:table-cell>
          <table:table-cell table:formula="of:=CONCATENATE([.G18];&quot;,&quot;;[.J18];&quot;,&quot;;&quot;basic&quot;;&quot;,&quot;;&quot;repoInstrument&quot;)" office:value-type="string" office:string-value="1001,385,basic,repoInstrument" calcext:value-type="string">
            <text:p>1001,385,basic,repoInstrument</text:p>
          </table:table-cell>
          <table:table-cell table:formula="of:=[.H18]*[$Home.$F$30]" office:value-type="float" office:value="40.7424347178642" calcext:value-type="float">
            <text:p/>
          </table:table-cell>
          <table:table-cell table:formula="of:=[.E18]/60/60/24" office:value-type="float" office:value="6.52881944444444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35536137" calcext:value-type="float">
            <text:p>1335536137</text:p>
          </table:table-cell>
          <table:table-cell office:value-type="float" office:value="1335342200" calcext:value-type="float">
            <text:p>1335342200</text:p>
          </table:table-cell>
          <table:table-cell office:value-type="string" calcext:value-type="string">
            <text:p>null</text:p>
          </table:table-cell>
          <table:table-cell table:formula="of:=[.B19]-[.C19]" office:value-type="float" office:value="193937" calcext:value-type="float">
            <text:p/>
          </table:table-cell>
          <table:table-cell table:formula="of:=([.C19]*1000-[$Home.$C$11])*[$Home.$C$24]/[$Home.$F$8]" office:value-type="float" office:value="1749.88193202224" calcext:value-type="float">
            <text:p/>
          </table:table-cell>
          <table:table-cell table:formula="of:=FLOOR([.F19];1)" office:value-type="float" office:value="1749" calcext:value-type="float">
            <text:p/>
          </table:table-cell>
          <table:table-cell table:formula="of:=[.A19]/[.E19]" office:value-type="float" office:value="0.000458911914693947" calcext:value-type="float">
            <text:p/>
          </table:table-cell>
          <table:table-cell table:formula="of:=([.H19]-[.$O$3])*([$Home.$C$33]-[$Home.$C$32])/([.$O$4]-[.$O$3])+[$Home.$C$32]" office:value-type="float" office:value="375.8743253397" calcext:value-type="float">
            <text:p/>
          </table:table-cell>
          <table:table-cell table:formula="of:=FLOOR([.I19];1)" office:value-type="float" office:value="375" calcext:value-type="float">
            <text:p/>
          </table:table-cell>
          <table:table-cell table:formula="of:=CONCATENATE([.G19];&quot;,&quot;;[.J19];&quot;,&quot;;&quot;basic&quot;;&quot;,&quot;;&quot;repoInstrument&quot;)" office:value-type="string" office:string-value="1749,375,basic,repoInstrument" calcext:value-type="string">
            <text:p>1749,375,basic,repoInstrument</text:p>
          </table:table-cell>
          <table:table-cell table:formula="of:=[.H19]*[$Home.$F$30]" office:value-type="float" office:value="39.649989429557" calcext:value-type="float">
            <text:p/>
          </table:table-cell>
          <table:table-cell table:formula="of:=[.E19]/60/60/24" office:value-type="float" office:value="2.2446412037037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35810873" calcext:value-type="float">
            <text:p>1335810873</text:p>
          </table:table-cell>
          <table:table-cell office:value-type="float" office:value="1335600450" calcext:value-type="float">
            <text:p>1335600450</text:p>
          </table:table-cell>
          <table:table-cell office:value-type="string" calcext:value-type="string">
            <text:p>Clojure</text:p>
          </table:table-cell>
          <table:table-cell table:formula="of:=[.B20]-[.C20]" office:value-type="float" office:value="210423" calcext:value-type="float">
            <text:p/>
          </table:table-cell>
          <table:table-cell table:formula="of:=([.C20]*1000-[$Home.$C$11])*[$Home.$C$24]/[$Home.$F$8]" office:value-type="float" office:value="1851.74078991899" calcext:value-type="float">
            <text:p/>
          </table:table-cell>
          <table:table-cell table:formula="of:=FLOOR([.F20];1)" office:value-type="float" office:value="1851" calcext:value-type="float">
            <text:p/>
          </table:table-cell>
          <table:table-cell table:formula="of:=[.A20]/[.E20]" office:value-type="float" office:value="0.000456223891874938" calcext:value-type="float">
            <text:p/>
          </table:table-cell>
          <table:table-cell table:formula="of:=([.H20]-[.$O$3])*([$Home.$C$33]-[$Home.$C$32])/([.$O$4]-[.$O$3])+[$Home.$C$32]" office:value-type="float" office:value="373.72916531255" calcext:value-type="float">
            <text:p/>
          </table:table-cell>
          <table:table-cell table:formula="of:=FLOOR([.I20];1)" office:value-type="float" office:value="373" calcext:value-type="float">
            <text:p/>
          </table:table-cell>
          <table:table-cell table:formula="of:=CONCATENATE([.G20];&quot;,&quot;;[.J20];&quot;,&quot;;&quot;basic&quot;;&quot;,&quot;;&quot;repoInstrument&quot;)" office:value-type="string" office:string-value="1851,373,basic,repoInstrument" calcext:value-type="string">
            <text:p>1851,373,basic,repoInstrument</text:p>
          </table:table-cell>
          <table:table-cell table:formula="of:=[.H20]*[$Home.$F$30]" office:value-type="float" office:value="39.4177442579946" calcext:value-type="float">
            <text:p/>
          </table:table-cell>
          <table:table-cell table:formula="of:=[.E20]/60/60/24" office:value-type="float" office:value="2.43545138888889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34980800" calcext:value-type="float">
            <text:p>1334980800</text:p>
          </table:table-cell>
          <table:table-cell office:value-type="float" office:value="1334769270" calcext:value-type="float">
            <text:p>1334769270</text:p>
          </table:table-cell>
          <table:table-cell office:value-type="string" calcext:value-type="string">
            <text:p>JavaScript</text:p>
          </table:table-cell>
          <table:table-cell table:formula="of:=[.B21]-[.C21]" office:value-type="float" office:value="211530" calcext:value-type="float">
            <text:p/>
          </table:table-cell>
          <table:table-cell table:formula="of:=([.C21]*1000-[$Home.$C$11])*[$Home.$C$24]/[$Home.$F$8]" office:value-type="float" office:value="1523.90711903177" calcext:value-type="float">
            <text:p/>
          </table:table-cell>
          <table:table-cell table:formula="of:=FLOOR([.F21];1)" office:value-type="float" office:value="1523" calcext:value-type="float">
            <text:p/>
          </table:table-cell>
          <table:table-cell table:formula="of:=[.A21]/[.E21]" office:value-type="float" office:value="0.000449108873445847" calcext:value-type="float">
            <text:p/>
          </table:table-cell>
          <table:table-cell table:formula="of:=([.H21]-[.$O$3])*([$Home.$C$33]-[$Home.$C$32])/([.$O$4]-[.$O$3])+[$Home.$C$32]" office:value-type="float" office:value="368.051068750801" calcext:value-type="float">
            <text:p/>
          </table:table-cell>
          <table:table-cell table:formula="of:=FLOOR([.I21];1)" office:value-type="float" office:value="368" calcext:value-type="float">
            <text:p/>
          </table:table-cell>
          <table:table-cell table:formula="of:=CONCATENATE([.G21];&quot;,&quot;;[.J21];&quot;,&quot;;&quot;basic&quot;;&quot;,&quot;;&quot;repoInstrument&quot;)" office:value-type="string" office:string-value="1523,368,basic,repoInstrument" calcext:value-type="string">
            <text:p>1523,368,basic,repoInstrument</text:p>
          </table:table-cell>
          <table:table-cell table:formula="of:=[.H21]*[$Home.$F$30]" office:value-type="float" office:value="38.8030066657212" calcext:value-type="float">
            <text:p/>
          </table:table-cell>
          <table:table-cell table:formula="of:=[.E21]/60/60/24" office:value-type="float" office:value="2.44826388888889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35537705" calcext:value-type="float">
            <text:p>1335537705</text:p>
          </table:table-cell>
          <table:table-cell office:value-type="float" office:value="1335338645" calcext:value-type="float">
            <text:p>1335338645</text:p>
          </table:table-cell>
          <table:table-cell office:value-type="string" calcext:value-type="string">
            <text:p>JavaScript</text:p>
          </table:table-cell>
          <table:table-cell table:formula="of:=[.B22]-[.C22]" office:value-type="float" office:value="199060" calcext:value-type="float">
            <text:p/>
          </table:table-cell>
          <table:table-cell table:formula="of:=([.C22]*1000-[$Home.$C$11])*[$Home.$C$24]/[$Home.$F$8]" office:value-type="float" office:value="1748.47977039659" calcext:value-type="float">
            <text:p/>
          </table:table-cell>
          <table:table-cell table:formula="of:=FLOOR([.F22];1)" office:value-type="float" office:value="1748" calcext:value-type="float">
            <text:p/>
          </table:table-cell>
          <table:table-cell table:formula="of:=[.A22]/[.E22]" office:value-type="float" office:value="0.000447101376469406" calcext:value-type="float">
            <text:p/>
          </table:table-cell>
          <table:table-cell table:formula="of:=([.H22]-[.$O$3])*([$Home.$C$33]-[$Home.$C$32])/([.$O$4]-[.$O$3])+[$Home.$C$32]" office:value-type="float" office:value="366.448998173858" calcext:value-type="float">
            <text:p/>
          </table:table-cell>
          <table:table-cell table:formula="of:=FLOOR([.I22];1)" office:value-type="float" office:value="366" calcext:value-type="float">
            <text:p/>
          </table:table-cell>
          <table:table-cell table:formula="of:=CONCATENATE([.G22];&quot;,&quot;;[.J22];&quot;,&quot;;&quot;basic&quot;;&quot;,&quot;;&quot;repoInstrument&quot;)" office:value-type="string" office:string-value="1748,366,basic,repoInstrument" calcext:value-type="string">
            <text:p>1748,366,basic,repoInstrument</text:p>
          </table:table-cell>
          <table:table-cell table:formula="of:=[.H22]*[$Home.$F$30]" office:value-type="float" office:value="38.6295589269567" calcext:value-type="float">
            <text:p/>
          </table:table-cell>
          <table:table-cell table:formula="of:=[.E22]/60/60/24" office:value-type="float" office:value="2.30393518518518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332109335" calcext:value-type="float">
            <text:p>1332109335</text:p>
          </table:table-cell>
          <table:table-cell office:value-type="float" office:value="1331782083" calcext:value-type="float">
            <text:p>1331782083</text:p>
          </table:table-cell>
          <table:table-cell office:value-type="string" calcext:value-type="string">
            <text:p>PHP</text:p>
          </table:table-cell>
          <table:table-cell table:formula="of:=[.B23]-[.C23]" office:value-type="float" office:value="327252" calcext:value-type="float">
            <text:p/>
          </table:table-cell>
          <table:table-cell table:formula="of:=([.C23]*1000-[$Home.$C$11])*[$Home.$C$24]/[$Home.$F$8]" office:value-type="float" office:value="345.702061358844" calcext:value-type="float">
            <text:p/>
          </table:table-cell>
          <table:table-cell table:formula="of:=FLOOR([.F23];1)" office:value-type="float" office:value="345" calcext:value-type="float">
            <text:p/>
          </table:table-cell>
          <table:table-cell table:formula="of:=[.A23]/[.E23]" office:value-type="float" office:value="0.000446139366604329" calcext:value-type="float">
            <text:p/>
          </table:table-cell>
          <table:table-cell table:formula="of:=([.H23]-[.$O$3])*([$Home.$C$33]-[$Home.$C$32])/([.$O$4]-[.$O$3])+[$Home.$C$32]" office:value-type="float" office:value="365.681272136083" calcext:value-type="float">
            <text:p/>
          </table:table-cell>
          <table:table-cell table:formula="of:=FLOOR([.I23];1)" office:value-type="float" office:value="365" calcext:value-type="float">
            <text:p/>
          </table:table-cell>
          <table:table-cell table:formula="of:=CONCATENATE([.G23];&quot;,&quot;;[.J23];&quot;,&quot;;&quot;basic&quot;;&quot;,&quot;;&quot;repoInstrument&quot;)" office:value-type="string" office:string-value="345,365,basic,repoInstrument" calcext:value-type="string">
            <text:p>345,365,basic,repoInstrument</text:p>
          </table:table-cell>
          <table:table-cell table:formula="of:=[.H23]*[$Home.$F$30]" office:value-type="float" office:value="38.5464412746141" calcext:value-type="float">
            <text:p/>
          </table:table-cell>
          <table:table-cell table:formula="of:=[.E23]/60/60/24" office:value-type="float" office:value="3.78763888888889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333605491" calcext:value-type="float">
            <text:p>1333605491</text:p>
          </table:table-cell>
          <table:table-cell office:value-type="float" office:value="1333135867" calcext:value-type="float">
            <text:p>1333135867</text:p>
          </table:table-cell>
          <table:table-cell office:value-type="string" calcext:value-type="string">
            <text:p>C++</text:p>
          </table:table-cell>
          <table:table-cell table:formula="of:=[.B24]-[.C24]" office:value-type="float" office:value="469624" calcext:value-type="float">
            <text:p/>
          </table:table-cell>
          <table:table-cell table:formula="of:=([.C24]*1000-[$Home.$C$11])*[$Home.$C$24]/[$Home.$F$8]" office:value-type="float" office:value="879.660985188081" calcext:value-type="float">
            <text:p/>
          </table:table-cell>
          <table:table-cell table:formula="of:=FLOOR([.F24];1)" office:value-type="float" office:value="879" calcext:value-type="float">
            <text:p/>
          </table:table-cell>
          <table:table-cell table:formula="of:=[.A24]/[.E24]" office:value-type="float" office:value="0.000434390065243684" calcext:value-type="float">
            <text:p/>
          </table:table-cell>
          <table:table-cell table:formula="of:=([.H24]-[.$O$3])*([$Home.$C$33]-[$Home.$C$32])/([.$O$4]-[.$O$3])+[$Home.$C$32]" office:value-type="float" office:value="356.304814671676" calcext:value-type="float">
            <text:p/>
          </table:table-cell>
          <table:table-cell table:formula="of:=FLOOR([.I24];1)" office:value-type="float" office:value="356" calcext:value-type="float">
            <text:p/>
          </table:table-cell>
          <table:table-cell table:formula="of:=CONCATENATE([.G24];&quot;,&quot;;[.J24];&quot;,&quot;;&quot;basic&quot;;&quot;,&quot;;&quot;repoInstrument&quot;)" office:value-type="string" office:string-value="879,356,basic,repoInstrument" calcext:value-type="string">
            <text:p>879,356,basic,repoInstrument</text:p>
          </table:table-cell>
          <table:table-cell table:formula="of:=[.H24]*[$Home.$F$30]" office:value-type="float" office:value="37.5313016370543" calcext:value-type="float">
            <text:p/>
          </table:table-cell>
          <table:table-cell table:formula="of:=[.E24]/60/60/24" office:value-type="float" office:value="5.43546296296296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335727506" calcext:value-type="float">
            <text:p>1335727506</text:p>
          </table:table-cell>
          <table:table-cell office:value-type="float" office:value="1335221832" calcext:value-type="float">
            <text:p>1335221832</text:p>
          </table:table-cell>
          <table:table-cell office:value-type="string" calcext:value-type="string">
            <text:p>Java</text:p>
          </table:table-cell>
          <table:table-cell table:formula="of:=[.B25]-[.C25]" office:value-type="float" office:value="505674" calcext:value-type="float">
            <text:p/>
          </table:table-cell>
          <table:table-cell table:formula="of:=([.C25]*1000-[$Home.$C$11])*[$Home.$C$24]/[$Home.$F$8]" office:value-type="float" office:value="1702.4064353821" calcext:value-type="float">
            <text:p/>
          </table:table-cell>
          <table:table-cell table:formula="of:=FLOOR([.F25];1)" office:value-type="float" office:value="1702" calcext:value-type="float">
            <text:p/>
          </table:table-cell>
          <table:table-cell table:formula="of:=[.A25]/[.E25]" office:value-type="float" office:value="0.000431107788812555" calcext:value-type="float">
            <text:p/>
          </table:table-cell>
          <table:table-cell table:formula="of:=([.H25]-[.$O$3])*([$Home.$C$33]-[$Home.$C$32])/([.$O$4]-[.$O$3])+[$Home.$C$32]" office:value-type="float" office:value="353.685414215578" calcext:value-type="float">
            <text:p/>
          </table:table-cell>
          <table:table-cell table:formula="of:=FLOOR([.I25];1)" office:value-type="float" office:value="353" calcext:value-type="float">
            <text:p/>
          </table:table-cell>
          <table:table-cell table:formula="of:=CONCATENATE([.G25];&quot;,&quot;;[.J25];&quot;,&quot;;&quot;basic&quot;;&quot;,&quot;;&quot;repoInstrument&quot;)" office:value-type="string" office:string-value="1702,353,basic,repoInstrument" calcext:value-type="string">
            <text:p>1702,353,basic,repoInstrument</text:p>
          </table:table-cell>
          <table:table-cell table:formula="of:=[.H25]*[$Home.$F$30]" office:value-type="float" office:value="37.2477129534048" calcext:value-type="float">
            <text:p/>
          </table:table-cell>
          <table:table-cell table:formula="of:=[.E25]/60/60/24" office:value-type="float" office:value="5.85270833333333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35132743" calcext:value-type="float">
            <text:p>1335132743</text:p>
          </table:table-cell>
          <table:table-cell office:value-type="float" office:value="1334955143" calcext:value-type="float">
            <text:p>1334955143</text:p>
          </table:table-cell>
          <table:table-cell office:value-type="string" calcext:value-type="string">
            <text:p>C#</text:p>
          </table:table-cell>
          <table:table-cell table:formula="of:=[.B26]-[.C26]" office:value-type="float" office:value="177600" calcext:value-type="float">
            <text:p/>
          </table:table-cell>
          <table:table-cell table:formula="of:=([.C26]*1000-[$Home.$C$11])*[$Home.$C$24]/[$Home.$F$8]" office:value-type="float" office:value="1597.21907060522" calcext:value-type="float">
            <text:p/>
          </table:table-cell>
          <table:table-cell table:formula="of:=FLOOR([.F26];1)" office:value-type="float" office:value="1597" calcext:value-type="float">
            <text:p/>
          </table:table-cell>
          <table:table-cell table:formula="of:=[.A26]/[.E26]" office:value-type="float" office:value="0.000427927927927928" calcext:value-type="float">
            <text:p/>
          </table:table-cell>
          <table:table-cell table:formula="of:=([.H26]-[.$O$3])*([$Home.$C$33]-[$Home.$C$32])/([.$O$4]-[.$O$3])+[$Home.$C$32]" office:value-type="float" office:value="351.147745854521" calcext:value-type="float">
            <text:p/>
          </table:table-cell>
          <table:table-cell table:formula="of:=FLOOR([.I26];1)" office:value-type="float" office:value="351" calcext:value-type="float">
            <text:p/>
          </table:table-cell>
          <table:table-cell table:formula="of:=CONCATENATE([.G26];&quot;,&quot;;[.J26];&quot;,&quot;;&quot;basic&quot;;&quot;,&quot;;&quot;repoInstrument&quot;)" office:value-type="string" office:string-value="1597,351,basic,repoInstrument" calcext:value-type="string">
            <text:p>1597,351,basic,repoInstrument</text:p>
          </table:table-cell>
          <table:table-cell table:formula="of:=[.H26]*[$Home.$F$30]" office:value-type="float" office:value="36.972972972973" calcext:value-type="float">
            <text:p/>
          </table:table-cell>
          <table:table-cell table:formula="of:=[.E26]/60/60/24" office:value-type="float" office:value="2.05555555555556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35870774" calcext:value-type="float">
            <text:p>1335870774</text:p>
          </table:table-cell>
          <table:table-cell office:value-type="float" office:value="1335620436" calcext:value-type="float">
            <text:p>1335620436</text:p>
          </table:table-cell>
          <table:table-cell office:value-type="string" calcext:value-type="string">
            <text:p>JavaScript</text:p>
          </table:table-cell>
          <table:table-cell table:formula="of:=[.B27]-[.C27]" office:value-type="float" office:value="250338" calcext:value-type="float">
            <text:p/>
          </table:table-cell>
          <table:table-cell table:formula="of:=([.C27]*1000-[$Home.$C$11])*[$Home.$C$24]/[$Home.$F$8]" office:value-type="float" office:value="1859.62365975026" calcext:value-type="float">
            <text:p/>
          </table:table-cell>
          <table:table-cell table:formula="of:=FLOOR([.F27];1)" office:value-type="float" office:value="1859" calcext:value-type="float">
            <text:p/>
          </table:table-cell>
          <table:table-cell table:formula="of:=[.A27]/[.E27]" office:value-type="float" office:value="0.000407449128777892" calcext:value-type="float">
            <text:p/>
          </table:table-cell>
          <table:table-cell table:formula="of:=([.H27]-[.$O$3])*([$Home.$C$33]-[$Home.$C$32])/([.$O$4]-[.$O$3])+[$Home.$C$32]" office:value-type="float" office:value="334.804766535289" calcext:value-type="float">
            <text:p/>
          </table:table-cell>
          <table:table-cell table:formula="of:=FLOOR([.I27];1)" office:value-type="float" office:value="334" calcext:value-type="float">
            <text:p/>
          </table:table-cell>
          <table:table-cell table:formula="of:=CONCATENATE([.G27];&quot;,&quot;;[.J27];&quot;,&quot;;&quot;basic&quot;;&quot;,&quot;;&quot;repoInstrument&quot;)" office:value-type="string" office:string-value="1859,334,basic,repoInstrument" calcext:value-type="string">
            <text:p>1859,334,basic,repoInstrument</text:p>
          </table:table-cell>
          <table:table-cell table:formula="of:=[.H27]*[$Home.$F$30]" office:value-type="float" office:value="35.2036047264099" calcext:value-type="float">
            <text:p/>
          </table:table-cell>
          <table:table-cell table:formula="of:=[.E27]/60/60/24" office:value-type="float" office:value="2.89743055555556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332335167" calcext:value-type="float">
            <text:p>1332335167</text:p>
          </table:table-cell>
          <table:table-cell office:value-type="float" office:value="1331882344" calcext:value-type="float">
            <text:p>1331882344</text:p>
          </table:table-cell>
          <table:table-cell office:value-type="string" calcext:value-type="string">
            <text:p>null</text:p>
          </table:table-cell>
          <table:table-cell table:formula="of:=[.B28]-[.C28]" office:value-type="float" office:value="452823" calcext:value-type="float">
            <text:p/>
          </table:table-cell>
          <table:table-cell table:formula="of:=([.C28]*1000-[$Home.$C$11])*[$Home.$C$24]/[$Home.$F$8]" office:value-type="float" office:value="385.246963397901" calcext:value-type="float">
            <text:p/>
          </table:table-cell>
          <table:table-cell table:formula="of:=FLOOR([.F28];1)" office:value-type="float" office:value="385" calcext:value-type="float">
            <text:p/>
          </table:table-cell>
          <table:table-cell table:formula="of:=[.A28]/[.E28]" office:value-type="float" office:value="0.000401923047195041" calcext:value-type="float">
            <text:p/>
          </table:table-cell>
          <table:table-cell table:formula="of:=([.H28]-[.$O$3])*([$Home.$C$33]-[$Home.$C$32])/([.$O$4]-[.$O$3])+[$Home.$C$32]" office:value-type="float" office:value="330.394711220851" calcext:value-type="float">
            <text:p/>
          </table:table-cell>
          <table:table-cell table:formula="of:=FLOOR([.I28];1)" office:value-type="float" office:value="330" calcext:value-type="float">
            <text:p/>
          </table:table-cell>
          <table:table-cell table:formula="of:=CONCATENATE([.G28];&quot;,&quot;;[.J28];&quot;,&quot;;&quot;basic&quot;;&quot;,&quot;;&quot;repoInstrument&quot;)" office:value-type="string" office:string-value="385,330,basic,repoInstrument" calcext:value-type="string">
            <text:p>385,330,basic,repoInstrument</text:p>
          </table:table-cell>
          <table:table-cell table:formula="of:=[.H28]*[$Home.$F$30]" office:value-type="float" office:value="34.7261512776515" calcext:value-type="float">
            <text:p/>
          </table:table-cell>
          <table:table-cell table:formula="of:=[.E28]/60/60/24" office:value-type="float" office:value="5.24100694444444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332883865" calcext:value-type="float">
            <text:p>1332883865</text:p>
          </table:table-cell>
          <table:table-cell office:value-type="float" office:value="1332628563" calcext:value-type="float">
            <text:p>1332628563</text:p>
          </table:table-cell>
          <table:table-cell office:value-type="string" calcext:value-type="string">
            <text:p>PHP</text:p>
          </table:table-cell>
          <table:table-cell table:formula="of:=[.B29]-[.C29]" office:value-type="float" office:value="255302" calcext:value-type="float">
            <text:p/>
          </table:table-cell>
          <table:table-cell table:formula="of:=([.C29]*1000-[$Home.$C$11])*[$Home.$C$24]/[$Home.$F$8]" office:value-type="float" office:value="679.570351900742" calcext:value-type="float">
            <text:p/>
          </table:table-cell>
          <table:table-cell table:formula="of:=FLOOR([.F29];1)" office:value-type="float" office:value="679" calcext:value-type="float">
            <text:p/>
          </table:table-cell>
          <table:table-cell table:formula="of:=[.A29]/[.E29]" office:value-type="float" office:value="0.000395609905131961" calcext:value-type="float">
            <text:p/>
          </table:table-cell>
          <table:table-cell table:formula="of:=([.H29]-[.$O$3])*([$Home.$C$33]-[$Home.$C$32])/([.$O$4]-[.$O$3])+[$Home.$C$32]" office:value-type="float" office:value="325.356547145879" calcext:value-type="float">
            <text:p/>
          </table:table-cell>
          <table:table-cell table:formula="of:=FLOOR([.I29];1)" office:value-type="float" office:value="325" calcext:value-type="float">
            <text:p/>
          </table:table-cell>
          <table:table-cell table:formula="of:=CONCATENATE([.G29];&quot;,&quot;;[.J29];&quot;,&quot;;&quot;basic&quot;;&quot;,&quot;;&quot;repoInstrument&quot;)" office:value-type="string" office:string-value="679,325,basic,repoInstrument" calcext:value-type="string">
            <text:p>679,325,basic,repoInstrument</text:p>
          </table:table-cell>
          <table:table-cell table:formula="of:=[.H29]*[$Home.$F$30]" office:value-type="float" office:value="34.1806958034015" calcext:value-type="float">
            <text:p/>
          </table:table-cell>
          <table:table-cell table:formula="of:=[.E29]/60/60/24" office:value-type="float" office:value="2.95488425925926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34748985" calcext:value-type="float">
            <text:p>1334748985</text:p>
          </table:table-cell>
          <table:table-cell office:value-type="float" office:value="1334543728" calcext:value-type="float">
            <text:p>1334543728</text:p>
          </table:table-cell>
          <table:table-cell office:value-type="string" calcext:value-type="string">
            <text:p>JavaScript</text:p>
          </table:table-cell>
          <table:table-cell table:formula="of:=[.B30]-[.C30]" office:value-type="float" office:value="205257" calcext:value-type="float">
            <text:p/>
          </table:table-cell>
          <table:table-cell table:formula="of:=([.C30]*1000-[$Home.$C$11])*[$Home.$C$24]/[$Home.$F$8]" office:value-type="float" office:value="1434.94893693013" calcext:value-type="float">
            <text:p/>
          </table:table-cell>
          <table:table-cell table:formula="of:=FLOOR([.F30];1)" office:value-type="float" office:value="1434" calcext:value-type="float">
            <text:p/>
          </table:table-cell>
          <table:table-cell table:formula="of:=[.A30]/[.E30]" office:value-type="float" office:value="0.000394627223432088" calcext:value-type="float">
            <text:p/>
          </table:table-cell>
          <table:table-cell table:formula="of:=([.H30]-[.$O$3])*([$Home.$C$33]-[$Home.$C$32])/([.$O$4]-[.$O$3])+[$Home.$C$32]" office:value-type="float" office:value="324.572324077878" calcext:value-type="float">
            <text:p/>
          </table:table-cell>
          <table:table-cell table:formula="of:=FLOOR([.I30];1)" office:value-type="float" office:value="324" calcext:value-type="float">
            <text:p/>
          </table:table-cell>
          <table:table-cell table:formula="of:=CONCATENATE([.G30];&quot;,&quot;;[.J30];&quot;,&quot;;&quot;basic&quot;;&quot;,&quot;;&quot;repoInstrument&quot;)" office:value-type="string" office:string-value="1434,324,basic,repoInstrument" calcext:value-type="string">
            <text:p>1434,324,basic,repoInstrument</text:p>
          </table:table-cell>
          <table:table-cell table:formula="of:=[.H30]*[$Home.$F$30]" office:value-type="float" office:value="34.0957921045324" calcext:value-type="float">
            <text:p/>
          </table:table-cell>
          <table:table-cell table:formula="of:=[.E30]/60/60/24" office:value-type="float" office:value="2.37565972222222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332399225" calcext:value-type="float">
            <text:p>1332399225</text:p>
          </table:table-cell>
          <table:table-cell office:value-type="float" office:value="1331882344" calcext:value-type="float">
            <text:p>1331882344</text:p>
          </table:table-cell>
          <table:table-cell office:value-type="string" calcext:value-type="string">
            <text:p>PHP</text:p>
          </table:table-cell>
          <table:table-cell table:formula="of:=[.B31]-[.C31]" office:value-type="float" office:value="516881" calcext:value-type="float">
            <text:p/>
          </table:table-cell>
          <table:table-cell table:formula="of:=([.C31]*1000-[$Home.$C$11])*[$Home.$C$24]/[$Home.$F$8]" office:value-type="float" office:value="385.246963397901" calcext:value-type="float">
            <text:p/>
          </table:table-cell>
          <table:table-cell table:formula="of:=FLOOR([.F31];1)" office:value-type="float" office:value="385" calcext:value-type="float">
            <text:p/>
          </table:table-cell>
          <table:table-cell table:formula="of:=[.A31]/[.E31]" office:value-type="float" office:value="0.000390805620636084" calcext:value-type="float">
            <text:p/>
          </table:table-cell>
          <table:table-cell table:formula="of:=([.H31]-[.$O$3])*([$Home.$C$33]-[$Home.$C$32])/([.$O$4]-[.$O$3])+[$Home.$C$32]" office:value-type="float" office:value="321.522517543627" calcext:value-type="float">
            <text:p/>
          </table:table-cell>
          <table:table-cell table:formula="of:=FLOOR([.I31];1)" office:value-type="float" office:value="321" calcext:value-type="float">
            <text:p/>
          </table:table-cell>
          <table:table-cell table:formula="of:=CONCATENATE([.G31];&quot;,&quot;;[.J31];&quot;,&quot;;&quot;basic&quot;;&quot;,&quot;;&quot;repoInstrument&quot;)" office:value-type="string" office:string-value="385,321,basic,repoInstrument" calcext:value-type="string">
            <text:p>385,321,basic,repoInstrument</text:p>
          </table:table-cell>
          <table:table-cell table:formula="of:=[.H31]*[$Home.$F$30]" office:value-type="float" office:value="33.7656056229577" calcext:value-type="float">
            <text:p/>
          </table:table-cell>
          <table:table-cell table:formula="of:=[.E31]/60/60/24" office:value-type="float" office:value="5.98241898148148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34890074" calcext:value-type="float">
            <text:p>1334890074</text:p>
          </table:table-cell>
          <table:table-cell office:value-type="float" office:value="1334714034" calcext:value-type="float">
            <text:p>1334714034</text:p>
          </table:table-cell>
          <table:table-cell office:value-type="string" calcext:value-type="string">
            <text:p>null</text:p>
          </table:table-cell>
          <table:table-cell table:formula="of:=[.B32]-[.C32]" office:value-type="float" office:value="176040" calcext:value-type="float">
            <text:p/>
          </table:table-cell>
          <table:table-cell table:formula="of:=([.C32]*1000-[$Home.$C$11])*[$Home.$C$24]/[$Home.$F$8]" office:value-type="float" office:value="1502.12095881963" calcext:value-type="float">
            <text:p/>
          </table:table-cell>
          <table:table-cell table:formula="of:=FLOOR([.F32];1)" office:value-type="float" office:value="1502" calcext:value-type="float">
            <text:p/>
          </table:table-cell>
          <table:table-cell table:formula="of:=[.A32]/[.E32]" office:value-type="float" office:value="0.000386275846398546" calcext:value-type="float">
            <text:p/>
          </table:table-cell>
          <table:table-cell table:formula="of:=([.H32]-[.$O$3])*([$Home.$C$33]-[$Home.$C$32])/([.$O$4]-[.$O$3])+[$Home.$C$32]" office:value-type="float" office:value="317.90755915947" calcext:value-type="float">
            <text:p/>
          </table:table-cell>
          <table:table-cell table:formula="of:=FLOOR([.I32];1)" office:value-type="float" office:value="317" calcext:value-type="float">
            <text:p/>
          </table:table-cell>
          <table:table-cell table:formula="of:=CONCATENATE([.G32];&quot;,&quot;;[.J32];&quot;,&quot;;&quot;basic&quot;;&quot;,&quot;;&quot;repoInstrument&quot;)" office:value-type="string" office:string-value="1502,317,basic,repoInstrument" calcext:value-type="string">
            <text:p>1502,317,basic,repoInstrument</text:p>
          </table:table-cell>
          <table:table-cell table:formula="of:=[.H32]*[$Home.$F$30]" office:value-type="float" office:value="33.3742331288344" calcext:value-type="float">
            <text:p/>
          </table:table-cell>
          <table:table-cell table:formula="of:=[.E32]/60/60/24" office:value-type="float" office:value="2.0375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33398785" calcext:value-type="float">
            <text:p>1333398785</text:p>
          </table:table-cell>
          <table:table-cell office:value-type="float" office:value="1333163984" calcext:value-type="float">
            <text:p>1333163984</text:p>
          </table:table-cell>
          <table:table-cell office:value-type="string" calcext:value-type="string">
            <text:p>C#</text:p>
          </table:table-cell>
          <table:table-cell table:formula="of:=[.B33]-[.C33]" office:value-type="float" office:value="234801" calcext:value-type="float">
            <text:p/>
          </table:table-cell>
          <table:table-cell table:formula="of:=([.C33]*1000-[$Home.$C$11])*[$Home.$C$24]/[$Home.$F$8]" office:value-type="float" office:value="890.750880667202" calcext:value-type="float">
            <text:p/>
          </table:table-cell>
          <table:table-cell table:formula="of:=FLOOR([.F33];1)" office:value-type="float" office:value="890" calcext:value-type="float">
            <text:p/>
          </table:table-cell>
          <table:table-cell table:formula="of:=[.A33]/[.E33]" office:value-type="float" office:value="0.000383303307907547" calcext:value-type="float">
            <text:p/>
          </table:table-cell>
          <table:table-cell table:formula="of:=([.H33]-[.$O$3])*([$Home.$C$33]-[$Home.$C$32])/([.$O$4]-[.$O$3])+[$Home.$C$32]" office:value-type="float" office:value="315.535343155588" calcext:value-type="float">
            <text:p/>
          </table:table-cell>
          <table:table-cell table:formula="of:=FLOOR([.I33];1)" office:value-type="float" office:value="315" calcext:value-type="float">
            <text:p/>
          </table:table-cell>
          <table:table-cell table:formula="of:=CONCATENATE([.G33];&quot;,&quot;;[.J33];&quot;,&quot;;&quot;basic&quot;;&quot;,&quot;;&quot;repoInstrument&quot;)" office:value-type="string" office:string-value="890,315,basic,repoInstrument" calcext:value-type="string">
            <text:p>890,315,basic,repoInstrument</text:p>
          </table:table-cell>
          <table:table-cell table:formula="of:=[.H33]*[$Home.$F$30]" office:value-type="float" office:value="33.1174058032121" calcext:value-type="float">
            <text:p/>
          </table:table-cell>
          <table:table-cell table:formula="of:=[.E33]/60/60/24" office:value-type="float" office:value="2.71760416666667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335341669" calcext:value-type="float">
            <text:p>1335341669</text:p>
          </table:table-cell>
          <table:table-cell office:value-type="float" office:value="1335043145" calcext:value-type="float">
            <text:p>1335043145</text:p>
          </table:table-cell>
          <table:table-cell office:value-type="string" calcext:value-type="string">
            <text:p>C</text:p>
          </table:table-cell>
          <table:table-cell table:formula="of:=[.B34]-[.C34]" office:value-type="float" office:value="298524" calcext:value-type="float">
            <text:p/>
          </table:table-cell>
          <table:table-cell table:formula="of:=([.C34]*1000-[$Home.$C$11])*[$Home.$C$24]/[$Home.$F$8]" office:value-type="float" office:value="1631.92878294842" calcext:value-type="float">
            <text:p/>
          </table:table-cell>
          <table:table-cell table:formula="of:=FLOOR([.F34];1)" office:value-type="float" office:value="1631" calcext:value-type="float">
            <text:p/>
          </table:table-cell>
          <table:table-cell table:formula="of:=[.A34]/[.E34]" office:value-type="float" office:value="0.000375179215071485" calcext:value-type="float">
            <text:p/>
          </table:table-cell>
          <table:table-cell table:formula="of:=([.H34]-[.$O$3])*([$Home.$C$33]-[$Home.$C$32])/([.$O$4]-[.$O$3])+[$Home.$C$32]" office:value-type="float" office:value="309.051960988765" calcext:value-type="float">
            <text:p/>
          </table:table-cell>
          <table:table-cell table:formula="of:=FLOOR([.I34];1)" office:value-type="float" office:value="309" calcext:value-type="float">
            <text:p/>
          </table:table-cell>
          <table:table-cell table:formula="of:=CONCATENATE([.G34];&quot;,&quot;;[.J34];&quot;,&quot;;&quot;basic&quot;;&quot;,&quot;;&quot;repoInstrument&quot;)" office:value-type="string" office:string-value="1631,309,basic,repoInstrument" calcext:value-type="string">
            <text:p>1631,309,basic,repoInstrument</text:p>
          </table:table-cell>
          <table:table-cell table:formula="of:=[.H34]*[$Home.$F$30]" office:value-type="float" office:value="32.4154841821763" calcext:value-type="float">
            <text:p/>
          </table:table-cell>
          <table:table-cell table:formula="of:=[.E34]/60/60/24" office:value-type="float" office:value="3.45513888888889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32646090" calcext:value-type="float">
            <text:p>1332646090</text:p>
          </table:table-cell>
          <table:table-cell office:value-type="float" office:value="1332467025" calcext:value-type="float">
            <text:p>1332467025</text:p>
          </table:table-cell>
          <table:table-cell office:value-type="string" calcext:value-type="string">
            <text:p>null</text:p>
          </table:table-cell>
          <table:table-cell table:formula="of:=[.B35]-[.C35]" office:value-type="float" office:value="179065" calcext:value-type="float">
            <text:p/>
          </table:table-cell>
          <table:table-cell table:formula="of:=([.C35]*1000-[$Home.$C$11])*[$Home.$C$24]/[$Home.$F$8]" office:value-type="float" office:value="615.85660093491" calcext:value-type="float">
            <text:p/>
          </table:table-cell>
          <table:table-cell table:formula="of:=FLOOR([.F35];1)" office:value-type="float" office:value="615" calcext:value-type="float">
            <text:p/>
          </table:table-cell>
          <table:table-cell table:formula="of:=[.A35]/[.E35]" office:value-type="float" office:value="0.000368581241448636" calcext:value-type="float">
            <text:p/>
          </table:table-cell>
          <table:table-cell table:formula="of:=([.H35]-[.$O$3])*([$Home.$C$33]-[$Home.$C$32])/([.$O$4]-[.$O$3])+[$Home.$C$32]" office:value-type="float" office:value="303.786488844767" calcext:value-type="float">
            <text:p/>
          </table:table-cell>
          <table:table-cell table:formula="of:=FLOOR([.I35];1)" office:value-type="float" office:value="303" calcext:value-type="float">
            <text:p/>
          </table:table-cell>
          <table:table-cell table:formula="of:=CONCATENATE([.G35];&quot;,&quot;;[.J35];&quot;,&quot;;&quot;basic&quot;;&quot;,&quot;;&quot;repoInstrument&quot;)" office:value-type="string" office:string-value="615,303,basic,repoInstrument" calcext:value-type="string">
            <text:p>615,303,basic,repoInstrument</text:p>
          </table:table-cell>
          <table:table-cell table:formula="of:=[.H35]*[$Home.$F$30]" office:value-type="float" office:value="31.8454192611622" calcext:value-type="float">
            <text:p/>
          </table:table-cell>
          <table:table-cell table:formula="of:=[.E35]/60/60/24" office:value-type="float" office:value="2.07251157407407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334779641" calcext:value-type="float">
            <text:p>1334779641</text:p>
          </table:table-cell>
          <table:table-cell office:value-type="float" office:value="1334250716" calcext:value-type="float">
            <text:p>1334250716</text:p>
          </table:table-cell>
          <table:table-cell office:value-type="string" calcext:value-type="string">
            <text:p>PHP</text:p>
          </table:table-cell>
          <table:table-cell table:formula="of:=[.B36]-[.C36]" office:value-type="float" office:value="528925" calcext:value-type="float">
            <text:p/>
          </table:table-cell>
          <table:table-cell table:formula="of:=([.C36]*1000-[$Home.$C$11])*[$Home.$C$24]/[$Home.$F$8]" office:value-type="float" office:value="1319.37926541011" calcext:value-type="float">
            <text:p/>
          </table:table-cell>
          <table:table-cell table:formula="of:=FLOOR([.F36];1)" office:value-type="float" office:value="1319" calcext:value-type="float">
            <text:p/>
          </table:table-cell>
          <table:table-cell table:formula="of:=[.A36]/[.E36]" office:value-type="float" office:value="0.000361109798175545" calcext:value-type="float">
            <text:p/>
          </table:table-cell>
          <table:table-cell table:formula="of:=([.H36]-[.$O$3])*([$Home.$C$33]-[$Home.$C$32])/([.$O$4]-[.$O$3])+[$Home.$C$32]" office:value-type="float" office:value="297.823949635199" calcext:value-type="float">
            <text:p/>
          </table:table-cell>
          <table:table-cell table:formula="of:=FLOOR([.I36];1)" office:value-type="float" office:value="297" calcext:value-type="float">
            <text:p/>
          </table:table-cell>
          <table:table-cell table:formula="of:=CONCATENATE([.G36];&quot;,&quot;;[.J36];&quot;,&quot;;&quot;basic&quot;;&quot;,&quot;;&quot;repoInstrument&quot;)" office:value-type="string" office:string-value="1319,297,basic,repoInstrument" calcext:value-type="string">
            <text:p>1319,297,basic,repoInstrument</text:p>
          </table:table-cell>
          <table:table-cell table:formula="of:=[.H36]*[$Home.$F$30]" office:value-type="float" office:value="31.1998865623671" calcext:value-type="float">
            <text:p/>
          </table:table-cell>
          <table:table-cell table:formula="of:=[.E36]/60/60/24" office:value-type="float" office:value="6.12181712962963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335532608" calcext:value-type="float">
            <text:p>1335532608</text:p>
          </table:table-cell>
          <table:table-cell office:value-type="float" office:value="1333509365" calcext:value-type="float">
            <text:p>1333509365</text:p>
          </table:table-cell>
          <table:table-cell office:value-type="string" calcext:value-type="string">
            <text:p>Java</text:p>
          </table:table-cell>
          <table:table-cell table:formula="of:=[.B37]-[.C37]" office:value-type="float" office:value="2023243" calcext:value-type="float">
            <text:p/>
          </table:table-cell>
          <table:table-cell table:formula="of:=([.C37]*1000-[$Home.$C$11])*[$Home.$C$24]/[$Home.$F$8]" office:value-type="float" office:value="1026.97591144838" calcext:value-type="float">
            <text:p/>
          </table:table-cell>
          <table:table-cell table:formula="of:=FLOOR([.F37];1)" office:value-type="float" office:value="1026" calcext:value-type="float">
            <text:p/>
          </table:table-cell>
          <table:table-cell table:formula="of:=[.A37]/[.E37]" office:value-type="float" office:value="0.000355370066769044" calcext:value-type="float">
            <text:p/>
          </table:table-cell>
          <table:table-cell table:formula="of:=([.H37]-[.$O$3])*([$Home.$C$33]-[$Home.$C$32])/([.$O$4]-[.$O$3])+[$Home.$C$32]" office:value-type="float" office:value="293.243392397095" calcext:value-type="float">
            <text:p/>
          </table:table-cell>
          <table:table-cell table:formula="of:=FLOOR([.I37];1)" office:value-type="float" office:value="293" calcext:value-type="float">
            <text:p/>
          </table:table-cell>
          <table:table-cell table:formula="of:=CONCATENATE([.G37];&quot;,&quot;;[.J37];&quot;,&quot;;&quot;basic&quot;;&quot;,&quot;;&quot;repoInstrument&quot;)" office:value-type="string" office:string-value="1026,293,basic,repoInstrument" calcext:value-type="string">
            <text:p>1026,293,basic,repoInstrument</text:p>
          </table:table-cell>
          <table:table-cell table:formula="of:=[.H37]*[$Home.$F$30]" office:value-type="float" office:value="30.7039737688454" calcext:value-type="float">
            <text:p/>
          </table:table-cell>
          <table:table-cell table:formula="of:=[.E37]/60/60/24" office:value-type="float" office:value="23.4171643518519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33146256" calcext:value-type="float">
            <text:p>1333146256</text:p>
          </table:table-cell>
          <table:table-cell office:value-type="float" office:value="1332715711" calcext:value-type="float">
            <text:p>1332715711</text:p>
          </table:table-cell>
          <table:table-cell office:value-type="string" calcext:value-type="string">
            <text:p>C++</text:p>
          </table:table-cell>
          <table:table-cell table:formula="of:=[.B38]-[.C38]" office:value-type="float" office:value="430545" calcext:value-type="float">
            <text:p/>
          </table:table-cell>
          <table:table-cell table:formula="of:=([.C38]*1000-[$Home.$C$11])*[$Home.$C$24]/[$Home.$F$8]" office:value-type="float" office:value="713.943229918114" calcext:value-type="float">
            <text:p/>
          </table:table-cell>
          <table:table-cell table:formula="of:=FLOOR([.F38];1)" office:value-type="float" office:value="713" calcext:value-type="float">
            <text:p/>
          </table:table-cell>
          <table:table-cell table:formula="of:=[.A38]/[.E38]" office:value-type="float" office:value="0.000350718275673855" calcext:value-type="float">
            <text:p/>
          </table:table-cell>
          <table:table-cell table:formula="of:=([.H38]-[.$O$3])*([$Home.$C$33]-[$Home.$C$32])/([.$O$4]-[.$O$3])+[$Home.$C$32]" office:value-type="float" office:value="289.531059212465" calcext:value-type="float">
            <text:p/>
          </table:table-cell>
          <table:table-cell table:formula="of:=FLOOR([.I38];1)" office:value-type="float" office:value="289" calcext:value-type="float">
            <text:p/>
          </table:table-cell>
          <table:table-cell table:formula="of:=CONCATENATE([.G38];&quot;,&quot;;[.J38];&quot;,&quot;;&quot;basic&quot;;&quot;,&quot;;&quot;repoInstrument&quot;)" office:value-type="string" office:string-value="713,289,basic,repoInstrument" calcext:value-type="string">
            <text:p>713,289,basic,repoInstrument</text:p>
          </table:table-cell>
          <table:table-cell table:formula="of:=[.H38]*[$Home.$F$30]" office:value-type="float" office:value="30.3020590182211" calcext:value-type="float">
            <text:p/>
          </table:table-cell>
          <table:table-cell table:formula="of:=[.E38]/60/60/24" office:value-type="float" office:value="4.98315972222222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35233394" calcext:value-type="float">
            <text:p>1335233394</text:p>
          </table:table-cell>
          <table:table-cell office:value-type="float" office:value="1335026014" calcext:value-type="float">
            <text:p>1335026014</text:p>
          </table:table-cell>
          <table:table-cell office:value-type="string" calcext:value-type="string">
            <text:p>JavaScript</text:p>
          </table:table-cell>
          <table:table-cell table:formula="of:=[.B39]-[.C39]" office:value-type="float" office:value="207380" calcext:value-type="float">
            <text:p/>
          </table:table-cell>
          <table:table-cell table:formula="of:=([.C39]*1000-[$Home.$C$11])*[$Home.$C$24]/[$Home.$F$8]" office:value-type="float" office:value="1625.17198103311" calcext:value-type="float">
            <text:p/>
          </table:table-cell>
          <table:table-cell table:formula="of:=FLOOR([.F39];1)" office:value-type="float" office:value="1625" calcext:value-type="float">
            <text:p/>
          </table:table-cell>
          <table:table-cell table:formula="of:=[.A39]/[.E39]" office:value-type="float" office:value="0.000347188735654354" calcext:value-type="float">
            <text:p/>
          </table:table-cell>
          <table:table-cell table:formula="of:=([.H39]-[.$O$3])*([$Home.$C$33]-[$Home.$C$32])/([.$O$4]-[.$O$3])+[$Home.$C$32]" office:value-type="float" office:value="286.714331575141" calcext:value-type="float">
            <text:p/>
          </table:table-cell>
          <table:table-cell table:formula="of:=FLOOR([.I39];1)" office:value-type="float" office:value="286" calcext:value-type="float">
            <text:p/>
          </table:table-cell>
          <table:table-cell table:formula="of:=CONCATENATE([.G39];&quot;,&quot;;[.J39];&quot;,&quot;;&quot;basic&quot;;&quot;,&quot;;&quot;repoInstrument&quot;)" office:value-type="string" office:string-value="1625,286,basic,repoInstrument" calcext:value-type="string">
            <text:p>1625,286,basic,repoInstrument</text:p>
          </table:table-cell>
          <table:table-cell table:formula="of:=[.H39]*[$Home.$F$30]" office:value-type="float" office:value="29.9971067605362" calcext:value-type="float">
            <text:p/>
          </table:table-cell>
          <table:table-cell table:formula="of:=[.E39]/60/60/24" office:value-type="float" office:value="2.40023148148148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35431981" calcext:value-type="float">
            <text:p>1335431981</text:p>
          </table:table-cell>
          <table:table-cell office:value-type="float" office:value="1335180646" calcext:value-type="float">
            <text:p>1335180646</text:p>
          </table:table-cell>
          <table:table-cell office:value-type="string" calcext:value-type="string">
            <text:p>Perl</text:p>
          </table:table-cell>
          <table:table-cell table:formula="of:=[.B40]-[.C40]" office:value-type="float" office:value="251335" calcext:value-type="float">
            <text:p/>
          </table:table-cell>
          <table:table-cell table:formula="of:=([.C40]*1000-[$Home.$C$11])*[$Home.$C$24]/[$Home.$F$8]" office:value-type="float" office:value="1686.16187034304" calcext:value-type="float">
            <text:p/>
          </table:table-cell>
          <table:table-cell table:formula="of:=FLOOR([.F40];1)" office:value-type="float" office:value="1686" calcext:value-type="float">
            <text:p/>
          </table:table-cell>
          <table:table-cell table:formula="of:=[.A40]/[.E40]" office:value-type="float" office:value="0.00034615155071916" calcext:value-type="float">
            <text:p/>
          </table:table-cell>
          <table:table-cell table:formula="of:=([.H40]-[.$O$3])*([$Home.$C$33]-[$Home.$C$32])/([.$O$4]-[.$O$3])+[$Home.$C$32]" office:value-type="float" office:value="285.886612536446" calcext:value-type="float">
            <text:p/>
          </table:table-cell>
          <table:table-cell table:formula="of:=FLOOR([.I40];1)" office:value-type="float" office:value="285" calcext:value-type="float">
            <text:p/>
          </table:table-cell>
          <table:table-cell table:formula="of:=CONCATENATE([.G40];&quot;,&quot;;[.J40];&quot;,&quot;;&quot;basic&quot;;&quot;,&quot;;&quot;repoInstrument&quot;)" office:value-type="string" office:string-value="1686,285,basic,repoInstrument" calcext:value-type="string">
            <text:p>1686,285,basic,repoInstrument</text:p>
          </table:table-cell>
          <table:table-cell table:formula="of:=[.H40]*[$Home.$F$30]" office:value-type="float" office:value="29.9074939821354" calcext:value-type="float">
            <text:p/>
          </table:table-cell>
          <table:table-cell table:formula="of:=[.E40]/60/60/24" office:value-type="float" office:value="2.90896990740741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35599127" calcext:value-type="float">
            <text:p>1335599127</text:p>
          </table:table-cell>
          <table:table-cell office:value-type="float" office:value="1335290908" calcext:value-type="float">
            <text:p>1335290908</text:p>
          </table:table-cell>
          <table:table-cell office:value-type="string" calcext:value-type="string">
            <text:p>null</text:p>
          </table:table-cell>
          <table:table-cell table:formula="of:=[.B41]-[.C41]" office:value-type="float" office:value="308219" calcext:value-type="float">
            <text:p/>
          </table:table-cell>
          <table:table-cell table:formula="of:=([.C41]*1000-[$Home.$C$11])*[$Home.$C$24]/[$Home.$F$8]" office:value-type="float" office:value="1729.65136265441" calcext:value-type="float">
            <text:p/>
          </table:table-cell>
          <table:table-cell table:formula="of:=FLOOR([.F41];1)" office:value-type="float" office:value="1729" calcext:value-type="float">
            <text:p/>
          </table:table-cell>
          <table:table-cell table:formula="of:=[.A41]/[.E41]" office:value-type="float" office:value="0.000347155756134437" calcext:value-type="float">
            <text:p/>
          </table:table-cell>
          <table:table-cell table:formula="of:=([.H41]-[.$O$3])*([$Home.$C$33]-[$Home.$C$32])/([.$O$4]-[.$O$3])+[$Home.$C$32]" office:value-type="float" office:value="286.688012472736" calcext:value-type="float">
            <text:p/>
          </table:table-cell>
          <table:table-cell table:formula="of:=FLOOR([.I41];1)" office:value-type="float" office:value="286" calcext:value-type="float">
            <text:p/>
          </table:table-cell>
          <table:table-cell table:formula="of:=CONCATENATE([.G41];&quot;,&quot;;[.J41];&quot;,&quot;;&quot;basic&quot;;&quot;,&quot;;&quot;repoInstrument&quot;)" office:value-type="string" office:string-value="1729,286,basic,repoInstrument" calcext:value-type="string">
            <text:p>1729,286,basic,repoInstrument</text:p>
          </table:table-cell>
          <table:table-cell table:formula="of:=[.H41]*[$Home.$F$30]" office:value-type="float" office:value="29.9942573300153" calcext:value-type="float">
            <text:p/>
          </table:table-cell>
          <table:table-cell table:formula="of:=[.E41]/60/60/24" office:value-type="float" office:value="3.56734953703704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35358772" calcext:value-type="float">
            <text:p>1335358772</text:p>
          </table:table-cell>
          <table:table-cell office:value-type="float" office:value="1335170840" calcext:value-type="float">
            <text:p>1335170840</text:p>
          </table:table-cell>
          <table:table-cell office:value-type="string" calcext:value-type="string">
            <text:p>null</text:p>
          </table:table-cell>
          <table:table-cell table:formula="of:=[.B42]-[.C42]" office:value-type="float" office:value="187932" calcext:value-type="float">
            <text:p/>
          </table:table-cell>
          <table:table-cell table:formula="of:=([.C42]*1000-[$Home.$C$11])*[$Home.$C$24]/[$Home.$F$8]" office:value-type="float" office:value="1682.29419188986" calcext:value-type="float">
            <text:p/>
          </table:table-cell>
          <table:table-cell table:formula="of:=FLOOR([.F42];1)" office:value-type="float" office:value="1682" calcext:value-type="float">
            <text:p/>
          </table:table-cell>
          <table:table-cell table:formula="of:=[.A42]/[.E42]" office:value-type="float" office:value="0.000340548709107549" calcext:value-type="float">
            <text:p/>
          </table:table-cell>
          <table:table-cell table:formula="of:=([.H42]-[.$O$3])*([$Home.$C$33]-[$Home.$C$32])/([.$O$4]-[.$O$3])+[$Home.$C$32]" office:value-type="float" office:value="281.415299354622" calcext:value-type="float">
            <text:p/>
          </table:table-cell>
          <table:table-cell table:formula="of:=FLOOR([.I42];1)" office:value-type="float" office:value="281" calcext:value-type="float">
            <text:p/>
          </table:table-cell>
          <table:table-cell table:formula="of:=CONCATENATE([.G42];&quot;,&quot;;[.J42];&quot;,&quot;;&quot;basic&quot;;&quot;,&quot;;&quot;repoInstrument&quot;)" office:value-type="string" office:string-value="1682,281,basic,repoInstrument" calcext:value-type="string">
            <text:p>1682,281,basic,repoInstrument</text:p>
          </table:table-cell>
          <table:table-cell table:formula="of:=[.H42]*[$Home.$F$30]" office:value-type="float" office:value="29.4234084668923" calcext:value-type="float">
            <text:p/>
          </table:table-cell>
          <table:table-cell table:formula="of:=[.E42]/60/60/24" office:value-type="float" office:value="2.17513888888889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335904624" calcext:value-type="float">
            <text:p>1335904624</text:p>
          </table:table-cell>
          <table:table-cell office:value-type="float" office:value="1332368535" calcext:value-type="float">
            <text:p>1332368535</text:p>
          </table:table-cell>
          <table:table-cell office:value-type="string" calcext:value-type="string">
            <text:p>PHP</text:p>
          </table:table-cell>
          <table:table-cell table:formula="of:=[.B43]-[.C43]" office:value-type="float" office:value="3536089" calcext:value-type="float">
            <text:p/>
          </table:table-cell>
          <table:table-cell table:formula="of:=([.C43]*1000-[$Home.$C$11])*[$Home.$C$24]/[$Home.$F$8]" office:value-type="float" office:value="577.010215981371" calcext:value-type="float">
            <text:p/>
          </table:table-cell>
          <table:table-cell table:formula="of:=FLOOR([.F43];1)" office:value-type="float" office:value="577" calcext:value-type="float">
            <text:p/>
          </table:table-cell>
          <table:table-cell table:formula="of:=[.A43]/[.E43]" office:value-type="float" office:value="0.000338509579368619" calcext:value-type="float">
            <text:p/>
          </table:table-cell>
          <table:table-cell table:formula="of:=([.H43]-[.$O$3])*([$Home.$C$33]-[$Home.$C$32])/([.$O$4]-[.$O$3])+[$Home.$C$32]" office:value-type="float" office:value="279.787984446731" calcext:value-type="float">
            <text:p/>
          </table:table-cell>
          <table:table-cell table:formula="of:=FLOOR([.I43];1)" office:value-type="float" office:value="279" calcext:value-type="float">
            <text:p/>
          </table:table-cell>
          <table:table-cell table:formula="of:=CONCATENATE([.G43];&quot;,&quot;;[.J43];&quot;,&quot;;&quot;basic&quot;;&quot;,&quot;;&quot;repoInstrument&quot;)" office:value-type="string" office:string-value="577,279,basic,repoInstrument" calcext:value-type="string">
            <text:p>577,279,basic,repoInstrument</text:p>
          </table:table-cell>
          <table:table-cell table:formula="of:=[.H43]*[$Home.$F$30]" office:value-type="float" office:value="29.2472276574487" calcext:value-type="float">
            <text:p/>
          </table:table-cell>
          <table:table-cell table:formula="of:=[.E43]/60/60/24" office:value-type="float" office:value="40.9269560185185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335902083" calcext:value-type="float">
            <text:p>1335902083</text:p>
          </table:table-cell>
          <table:table-cell office:value-type="float" office:value="1335220429" calcext:value-type="float">
            <text:p>1335220429</text:p>
          </table:table-cell>
          <table:table-cell office:value-type="string" calcext:value-type="string">
            <text:p>JavaScript</text:p>
          </table:table-cell>
          <table:table-cell table:formula="of:=[.B44]-[.C44]" office:value-type="float" office:value="681654" calcext:value-type="float">
            <text:p/>
          </table:table-cell>
          <table:table-cell table:formula="of:=([.C44]*1000-[$Home.$C$11])*[$Home.$C$24]/[$Home.$F$8]" office:value-type="float" office:value="1701.85306470396" calcext:value-type="float">
            <text:p/>
          </table:table-cell>
          <table:table-cell table:formula="of:=FLOOR([.F44];1)" office:value-type="float" office:value="1701" calcext:value-type="float">
            <text:p/>
          </table:table-cell>
          <table:table-cell table:formula="of:=[.A44]/[.E44]" office:value-type="float" office:value="0.000337414582764863" calcext:value-type="float">
            <text:p/>
          </table:table-cell>
          <table:table-cell table:formula="of:=([.H44]-[.$O$3])*([$Home.$C$33]-[$Home.$C$32])/([.$O$4]-[.$O$3])+[$Home.$C$32]" office:value-type="float" office:value="278.914129162605" calcext:value-type="float">
            <text:p/>
          </table:table-cell>
          <table:table-cell table:formula="of:=FLOOR([.I44];1)" office:value-type="float" office:value="278" calcext:value-type="float">
            <text:p/>
          </table:table-cell>
          <table:table-cell table:formula="of:=CONCATENATE([.G44];&quot;,&quot;;[.J44];&quot;,&quot;;&quot;basic&quot;;&quot;,&quot;;&quot;repoInstrument&quot;)" office:value-type="string" office:string-value="1701,278,basic,repoInstrument" calcext:value-type="string">
            <text:p>1701,278,basic,repoInstrument</text:p>
          </table:table-cell>
          <table:table-cell table:formula="of:=[.H44]*[$Home.$F$30]" office:value-type="float" office:value="29.1526199508842" calcext:value-type="float">
            <text:p/>
          </table:table-cell>
          <table:table-cell table:formula="of:=[.E44]/60/60/24" office:value-type="float" office:value="7.88951388888889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34513104" calcext:value-type="float">
            <text:p>1334513104</text:p>
          </table:table-cell>
          <table:table-cell office:value-type="float" office:value="1334206562" calcext:value-type="float">
            <text:p>1334206562</text:p>
          </table:table-cell>
          <table:table-cell office:value-type="string" calcext:value-type="string">
            <text:p>JavaScript</text:p>
          </table:table-cell>
          <table:table-cell table:formula="of:=[.B45]-[.C45]" office:value-type="float" office:value="306542" calcext:value-type="float">
            <text:p/>
          </table:table-cell>
          <table:table-cell table:formula="of:=([.C45]*1000-[$Home.$C$11])*[$Home.$C$24]/[$Home.$F$8]" office:value-type="float" office:value="1301.96406304197" calcext:value-type="float">
            <text:p/>
          </table:table-cell>
          <table:table-cell table:formula="of:=FLOOR([.F45];1)" office:value-type="float" office:value="1301" calcext:value-type="float">
            <text:p/>
          </table:table-cell>
          <table:table-cell table:formula="of:=[.A45]/[.E45]" office:value-type="float" office:value="0.000332743963306822" calcext:value-type="float">
            <text:p/>
          </table:table-cell>
          <table:table-cell table:formula="of:=([.H45]-[.$O$3])*([$Home.$C$33]-[$Home.$C$32])/([.$O$4]-[.$O$3])+[$Home.$C$32]" office:value-type="float" office:value="275.186770119161" calcext:value-type="float">
            <text:p/>
          </table:table-cell>
          <table:table-cell table:formula="of:=FLOOR([.I45];1)" office:value-type="float" office:value="275" calcext:value-type="float">
            <text:p/>
          </table:table-cell>
          <table:table-cell table:formula="of:=CONCATENATE([.G45];&quot;,&quot;;[.J45];&quot;,&quot;;&quot;basic&quot;;&quot;,&quot;;&quot;repoInstrument&quot;)" office:value-type="string" office:string-value="1301,275,basic,repoInstrument" calcext:value-type="string">
            <text:p>1301,275,basic,repoInstrument</text:p>
          </table:table-cell>
          <table:table-cell table:formula="of:=[.H45]*[$Home.$F$30]" office:value-type="float" office:value="28.7490784297095" calcext:value-type="float">
            <text:p/>
          </table:table-cell>
          <table:table-cell table:formula="of:=[.E45]/60/60/24" office:value-type="float" office:value="3.54793981481481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32996352" calcext:value-type="float">
            <text:p>1332996352</text:p>
          </table:table-cell>
          <table:table-cell office:value-type="float" office:value="1332816797" calcext:value-type="float">
            <text:p>1332816797</text:p>
          </table:table-cell>
          <table:table-cell office:value-type="string" calcext:value-type="string">
            <text:p>Python</text:p>
          </table:table-cell>
          <table:table-cell table:formula="of:=[.B46]-[.C46]" office:value-type="float" office:value="179555" calcext:value-type="float">
            <text:p/>
          </table:table-cell>
          <table:table-cell table:formula="of:=([.C46]*1000-[$Home.$C$11])*[$Home.$C$24]/[$Home.$F$8]" office:value-type="float" office:value="753.813528115022" calcext:value-type="float">
            <text:p/>
          </table:table-cell>
          <table:table-cell table:formula="of:=FLOOR([.F46];1)" office:value-type="float" office:value="753" calcext:value-type="float">
            <text:p/>
          </table:table-cell>
          <table:table-cell table:formula="of:=[.A46]/[.E46]" office:value-type="float" office:value="0.00032859012558826" calcext:value-type="float">
            <text:p/>
          </table:table-cell>
          <table:table-cell table:formula="of:=([.H46]-[.$O$3])*([$Home.$C$33]-[$Home.$C$32])/([.$O$4]-[.$O$3])+[$Home.$C$32]" office:value-type="float" office:value="271.87182555466" calcext:value-type="float">
            <text:p/>
          </table:table-cell>
          <table:table-cell table:formula="of:=FLOOR([.I46];1)" office:value-type="float" office:value="271" calcext:value-type="float">
            <text:p/>
          </table:table-cell>
          <table:table-cell table:formula="of:=CONCATENATE([.G46];&quot;,&quot;;[.J46];&quot;,&quot;;&quot;basic&quot;;&quot;,&quot;;&quot;repoInstrument&quot;)" office:value-type="string" office:string-value="753,271,basic,repoInstrument" calcext:value-type="string">
            <text:p>753,271,basic,repoInstrument</text:p>
          </table:table-cell>
          <table:table-cell table:formula="of:=[.H46]*[$Home.$F$30]" office:value-type="float" office:value="28.3901868508256" calcext:value-type="float">
            <text:p/>
          </table:table-cell>
          <table:table-cell table:formula="of:=[.E46]/60/60/24" office:value-type="float" office:value="2.07818287037037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35152196" calcext:value-type="float">
            <text:p>1335152196</text:p>
          </table:table-cell>
          <table:table-cell office:value-type="float" office:value="1334976379" calcext:value-type="float">
            <text:p>1334976379</text:p>
          </table:table-cell>
          <table:table-cell office:value-type="string" calcext:value-type="string">
            <text:p>ActionScript</text:p>
          </table:table-cell>
          <table:table-cell table:formula="of:=[.B47]-[.C47]" office:value-type="float" office:value="175817" calcext:value-type="float">
            <text:p/>
          </table:table-cell>
          <table:table-cell table:formula="of:=([.C47]*1000-[$Home.$C$11])*[$Home.$C$24]/[$Home.$F$8]" office:value-type="float" office:value="1605.59496491808" calcext:value-type="float">
            <text:p/>
          </table:table-cell>
          <table:table-cell table:formula="of:=FLOOR([.F47];1)" office:value-type="float" office:value="1605" calcext:value-type="float">
            <text:p/>
          </table:table-cell>
          <table:table-cell table:formula="of:=[.A47]/[.E47]" office:value-type="float" office:value="0.00032988846357292" calcext:value-type="float">
            <text:p/>
          </table:table-cell>
          <table:table-cell table:formula="of:=([.H47]-[.$O$3])*([$Home.$C$33]-[$Home.$C$32])/([.$O$4]-[.$O$3])+[$Home.$C$32]" office:value-type="float" office:value="272.907956173316" calcext:value-type="float">
            <text:p/>
          </table:table-cell>
          <table:table-cell table:formula="of:=FLOOR([.I47];1)" office:value-type="float" office:value="272" calcext:value-type="float">
            <text:p/>
          </table:table-cell>
          <table:table-cell table:formula="of:=CONCATENATE([.G47];&quot;,&quot;;[.J47];&quot;,&quot;;&quot;basic&quot;;&quot;,&quot;;&quot;repoInstrument&quot;)" office:value-type="string" office:string-value="1605,272,basic,repoInstrument" calcext:value-type="string">
            <text:p>1605,272,basic,repoInstrument</text:p>
          </table:table-cell>
          <table:table-cell table:formula="of:=[.H47]*[$Home.$F$30]" office:value-type="float" office:value="28.5023632527002" calcext:value-type="float">
            <text:p/>
          </table:table-cell>
          <table:table-cell table:formula="of:=[.E47]/60/60/24" office:value-type="float" office:value="2.03491898148148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32379271" calcext:value-type="float">
            <text:p>1332379271</text:p>
          </table:table-cell>
          <table:table-cell office:value-type="float" office:value="1332091312" calcext:value-type="float">
            <text:p>1332091312</text:p>
          </table:table-cell>
          <table:table-cell office:value-type="string" calcext:value-type="string">
            <text:p>Java</text:p>
          </table:table-cell>
          <table:table-cell table:formula="of:=[.B48]-[.C48]" office:value-type="float" office:value="287959" calcext:value-type="float">
            <text:p/>
          </table:table-cell>
          <table:table-cell table:formula="of:=([.C48]*1000-[$Home.$C$11])*[$Home.$C$24]/[$Home.$F$8]" office:value-type="float" office:value="467.668035293232" calcext:value-type="float">
            <text:p/>
          </table:table-cell>
          <table:table-cell table:formula="of:=FLOOR([.F48];1)" office:value-type="float" office:value="467" calcext:value-type="float">
            <text:p/>
          </table:table-cell>
          <table:table-cell table:formula="of:=[.A48]/[.E48]" office:value-type="float" office:value="0.000319489927385496" calcext:value-type="float">
            <text:p/>
          </table:table-cell>
          <table:table-cell table:formula="of:=([.H48]-[.$O$3])*([$Home.$C$33]-[$Home.$C$32])/([.$O$4]-[.$O$3])+[$Home.$C$32]" office:value-type="float" office:value="264.609468521952" calcext:value-type="float">
            <text:p/>
          </table:table-cell>
          <table:table-cell table:formula="of:=FLOOR([.I48];1)" office:value-type="float" office:value="264" calcext:value-type="float">
            <text:p/>
          </table:table-cell>
          <table:table-cell table:formula="of:=CONCATENATE([.G48];&quot;,&quot;;[.J48];&quot;,&quot;;&quot;basic&quot;;&quot;,&quot;;&quot;repoInstrument&quot;)" office:value-type="string" office:string-value="467,264,basic,repoInstrument" calcext:value-type="string">
            <text:p>467,264,basic,repoInstrument</text:p>
          </table:table-cell>
          <table:table-cell table:formula="of:=[.H48]*[$Home.$F$30]" office:value-type="float" office:value="27.6039297261068" calcext:value-type="float">
            <text:p/>
          </table:table-cell>
          <table:table-cell table:formula="of:=[.E48]/60/60/24" office:value-type="float" office:value="3.3328587962963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35235724" calcext:value-type="float">
            <text:p>1335235724</text:p>
          </table:table-cell>
          <table:table-cell office:value-type="float" office:value="1335036347" calcext:value-type="float">
            <text:p>1335036347</text:p>
          </table:table-cell>
          <table:table-cell office:value-type="string" calcext:value-type="string">
            <text:p>Java</text:p>
          </table:table-cell>
          <table:table-cell table:formula="of:=[.B49]-[.C49]" office:value-type="float" office:value="199377" calcext:value-type="float">
            <text:p/>
          </table:table-cell>
          <table:table-cell table:formula="of:=([.C49]*1000-[$Home.$C$11])*[$Home.$C$24]/[$Home.$F$8]" office:value-type="float" office:value="1629.24751860773" calcext:value-type="float">
            <text:p/>
          </table:table-cell>
          <table:table-cell table:formula="of:=FLOOR([.F49];1)" office:value-type="float" office:value="1629" calcext:value-type="float">
            <text:p/>
          </table:table-cell>
          <table:table-cell table:formula="of:=[.A49]/[.E49]" office:value-type="float" office:value="0.000310968667398948" calcext:value-type="float">
            <text:p/>
          </table:table-cell>
          <table:table-cell table:formula="of:=([.H49]-[.$O$3])*([$Home.$C$33]-[$Home.$C$32])/([.$O$4]-[.$O$3])+[$Home.$C$32]" office:value-type="float" office:value="257.809129560978" calcext:value-type="float">
            <text:p/>
          </table:table-cell>
          <table:table-cell table:formula="of:=FLOOR([.I49];1)" office:value-type="float" office:value="257" calcext:value-type="float">
            <text:p/>
          </table:table-cell>
          <table:table-cell table:formula="of:=CONCATENATE([.G49];&quot;,&quot;;[.J49];&quot;,&quot;;&quot;basic&quot;;&quot;,&quot;;&quot;repoInstrument&quot;)" office:value-type="string" office:string-value="1629,257,basic,repoInstrument" calcext:value-type="string">
            <text:p>1629,257,basic,repoInstrument</text:p>
          </table:table-cell>
          <table:table-cell table:formula="of:=[.H49]*[$Home.$F$30]" office:value-type="float" office:value="26.8676928632691" calcext:value-type="float">
            <text:p/>
          </table:table-cell>
          <table:table-cell table:formula="of:=[.E49]/60/60/24" office:value-type="float" office:value="2.30760416666667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32200371" calcext:value-type="float">
            <text:p>1332200371</text:p>
          </table:table-cell>
          <table:table-cell office:value-type="float" office:value="1331813107" calcext:value-type="float">
            <text:p>1331813107</text:p>
          </table:table-cell>
          <table:table-cell office:value-type="string" calcext:value-type="string">
            <text:p>PHP</text:p>
          </table:table-cell>
          <table:table-cell table:formula="of:=[.B50]-[.C50]" office:value-type="float" office:value="387264" calcext:value-type="float">
            <text:p/>
          </table:table-cell>
          <table:table-cell table:formula="of:=([.C50]*1000-[$Home.$C$11])*[$Home.$C$24]/[$Home.$F$8]" office:value-type="float" office:value="357.938534572354" calcext:value-type="float">
            <text:p/>
          </table:table-cell>
          <table:table-cell table:formula="of:=FLOOR([.F50];1)" office:value-type="float" office:value="357" calcext:value-type="float">
            <text:p/>
          </table:table-cell>
          <table:table-cell table:formula="of:=[.A50]/[.E50]" office:value-type="float" office:value="0.000302119484382747" calcext:value-type="float">
            <text:p/>
          </table:table-cell>
          <table:table-cell table:formula="of:=([.H50]-[.$O$3])*([$Home.$C$33]-[$Home.$C$32])/([.$O$4]-[.$O$3])+[$Home.$C$32]" office:value-type="float" office:value="250.747093649287" calcext:value-type="float">
            <text:p/>
          </table:table-cell>
          <table:table-cell table:formula="of:=FLOOR([.I50];1)" office:value-type="float" office:value="250" calcext:value-type="float">
            <text:p/>
          </table:table-cell>
          <table:table-cell table:formula="of:=CONCATENATE([.G50];&quot;,&quot;;[.J50];&quot;,&quot;;&quot;basic&quot;;&quot;,&quot;;&quot;repoInstrument&quot;)" office:value-type="string" office:string-value="357,250,basic,repoInstrument" calcext:value-type="string">
            <text:p>357,250,basic,repoInstrument</text:p>
          </table:table-cell>
          <table:table-cell table:formula="of:=[.H50]*[$Home.$F$30]" office:value-type="float" office:value="26.1031234506693" calcext:value-type="float">
            <text:p/>
          </table:table-cell>
          <table:table-cell table:formula="of:=[.E50]/60/60/24" office:value-type="float" office:value="4.48222222222222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35023089" calcext:value-type="float">
            <text:p>1335023089</text:p>
          </table:table-cell>
          <table:table-cell office:value-type="float" office:value="1334645341" calcext:value-type="float">
            <text:p>1334645341</text:p>
          </table:table-cell>
          <table:table-cell office:value-type="string" calcext:value-type="string">
            <text:p>PHP</text:p>
          </table:table-cell>
          <table:table-cell table:formula="of:=[.B51]-[.C51]" office:value-type="float" office:value="377748" calcext:value-type="float">
            <text:p/>
          </table:table-cell>
          <table:table-cell table:formula="of:=([.C51]*1000-[$Home.$C$11])*[$Home.$C$24]/[$Home.$F$8]" office:value-type="float" office:value="1475.02709424847" calcext:value-type="float">
            <text:p/>
          </table:table-cell>
          <table:table-cell table:formula="of:=FLOOR([.F51];1)" office:value-type="float" office:value="1475" calcext:value-type="float">
            <text:p/>
          </table:table-cell>
          <table:table-cell table:formula="of:=[.A51]/[.E51]" office:value-type="float" office:value="0.000301788493916579" calcext:value-type="float">
            <text:p/>
          </table:table-cell>
          <table:table-cell table:formula="of:=([.H51]-[.$O$3])*([$Home.$C$33]-[$Home.$C$32])/([.$O$4]-[.$O$3])+[$Home.$C$32]" office:value-type="float" office:value="250.482948749783" calcext:value-type="float">
            <text:p/>
          </table:table-cell>
          <table:table-cell table:formula="of:=FLOOR([.I51];1)" office:value-type="float" office:value="250" calcext:value-type="float">
            <text:p/>
          </table:table-cell>
          <table:table-cell table:formula="of:=CONCATENATE([.G51];&quot;,&quot;;[.J51];&quot;,&quot;;&quot;basic&quot;;&quot;,&quot;;&quot;repoInstrument&quot;)" office:value-type="string" office:string-value="1475,250,basic,repoInstrument" calcext:value-type="string">
            <text:p>1475,250,basic,repoInstrument</text:p>
          </table:table-cell>
          <table:table-cell table:formula="of:=[.H51]*[$Home.$F$30]" office:value-type="float" office:value="26.0745258743925" calcext:value-type="float">
            <text:p/>
          </table:table-cell>
          <table:table-cell table:formula="of:=[.E51]/60/60/24" office:value-type="float" office:value="4.37208333333333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35905494" calcext:value-type="float">
            <text:p>1335905494</text:p>
          </table:table-cell>
          <table:table-cell office:value-type="float" office:value="1335646869" calcext:value-type="float">
            <text:p>1335646869</text:p>
          </table:table-cell>
          <table:table-cell office:value-type="string" calcext:value-type="string">
            <text:p>JavaScript</text:p>
          </table:table-cell>
          <table:table-cell table:formula="of:=[.B52]-[.C52]" office:value-type="float" office:value="258625" calcext:value-type="float">
            <text:p/>
          </table:table-cell>
          <table:table-cell table:formula="of:=([.C52]*1000-[$Home.$C$11])*[$Home.$C$24]/[$Home.$F$8]" office:value-type="float" office:value="1870.04935264778" calcext:value-type="float">
            <text:p/>
          </table:table-cell>
          <table:table-cell table:formula="of:=FLOOR([.F52];1)" office:value-type="float" office:value="1870" calcext:value-type="float">
            <text:p/>
          </table:table-cell>
          <table:table-cell table:formula="of:=[.A52]/[.E52]" office:value-type="float" office:value="0.000297728371193813" calcext:value-type="float">
            <text:p/>
          </table:table-cell>
          <table:table-cell table:formula="of:=([.H52]-[.$O$3])*([$Home.$C$33]-[$Home.$C$32])/([.$O$4]-[.$O$3])+[$Home.$C$32]" office:value-type="float" office:value="247.24279285951" calcext:value-type="float">
            <text:p/>
          </table:table-cell>
          <table:table-cell table:formula="of:=FLOOR([.I52];1)" office:value-type="float" office:value="247" calcext:value-type="float">
            <text:p/>
          </table:table-cell>
          <table:table-cell table:formula="of:=CONCATENATE([.G52];&quot;,&quot;;[.J52];&quot;,&quot;;&quot;basic&quot;;&quot;,&quot;;&quot;repoInstrument&quot;)" office:value-type="string" office:string-value="1870,247,basic,repoInstrument" calcext:value-type="string">
            <text:p>1870,247,basic,repoInstrument</text:p>
          </table:table-cell>
          <table:table-cell table:formula="of:=[.H52]*[$Home.$F$30]" office:value-type="float" office:value="25.7237312711455" calcext:value-type="float">
            <text:p/>
          </table:table-cell>
          <table:table-cell table:formula="of:=[.E52]/60/60/24" office:value-type="float" office:value="2.99334490740741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33124389" calcext:value-type="float">
            <text:p>1333124389</text:p>
          </table:table-cell>
          <table:table-cell office:value-type="float" office:value="1332840686" calcext:value-type="float">
            <text:p>1332840686</text:p>
          </table:table-cell>
          <table:table-cell office:value-type="string" calcext:value-type="string">
            <text:p>Ruby</text:p>
          </table:table-cell>
          <table:table-cell table:formula="of:=[.B53]-[.C53]" office:value-type="float" office:value="283703" calcext:value-type="float">
            <text:p/>
          </table:table-cell>
          <table:table-cell table:formula="of:=([.C53]*1000-[$Home.$C$11])*[$Home.$C$24]/[$Home.$F$8]" office:value-type="float" office:value="763.235817587609" calcext:value-type="float">
            <text:p/>
          </table:table-cell>
          <table:table-cell table:formula="of:=FLOOR([.F53];1)" office:value-type="float" office:value="763" calcext:value-type="float">
            <text:p/>
          </table:table-cell>
          <table:table-cell table:formula="of:=[.A53]/[.E53]" office:value-type="float" office:value="0.000292559472406002" calcext:value-type="float">
            <text:p/>
          </table:table-cell>
          <table:table-cell table:formula="of:=([.H53]-[.$O$3])*([$Home.$C$33]-[$Home.$C$32])/([.$O$4]-[.$O$3])+[$Home.$C$32]" office:value-type="float" office:value="243.117785071041" calcext:value-type="float">
            <text:p/>
          </table:table-cell>
          <table:table-cell table:formula="of:=FLOOR([.I53];1)" office:value-type="float" office:value="243" calcext:value-type="float">
            <text:p/>
          </table:table-cell>
          <table:table-cell table:formula="of:=CONCATENATE([.G53];&quot;,&quot;;[.J53];&quot;,&quot;;&quot;basic&quot;;&quot;,&quot;;&quot;repoInstrument&quot;)" office:value-type="string" office:string-value="763,243,basic,repoInstrument" calcext:value-type="string">
            <text:p>763,243,basic,repoInstrument</text:p>
          </table:table-cell>
          <table:table-cell table:formula="of:=[.H53]*[$Home.$F$30]" office:value-type="float" office:value="25.2771384158786" calcext:value-type="float">
            <text:p/>
          </table:table-cell>
          <table:table-cell table:formula="of:=[.E53]/60/60/24" office:value-type="float" office:value="3.28359953703704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33094879" calcext:value-type="float">
            <text:p>1333094879</text:p>
          </table:table-cell>
          <table:table-cell office:value-type="float" office:value="1332900349" calcext:value-type="float">
            <text:p>1332900349</text:p>
          </table:table-cell>
          <table:table-cell office:value-type="string" calcext:value-type="string">
            <text:p>JavaScript</text:p>
          </table:table-cell>
          <table:table-cell table:formula="of:=[.B54]-[.C54]" office:value-type="float" office:value="194530" calcext:value-type="float">
            <text:p/>
          </table:table-cell>
          <table:table-cell table:formula="of:=([.C54]*1000-[$Home.$C$11])*[$Home.$C$24]/[$Home.$F$8]" office:value-type="float" office:value="786.768073303752" calcext:value-type="float">
            <text:p/>
          </table:table-cell>
          <table:table-cell table:formula="of:=FLOOR([.F54];1)" office:value-type="float" office:value="786" calcext:value-type="float">
            <text:p/>
          </table:table-cell>
          <table:table-cell table:formula="of:=[.A54]/[.E54]" office:value-type="float" office:value="0.000293013931013211" calcext:value-type="float">
            <text:p/>
          </table:table-cell>
          <table:table-cell table:formula="of:=([.H54]-[.$O$3])*([$Home.$C$33]-[$Home.$C$32])/([.$O$4]-[.$O$3])+[$Home.$C$32]" office:value-type="float" office:value="243.480462958775" calcext:value-type="float">
            <text:p/>
          </table:table-cell>
          <table:table-cell table:formula="of:=FLOOR([.I54];1)" office:value-type="float" office:value="243" calcext:value-type="float">
            <text:p/>
          </table:table-cell>
          <table:table-cell table:formula="of:=CONCATENATE([.G54];&quot;,&quot;;[.J54];&quot;,&quot;;&quot;basic&quot;;&quot;,&quot;;&quot;repoInstrument&quot;)" office:value-type="string" office:string-value="786,243,basic,repoInstrument" calcext:value-type="string">
            <text:p>786,243,basic,repoInstrument</text:p>
          </table:table-cell>
          <table:table-cell table:formula="of:=[.H54]*[$Home.$F$30]" office:value-type="float" office:value="25.3164036395415" calcext:value-type="float">
            <text:p/>
          </table:table-cell>
          <table:table-cell table:formula="of:=[.E54]/60/60/24" office:value-type="float" office:value="2.25150462962963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335293159" calcext:value-type="float">
            <text:p>1335293159</text:p>
          </table:table-cell>
          <table:table-cell office:value-type="float" office:value="1334396201" calcext:value-type="float">
            <text:p>1334396201</text:p>
          </table:table-cell>
          <table:table-cell office:value-type="string" calcext:value-type="string">
            <text:p>PHP</text:p>
          </table:table-cell>
          <table:table-cell table:formula="of:=[.B55]-[.C55]" office:value-type="float" office:value="896958" calcext:value-type="float">
            <text:p/>
          </table:table-cell>
          <table:table-cell table:formula="of:=([.C55]*1000-[$Home.$C$11])*[$Home.$C$24]/[$Home.$F$8]" office:value-type="float" office:value="1376.76139877356" calcext:value-type="float">
            <text:p/>
          </table:table-cell>
          <table:table-cell table:formula="of:=FLOOR([.F55];1)" office:value-type="float" office:value="1376" calcext:value-type="float">
            <text:p/>
          </table:table-cell>
          <table:table-cell table:formula="of:=[.A55]/[.E55]" office:value-type="float" office:value="0.000290983524312175" calcext:value-type="float">
            <text:p/>
          </table:table-cell>
          <table:table-cell table:formula="of:=([.H55]-[.$O$3])*([$Home.$C$33]-[$Home.$C$32])/([.$O$4]-[.$O$3])+[$Home.$C$32]" office:value-type="float" office:value="241.860109417459" calcext:value-type="float">
            <text:p/>
          </table:table-cell>
          <table:table-cell table:formula="of:=FLOOR([.I55];1)" office:value-type="float" office:value="241" calcext:value-type="float">
            <text:p/>
          </table:table-cell>
          <table:table-cell table:formula="of:=CONCATENATE([.G55];&quot;,&quot;;[.J55];&quot;,&quot;;&quot;basic&quot;;&quot;,&quot;;&quot;repoInstrument&quot;)" office:value-type="string" office:string-value="1376,241,basic,repoInstrument" calcext:value-type="string">
            <text:p>1376,241,basic,repoInstrument</text:p>
          </table:table-cell>
          <table:table-cell table:formula="of:=[.H55]*[$Home.$F$30]" office:value-type="float" office:value="25.1409765005719" calcext:value-type="float">
            <text:p/>
          </table:table-cell>
          <table:table-cell table:formula="of:=[.E55]/60/60/24" office:value-type="float" office:value="10.3814583333333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35551723" calcext:value-type="float">
            <text:p>1335551723</text:p>
          </table:table-cell>
          <table:table-cell office:value-type="float" office:value="1335376020" calcext:value-type="float">
            <text:p>1335376020</text:p>
          </table:table-cell>
          <table:table-cell office:value-type="string" calcext:value-type="string">
            <text:p>Java</text:p>
          </table:table-cell>
          <table:table-cell table:formula="of:=[.B56]-[.C56]" office:value-type="float" office:value="175703" calcext:value-type="float">
            <text:p/>
          </table:table-cell>
          <table:table-cell table:formula="of:=([.C56]*1000-[$Home.$C$11])*[$Home.$C$24]/[$Home.$F$8]" office:value-type="float" office:value="1763.22120239617" calcext:value-type="float">
            <text:p/>
          </table:table-cell>
          <table:table-cell table:formula="of:=FLOOR([.F56];1)" office:value-type="float" office:value="1763" calcext:value-type="float">
            <text:p/>
          </table:table-cell>
          <table:table-cell table:formula="of:=[.A56]/[.E56]" office:value-type="float" office:value="0.000290262545317951" calcext:value-type="float">
            <text:p/>
          </table:table-cell>
          <table:table-cell table:formula="of:=([.H56]-[.$O$3])*([$Home.$C$33]-[$Home.$C$32])/([.$O$4]-[.$O$3])+[$Home.$C$32]" office:value-type="float" office:value="241.284736579146" calcext:value-type="float">
            <text:p/>
          </table:table-cell>
          <table:table-cell table:formula="of:=FLOOR([.I56];1)" office:value-type="float" office:value="241" calcext:value-type="float">
            <text:p/>
          </table:table-cell>
          <table:table-cell table:formula="of:=CONCATENATE([.G56];&quot;,&quot;;[.J56];&quot;,&quot;;&quot;basic&quot;;&quot;,&quot;;&quot;repoInstrument&quot;)" office:value-type="string" office:string-value="1763,241,basic,repoInstrument" calcext:value-type="string">
            <text:p>1763,241,basic,repoInstrument</text:p>
          </table:table-cell>
          <table:table-cell table:formula="of:=[.H56]*[$Home.$F$30]" office:value-type="float" office:value="25.078683915471" calcext:value-type="float">
            <text:p/>
          </table:table-cell>
          <table:table-cell table:formula="of:=[.E56]/60/60/24" office:value-type="float" office:value="2.03359953703704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32018857" calcext:value-type="float">
            <text:p>1332018857</text:p>
          </table:table-cell>
          <table:table-cell office:value-type="float" office:value="1331747053" calcext:value-type="float">
            <text:p>1331747053</text:p>
          </table:table-cell>
          <table:table-cell office:value-type="string" calcext:value-type="string">
            <text:p>null</text:p>
          </table:table-cell>
          <table:table-cell table:formula="of:=[.B57]-[.C57]" office:value-type="float" office:value="271804" calcext:value-type="float">
            <text:p/>
          </table:table-cell>
          <table:table-cell table:formula="of:=([.C57]*1000-[$Home.$C$11])*[$Home.$C$24]/[$Home.$F$8]" office:value-type="float" office:value="331.88554328673" calcext:value-type="float">
            <text:p/>
          </table:table-cell>
          <table:table-cell table:formula="of:=FLOOR([.F57];1)" office:value-type="float" office:value="331" calcext:value-type="float">
            <text:p/>
          </table:table-cell>
          <table:table-cell table:formula="of:=[.A57]/[.E57]" office:value-type="float" office:value="0.00028329237244485" calcext:value-type="float">
            <text:p/>
          </table:table-cell>
          <table:table-cell table:formula="of:=([.H57]-[.$O$3])*([$Home.$C$33]-[$Home.$C$32])/([.$O$4]-[.$O$3])+[$Home.$C$32]" office:value-type="float" office:value="235.722233119739" calcext:value-type="float">
            <text:p/>
          </table:table-cell>
          <table:table-cell table:formula="of:=FLOOR([.I57];1)" office:value-type="float" office:value="235" calcext:value-type="float">
            <text:p/>
          </table:table-cell>
          <table:table-cell table:formula="of:=CONCATENATE([.G57];&quot;,&quot;;[.J57];&quot;,&quot;;&quot;basic&quot;;&quot;,&quot;;&quot;repoInstrument&quot;)" office:value-type="string" office:string-value="331,235,basic,repoInstrument" calcext:value-type="string">
            <text:p>331,235,basic,repoInstrument</text:p>
          </table:table-cell>
          <table:table-cell table:formula="of:=[.H57]*[$Home.$F$30]" office:value-type="float" office:value="24.476460979235" calcext:value-type="float">
            <text:p/>
          </table:table-cell>
          <table:table-cell table:formula="of:=[.E57]/60/60/24" office:value-type="float" office:value="3.14587962962963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32588514" calcext:value-type="float">
            <text:p>1332588514</text:p>
          </table:table-cell>
          <table:table-cell office:value-type="float" office:value="1331925940" calcext:value-type="float">
            <text:p>1331925940</text:p>
          </table:table-cell>
          <table:table-cell office:value-type="string" calcext:value-type="string">
            <text:p>JavaScript</text:p>
          </table:table-cell>
          <table:table-cell table:formula="of:=[.B58]-[.C58]" office:value-type="float" office:value="662574" calcext:value-type="float">
            <text:p/>
          </table:table-cell>
          <table:table-cell table:formula="of:=([.C58]*1000-[$Home.$C$11])*[$Home.$C$24]/[$Home.$F$8]" office:value-type="float" office:value="402.442079637463" calcext:value-type="float">
            <text:p/>
          </table:table-cell>
          <table:table-cell table:formula="of:=FLOOR([.F58];1)" office:value-type="float" office:value="402" calcext:value-type="float">
            <text:p/>
          </table:table-cell>
          <table:table-cell table:formula="of:=[.A58]/[.E58]" office:value-type="float" office:value="0.000283741891471745" calcext:value-type="float">
            <text:p/>
          </table:table-cell>
          <table:table-cell table:formula="of:=([.H58]-[.$O$3])*([$Home.$C$33]-[$Home.$C$32])/([.$O$4]-[.$O$3])+[$Home.$C$32]" office:value-type="float" office:value="236.080969005878" calcext:value-type="float">
            <text:p/>
          </table:table-cell>
          <table:table-cell table:formula="of:=FLOOR([.I58];1)" office:value-type="float" office:value="236" calcext:value-type="float">
            <text:p/>
          </table:table-cell>
          <table:table-cell table:formula="of:=CONCATENATE([.G58];&quot;,&quot;;[.J58];&quot;,&quot;;&quot;basic&quot;;&quot;,&quot;;&quot;repoInstrument&quot;)" office:value-type="string" office:string-value="402,236,basic,repoInstrument" calcext:value-type="string">
            <text:p>402,236,basic,repoInstrument</text:p>
          </table:table-cell>
          <table:table-cell table:formula="of:=[.H58]*[$Home.$F$30]" office:value-type="float" office:value="24.5152994231588" calcext:value-type="float">
            <text:p/>
          </table:table-cell>
          <table:table-cell table:formula="of:=[.E58]/60/60/24" office:value-type="float" office:value="7.66868055555555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33086758" calcext:value-type="float">
            <text:p>1333086758</text:p>
          </table:table-cell>
          <table:table-cell office:value-type="float" office:value="1332682938" calcext:value-type="float">
            <text:p>1332682938</text:p>
          </table:table-cell>
          <table:table-cell office:value-type="string" calcext:value-type="string">
            <text:p>PHP</text:p>
          </table:table-cell>
          <table:table-cell table:formula="of:=[.B59]-[.C59]" office:value-type="float" office:value="403820" calcext:value-type="float">
            <text:p/>
          </table:table-cell>
          <table:table-cell table:formula="of:=([.C59]*1000-[$Home.$C$11])*[$Home.$C$24]/[$Home.$F$8]" office:value-type="float" office:value="701.016916849962" calcext:value-type="float">
            <text:p/>
          </table:table-cell>
          <table:table-cell table:formula="of:=FLOOR([.F59];1)" office:value-type="float" office:value="701" calcext:value-type="float">
            <text:p/>
          </table:table-cell>
          <table:table-cell table:formula="of:=[.A59]/[.E59]" office:value-type="float" office:value="0.000284780347679659" calcext:value-type="float">
            <text:p/>
          </table:table-cell>
          <table:table-cell table:formula="of:=([.H59]-[.$O$3])*([$Home.$C$33]-[$Home.$C$32])/([.$O$4]-[.$O$3])+[$Home.$C$32]" office:value-type="float" office:value="236.909702575924" calcext:value-type="float">
            <text:p/>
          </table:table-cell>
          <table:table-cell table:formula="of:=FLOOR([.I59];1)" office:value-type="float" office:value="236" calcext:value-type="float">
            <text:p/>
          </table:table-cell>
          <table:table-cell table:formula="of:=CONCATENATE([.G59];&quot;,&quot;;[.J59];&quot;,&quot;;&quot;basic&quot;;&quot;,&quot;;&quot;repoInstrument&quot;)" office:value-type="string" office:string-value="701,236,basic,repoInstrument" calcext:value-type="string">
            <text:p>701,236,basic,repoInstrument</text:p>
          </table:table-cell>
          <table:table-cell table:formula="of:=[.H59]*[$Home.$F$30]" office:value-type="float" office:value="24.6050220395226" calcext:value-type="float">
            <text:p/>
          </table:table-cell>
          <table:table-cell table:formula="of:=[.E59]/60/60/24" office:value-type="float" office:value="4.67384259259259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33405294" calcext:value-type="float">
            <text:p>1333405294</text:p>
          </table:table-cell>
          <table:table-cell office:value-type="float" office:value="1333225471" calcext:value-type="float">
            <text:p>1333225471</text:p>
          </table:table-cell>
          <table:table-cell office:value-type="string" calcext:value-type="string">
            <text:p>Lua</text:p>
          </table:table-cell>
          <table:table-cell table:formula="of:=[.B60]-[.C60]" office:value-type="float" office:value="179823" calcext:value-type="float">
            <text:p/>
          </table:table-cell>
          <table:table-cell table:formula="of:=([.C60]*1000-[$Home.$C$11])*[$Home.$C$24]/[$Home.$F$8]" office:value-type="float" office:value="915.002557706884" calcext:value-type="float">
            <text:p/>
          </table:table-cell>
          <table:table-cell table:formula="of:=FLOOR([.F60];1)" office:value-type="float" office:value="915" calcext:value-type="float">
            <text:p/>
          </table:table-cell>
          <table:table-cell table:formula="of:=[.A60]/[.E60]" office:value-type="float" office:value="0.000283612218681704" calcext:value-type="float">
            <text:p/>
          </table:table-cell>
          <table:table-cell table:formula="of:=([.H60]-[.$O$3])*([$Home.$C$33]-[$Home.$C$32])/([.$O$4]-[.$O$3])+[$Home.$C$32]" office:value-type="float" office:value="235.977484435793" calcext:value-type="float">
            <text:p/>
          </table:table-cell>
          <table:table-cell table:formula="of:=FLOOR([.I60];1)" office:value-type="float" office:value="235" calcext:value-type="float">
            <text:p/>
          </table:table-cell>
          <table:table-cell table:formula="of:=CONCATENATE([.G60];&quot;,&quot;;[.J60];&quot;,&quot;;&quot;basic&quot;;&quot;,&quot;;&quot;repoInstrument&quot;)" office:value-type="string" office:string-value="915,235,basic,repoInstrument" calcext:value-type="string">
            <text:p>915,235,basic,repoInstrument</text:p>
          </table:table-cell>
          <table:table-cell table:formula="of:=[.H60]*[$Home.$F$30]" office:value-type="float" office:value="24.5040956940992" calcext:value-type="float">
            <text:p/>
          </table:table-cell>
          <table:table-cell table:formula="of:=[.E60]/60/60/24" office:value-type="float" office:value="2.08128472222222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35187361" calcext:value-type="float">
            <text:p>1335187361</text:p>
          </table:table-cell>
          <table:table-cell office:value-type="float" office:value="1334973500" calcext:value-type="float">
            <text:p>1334973500</text:p>
          </table:table-cell>
          <table:table-cell office:value-type="string" calcext:value-type="string">
            <text:p>ActionScript</text:p>
          </table:table-cell>
          <table:table-cell table:formula="of:=[.B61]-[.C61]" office:value-type="float" office:value="213861" calcext:value-type="float">
            <text:p/>
          </table:table-cell>
          <table:table-cell table:formula="of:=([.C61]*1000-[$Home.$C$11])*[$Home.$C$24]/[$Home.$F$8]" office:value-type="float" office:value="1604.45943093208" calcext:value-type="float">
            <text:p/>
          </table:table-cell>
          <table:table-cell table:formula="of:=FLOOR([.F61];1)" office:value-type="float" office:value="1604" calcext:value-type="float">
            <text:p/>
          </table:table-cell>
          <table:table-cell table:formula="of:=[.A61]/[.E61]" office:value-type="float" office:value="0.000285231996483697" calcext:value-type="float">
            <text:p/>
          </table:table-cell>
          <table:table-cell table:formula="of:=([.H61]-[.$O$3])*([$Home.$C$33]-[$Home.$C$32])/([.$O$4]-[.$O$3])+[$Home.$C$32]" office:value-type="float" office:value="237.270138117573" calcext:value-type="float">
            <text:p/>
          </table:table-cell>
          <table:table-cell table:formula="of:=FLOOR([.I61];1)" office:value-type="float" office:value="237" calcext:value-type="float">
            <text:p/>
          </table:table-cell>
          <table:table-cell table:formula="of:=CONCATENATE([.G61];&quot;,&quot;;[.J61];&quot;,&quot;;&quot;basic&quot;;&quot;,&quot;;&quot;repoInstrument&quot;)" office:value-type="string" office:string-value="1604,237,basic,repoInstrument" calcext:value-type="string">
            <text:p>1604,237,basic,repoInstrument</text:p>
          </table:table-cell>
          <table:table-cell table:formula="of:=[.H61]*[$Home.$F$30]" office:value-type="float" office:value="24.6440444961914" calcext:value-type="float">
            <text:p/>
          </table:table-cell>
          <table:table-cell table:formula="of:=[.E61]/60/60/24" office:value-type="float" office:value="2.47524305555556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35900729" calcext:value-type="float">
            <text:p>1335900729</text:p>
          </table:table-cell>
          <table:table-cell office:value-type="float" office:value="1335375474" calcext:value-type="float">
            <text:p>1335375474</text:p>
          </table:table-cell>
          <table:table-cell office:value-type="string" calcext:value-type="string">
            <text:p>JavaScript</text:p>
          </table:table-cell>
          <table:table-cell table:formula="of:=[.B62]-[.C62]" office:value-type="float" office:value="525255" calcext:value-type="float">
            <text:p/>
          </table:table-cell>
          <table:table-cell table:formula="of:=([.C62]*1000-[$Home.$C$11])*[$Home.$C$24]/[$Home.$F$8]" office:value-type="float" office:value="1763.00584930261" calcext:value-type="float">
            <text:p/>
          </table:table-cell>
          <table:table-cell table:formula="of:=FLOOR([.F62];1)" office:value-type="float" office:value="1763" calcext:value-type="float">
            <text:p/>
          </table:table-cell>
          <table:table-cell table:formula="of:=[.A62]/[.E62]" office:value-type="float" office:value="0.000283671740392762" calcext:value-type="float">
            <text:p/>
          </table:table-cell>
          <table:table-cell table:formula="of:=([.H62]-[.$O$3])*([$Home.$C$33]-[$Home.$C$32])/([.$O$4]-[.$O$3])+[$Home.$C$32]" office:value-type="float" office:value="236.024985370087" calcext:value-type="float">
            <text:p/>
          </table:table-cell>
          <table:table-cell table:formula="of:=FLOOR([.I62];1)" office:value-type="float" office:value="236" calcext:value-type="float">
            <text:p/>
          </table:table-cell>
          <table:table-cell table:formula="of:=CONCATENATE([.G62];&quot;,&quot;;[.J62];&quot;,&quot;;&quot;basic&quot;;&quot;,&quot;;&quot;repoInstrument&quot;)" office:value-type="string" office:string-value="1763,236,basic,repoInstrument" calcext:value-type="string">
            <text:p>1763,236,basic,repoInstrument</text:p>
          </table:table-cell>
          <table:table-cell table:formula="of:=[.H62]*[$Home.$F$30]" office:value-type="float" office:value="24.5092383699346" calcext:value-type="float">
            <text:p/>
          </table:table-cell>
          <table:table-cell table:formula="of:=[.E62]/60/60/24" office:value-type="float" office:value="6.07934027777778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34612395" calcext:value-type="float">
            <text:p>1334612395</text:p>
          </table:table-cell>
          <table:table-cell office:value-type="float" office:value="1334399059" calcext:value-type="float">
            <text:p>1334399059</text:p>
          </table:table-cell>
          <table:table-cell office:value-type="string" calcext:value-type="string">
            <text:p>Ruby</text:p>
          </table:table-cell>
          <table:table-cell table:formula="of:=[.B63]-[.C63]" office:value-type="float" office:value="213336" calcext:value-type="float">
            <text:p/>
          </table:table-cell>
          <table:table-cell table:formula="of:=([.C63]*1000-[$Home.$C$11])*[$Home.$C$24]/[$Home.$F$8]" office:value-type="float" office:value="1377.88864994827" calcext:value-type="float">
            <text:p/>
          </table:table-cell>
          <table:table-cell table:formula="of:=FLOOR([.F63];1)" office:value-type="float" office:value="1377" calcext:value-type="float">
            <text:p/>
          </table:table-cell>
          <table:table-cell table:formula="of:=[.A63]/[.E63]" office:value-type="float" office:value="0.000281246484418945" calcext:value-type="float">
            <text:p/>
          </table:table-cell>
          <table:table-cell table:formula="of:=([.H63]-[.$O$3])*([$Home.$C$33]-[$Home.$C$32])/([.$O$4]-[.$O$3])+[$Home.$C$32]" office:value-type="float" office:value="234.089524802622" calcext:value-type="float">
            <text:p/>
          </table:table-cell>
          <table:table-cell table:formula="of:=FLOOR([.I63];1)" office:value-type="float" office:value="234" calcext:value-type="float">
            <text:p/>
          </table:table-cell>
          <table:table-cell table:formula="of:=CONCATENATE([.G63];&quot;,&quot;;[.J63];&quot;,&quot;;&quot;basic&quot;;&quot;,&quot;;&quot;repoInstrument&quot;)" office:value-type="string" office:string-value="1377,234,basic,repoInstrument" calcext:value-type="string">
            <text:p>1377,234,basic,repoInstrument</text:p>
          </table:table-cell>
          <table:table-cell table:formula="of:=[.H63]*[$Home.$F$30]" office:value-type="float" office:value="24.2996962537968" calcext:value-type="float">
            <text:p/>
          </table:table-cell>
          <table:table-cell table:formula="of:=[.E63]/60/60/24" office:value-type="float" office:value="2.46916666666667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32126701" calcext:value-type="float">
            <text:p>1332126701</text:p>
          </table:table-cell>
          <table:table-cell office:value-type="float" office:value="1331949928" calcext:value-type="float">
            <text:p>1331949928</text:p>
          </table:table-cell>
          <table:table-cell office:value-type="string" calcext:value-type="string">
            <text:p>C#</text:p>
          </table:table-cell>
          <table:table-cell table:formula="of:=[.B64]-[.C64]" office:value-type="float" office:value="176773" calcext:value-type="float">
            <text:p/>
          </table:table-cell>
          <table:table-cell table:formula="of:=([.C64]*1000-[$Home.$C$11])*[$Home.$C$24]/[$Home.$F$8]" office:value-type="float" office:value="411.903416648992" calcext:value-type="float">
            <text:p/>
          </table:table-cell>
          <table:table-cell table:formula="of:=FLOOR([.F64];1)" office:value-type="float" office:value="411" calcext:value-type="float">
            <text:p/>
          </table:table-cell>
          <table:table-cell table:formula="of:=[.A64]/[.E64]" office:value-type="float" office:value="0.000277191652571377" calcext:value-type="float">
            <text:p/>
          </table:table-cell>
          <table:table-cell table:formula="of:=([.H64]-[.$O$3])*([$Home.$C$33]-[$Home.$C$32])/([.$O$4]-[.$O$3])+[$Home.$C$32]" office:value-type="float" office:value="230.85359126266" calcext:value-type="float">
            <text:p/>
          </table:table-cell>
          <table:table-cell table:formula="of:=FLOOR([.I64];1)" office:value-type="float" office:value="230" calcext:value-type="float">
            <text:p/>
          </table:table-cell>
          <table:table-cell table:formula="of:=CONCATENATE([.G64];&quot;,&quot;;[.J64];&quot;,&quot;;&quot;basic&quot;;&quot;,&quot;;&quot;repoInstrument&quot;)" office:value-type="string" office:string-value="411,230,basic,repoInstrument" calcext:value-type="string">
            <text:p>411,230,basic,repoInstrument</text:p>
          </table:table-cell>
          <table:table-cell table:formula="of:=[.H64]*[$Home.$F$30]" office:value-type="float" office:value="23.949358782167" calcext:value-type="float">
            <text:p/>
          </table:table-cell>
          <table:table-cell table:formula="of:=[.E64]/60/60/24" office:value-type="float" office:value="2.0459837962963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33191041" calcext:value-type="float">
            <text:p>1333191041</text:p>
          </table:table-cell>
          <table:table-cell office:value-type="float" office:value="1332950399" calcext:value-type="float">
            <text:p>1332950399</text:p>
          </table:table-cell>
          <table:table-cell office:value-type="string" calcext:value-type="string">
            <text:p>PHP</text:p>
          </table:table-cell>
          <table:table-cell table:formula="of:=[.B65]-[.C65]" office:value-type="float" office:value="240642" calcext:value-type="float">
            <text:p/>
          </table:table-cell>
          <table:table-cell table:formula="of:=([.C65]*1000-[$Home.$C$11])*[$Home.$C$24]/[$Home.$F$8]" office:value-type="float" office:value="806.508773546666" calcext:value-type="float">
            <text:p/>
          </table:table-cell>
          <table:table-cell table:formula="of:=FLOOR([.F65];1)" office:value-type="float" office:value="806" calcext:value-type="float">
            <text:p/>
          </table:table-cell>
          <table:table-cell table:formula="of:=[.A65]/[.E65]" office:value-type="float" office:value="0.000278421888115956" calcext:value-type="float">
            <text:p/>
          </table:table-cell>
          <table:table-cell table:formula="of:=([.H65]-[.$O$3])*([$Home.$C$33]-[$Home.$C$32])/([.$O$4]-[.$O$3])+[$Home.$C$32]" office:value-type="float" office:value="231.835373149163" calcext:value-type="float">
            <text:p/>
          </table:table-cell>
          <table:table-cell table:formula="of:=FLOOR([.I65];1)" office:value-type="float" office:value="231" calcext:value-type="float">
            <text:p/>
          </table:table-cell>
          <table:table-cell table:formula="of:=CONCATENATE([.G65];&quot;,&quot;;[.J65];&quot;,&quot;;&quot;basic&quot;;&quot;,&quot;;&quot;repoInstrument&quot;)" office:value-type="string" office:string-value="806,231,basic,repoInstrument" calcext:value-type="string">
            <text:p>806,231,basic,repoInstrument</text:p>
          </table:table-cell>
          <table:table-cell table:formula="of:=[.H65]*[$Home.$F$30]" office:value-type="float" office:value="24.0556511332186" calcext:value-type="float">
            <text:p/>
          </table:table-cell>
          <table:table-cell table:formula="of:=[.E65]/60/60/24" office:value-type="float" office:value="2.78520833333333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34272491" calcext:value-type="float">
            <text:p>1334272491</text:p>
          </table:table-cell>
          <table:table-cell office:value-type="float" office:value="1334074208" calcext:value-type="float">
            <text:p>1334074208</text:p>
          </table:table-cell>
          <table:table-cell office:value-type="string" calcext:value-type="string">
            <text:p>Ruby</text:p>
          </table:table-cell>
          <table:table-cell table:formula="of:=[.B66]-[.C66]" office:value-type="float" office:value="198283" calcext:value-type="float">
            <text:p/>
          </table:table-cell>
          <table:table-cell table:formula="of:=([.C66]*1000-[$Home.$C$11])*[$Home.$C$24]/[$Home.$F$8]" office:value-type="float" office:value="1249.76105325274" calcext:value-type="float">
            <text:p/>
          </table:table-cell>
          <table:table-cell table:formula="of:=FLOOR([.F66];1)" office:value-type="float" office:value="1249" calcext:value-type="float">
            <text:p/>
          </table:table-cell>
          <table:table-cell table:formula="of:=[.A66]/[.E66]" office:value-type="float" office:value="0.000277381318620356" calcext:value-type="float">
            <text:p/>
          </table:table-cell>
          <table:table-cell table:formula="of:=([.H66]-[.$O$3])*([$Home.$C$33]-[$Home.$C$32])/([.$O$4]-[.$O$3])+[$Home.$C$32]" office:value-type="float" office:value="231.004953082916" calcext:value-type="float">
            <text:p/>
          </table:table-cell>
          <table:table-cell table:formula="of:=FLOOR([.I66];1)" office:value-type="float" office:value="231" calcext:value-type="float">
            <text:p/>
          </table:table-cell>
          <table:table-cell table:formula="of:=CONCATENATE([.G66];&quot;,&quot;;[.J66];&quot;,&quot;;&quot;basic&quot;;&quot;,&quot;;&quot;repoInstrument&quot;)" office:value-type="string" office:string-value="1249,231,basic,repoInstrument" calcext:value-type="string">
            <text:p>1249,231,basic,repoInstrument</text:p>
          </table:table-cell>
          <table:table-cell table:formula="of:=[.H66]*[$Home.$F$30]" office:value-type="float" office:value="23.9657459287987" calcext:value-type="float">
            <text:p/>
          </table:table-cell>
          <table:table-cell table:formula="of:=[.E66]/60/60/24" office:value-type="float" office:value="2.29494212962963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332514250" calcext:value-type="float">
            <text:p>1332514250</text:p>
          </table:table-cell>
          <table:table-cell office:value-type="float" office:value="1330942421" calcext:value-type="float">
            <text:p>1330942421</text:p>
          </table:table-cell>
          <table:table-cell office:value-type="string" calcext:value-type="string">
            <text:p>Java</text:p>
          </table:table-cell>
          <table:table-cell table:formula="of:=[.B67]-[.C67]" office:value-type="float" office:value="1571829" calcext:value-type="float">
            <text:p/>
          </table:table-cell>
          <table:table-cell table:formula="of:=([.C67]*1000-[$Home.$C$11])*[$Home.$C$24]/[$Home.$F$8]" office:value-type="float" office:value="14.5229235493375" calcext:value-type="float">
            <text:p/>
          </table:table-cell>
          <table:table-cell table:formula="of:=FLOOR([.F67];1)" office:value-type="float" office:value="14" calcext:value-type="float">
            <text:p/>
          </table:table-cell>
          <table:table-cell table:formula="of:=[.A67]/[.E67]" office:value-type="float" office:value="0.000274839056920314" calcext:value-type="float">
            <text:p/>
          </table:table-cell>
          <table:table-cell table:formula="of:=([.H67]-[.$O$3])*([$Home.$C$33]-[$Home.$C$32])/([.$O$4]-[.$O$3])+[$Home.$C$32]" office:value-type="float" office:value="228.976116817496" calcext:value-type="float">
            <text:p/>
          </table:table-cell>
          <table:table-cell table:formula="of:=FLOOR([.I67];1)" office:value-type="float" office:value="228" calcext:value-type="float">
            <text:p/>
          </table:table-cell>
          <table:table-cell table:formula="of:=CONCATENATE([.G67];&quot;,&quot;;[.J67];&quot;,&quot;;&quot;basic&quot;;&quot;,&quot;;&quot;repoInstrument&quot;)" office:value-type="string" office:string-value="14,228,basic,repoInstrument" calcext:value-type="string">
            <text:p>14,228,basic,repoInstrument</text:p>
          </table:table-cell>
          <table:table-cell table:formula="of:=[.H67]*[$Home.$F$30]" office:value-type="float" office:value="23.7460945179151" calcext:value-type="float">
            <text:p/>
          </table:table-cell>
          <table:table-cell table:formula="of:=[.E67]/60/60/24" office:value-type="float" office:value="18.1924652777778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35906023" calcext:value-type="float">
            <text:p>1335906023</text:p>
          </table:table-cell>
          <table:table-cell office:value-type="float" office:value="1335201191" calcext:value-type="float">
            <text:p>1335201191</text:p>
          </table:table-cell>
          <table:table-cell office:value-type="string" calcext:value-type="string">
            <text:p>Java</text:p>
          </table:table-cell>
          <table:table-cell table:formula="of:=[.B68]-[.C68]" office:value-type="float" office:value="704832" calcext:value-type="float">
            <text:p/>
          </table:table-cell>
          <table:table-cell table:formula="of:=([.C68]*1000-[$Home.$C$11])*[$Home.$C$24]/[$Home.$F$8]" office:value-type="float" office:value="1694.26522072248" calcext:value-type="float">
            <text:p/>
          </table:table-cell>
          <table:table-cell table:formula="of:=FLOOR([.F68];1)" office:value-type="float" office:value="1694" calcext:value-type="float">
            <text:p/>
          </table:table-cell>
          <table:table-cell table:formula="of:=[.A68]/[.E68]" office:value-type="float" office:value="0.000275242894760737" calcext:value-type="float">
            <text:p/>
          </table:table-cell>
          <table:table-cell table:formula="of:=([.H68]-[.$O$3])*([$Home.$C$33]-[$Home.$C$32])/([.$O$4]-[.$O$3])+[$Home.$C$32]" office:value-type="float" office:value="229.298397114598" calcext:value-type="float">
            <text:p/>
          </table:table-cell>
          <table:table-cell table:formula="of:=FLOOR([.I68];1)" office:value-type="float" office:value="229" calcext:value-type="float">
            <text:p/>
          </table:table-cell>
          <table:table-cell table:formula="of:=CONCATENATE([.G68];&quot;,&quot;;[.J68];&quot;,&quot;;&quot;basic&quot;;&quot;,&quot;;&quot;repoInstrument&quot;)" office:value-type="string" office:string-value="1694,229,basic,repoInstrument" calcext:value-type="string">
            <text:p>1694,229,basic,repoInstrument</text:p>
          </table:table-cell>
          <table:table-cell table:formula="of:=[.H68]*[$Home.$F$30]" office:value-type="float" office:value="23.7809861073277" calcext:value-type="float">
            <text:p/>
          </table:table-cell>
          <table:table-cell table:formula="of:=[.E68]/60/60/24" office:value-type="float" office:value="8.15777777777778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335881030" calcext:value-type="float">
            <text:p>1335881030</text:p>
          </table:table-cell>
          <table:table-cell office:value-type="float" office:value="1335228566" calcext:value-type="float">
            <text:p>1335228566</text:p>
          </table:table-cell>
          <table:table-cell office:value-type="string" calcext:value-type="string">
            <text:p>Ruby</text:p>
          </table:table-cell>
          <table:table-cell table:formula="of:=[.B69]-[.C69]" office:value-type="float" office:value="652464" calcext:value-type="float">
            <text:p/>
          </table:table-cell>
          <table:table-cell table:formula="of:=([.C69]*1000-[$Home.$C$11])*[$Home.$C$24]/[$Home.$F$8]" office:value-type="float" office:value="1705.06245686932" calcext:value-type="float">
            <text:p/>
          </table:table-cell>
          <table:table-cell table:formula="of:=FLOOR([.F69];1)" office:value-type="float" office:value="1705" calcext:value-type="float">
            <text:p/>
          </table:table-cell>
          <table:table-cell table:formula="of:=[.A69]/[.E69]" office:value-type="float" office:value="0.000274344638171608" calcext:value-type="float">
            <text:p/>
          </table:table-cell>
          <table:table-cell table:formula="of:=([.H69]-[.$O$3])*([$Home.$C$33]-[$Home.$C$32])/([.$O$4]-[.$O$3])+[$Home.$C$32]" office:value-type="float" office:value="228.581548985371" calcext:value-type="float">
            <text:p/>
          </table:table-cell>
          <table:table-cell table:formula="of:=FLOOR([.I69];1)" office:value-type="float" office:value="228" calcext:value-type="float">
            <text:p/>
          </table:table-cell>
          <table:table-cell table:formula="of:=CONCATENATE([.G69];&quot;,&quot;;[.J69];&quot;,&quot;;&quot;basic&quot;;&quot;,&quot;;&quot;repoInstrument&quot;)" office:value-type="string" office:string-value="1705,228,basic,repoInstrument" calcext:value-type="string">
            <text:p>1705,228,basic,repoInstrument</text:p>
          </table:table-cell>
          <table:table-cell table:formula="of:=[.H69]*[$Home.$F$30]" office:value-type="float" office:value="23.7033767380269" calcext:value-type="float">
            <text:p/>
          </table:table-cell>
          <table:table-cell table:formula="of:=[.E69]/60/60/24" office:value-type="float" office:value="7.55166666666667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32101774" calcext:value-type="float">
            <text:p>1332101774</text:p>
          </table:table-cell>
          <table:table-cell office:value-type="float" office:value="1331769038" calcext:value-type="float">
            <text:p>1331769038</text:p>
          </table:table-cell>
          <table:table-cell office:value-type="string" calcext:value-type="string">
            <text:p>null</text:p>
          </table:table-cell>
          <table:table-cell table:formula="of:=[.B70]-[.C70]" office:value-type="float" office:value="332736" calcext:value-type="float">
            <text:p/>
          </table:table-cell>
          <table:table-cell table:formula="of:=([.C70]*1000-[$Home.$C$11])*[$Home.$C$24]/[$Home.$F$8]" office:value-type="float" office:value="340.556857868958" calcext:value-type="float">
            <text:p/>
          </table:table-cell>
          <table:table-cell table:formula="of:=FLOOR([.F70];1)" office:value-type="float" office:value="340" calcext:value-type="float">
            <text:p/>
          </table:table-cell>
          <table:table-cell table:formula="of:=[.A70]/[.E70]" office:value-type="float" office:value="0.000270484708597807" calcext:value-type="float">
            <text:p/>
          </table:table-cell>
          <table:table-cell table:formula="of:=([.H70]-[.$O$3])*([$Home.$C$33]-[$Home.$C$32])/([.$O$4]-[.$O$3])+[$Home.$C$32]" office:value-type="float" office:value="225.501156002553" calcext:value-type="float">
            <text:p/>
          </table:table-cell>
          <table:table-cell table:formula="of:=FLOOR([.I70];1)" office:value-type="float" office:value="225" calcext:value-type="float">
            <text:p/>
          </table:table-cell>
          <table:table-cell table:formula="of:=CONCATENATE([.G70];&quot;,&quot;;[.J70];&quot;,&quot;;&quot;basic&quot;;&quot;,&quot;;&quot;repoInstrument&quot;)" office:value-type="string" office:string-value="340,225,basic,repoInstrument" calcext:value-type="string">
            <text:p>340,225,basic,repoInstrument</text:p>
          </table:table-cell>
          <table:table-cell table:formula="of:=[.H70]*[$Home.$F$30]" office:value-type="float" office:value="23.3698788228505" calcext:value-type="float">
            <text:p/>
          </table:table-cell>
          <table:table-cell table:formula="of:=[.E70]/60/60/24" office:value-type="float" office:value="3.85111111111111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32929559" calcext:value-type="float">
            <text:p>1332929559</text:p>
          </table:table-cell>
          <table:table-cell office:value-type="float" office:value="1332754084" calcext:value-type="float">
            <text:p>1332754084</text:p>
          </table:table-cell>
          <table:table-cell office:value-type="string" calcext:value-type="string">
            <text:p>null</text:p>
          </table:table-cell>
          <table:table-cell table:formula="of:=[.B71]-[.C71]" office:value-type="float" office:value="175475" calcext:value-type="float">
            <text:p/>
          </table:table-cell>
          <table:table-cell table:formula="of:=([.C71]*1000-[$Home.$C$11])*[$Home.$C$24]/[$Home.$F$8]" office:value-type="float" office:value="729.078292663795" calcext:value-type="float">
            <text:p/>
          </table:table-cell>
          <table:table-cell table:formula="of:=FLOOR([.F71];1)" office:value-type="float" office:value="729" calcext:value-type="float">
            <text:p/>
          </table:table-cell>
          <table:table-cell table:formula="of:=[.A71]/[.E71]" office:value-type="float" office:value="0.000267844422282376" calcext:value-type="float">
            <text:p/>
          </table:table-cell>
          <table:table-cell table:formula="of:=([.H71]-[.$O$3])*([$Home.$C$33]-[$Home.$C$32])/([.$O$4]-[.$O$3])+[$Home.$C$32]" office:value-type="float" office:value="223.394091797577" calcext:value-type="float">
            <text:p/>
          </table:table-cell>
          <table:table-cell table:formula="of:=FLOOR([.I71];1)" office:value-type="float" office:value="223" calcext:value-type="float">
            <text:p/>
          </table:table-cell>
          <table:table-cell table:formula="of:=CONCATENATE([.G71];&quot;,&quot;;[.J71];&quot;,&quot;;&quot;basic&quot;;&quot;,&quot;;&quot;repoInstrument&quot;)" office:value-type="string" office:string-value="729,223,basic,repoInstrument" calcext:value-type="string">
            <text:p>729,223,basic,repoInstrument</text:p>
          </table:table-cell>
          <table:table-cell table:formula="of:=[.H71]*[$Home.$F$30]" office:value-type="float" office:value="23.1417580851973" calcext:value-type="float">
            <text:p/>
          </table:table-cell>
          <table:table-cell table:formula="of:=[.E71]/60/60/24" office:value-type="float" office:value="2.03096064814815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35270432" calcext:value-type="float">
            <text:p>1335270432</text:p>
          </table:table-cell>
          <table:table-cell office:value-type="float" office:value="1335026007" calcext:value-type="float">
            <text:p>1335026007</text:p>
          </table:table-cell>
          <table:table-cell office:value-type="string" calcext:value-type="string">
            <text:p>ooc</text:p>
          </table:table-cell>
          <table:table-cell table:formula="of:=[.B72]-[.C72]" office:value-type="float" office:value="244425" calcext:value-type="float">
            <text:p/>
          </table:table-cell>
          <table:table-cell table:formula="of:=([.C72]*1000-[$Home.$C$11])*[$Home.$C$24]/[$Home.$F$8]" office:value-type="float" office:value="1625.16922009601" calcext:value-type="float">
            <text:p/>
          </table:table-cell>
          <table:table-cell table:formula="of:=FLOOR([.F72];1)" office:value-type="float" office:value="1625" calcext:value-type="float">
            <text:p/>
          </table:table-cell>
          <table:table-cell table:formula="of:=[.A72]/[.E72]" office:value-type="float" office:value="0.000270021478981283" calcext:value-type="float">
            <text:p/>
          </table:table-cell>
          <table:table-cell table:formula="of:=([.H72]-[.$O$3])*([$Home.$C$33]-[$Home.$C$32])/([.$O$4]-[.$O$3])+[$Home.$C$32]" office:value-type="float" office:value="225.131478464947" calcext:value-type="float">
            <text:p/>
          </table:table-cell>
          <table:table-cell table:formula="of:=FLOOR([.I72];1)" office:value-type="float" office:value="225" calcext:value-type="float">
            <text:p/>
          </table:table-cell>
          <table:table-cell table:formula="of:=CONCATENATE([.G72];&quot;,&quot;;[.J72];&quot;,&quot;;&quot;basic&quot;;&quot;,&quot;;&quot;repoInstrument&quot;)" office:value-type="string" office:string-value="1625,225,basic,repoInstrument" calcext:value-type="string">
            <text:p>1625,225,basic,repoInstrument</text:p>
          </table:table-cell>
          <table:table-cell table:formula="of:=[.H72]*[$Home.$F$30]" office:value-type="float" office:value="23.3298557839828" calcext:value-type="float">
            <text:p/>
          </table:table-cell>
          <table:table-cell table:formula="of:=[.E72]/60/60/24" office:value-type="float" office:value="2.82899305555556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32302965" calcext:value-type="float">
            <text:p>1332302965</text:p>
          </table:table-cell>
          <table:table-cell office:value-type="float" office:value="1331768389" calcext:value-type="float">
            <text:p>1331768389</text:p>
          </table:table-cell>
          <table:table-cell office:value-type="string" calcext:value-type="string">
            <text:p>null</text:p>
          </table:table-cell>
          <table:table-cell table:formula="of:=[.B73]-[.C73]" office:value-type="float" office:value="534576" calcext:value-type="float">
            <text:p/>
          </table:table-cell>
          <table:table-cell table:formula="of:=([.C73]*1000-[$Home.$C$11])*[$Home.$C$24]/[$Home.$F$8]" office:value-type="float" office:value="340.300879558115" calcext:value-type="float">
            <text:p/>
          </table:table-cell>
          <table:table-cell table:formula="of:=FLOOR([.F73];1)" office:value-type="float" office:value="340" calcext:value-type="float">
            <text:p/>
          </table:table-cell>
          <table:table-cell table:formula="of:=[.A73]/[.E73]" office:value-type="float" office:value="0.000263760438179043" calcext:value-type="float">
            <text:p/>
          </table:table-cell>
          <table:table-cell table:formula="of:=([.H73]-[.$O$3])*([$Home.$C$33]-[$Home.$C$32])/([.$O$4]-[.$O$3])+[$Home.$C$32]" office:value-type="float" office:value="220.134893479753" calcext:value-type="float">
            <text:p/>
          </table:table-cell>
          <table:table-cell table:formula="of:=FLOOR([.I73];1)" office:value-type="float" office:value="220" calcext:value-type="float">
            <text:p/>
          </table:table-cell>
          <table:table-cell table:formula="of:=CONCATENATE([.G73];&quot;,&quot;;[.J73];&quot;,&quot;;&quot;basic&quot;;&quot;,&quot;;&quot;repoInstrument&quot;)" office:value-type="string" office:string-value="340,220,basic,repoInstrument" calcext:value-type="string">
            <text:p>340,220,basic,repoInstrument</text:p>
          </table:table-cell>
          <table:table-cell table:formula="of:=[.H73]*[$Home.$F$30]" office:value-type="float" office:value="22.7889018586693" calcext:value-type="float">
            <text:p/>
          </table:table-cell>
          <table:table-cell table:formula="of:=[.E73]/60/60/24" office:value-type="float" office:value="6.18722222222222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335904078" calcext:value-type="float">
            <text:p>1335904078</text:p>
          </table:table-cell>
          <table:table-cell office:value-type="float" office:value="1333887933" calcext:value-type="float">
            <text:p>1333887933</text:p>
          </table:table-cell>
          <table:table-cell office:value-type="string" calcext:value-type="string">
            <text:p>Java</text:p>
          </table:table-cell>
          <table:table-cell table:formula="of:=[.B74]-[.C74]" office:value-type="float" office:value="2016145" calcext:value-type="float">
            <text:p/>
          </table:table-cell>
          <table:table-cell table:formula="of:=([.C74]*1000-[$Home.$C$11])*[$Home.$C$24]/[$Home.$F$8]" office:value-type="float" office:value="1176.29054500601" calcext:value-type="float">
            <text:p/>
          </table:table-cell>
          <table:table-cell table:formula="of:=FLOOR([.F74];1)" office:value-type="float" office:value="1176" calcext:value-type="float">
            <text:p/>
          </table:table-cell>
          <table:table-cell table:formula="of:=[.A74]/[.E74]" office:value-type="float" office:value="0.000262381921935178" calcext:value-type="float">
            <text:p/>
          </table:table-cell>
          <table:table-cell table:formula="of:=([.H74]-[.$O$3])*([$Home.$C$33]-[$Home.$C$32])/([.$O$4]-[.$O$3])+[$Home.$C$32]" office:value-type="float" office:value="219.034777095992" calcext:value-type="float">
            <text:p/>
          </table:table-cell>
          <table:table-cell table:formula="of:=FLOOR([.I74];1)" office:value-type="float" office:value="219" calcext:value-type="float">
            <text:p/>
          </table:table-cell>
          <table:table-cell table:formula="of:=CONCATENATE([.G74];&quot;,&quot;;[.J74];&quot;,&quot;;&quot;basic&quot;;&quot;,&quot;;&quot;repoInstrument&quot;)" office:value-type="string" office:string-value="1176,219,basic,repoInstrument" calcext:value-type="string">
            <text:p>1176,219,basic,repoInstrument</text:p>
          </table:table-cell>
          <table:table-cell table:formula="of:=[.H74]*[$Home.$F$30]" office:value-type="float" office:value="22.6697980551994" calcext:value-type="float">
            <text:p/>
          </table:table-cell>
          <table:table-cell table:formula="of:=[.E74]/60/60/24" office:value-type="float" office:value="23.3350115740741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34792607" calcext:value-type="float">
            <text:p>1334792607</text:p>
          </table:table-cell>
          <table:table-cell office:value-type="float" office:value="1334342851" calcext:value-type="float">
            <text:p>1334342851</text:p>
          </table:table-cell>
          <table:table-cell office:value-type="string" calcext:value-type="string">
            <text:p>JavaScript</text:p>
          </table:table-cell>
          <table:table-cell table:formula="of:=[.B75]-[.C75]" office:value-type="float" office:value="449756" calcext:value-type="float">
            <text:p/>
          </table:table-cell>
          <table:table-cell table:formula="of:=([.C75]*1000-[$Home.$C$11])*[$Home.$C$24]/[$Home.$F$8]" office:value-type="float" office:value="1355.71911389924" calcext:value-type="float">
            <text:p/>
          </table:table-cell>
          <table:table-cell table:formula="of:=FLOOR([.F75];1)" office:value-type="float" office:value="1355" calcext:value-type="float">
            <text:p/>
          </table:table-cell>
          <table:table-cell table:formula="of:=[.A75]/[.E75]" office:value-type="float" office:value="0.000262364482074725" calcext:value-type="float">
            <text:p/>
          </table:table-cell>
          <table:table-cell table:formula="of:=([.H75]-[.$O$3])*([$Home.$C$33]-[$Home.$C$32])/([.$O$4]-[.$O$3])+[$Home.$C$32]" office:value-type="float" office:value="219.020859322951" calcext:value-type="float">
            <text:p/>
          </table:table-cell>
          <table:table-cell table:formula="of:=FLOOR([.I75];1)" office:value-type="float" office:value="219" calcext:value-type="float">
            <text:p/>
          </table:table-cell>
          <table:table-cell table:formula="of:=CONCATENATE([.G75];&quot;,&quot;;[.J75];&quot;,&quot;;&quot;basic&quot;;&quot;,&quot;;&quot;repoInstrument&quot;)" office:value-type="string" office:string-value="1355,219,basic,repoInstrument" calcext:value-type="string">
            <text:p>1355,219,basic,repoInstrument</text:p>
          </table:table-cell>
          <table:table-cell table:formula="of:=[.H75]*[$Home.$F$30]" office:value-type="float" office:value="22.6682912512562" calcext:value-type="float">
            <text:p/>
          </table:table-cell>
          <table:table-cell table:formula="of:=[.E75]/60/60/24" office:value-type="float" office:value="5.20550925925926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35183604" calcext:value-type="float">
            <text:p>1335183604</text:p>
          </table:table-cell>
          <table:table-cell office:value-type="float" office:value="1335004275" calcext:value-type="float">
            <text:p>1335004275</text:p>
          </table:table-cell>
          <table:table-cell office:value-type="string" calcext:value-type="string">
            <text:p>JavaScript</text:p>
          </table:table-cell>
          <table:table-cell table:formula="of:=[.B76]-[.C76]" office:value-type="float" office:value="179329" calcext:value-type="float">
            <text:p/>
          </table:table-cell>
          <table:table-cell table:formula="of:=([.C76]*1000-[$Home.$C$11])*[$Home.$C$24]/[$Home.$F$8]" office:value-type="float" office:value="1616.59769366886" calcext:value-type="float">
            <text:p/>
          </table:table-cell>
          <table:table-cell table:formula="of:=FLOOR([.F76];1)" office:value-type="float" office:value="1616" calcext:value-type="float">
            <text:p/>
          </table:table-cell>
          <table:table-cell table:formula="of:=[.A76]/[.E76]" office:value-type="float" office:value="0.000262088117370866" calcext:value-type="float">
            <text:p/>
          </table:table-cell>
          <table:table-cell table:formula="of:=([.H76]-[.$O$3])*([$Home.$C$33]-[$Home.$C$32])/([.$O$4]-[.$O$3])+[$Home.$C$32]" office:value-type="float" office:value="218.800308176048" calcext:value-type="float">
            <text:p/>
          </table:table-cell>
          <table:table-cell table:formula="of:=FLOOR([.I76];1)" office:value-type="float" office:value="218" calcext:value-type="float">
            <text:p/>
          </table:table-cell>
          <table:table-cell table:formula="of:=CONCATENATE([.G76];&quot;,&quot;;[.J76];&quot;,&quot;;&quot;basic&quot;;&quot;,&quot;;&quot;repoInstrument&quot;)" office:value-type="string" office:string-value="1616,218,basic,repoInstrument" calcext:value-type="string">
            <text:p>1616,218,basic,repoInstrument</text:p>
          </table:table-cell>
          <table:table-cell table:formula="of:=[.H76]*[$Home.$F$30]" office:value-type="float" office:value="22.6444133408428" calcext:value-type="float">
            <text:p/>
          </table:table-cell>
          <table:table-cell table:formula="of:=[.E76]/60/60/24" office:value-type="float" office:value="2.07556712962963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34870235" calcext:value-type="float">
            <text:p>1334870235</text:p>
          </table:table-cell>
          <table:table-cell office:value-type="float" office:value="1334527986" calcext:value-type="float">
            <text:p>1334527986</text:p>
          </table:table-cell>
          <table:table-cell office:value-type="string" calcext:value-type="string">
            <text:p>JavaScript</text:p>
          </table:table-cell>
          <table:table-cell table:formula="of:=[.B77]-[.C77]" office:value-type="float" office:value="342249" calcext:value-type="float">
            <text:p/>
          </table:table-cell>
          <table:table-cell table:formula="of:=([.C77]*1000-[$Home.$C$11])*[$Home.$C$24]/[$Home.$F$8]" office:value-type="float" office:value="1428.73998381876" calcext:value-type="float">
            <text:p/>
          </table:table-cell>
          <table:table-cell table:formula="of:=FLOOR([.F77];1)" office:value-type="float" office:value="1428" calcext:value-type="float">
            <text:p/>
          </table:table-cell>
          <table:table-cell table:formula="of:=[.A77]/[.E77]" office:value-type="float" office:value="0.000257122738123413" calcext:value-type="float">
            <text:p/>
          </table:table-cell>
          <table:table-cell table:formula="of:=([.H77]-[.$O$3])*([$Home.$C$33]-[$Home.$C$32])/([.$O$4]-[.$O$3])+[$Home.$C$32]" office:value-type="float" office:value="214.837717901163" calcext:value-type="float">
            <text:p/>
          </table:table-cell>
          <table:table-cell table:formula="of:=FLOOR([.I77];1)" office:value-type="float" office:value="214" calcext:value-type="float">
            <text:p/>
          </table:table-cell>
          <table:table-cell table:formula="of:=CONCATENATE([.G77];&quot;,&quot;;[.J77];&quot;,&quot;;&quot;basic&quot;;&quot;,&quot;;&quot;repoInstrument&quot;)" office:value-type="string" office:string-value="1428,214,basic,repoInstrument" calcext:value-type="string">
            <text:p>1428,214,basic,repoInstrument</text:p>
          </table:table-cell>
          <table:table-cell table:formula="of:=[.H77]*[$Home.$F$30]" office:value-type="float" office:value="22.2154045738629" calcext:value-type="float">
            <text:p/>
          </table:table-cell>
          <table:table-cell table:formula="of:=[.E77]/60/60/24" office:value-type="float" office:value="3.96121527777778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32683447" calcext:value-type="float">
            <text:p>1332683447</text:p>
          </table:table-cell>
          <table:table-cell office:value-type="float" office:value="1332459310" calcext:value-type="float">
            <text:p>1332459310</text:p>
          </table:table-cell>
          <table:table-cell office:value-type="string" calcext:value-type="string">
            <text:p>Objective-C</text:p>
          </table:table-cell>
          <table:table-cell table:formula="of:=[.B78]-[.C78]" office:value-type="float" office:value="224137" calcext:value-type="float">
            <text:p/>
          </table:table-cell>
          <table:table-cell table:formula="of:=([.C78]*1000-[$Home.$C$11])*[$Home.$C$24]/[$Home.$F$8]" office:value-type="float" office:value="612.813653834529" calcext:value-type="float">
            <text:p/>
          </table:table-cell>
          <table:table-cell table:formula="of:=FLOOR([.F78];1)" office:value-type="float" office:value="612" calcext:value-type="float">
            <text:p/>
          </table:table-cell>
          <table:table-cell table:formula="of:=[.A78]/[.E78]" office:value-type="float" office:value="0.00025430874866711" calcext:value-type="float">
            <text:p/>
          </table:table-cell>
          <table:table-cell table:formula="of:=([.H78]-[.$O$3])*([$Home.$C$33]-[$Home.$C$32])/([.$O$4]-[.$O$3])+[$Home.$C$32]" office:value-type="float" office:value="212.592030976263" calcext:value-type="float">
            <text:p/>
          </table:table-cell>
          <table:table-cell table:formula="of:=FLOOR([.I78];1)" office:value-type="float" office:value="212" calcext:value-type="float">
            <text:p/>
          </table:table-cell>
          <table:table-cell table:formula="of:=CONCATENATE([.G78];&quot;,&quot;;[.J78];&quot;,&quot;;&quot;basic&quot;;&quot;,&quot;;&quot;repoInstrument&quot;)" office:value-type="string" office:string-value="612,212,basic,repoInstrument" calcext:value-type="string">
            <text:p>612,212,basic,repoInstrument</text:p>
          </table:table-cell>
          <table:table-cell table:formula="of:=[.H78]*[$Home.$F$30]" office:value-type="float" office:value="21.9722758848383" calcext:value-type="float">
            <text:p/>
          </table:table-cell>
          <table:table-cell table:formula="of:=[.E78]/60/60/24" office:value-type="float" office:value="2.59417824074074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32267676" calcext:value-type="float">
            <text:p>1332267676</text:p>
          </table:table-cell>
          <table:table-cell office:value-type="float" office:value="1331657610" calcext:value-type="float">
            <text:p>1331657610</text:p>
          </table:table-cell>
          <table:table-cell office:value-type="string" calcext:value-type="string">
            <text:p>JavaScript</text:p>
          </table:table-cell>
          <table:table-cell table:formula="of:=[.B79]-[.C79]" office:value-type="float" office:value="610066" calcext:value-type="float">
            <text:p/>
          </table:table-cell>
          <table:table-cell table:formula="of:=([.C79]*1000-[$Home.$C$11])*[$Home.$C$24]/[$Home.$F$8]" office:value-type="float" office:value="296.607472321156" calcext:value-type="float">
            <text:p/>
          </table:table-cell>
          <table:table-cell table:formula="of:=FLOOR([.F79];1)" office:value-type="float" office:value="296" calcext:value-type="float">
            <text:p/>
          </table:table-cell>
          <table:table-cell table:formula="of:=[.A79]/[.E79]" office:value-type="float" office:value="0.000250792537200893" calcext:value-type="float">
            <text:p/>
          </table:table-cell>
          <table:table-cell table:formula="of:=([.H79]-[.$O$3])*([$Home.$C$33]-[$Home.$C$32])/([.$O$4]-[.$O$3])+[$Home.$C$32]" office:value-type="float" office:value="209.785940108658" calcext:value-type="float">
            <text:p/>
          </table:table-cell>
          <table:table-cell table:formula="of:=FLOOR([.I79];1)" office:value-type="float" office:value="209" calcext:value-type="float">
            <text:p/>
          </table:table-cell>
          <table:table-cell table:formula="of:=CONCATENATE([.G79];&quot;,&quot;;[.J79];&quot;,&quot;;&quot;basic&quot;;&quot;,&quot;;&quot;repoInstrument&quot;)" office:value-type="string" office:string-value="296,209,basic,repoInstrument" calcext:value-type="string">
            <text:p>296,209,basic,repoInstrument</text:p>
          </table:table-cell>
          <table:table-cell table:formula="of:=[.H79]*[$Home.$F$30]" office:value-type="float" office:value="21.6684752141572" calcext:value-type="float">
            <text:p/>
          </table:table-cell>
          <table:table-cell table:formula="of:=[.E79]/60/60/24" office:value-type="float" office:value="7.06094907407407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335709591" calcext:value-type="float">
            <text:p>1335709591</text:p>
          </table:table-cell>
          <table:table-cell office:value-type="float" office:value="1335263704" calcext:value-type="float">
            <text:p>1335263704</text:p>
          </table:table-cell>
          <table:table-cell office:value-type="string" calcext:value-type="string">
            <text:p>JavaScript</text:p>
          </table:table-cell>
          <table:table-cell table:formula="of:=[.B80]-[.C80]" office:value-type="float" office:value="445887" calcext:value-type="float">
            <text:p/>
          </table:table-cell>
          <table:table-cell table:formula="of:=([.C80]*1000-[$Home.$C$11])*[$Home.$C$24]/[$Home.$F$8]" office:value-type="float" office:value="1718.92157225665" calcext:value-type="float">
            <text:p/>
          </table:table-cell>
          <table:table-cell table:formula="of:=FLOOR([.F80];1)" office:value-type="float" office:value="1718" calcext:value-type="float">
            <text:p/>
          </table:table-cell>
          <table:table-cell table:formula="of:=[.A80]/[.E80]" office:value-type="float" office:value="0.000251184717204135" calcext:value-type="float">
            <text:p/>
          </table:table-cell>
          <table:table-cell table:formula="of:=([.H80]-[.$O$3])*([$Home.$C$33]-[$Home.$C$32])/([.$O$4]-[.$O$3])+[$Home.$C$32]" office:value-type="float" office:value="210.098916940719" calcext:value-type="float">
            <text:p/>
          </table:table-cell>
          <table:table-cell table:formula="of:=FLOOR([.I80];1)" office:value-type="float" office:value="210" calcext:value-type="float">
            <text:p/>
          </table:table-cell>
          <table:table-cell table:formula="of:=CONCATENATE([.G80];&quot;,&quot;;[.J80];&quot;,&quot;;&quot;basic&quot;;&quot;,&quot;;&quot;repoInstrument&quot;)" office:value-type="string" office:string-value="1718,210,basic,repoInstrument" calcext:value-type="string">
            <text:p>1718,210,basic,repoInstrument</text:p>
          </table:table-cell>
          <table:table-cell table:formula="of:=[.H80]*[$Home.$F$30]" office:value-type="float" office:value="21.7023595664372" calcext:value-type="float">
            <text:p/>
          </table:table-cell>
          <table:table-cell table:formula="of:=[.E80]/60/60/24" office:value-type="float" office:value="5.16072916666667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333722688" calcext:value-type="float">
            <text:p>1333722688</text:p>
          </table:table-cell>
          <table:table-cell office:value-type="float" office:value="1331072366" calcext:value-type="float">
            <text:p>1331072366</text:p>
          </table:table-cell>
          <table:table-cell office:value-type="string" calcext:value-type="string">
            <text:p>JavaScript</text:p>
          </table:table-cell>
          <table:table-cell table:formula="of:=[.B81]-[.C81]" office:value-type="float" office:value="2650322" calcext:value-type="float">
            <text:p/>
          </table:table-cell>
          <table:table-cell table:formula="of:=([.C81]*1000-[$Home.$C$11])*[$Home.$C$24]/[$Home.$F$8]" office:value-type="float" office:value="65.7757765576389" calcext:value-type="float">
            <text:p/>
          </table:table-cell>
          <table:table-cell table:formula="of:=FLOOR([.F81];1)" office:value-type="float" office:value="65" calcext:value-type="float">
            <text:p/>
          </table:table-cell>
          <table:table-cell table:formula="of:=[.A81]/[.E81]" office:value-type="float" office:value="0.000244121280357632" calcext:value-type="float">
            <text:p/>
          </table:table-cell>
          <table:table-cell table:formula="of:=([.H81]-[.$O$3])*([$Home.$C$33]-[$Home.$C$32])/([.$O$4]-[.$O$3])+[$Home.$C$32]" office:value-type="float" office:value="204.461984742725" calcext:value-type="float">
            <text:p/>
          </table:table-cell>
          <table:table-cell table:formula="of:=FLOOR([.I81];1)" office:value-type="float" office:value="204" calcext:value-type="float">
            <text:p/>
          </table:table-cell>
          <table:table-cell table:formula="of:=CONCATENATE([.G81];&quot;,&quot;;[.J81];&quot;,&quot;;&quot;basic&quot;;&quot;,&quot;;&quot;repoInstrument&quot;)" office:value-type="string" office:string-value="65,204,basic,repoInstrument" calcext:value-type="string">
            <text:p>65,204,basic,repoInstrument</text:p>
          </table:table-cell>
          <table:table-cell table:formula="of:=[.H81]*[$Home.$F$30]" office:value-type="float" office:value="21.0920786228994" calcext:value-type="float">
            <text:p/>
          </table:table-cell>
          <table:table-cell table:formula="of:=[.E81]/60/60/24" office:value-type="float" office:value="30.6750231481481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34928415" calcext:value-type="float">
            <text:p>1334928415</text:p>
          </table:table-cell>
          <table:table-cell office:value-type="float" office:value="1334348839" calcext:value-type="float">
            <text:p>1334348839</text:p>
          </table:table-cell>
          <table:table-cell office:value-type="string" calcext:value-type="string">
            <text:p>JavaScript</text:p>
          </table:table-cell>
          <table:table-cell table:formula="of:=[.B82]-[.C82]" office:value-type="float" office:value="579576" calcext:value-type="float">
            <text:p/>
          </table:table-cell>
          <table:table-cell table:formula="of:=([.C82]*1000-[$Home.$C$11])*[$Home.$C$24]/[$Home.$F$8]" office:value-type="float" office:value="1358.08089837585" calcext:value-type="float">
            <text:p/>
          </table:table-cell>
          <table:table-cell table:formula="of:=FLOOR([.F82];1)" office:value-type="float" office:value="1358" calcext:value-type="float">
            <text:p/>
          </table:table-cell>
          <table:table-cell table:formula="of:=[.A82]/[.E82]" office:value-type="float" office:value="0.00024328129529173" calcext:value-type="float">
            <text:p/>
          </table:table-cell>
          <table:table-cell table:formula="of:=([.H82]-[.$O$3])*([$Home.$C$33]-[$Home.$C$32])/([.$O$4]-[.$O$3])+[$Home.$C$32]" office:value-type="float" office:value="203.791639843109" calcext:value-type="float">
            <text:p/>
          </table:table-cell>
          <table:table-cell table:formula="of:=FLOOR([.I82];1)" office:value-type="float" office:value="203" calcext:value-type="float">
            <text:p/>
          </table:table-cell>
          <table:table-cell table:formula="of:=CONCATENATE([.G82];&quot;,&quot;;[.J82];&quot;,&quot;;&quot;basic&quot;;&quot;,&quot;;&quot;repoInstrument&quot;)" office:value-type="string" office:string-value="1358,203,basic,repoInstrument" calcext:value-type="string">
            <text:p>1358,203,basic,repoInstrument</text:p>
          </table:table-cell>
          <table:table-cell table:formula="of:=[.H82]*[$Home.$F$30]" office:value-type="float" office:value="21.0195039132055" calcext:value-type="float">
            <text:p/>
          </table:table-cell>
          <table:table-cell table:formula="of:=[.E82]/60/60/24" office:value-type="float" office:value="6.70805555555556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35082514" calcext:value-type="float">
            <text:p>1335082514</text:p>
          </table:table-cell>
          <table:table-cell office:value-type="float" office:value="1334760860" calcext:value-type="float">
            <text:p>1334760860</text:p>
          </table:table-cell>
          <table:table-cell office:value-type="string" calcext:value-type="string">
            <text:p>Ruby</text:p>
          </table:table-cell>
          <table:table-cell table:formula="of:=[.B83]-[.C83]" office:value-type="float" office:value="321654" calcext:value-type="float">
            <text:p/>
          </table:table-cell>
          <table:table-cell table:formula="of:=([.C83]*1000-[$Home.$C$11])*[$Home.$C$24]/[$Home.$F$8]" office:value-type="float" office:value="1520.59005031963" calcext:value-type="float">
            <text:p/>
          </table:table-cell>
          <table:table-cell table:formula="of:=FLOOR([.F83];1)" office:value-type="float" office:value="1520" calcext:value-type="float">
            <text:p/>
          </table:table-cell>
          <table:table-cell table:formula="of:=[.A83]/[.E83]" office:value-type="float" office:value="0.000242496595720868" calcext:value-type="float">
            <text:p/>
          </table:table-cell>
          <table:table-cell table:formula="of:=([.H83]-[.$O$3])*([$Home.$C$33]-[$Home.$C$32])/([.$O$4]-[.$O$3])+[$Home.$C$32]" office:value-type="float" office:value="203.165415191728" calcext:value-type="float">
            <text:p/>
          </table:table-cell>
          <table:table-cell table:formula="of:=FLOOR([.I83];1)" office:value-type="float" office:value="203" calcext:value-type="float">
            <text:p/>
          </table:table-cell>
          <table:table-cell table:formula="of:=CONCATENATE([.G83];&quot;,&quot;;[.J83];&quot;,&quot;;&quot;basic&quot;;&quot;,&quot;;&quot;repoInstrument&quot;)" office:value-type="string" office:string-value="1520,203,basic,repoInstrument" calcext:value-type="string">
            <text:p>1520,203,basic,repoInstrument</text:p>
          </table:table-cell>
          <table:table-cell table:formula="of:=[.H83]*[$Home.$F$30]" office:value-type="float" office:value="20.951705870283" calcext:value-type="float">
            <text:p/>
          </table:table-cell>
          <table:table-cell table:formula="of:=[.E83]/60/60/24" office:value-type="float" office:value="3.72284722222222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335906007" calcext:value-type="float">
            <text:p>1335906007</text:p>
          </table:table-cell>
          <table:table-cell office:value-type="float" office:value="1335315466" calcext:value-type="float">
            <text:p>1335315466</text:p>
          </table:table-cell>
          <table:table-cell office:value-type="string" calcext:value-type="string">
            <text:p>null</text:p>
          </table:table-cell>
          <table:table-cell table:formula="of:=[.B84]-[.C84]" office:value-type="float" office:value="590541" calcext:value-type="float">
            <text:p/>
          </table:table-cell>
          <table:table-cell table:formula="of:=([.C84]*1000-[$Home.$C$11])*[$Home.$C$24]/[$Home.$F$8]" office:value-type="float" office:value="1739.33751882955" calcext:value-type="float">
            <text:p/>
          </table:table-cell>
          <table:table-cell table:formula="of:=FLOOR([.F84];1)" office:value-type="float" office:value="1739" calcext:value-type="float">
            <text:p/>
          </table:table-cell>
          <table:table-cell table:formula="of:=[.A84]/[.E84]" office:value-type="float" office:value="0.000242150841347171" calcext:value-type="float">
            <text:p/>
          </table:table-cell>
          <table:table-cell table:formula="of:=([.H84]-[.$O$3])*([$Home.$C$33]-[$Home.$C$32])/([.$O$4]-[.$O$3])+[$Home.$C$32]" office:value-type="float" office:value="202.889488046906" calcext:value-type="float">
            <text:p/>
          </table:table-cell>
          <table:table-cell table:formula="of:=FLOOR([.I84];1)" office:value-type="float" office:value="202" calcext:value-type="float">
            <text:p/>
          </table:table-cell>
          <table:table-cell table:formula="of:=CONCATENATE([.G84];&quot;,&quot;;[.J84];&quot;,&quot;;&quot;basic&quot;;&quot;,&quot;;&quot;repoInstrument&quot;)" office:value-type="string" office:string-value="1739,202,basic,repoInstrument" calcext:value-type="string">
            <text:p>1739,202,basic,repoInstrument</text:p>
          </table:table-cell>
          <table:table-cell table:formula="of:=[.H84]*[$Home.$F$30]" office:value-type="float" office:value="20.9218326923956" calcext:value-type="float">
            <text:p/>
          </table:table-cell>
          <table:table-cell table:formula="of:=[.E84]/60/60/24" office:value-type="float" office:value="6.83496527777778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335513309" calcext:value-type="float">
            <text:p>1335513309</text:p>
          </table:table-cell>
          <table:table-cell office:value-type="float" office:value="1334541877" calcext:value-type="float">
            <text:p>1334541877</text:p>
          </table:table-cell>
          <table:table-cell office:value-type="string" calcext:value-type="string">
            <text:p>Ruby</text:p>
          </table:table-cell>
          <table:table-cell table:formula="of:=[.B85]-[.C85]" office:value-type="float" office:value="971432" calcext:value-type="float">
            <text:p/>
          </table:table-cell>
          <table:table-cell table:formula="of:=([.C85]*1000-[$Home.$C$11])*[$Home.$C$24]/[$Home.$F$8]" office:value-type="float" office:value="1434.21886627779" calcext:value-type="float">
            <text:p/>
          </table:table-cell>
          <table:table-cell table:formula="of:=FLOOR([.F85];1)" office:value-type="float" office:value="1434" calcext:value-type="float">
            <text:p/>
          </table:table-cell>
          <table:table-cell table:formula="of:=[.A85]/[.E85]" office:value-type="float" office:value="0.000239852094639666" calcext:value-type="float">
            <text:p/>
          </table:table-cell>
          <table:table-cell table:formula="of:=([.H85]-[.$O$3])*([$Home.$C$33]-[$Home.$C$32])/([.$O$4]-[.$O$3])+[$Home.$C$32]" office:value-type="float" office:value="201.054987418931" calcext:value-type="float">
            <text:p/>
          </table:table-cell>
          <table:table-cell table:formula="of:=FLOOR([.I85];1)" office:value-type="float" office:value="201" calcext:value-type="float">
            <text:p/>
          </table:table-cell>
          <table:table-cell table:formula="of:=CONCATENATE([.G85];&quot;,&quot;;[.J85];&quot;,&quot;;&quot;basic&quot;;&quot;,&quot;;&quot;repoInstrument&quot;)" office:value-type="string" office:string-value="1434,201,basic,repoInstrument" calcext:value-type="string">
            <text:p>1434,201,basic,repoInstrument</text:p>
          </table:table-cell>
          <table:table-cell table:formula="of:=[.H85]*[$Home.$F$30]" office:value-type="float" office:value="20.7232209768671" calcext:value-type="float">
            <text:p/>
          </table:table-cell>
          <table:table-cell table:formula="of:=[.E85]/60/60/24" office:value-type="float" office:value="11.2434259259259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31574551" calcext:value-type="float">
            <text:p>1331574551</text:p>
          </table:table-cell>
          <table:table-cell office:value-type="float" office:value="1331397116" calcext:value-type="float">
            <text:p>1331397116</text:p>
          </table:table-cell>
          <table:table-cell office:value-type="string" calcext:value-type="string">
            <text:p>null</text:p>
          </table:table-cell>
          <table:table-cell table:formula="of:=[.B86]-[.C86]" office:value-type="float" office:value="177435" calcext:value-type="float">
            <text:p/>
          </table:table-cell>
          <table:table-cell table:formula="of:=([.C86]*1000-[$Home.$C$11])*[$Home.$C$24]/[$Home.$F$8]" office:value-type="float" office:value="193.863536875049" calcext:value-type="float">
            <text:p/>
          </table:table-cell>
          <table:table-cell table:formula="of:=FLOOR([.F86];1)" office:value-type="float" office:value="193" calcext:value-type="float">
            <text:p/>
          </table:table-cell>
          <table:table-cell table:formula="of:=[.A86]/[.E86]" office:value-type="float" office:value="0.000236706399526587" calcext:value-type="float">
            <text:p/>
          </table:table-cell>
          <table:table-cell table:formula="of:=([.H86]-[.$O$3])*([$Home.$C$33]-[$Home.$C$32])/([.$O$4]-[.$O$3])+[$Home.$C$32]" office:value-type="float" office:value="198.544584841075" calcext:value-type="float">
            <text:p/>
          </table:table-cell>
          <table:table-cell table:formula="of:=FLOOR([.I86];1)" office:value-type="float" office:value="198" calcext:value-type="float">
            <text:p/>
          </table:table-cell>
          <table:table-cell table:formula="of:=CONCATENATE([.G86];&quot;,&quot;;[.J86];&quot;,&quot;;&quot;basic&quot;;&quot;,&quot;;&quot;repoInstrument&quot;)" office:value-type="string" office:string-value="193,198,basic,repoInstrument" calcext:value-type="string">
            <text:p>193,198,basic,repoInstrument</text:p>
          </table:table-cell>
          <table:table-cell table:formula="of:=[.H86]*[$Home.$F$30]" office:value-type="float" office:value="20.4514329190971" calcext:value-type="float">
            <text:p/>
          </table:table-cell>
          <table:table-cell table:formula="of:=[.E86]/60/60/24" office:value-type="float" office:value="2.05364583333333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33122040" calcext:value-type="float">
            <text:p>1333122040</text:p>
          </table:table-cell>
          <table:table-cell office:value-type="float" office:value="1332614838" calcext:value-type="float">
            <text:p>1332614838</text:p>
          </table:table-cell>
          <table:table-cell office:value-type="string" calcext:value-type="string">
            <text:p>Ruby</text:p>
          </table:table-cell>
          <table:table-cell table:formula="of:=[.B87]-[.C87]" office:value-type="float" office:value="507202" calcext:value-type="float">
            <text:p/>
          </table:table-cell>
          <table:table-cell table:formula="of:=([.C87]*1000-[$Home.$C$11])*[$Home.$C$24]/[$Home.$F$8]" office:value-type="float" office:value="674.15694309287" calcext:value-type="float">
            <text:p/>
          </table:table-cell>
          <table:table-cell table:formula="of:=FLOOR([.F87];1)" office:value-type="float" office:value="674" calcext:value-type="float">
            <text:p/>
          </table:table-cell>
          <table:table-cell table:formula="of:=[.A87]/[.E87]" office:value-type="float" office:value="0.000236592127002654" calcext:value-type="float">
            <text:p/>
          </table:table-cell>
          <table:table-cell table:formula="of:=([.H87]-[.$O$3])*([$Home.$C$33]-[$Home.$C$32])/([.$O$4]-[.$O$3])+[$Home.$C$32]" office:value-type="float" office:value="198.453390358346" calcext:value-type="float">
            <text:p/>
          </table:table-cell>
          <table:table-cell table:formula="of:=FLOOR([.I87];1)" office:value-type="float" office:value="198" calcext:value-type="float">
            <text:p/>
          </table:table-cell>
          <table:table-cell table:formula="of:=CONCATENATE([.G87];&quot;,&quot;;[.J87];&quot;,&quot;;&quot;basic&quot;;&quot;,&quot;;&quot;repoInstrument&quot;)" office:value-type="string" office:string-value="674,198,basic,repoInstrument" calcext:value-type="string">
            <text:p>674,198,basic,repoInstrument</text:p>
          </table:table-cell>
          <table:table-cell table:formula="of:=[.H87]*[$Home.$F$30]" office:value-type="float" office:value="20.4415597730293" calcext:value-type="float">
            <text:p/>
          </table:table-cell>
          <table:table-cell table:formula="of:=[.E87]/60/60/24" office:value-type="float" office:value="5.87039351851852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34097964" calcext:value-type="float">
            <text:p>1334097964</text:p>
          </table:table-cell>
          <table:table-cell office:value-type="float" office:value="1333846087" calcext:value-type="float">
            <text:p>1333846087</text:p>
          </table:table-cell>
          <table:table-cell office:value-type="string" calcext:value-type="string">
            <text:p>JavaScript</text:p>
          </table:table-cell>
          <table:table-cell table:formula="of:=[.B88]-[.C88]" office:value-type="float" office:value="251877" calcext:value-type="float">
            <text:p/>
          </table:table-cell>
          <table:table-cell table:formula="of:=([.C88]*1000-[$Home.$C$11])*[$Home.$C$24]/[$Home.$F$8]" office:value-type="float" office:value="1159.78566304068" calcext:value-type="float">
            <text:p/>
          </table:table-cell>
          <table:table-cell table:formula="of:=FLOOR([.F88];1)" office:value-type="float" office:value="1159" calcext:value-type="float">
            <text:p/>
          </table:table-cell>
          <table:table-cell table:formula="of:=[.A88]/[.E88]" office:value-type="float" office:value="0.000238211507997951" calcext:value-type="float">
            <text:p/>
          </table:table-cell>
          <table:table-cell table:formula="of:=([.H88]-[.$O$3])*([$Home.$C$33]-[$Home.$C$32])/([.$O$4]-[.$O$3])+[$Home.$C$32]" office:value-type="float" office:value="199.745727370991" calcext:value-type="float">
            <text:p/>
          </table:table-cell>
          <table:table-cell table:formula="of:=FLOOR([.I88];1)" office:value-type="float" office:value="199" calcext:value-type="float">
            <text:p/>
          </table:table-cell>
          <table:table-cell table:formula="of:=CONCATENATE([.G88];&quot;,&quot;;[.J88];&quot;,&quot;;&quot;basic&quot;;&quot;,&quot;;&quot;repoInstrument&quot;)" office:value-type="string" office:string-value="1159,199,basic,repoInstrument" calcext:value-type="string">
            <text:p>1159,199,basic,repoInstrument</text:p>
          </table:table-cell>
          <table:table-cell table:formula="of:=[.H88]*[$Home.$F$30]" office:value-type="float" office:value="20.581474291023" calcext:value-type="float">
            <text:p/>
          </table:table-cell>
          <table:table-cell table:formula="of:=[.E88]/60/60/24" office:value-type="float" office:value="2.91524305555556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35905362" calcext:value-type="float">
            <text:p>1335905362</text:p>
          </table:table-cell>
          <table:table-cell office:value-type="float" office:value="1335287536" calcext:value-type="float">
            <text:p>1335287536</text:p>
          </table:table-cell>
          <table:table-cell office:value-type="string" calcext:value-type="string">
            <text:p>JavaScript</text:p>
          </table:table-cell>
          <table:table-cell table:formula="of:=[.B89]-[.C89]" office:value-type="float" office:value="617826" calcext:value-type="float">
            <text:p/>
          </table:table-cell>
          <table:table-cell table:formula="of:=([.C89]*1000-[$Home.$C$11])*[$Home.$C$24]/[$Home.$F$8]" office:value-type="float" office:value="1728.32137981287" calcext:value-type="float">
            <text:p/>
          </table:table-cell>
          <table:table-cell table:formula="of:=FLOOR([.F89];1)" office:value-type="float" office:value="1728" calcext:value-type="float">
            <text:p/>
          </table:table-cell>
          <table:table-cell table:formula="of:=[.A89]/[.E89]" office:value-type="float" office:value="0.000237931067970594" calcext:value-type="float">
            <text:p/>
          </table:table-cell>
          <table:table-cell table:formula="of:=([.H89]-[.$O$3])*([$Home.$C$33]-[$Home.$C$32])/([.$O$4]-[.$O$3])+[$Home.$C$32]" office:value-type="float" office:value="199.521923937312" calcext:value-type="float">
            <text:p/>
          </table:table-cell>
          <table:table-cell table:formula="of:=FLOOR([.I89];1)" office:value-type="float" office:value="199" calcext:value-type="float">
            <text:p/>
          </table:table-cell>
          <table:table-cell table:formula="of:=CONCATENATE([.G89];&quot;,&quot;;[.J89];&quot;,&quot;;&quot;basic&quot;;&quot;,&quot;;&quot;repoInstrument&quot;)" office:value-type="string" office:string-value="1728,199,basic,repoInstrument" calcext:value-type="string">
            <text:p>1728,199,basic,repoInstrument</text:p>
          </table:table-cell>
          <table:table-cell table:formula="of:=[.H89]*[$Home.$F$30]" office:value-type="float" office:value="20.5572442726593" calcext:value-type="float">
            <text:p/>
          </table:table-cell>
          <table:table-cell table:formula="of:=[.E89]/60/60/24" office:value-type="float" office:value="7.15076388888889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33674997" calcext:value-type="float">
            <text:p>1333674997</text:p>
          </table:table-cell>
          <table:table-cell office:value-type="float" office:value="1333494716" calcext:value-type="float">
            <text:p>1333494716</text:p>
          </table:table-cell>
          <table:table-cell office:value-type="string" calcext:value-type="string">
            <text:p>Ruby</text:p>
          </table:table-cell>
          <table:table-cell table:formula="of:=[.B90]-[.C90]" office:value-type="float" office:value="180281" calcext:value-type="float">
            <text:p/>
          </table:table-cell>
          <table:table-cell table:formula="of:=([.C90]*1000-[$Home.$C$11])*[$Home.$C$24]/[$Home.$F$8]" office:value-type="float" office:value="1021.19805894372" calcext:value-type="float">
            <text:p/>
          </table:table-cell>
          <table:table-cell table:formula="of:=FLOOR([.F90];1)" office:value-type="float" office:value="1021" calcext:value-type="float">
            <text:p/>
          </table:table-cell>
          <table:table-cell table:formula="of:=[.A90]/[.E90]" office:value-type="float" office:value="0.00023296964183691" calcext:value-type="float">
            <text:p/>
          </table:table-cell>
          <table:table-cell table:formula="of:=([.H90]-[.$O$3])*([$Home.$C$33]-[$Home.$C$32])/([.$O$4]-[.$O$3])+[$Home.$C$32]" office:value-type="float" office:value="195.562488420482" calcext:value-type="float">
            <text:p/>
          </table:table-cell>
          <table:table-cell table:formula="of:=FLOOR([.I90];1)" office:value-type="float" office:value="195" calcext:value-type="float">
            <text:p/>
          </table:table-cell>
          <table:table-cell table:formula="of:=CONCATENATE([.G90];&quot;,&quot;;[.J90];&quot;,&quot;;&quot;basic&quot;;&quot;,&quot;;&quot;repoInstrument&quot;)" office:value-type="string" office:string-value="1021,195,basic,repoInstrument" calcext:value-type="string">
            <text:p>1021,195,basic,repoInstrument</text:p>
          </table:table-cell>
          <table:table-cell table:formula="of:=[.H90]*[$Home.$F$30]" office:value-type="float" office:value="20.128577054709" calcext:value-type="float">
            <text:p/>
          </table:table-cell>
          <table:table-cell table:formula="of:=[.E90]/60/60/24" office:value-type="float" office:value="2.08658564814815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334513809" calcext:value-type="float">
            <text:p>1334513809</text:p>
          </table:table-cell>
          <table:table-cell office:value-type="float" office:value="1333655650" calcext:value-type="float">
            <text:p>1333655650</text:p>
          </table:table-cell>
          <table:table-cell office:value-type="string" calcext:value-type="string">
            <text:p>FORTRAN</text:p>
          </table:table-cell>
          <table:table-cell table:formula="of:=[.B91]-[.C91]" office:value-type="float" office:value="858159" calcext:value-type="float">
            <text:p/>
          </table:table-cell>
          <table:table-cell table:formula="of:=([.C91]*1000-[$Home.$C$11])*[$Home.$C$24]/[$Home.$F$8]" office:value-type="float" office:value="1084.67358048004" calcext:value-type="float">
            <text:p/>
          </table:table-cell>
          <table:table-cell table:formula="of:=FLOOR([.F91];1)" office:value-type="float" office:value="1084" calcext:value-type="float">
            <text:p/>
          </table:table-cell>
          <table:table-cell table:formula="of:=[.A91]/[.E91]" office:value-type="float" office:value="0.0002353876146495" calcext:value-type="float">
            <text:p/>
          </table:table-cell>
          <table:table-cell table:formula="of:=([.H91]-[.$O$3])*([$Home.$C$33]-[$Home.$C$32])/([.$O$4]-[.$O$3])+[$Home.$C$32]" office:value-type="float" office:value="197.492136706062" calcext:value-type="float">
            <text:p/>
          </table:table-cell>
          <table:table-cell table:formula="of:=FLOOR([.I91];1)" office:value-type="float" office:value="197" calcext:value-type="float">
            <text:p/>
          </table:table-cell>
          <table:table-cell table:formula="of:=CONCATENATE([.G91];&quot;,&quot;;[.J91];&quot;,&quot;;&quot;basic&quot;;&quot;,&quot;;&quot;repoInstrument&quot;)" office:value-type="string" office:string-value="1084,197,basic,repoInstrument" calcext:value-type="string">
            <text:p>1084,197,basic,repoInstrument</text:p>
          </table:table-cell>
          <table:table-cell table:formula="of:=[.H91]*[$Home.$F$30]" office:value-type="float" office:value="20.3374899057168" calcext:value-type="float">
            <text:p/>
          </table:table-cell>
          <table:table-cell table:formula="of:=[.E91]/60/60/24" office:value-type="float" office:value="9.93239583333333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335824025" calcext:value-type="float">
            <text:p>1335824025</text:p>
          </table:table-cell>
          <table:table-cell office:value-type="float" office:value="1334432381" calcext:value-type="float">
            <text:p>1334432381</text:p>
          </table:table-cell>
          <table:table-cell office:value-type="string" calcext:value-type="string">
            <text:p>JavaScript</text:p>
          </table:table-cell>
          <table:table-cell table:formula="of:=[.B92]-[.C92]" office:value-type="float" office:value="1391644" calcext:value-type="float">
            <text:p/>
          </table:table-cell>
          <table:table-cell table:formula="of:=([.C92]*1000-[$Home.$C$11])*[$Home.$C$24]/[$Home.$F$8]" office:value-type="float" office:value="1391.03149936873" calcext:value-type="float">
            <text:p/>
          </table:table-cell>
          <table:table-cell table:formula="of:=FLOOR([.F92];1)" office:value-type="float" office:value="1391" calcext:value-type="float">
            <text:p/>
          </table:table-cell>
          <table:table-cell table:formula="of:=[.A92]/[.E92]" office:value-type="float" office:value="0.000233536737843874" calcext:value-type="float">
            <text:p/>
          </table:table-cell>
          <table:table-cell table:formula="of:=([.H92]-[.$O$3])*([$Home.$C$33]-[$Home.$C$32])/([.$O$4]-[.$O$3])+[$Home.$C$32]" office:value-type="float" office:value="196.015055890182" calcext:value-type="float">
            <text:p/>
          </table:table-cell>
          <table:table-cell table:formula="of:=FLOOR([.I92];1)" office:value-type="float" office:value="196" calcext:value-type="float">
            <text:p/>
          </table:table-cell>
          <table:table-cell table:formula="of:=CONCATENATE([.G92];&quot;,&quot;;[.J92];&quot;,&quot;;&quot;basic&quot;;&quot;,&quot;;&quot;repoInstrument&quot;)" office:value-type="string" office:string-value="1391,196,basic,repoInstrument" calcext:value-type="string">
            <text:p>1391,196,basic,repoInstrument</text:p>
          </table:table-cell>
          <table:table-cell table:formula="of:=[.H92]*[$Home.$F$30]" office:value-type="float" office:value="20.1775741497107" calcext:value-type="float">
            <text:p/>
          </table:table-cell>
          <table:table-cell table:formula="of:=[.E92]/60/60/24" office:value-type="float" office:value="16.1069907407407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335827196" calcext:value-type="float">
            <text:p>1335827196</text:p>
          </table:table-cell>
          <table:table-cell office:value-type="float" office:value="1335036261" calcext:value-type="float">
            <text:p>1335036261</text:p>
          </table:table-cell>
          <table:table-cell office:value-type="string" calcext:value-type="string">
            <text:p>Java</text:p>
          </table:table-cell>
          <table:table-cell table:formula="of:=[.B93]-[.C93]" office:value-type="float" office:value="790935" calcext:value-type="float">
            <text:p/>
          </table:table-cell>
          <table:table-cell table:formula="of:=([.C93]*1000-[$Home.$C$11])*[$Home.$C$24]/[$Home.$F$8]" office:value-type="float" office:value="1629.2135985234" calcext:value-type="float">
            <text:p/>
          </table:table-cell>
          <table:table-cell table:formula="of:=FLOOR([.F93];1)" office:value-type="float" office:value="1629" calcext:value-type="float">
            <text:p/>
          </table:table-cell>
          <table:table-cell table:formula="of:=[.A93]/[.E93]" office:value-type="float" office:value="0.000232636057324559" calcext:value-type="float">
            <text:p/>
          </table:table-cell>
          <table:table-cell table:formula="of:=([.H93]-[.$O$3])*([$Home.$C$33]-[$Home.$C$32])/([.$O$4]-[.$O$3])+[$Home.$C$32]" office:value-type="float" office:value="195.296273358425" calcext:value-type="float">
            <text:p/>
          </table:table-cell>
          <table:table-cell table:formula="of:=FLOOR([.I93];1)" office:value-type="float" office:value="195" calcext:value-type="float">
            <text:p/>
          </table:table-cell>
          <table:table-cell table:formula="of:=CONCATENATE([.G93];&quot;,&quot;;[.J93];&quot;,&quot;;&quot;basic&quot;;&quot;,&quot;;&quot;repoInstrument&quot;)" office:value-type="string" office:string-value="1629,195,basic,repoInstrument" calcext:value-type="string">
            <text:p>1629,195,basic,repoInstrument</text:p>
          </table:table-cell>
          <table:table-cell table:formula="of:=[.H93]*[$Home.$F$30]" office:value-type="float" office:value="20.0997553528419" calcext:value-type="float">
            <text:p/>
          </table:table-cell>
          <table:table-cell table:formula="of:=[.E93]/60/60/24" office:value-type="float" office:value="9.15434027777778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33362988" calcext:value-type="float">
            <text:p>1333362988</text:p>
          </table:table-cell>
          <table:table-cell office:value-type="float" office:value="1333077887" calcext:value-type="float">
            <text:p>1333077887</text:p>
          </table:table-cell>
          <table:table-cell office:value-type="string" calcext:value-type="string">
            <text:p>Java</text:p>
          </table:table-cell>
          <table:table-cell table:formula="of:=[.B94]-[.C94]" office:value-type="float" office:value="285101" calcext:value-type="float">
            <text:p/>
          </table:table-cell>
          <table:table-cell table:formula="of:=([.C94]*1000-[$Home.$C$11])*[$Home.$C$24]/[$Home.$F$8]" office:value-type="float" office:value="856.792537633952" calcext:value-type="float">
            <text:p/>
          </table:table-cell>
          <table:table-cell table:formula="of:=FLOOR([.F94];1)" office:value-type="float" office:value="856" calcext:value-type="float">
            <text:p/>
          </table:table-cell>
          <table:table-cell table:formula="of:=[.A94]/[.E94]" office:value-type="float" office:value="0.000231496908113265" calcext:value-type="float">
            <text:p/>
          </table:table-cell>
          <table:table-cell table:formula="of:=([.H94]-[.$O$3])*([$Home.$C$33]-[$Home.$C$32])/([.$O$4]-[.$O$3])+[$Home.$C$32]" office:value-type="float" office:value="194.38718235825" calcext:value-type="float">
            <text:p/>
          </table:table-cell>
          <table:table-cell table:formula="of:=FLOOR([.I94];1)" office:value-type="float" office:value="194" calcext:value-type="float">
            <text:p/>
          </table:table-cell>
          <table:table-cell table:formula="of:=CONCATENATE([.G94];&quot;,&quot;;[.J94];&quot;,&quot;;&quot;basic&quot;;&quot;,&quot;;&quot;repoInstrument&quot;)" office:value-type="string" office:string-value="856,194,basic,repoInstrument" calcext:value-type="string">
            <text:p>856,194,basic,repoInstrument</text:p>
          </table:table-cell>
          <table:table-cell table:formula="of:=[.H94]*[$Home.$F$30]" office:value-type="float" office:value="20.0013328609861" calcext:value-type="float">
            <text:p/>
          </table:table-cell>
          <table:table-cell table:formula="of:=[.E94]/60/60/24" office:value-type="float" office:value="3.29978009259259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335844138" calcext:value-type="float">
            <text:p>1335844138</text:p>
          </table:table-cell>
          <table:table-cell office:value-type="float" office:value="1335049715" calcext:value-type="float">
            <text:p>1335049715</text:p>
          </table:table-cell>
          <table:table-cell office:value-type="string" calcext:value-type="string">
            <text:p>PHP</text:p>
          </table:table-cell>
          <table:table-cell table:formula="of:=[.B95]-[.C95]" office:value-type="float" office:value="794423" calcext:value-type="float">
            <text:p/>
          </table:table-cell>
          <table:table-cell table:formula="of:=([.C95]*1000-[$Home.$C$11])*[$Home.$C$24]/[$Home.$F$8]" office:value-type="float" office:value="1634.52011962366" calcext:value-type="float">
            <text:p/>
          </table:table-cell>
          <table:table-cell table:formula="of:=FLOOR([.F95];1)" office:value-type="float" office:value="1634" calcext:value-type="float">
            <text:p/>
          </table:table-cell>
          <table:table-cell table:formula="of:=[.A95]/[.E95]" office:value-type="float" office:value="0.000230355868347215" calcext:value-type="float">
            <text:p/>
          </table:table-cell>
          <table:table-cell table:formula="of:=([.H95]-[.$O$3])*([$Home.$C$33]-[$Home.$C$32])/([.$O$4]-[.$O$3])+[$Home.$C$32]" office:value-type="float" office:value="193.476582612516" calcext:value-type="float">
            <text:p/>
          </table:table-cell>
          <table:table-cell table:formula="of:=FLOOR([.I95];1)" office:value-type="float" office:value="193" calcext:value-type="float">
            <text:p/>
          </table:table-cell>
          <table:table-cell table:formula="of:=CONCATENATE([.G95];&quot;,&quot;;[.J95];&quot;,&quot;;&quot;basic&quot;;&quot;,&quot;;&quot;repoInstrument&quot;)" office:value-type="string" office:string-value="1634,193,basic,repoInstrument" calcext:value-type="string">
            <text:p>1634,193,basic,repoInstrument</text:p>
          </table:table-cell>
          <table:table-cell table:formula="of:=[.H95]*[$Home.$F$30]" office:value-type="float" office:value="19.9027470251994" calcext:value-type="float">
            <text:p/>
          </table:table-cell>
          <table:table-cell table:formula="of:=[.E95]/60/60/24" office:value-type="float" office:value="9.19471064814815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33703606" calcext:value-type="float">
            <text:p>1333703606</text:p>
          </table:table-cell>
          <table:table-cell office:value-type="float" office:value="1333443632" calcext:value-type="float">
            <text:p>1333443632</text:p>
          </table:table-cell>
          <table:table-cell office:value-type="string" calcext:value-type="string">
            <text:p>JavaScript</text:p>
          </table:table-cell>
          <table:table-cell table:formula="of:=[.B96]-[.C96]" office:value-type="float" office:value="259974" calcext:value-type="float">
            <text:p/>
          </table:table-cell>
          <table:table-cell table:formula="of:=([.C96]*1000-[$Home.$C$11])*[$Home.$C$24]/[$Home.$F$8]" office:value-type="float" office:value="1001.04952884963" calcext:value-type="float">
            <text:p/>
          </table:table-cell>
          <table:table-cell table:formula="of:=FLOOR([.F96];1)" office:value-type="float" office:value="1001" calcext:value-type="float">
            <text:p/>
          </table:table-cell>
          <table:table-cell table:formula="of:=[.A96]/[.E96]" office:value-type="float" office:value="0.000226945771500227" calcext:value-type="float">
            <text:p/>
          </table:table-cell>
          <table:table-cell table:formula="of:=([.H96]-[.$O$3])*([$Home.$C$33]-[$Home.$C$32])/([.$O$4]-[.$O$3])+[$Home.$C$32]" office:value-type="float" office:value="190.75517586212" calcext:value-type="float">
            <text:p/>
          </table:table-cell>
          <table:table-cell table:formula="of:=FLOOR([.I96];1)" office:value-type="float" office:value="190" calcext:value-type="float">
            <text:p/>
          </table:table-cell>
          <table:table-cell table:formula="of:=CONCATENATE([.G96];&quot;,&quot;;[.J96];&quot;,&quot;;&quot;basic&quot;;&quot;,&quot;;&quot;repoInstrument&quot;)" office:value-type="string" office:string-value="1001,190,basic,repoInstrument" calcext:value-type="string">
            <text:p>1001,190,basic,repoInstrument</text:p>
          </table:table-cell>
          <table:table-cell table:formula="of:=[.H96]*[$Home.$F$30]" office:value-type="float" office:value="19.6081146576196" calcext:value-type="float">
            <text:p/>
          </table:table-cell>
          <table:table-cell table:formula="of:=[.E96]/60/60/24" office:value-type="float" office:value="3.00895833333333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335839775" calcext:value-type="float">
            <text:p>1335839775</text:p>
          </table:table-cell>
          <table:table-cell office:value-type="float" office:value="1334778570" calcext:value-type="float">
            <text:p>1334778570</text:p>
          </table:table-cell>
          <table:table-cell office:value-type="string" calcext:value-type="string">
            <text:p>C</text:p>
          </table:table-cell>
          <table:table-cell table:formula="of:=[.B97]-[.C97]" office:value-type="float" office:value="1061205" calcext:value-type="float">
            <text:p/>
          </table:table-cell>
          <table:table-cell table:formula="of:=([.C97]*1000-[$Home.$C$11])*[$Home.$C$24]/[$Home.$F$8]" office:value-type="float" office:value="1527.57522117481" calcext:value-type="float">
            <text:p/>
          </table:table-cell>
          <table:table-cell table:formula="of:=FLOOR([.F97];1)" office:value-type="float" office:value="1527" calcext:value-type="float">
            <text:p/>
          </table:table-cell>
          <table:table-cell table:formula="of:=[.A97]/[.E97]" office:value-type="float" office:value="0.000228042649629431" calcext:value-type="float">
            <text:p/>
          </table:table-cell>
          <table:table-cell table:formula="of:=([.H97]-[.$O$3])*([$Home.$C$33]-[$Home.$C$32])/([.$O$4]-[.$O$3])+[$Home.$C$32]" office:value-type="float" office:value="191.630532686021" calcext:value-type="float">
            <text:p/>
          </table:table-cell>
          <table:table-cell table:formula="of:=FLOOR([.I97];1)" office:value-type="float" office:value="191" calcext:value-type="float">
            <text:p/>
          </table:table-cell>
          <table:table-cell table:formula="of:=CONCATENATE([.G97];&quot;,&quot;;[.J97];&quot;,&quot;;&quot;basic&quot;;&quot;,&quot;;&quot;repoInstrument&quot;)" office:value-type="string" office:string-value="1527,191,basic,repoInstrument" calcext:value-type="string">
            <text:p>1527,191,basic,repoInstrument</text:p>
          </table:table-cell>
          <table:table-cell table:formula="of:=[.H97]*[$Home.$F$30]" office:value-type="float" office:value="19.7028849279828" calcext:value-type="float">
            <text:p/>
          </table:table-cell>
          <table:table-cell table:formula="of:=[.E97]/60/60/24" office:value-type="float" office:value="12.2824652777778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35233328" calcext:value-type="float">
            <text:p>1335233328</text:p>
          </table:table-cell>
          <table:table-cell office:value-type="float" office:value="1334865115" calcext:value-type="float">
            <text:p>1334865115</text:p>
          </table:table-cell>
          <table:table-cell office:value-type="string" calcext:value-type="string">
            <text:p>Python</text:p>
          </table:table-cell>
          <table:table-cell table:formula="of:=[.B98]-[.C98]" office:value-type="float" office:value="368213" calcext:value-type="float">
            <text:p/>
          </table:table-cell>
          <table:table-cell table:formula="of:=([.C98]*1000-[$Home.$C$11])*[$Home.$C$24]/[$Home.$F$8]" office:value-type="float" office:value="1561.71026418226" calcext:value-type="float">
            <text:p/>
          </table:table-cell>
          <table:table-cell table:formula="of:=FLOOR([.F98];1)" office:value-type="float" office:value="1561" calcext:value-type="float">
            <text:p/>
          </table:table-cell>
          <table:table-cell table:formula="of:=[.A98]/[.E98]" office:value-type="float" office:value="0.000228128827607933" calcext:value-type="float">
            <text:p/>
          </table:table-cell>
          <table:table-cell table:formula="of:=([.H98]-[.$O$3])*([$Home.$C$33]-[$Home.$C$32])/([.$O$4]-[.$O$3])+[$Home.$C$32]" office:value-type="float" office:value="191.699306490097" calcext:value-type="float">
            <text:p/>
          </table:table-cell>
          <table:table-cell table:formula="of:=FLOOR([.I98];1)" office:value-type="float" office:value="191" calcext:value-type="float">
            <text:p/>
          </table:table-cell>
          <table:table-cell table:formula="of:=CONCATENATE([.G98];&quot;,&quot;;[.J98];&quot;,&quot;;&quot;basic&quot;;&quot;,&quot;;&quot;repoInstrument&quot;)" office:value-type="string" office:string-value="1561,191,basic,repoInstrument" calcext:value-type="string">
            <text:p>1561,191,basic,repoInstrument</text:p>
          </table:table-cell>
          <table:table-cell table:formula="of:=[.H98]*[$Home.$F$30]" office:value-type="float" office:value="19.7103307053255" calcext:value-type="float">
            <text:p/>
          </table:table-cell>
          <table:table-cell table:formula="of:=[.E98]/60/60/24" office:value-type="float" office:value="4.26172453703704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333630783" calcext:value-type="float">
            <text:p>1333630783</text:p>
          </table:table-cell>
          <table:table-cell office:value-type="float" office:value="1331573442" calcext:value-type="float">
            <text:p>1331573442</text:p>
          </table:table-cell>
          <table:table-cell office:value-type="string" calcext:value-type="string">
            <text:p>JavaScript</text:p>
          </table:table-cell>
          <table:table-cell table:formula="of:=[.B99]-[.C99]" office:value-type="float" office:value="2057341" calcext:value-type="float">
            <text:p/>
          </table:table-cell>
          <table:table-cell table:formula="of:=([.C99]*1000-[$Home.$C$11])*[$Home.$C$24]/[$Home.$F$8]" office:value-type="float" office:value="263.409964667898" calcext:value-type="float">
            <text:p/>
          </table:table-cell>
          <table:table-cell table:formula="of:=FLOOR([.F99];1)" office:value-type="float" office:value="263" calcext:value-type="float">
            <text:p/>
          </table:table-cell>
          <table:table-cell table:formula="of:=[.A99]/[.E99]" office:value-type="float" office:value="0.00022504776796846" calcext:value-type="float">
            <text:p/>
          </table:table-cell>
          <table:table-cell table:formula="of:=([.H99]-[.$O$3])*([$Home.$C$33]-[$Home.$C$32])/([.$O$4]-[.$O$3])+[$Home.$C$32]" office:value-type="float" office:value="189.240485853187" calcext:value-type="float">
            <text:p/>
          </table:table-cell>
          <table:table-cell table:formula="of:=FLOOR([.I99];1)" office:value-type="float" office:value="189" calcext:value-type="float">
            <text:p/>
          </table:table-cell>
          <table:table-cell table:formula="of:=CONCATENATE([.G99];&quot;,&quot;;[.J99];&quot;,&quot;;&quot;basic&quot;;&quot;,&quot;;&quot;repoInstrument&quot;)" office:value-type="string" office:string-value="263,189,basic,repoInstrument" calcext:value-type="string">
            <text:p>263,189,basic,repoInstrument</text:p>
          </table:table-cell>
          <table:table-cell table:formula="of:=[.H99]*[$Home.$F$30]" office:value-type="float" office:value="19.444127152475" calcext:value-type="float">
            <text:p/>
          </table:table-cell>
          <table:table-cell table:formula="of:=[.E99]/60/60/24" office:value-type="float" office:value="23.8118171296296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31916620" calcext:value-type="float">
            <text:p>1331916620</text:p>
          </table:table-cell>
          <table:table-cell office:value-type="float" office:value="1331738385" calcext:value-type="float">
            <text:p>1331738385</text:p>
          </table:table-cell>
          <table:table-cell office:value-type="string" calcext:value-type="string">
            <text:p>Java</text:p>
          </table:table-cell>
          <table:table-cell table:formula="of:=[.B100]-[.C100]" office:value-type="float" office:value="178235" calcext:value-type="float">
            <text:p/>
          </table:table-cell>
          <table:table-cell table:formula="of:=([.C100]*1000-[$Home.$C$11])*[$Home.$C$24]/[$Home.$F$8]" office:value-type="float" office:value="328.466714321584" calcext:value-type="float">
            <text:p/>
          </table:table-cell>
          <table:table-cell table:formula="of:=FLOOR([.F100];1)" office:value-type="float" office:value="328" calcext:value-type="float">
            <text:p/>
          </table:table-cell>
          <table:table-cell table:formula="of:=[.A100]/[.E100]" office:value-type="float" office:value="0.000224422812578899" calcext:value-type="float">
            <text:p/>
          </table:table-cell>
          <table:table-cell table:formula="of:=([.H100]-[.$O$3])*([$Home.$C$33]-[$Home.$C$32])/([.$O$4]-[.$O$3])+[$Home.$C$32]" office:value-type="float" office:value="188.741744060164" calcext:value-type="float">
            <text:p/>
          </table:table-cell>
          <table:table-cell table:formula="of:=FLOOR([.I100];1)" office:value-type="float" office:value="188" calcext:value-type="float">
            <text:p/>
          </table:table-cell>
          <table:table-cell table:formula="of:=CONCATENATE([.G100];&quot;,&quot;;[.J100];&quot;,&quot;;&quot;basic&quot;;&quot;,&quot;;&quot;repoInstrument&quot;)" office:value-type="string" office:string-value="328,188,basic,repoInstrument" calcext:value-type="string">
            <text:p>328,188,basic,repoInstrument</text:p>
          </table:table-cell>
          <table:table-cell table:formula="of:=[.H100]*[$Home.$F$30]" office:value-type="float" office:value="19.3901310068168" calcext:value-type="float">
            <text:p/>
          </table:table-cell>
          <table:table-cell table:formula="of:=[.E100]/60/60/24" office:value-type="float" office:value="2.06290509259259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32537066" calcext:value-type="float">
            <text:p>1332537066</text:p>
          </table:table-cell>
          <table:table-cell office:value-type="float" office:value="1332318072" calcext:value-type="float">
            <text:p>1332318072</text:p>
          </table:table-cell>
          <table:table-cell office:value-type="string" calcext:value-type="string">
            <text:p>null</text:p>
          </table:table-cell>
          <table:table-cell table:formula="of:=[.B101]-[.C101]" office:value-type="float" office:value="218994" calcext:value-type="float">
            <text:p/>
          </table:table-cell>
          <table:table-cell table:formula="of:=([.C101]*1000-[$Home.$C$11])*[$Home.$C$24]/[$Home.$F$8]" office:value-type="float" office:value="557.10662044974" calcext:value-type="float">
            <text:p/>
          </table:table-cell>
          <table:table-cell table:formula="of:=FLOOR([.F101];1)" office:value-type="float" office:value="557" calcext:value-type="float">
            <text:p/>
          </table:table-cell>
          <table:table-cell table:formula="of:=[.A101]/[.E101]" office:value-type="float" office:value="0.000223750422386001" calcext:value-type="float">
            <text:p/>
          </table:table-cell>
          <table:table-cell table:formula="of:=([.H101]-[.$O$3])*([$Home.$C$33]-[$Home.$C$32])/([.$O$4]-[.$O$3])+[$Home.$C$32]" office:value-type="float" office:value="188.205147214985" calcext:value-type="float">
            <text:p/>
          </table:table-cell>
          <table:table-cell table:formula="of:=FLOOR([.I101];1)" office:value-type="float" office:value="188" calcext:value-type="float">
            <text:p/>
          </table:table-cell>
          <table:table-cell table:formula="of:=CONCATENATE([.G101];&quot;,&quot;;[.J101];&quot;,&quot;;&quot;basic&quot;;&quot;,&quot;;&quot;repoInstrument&quot;)" office:value-type="string" office:string-value="557,188,basic,repoInstrument" calcext:value-type="string">
            <text:p>557,188,basic,repoInstrument</text:p>
          </table:table-cell>
          <table:table-cell table:formula="of:=[.H101]*[$Home.$F$30]" office:value-type="float" office:value="19.3320364941505" calcext:value-type="float">
            <text:p/>
          </table:table-cell>
          <table:table-cell table:formula="of:=[.E101]/60/60/24" office:value-type="float" office:value="2.53465277777778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33774854" calcext:value-type="float">
            <text:p>1333774854</text:p>
          </table:table-cell>
          <table:table-cell office:value-type="float" office:value="1332848844" calcext:value-type="float">
            <text:p>1332848844</text:p>
          </table:table-cell>
          <table:table-cell office:value-type="string" calcext:value-type="string">
            <text:p>Python</text:p>
          </table:table-cell>
          <table:table-cell table:formula="of:=[.B102]-[.C102]" office:value-type="float" office:value="926010" calcext:value-type="float">
            <text:p/>
          </table:table-cell>
          <table:table-cell table:formula="of:=([.C102]*1000-[$Home.$C$11])*[$Home.$C$24]/[$Home.$F$8]" office:value-type="float" office:value="766.453492564266" calcext:value-type="float">
            <text:p/>
          </table:table-cell>
          <table:table-cell table:formula="of:=FLOOR([.F102];1)" office:value-type="float" office:value="766" calcext:value-type="float">
            <text:p/>
          </table:table-cell>
          <table:table-cell table:formula="of:=[.A102]/[.E102]" office:value-type="float" office:value="0.000225699506484811" calcext:value-type="float">
            <text:p/>
          </table:table-cell>
          <table:table-cell table:formula="of:=([.H102]-[.$O$3])*([$Home.$C$33]-[$Home.$C$32])/([.$O$4]-[.$O$3])+[$Home.$C$32]" office:value-type="float" office:value="189.760601755308" calcext:value-type="float">
            <text:p/>
          </table:table-cell>
          <table:table-cell table:formula="of:=FLOOR([.I102];1)" office:value-type="float" office:value="189" calcext:value-type="float">
            <text:p/>
          </table:table-cell>
          <table:table-cell table:formula="of:=CONCATENATE([.G102];&quot;,&quot;;[.J102];&quot;,&quot;;&quot;basic&quot;;&quot;,&quot;;&quot;repoInstrument&quot;)" office:value-type="string" office:string-value="766,189,basic,repoInstrument" calcext:value-type="string">
            <text:p>766,189,basic,repoInstrument</text:p>
          </table:table-cell>
          <table:table-cell table:formula="of:=[.H102]*[$Home.$F$30]" office:value-type="float" office:value="19.5004373602877" calcext:value-type="float">
            <text:p/>
          </table:table-cell>
          <table:table-cell table:formula="of:=[.E102]/60/60/24" office:value-type="float" office:value="10.7177083333333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34475639" calcext:value-type="float">
            <text:p>1334475639</text:p>
          </table:table-cell>
          <table:table-cell office:value-type="float" office:value="1334251702" calcext:value-type="float">
            <text:p>1334251702</text:p>
          </table:table-cell>
          <table:table-cell office:value-type="string" calcext:value-type="string">
            <text:p>Python</text:p>
          </table:table-cell>
          <table:table-cell table:formula="of:=[.B103]-[.C103]" office:value-type="float" office:value="223937" calcext:value-type="float">
            <text:p/>
          </table:table-cell>
          <table:table-cell table:formula="of:=([.C103]*1000-[$Home.$C$11])*[$Home.$C$24]/[$Home.$F$8]" office:value-type="float" office:value="1319.76816312119" calcext:value-type="float">
            <text:p/>
          </table:table-cell>
          <table:table-cell table:formula="of:=FLOOR([.F103];1)" office:value-type="float" office:value="1319" calcext:value-type="float">
            <text:p/>
          </table:table-cell>
          <table:table-cell table:formula="of:=[.A103]/[.E103]" office:value-type="float" office:value="0.000223277082393709" calcext:value-type="float">
            <text:p/>
          </table:table-cell>
          <table:table-cell table:formula="of:=([.H103]-[.$O$3])*([$Home.$C$33]-[$Home.$C$32])/([.$O$4]-[.$O$3])+[$Home.$C$32]" office:value-type="float" office:value="187.827401154372" calcext:value-type="float">
            <text:p/>
          </table:table-cell>
          <table:table-cell table:formula="of:=FLOOR([.I103];1)" office:value-type="float" office:value="187" calcext:value-type="float">
            <text:p/>
          </table:table-cell>
          <table:table-cell table:formula="of:=CONCATENATE([.G103];&quot;,&quot;;[.J103];&quot;,&quot;;&quot;basic&quot;;&quot;,&quot;;&quot;repoInstrument&quot;)" office:value-type="string" office:string-value="1319,187,basic,repoInstrument" calcext:value-type="string">
            <text:p>1319,187,basic,repoInstrument</text:p>
          </table:table-cell>
          <table:table-cell table:formula="of:=[.H103]*[$Home.$F$30]" office:value-type="float" office:value="19.2911399188165" calcext:value-type="float">
            <text:p/>
          </table:table-cell>
          <table:table-cell table:formula="of:=[.E103]/60/60/24" office:value-type="float" office:value="2.59186342592593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35906068" calcext:value-type="float">
            <text:p>1335906068</text:p>
          </table:table-cell>
          <table:table-cell office:value-type="float" office:value="1335101051" calcext:value-type="float">
            <text:p>1335101051</text:p>
          </table:table-cell>
          <table:table-cell office:value-type="string" calcext:value-type="string">
            <text:p>null</text:p>
          </table:table-cell>
          <table:table-cell table:formula="of:=[.B104]-[.C104]" office:value-type="float" office:value="805017" calcext:value-type="float">
            <text:p/>
          </table:table-cell>
          <table:table-cell table:formula="of:=([.C104]*1000-[$Home.$C$11])*[$Home.$C$24]/[$Home.$F$8]" office:value-type="float" office:value="1654.76804345324" calcext:value-type="float">
            <text:p/>
          </table:table-cell>
          <table:table-cell table:formula="of:=FLOOR([.F104];1)" office:value-type="float" office:value="1654" calcext:value-type="float">
            <text:p/>
          </table:table-cell>
          <table:table-cell table:formula="of:=[.A104]/[.E104]" office:value-type="float" office:value="0.000223597762531723" calcext:value-type="float">
            <text:p/>
          </table:table-cell>
          <table:table-cell table:formula="of:=([.H104]-[.$O$3])*([$Home.$C$33]-[$Home.$C$32])/([.$O$4]-[.$O$3])+[$Home.$C$32]" office:value-type="float" office:value="188.083317960102" calcext:value-type="float">
            <text:p/>
          </table:table-cell>
          <table:table-cell table:formula="of:=FLOOR([.I104];1)" office:value-type="float" office:value="188" calcext:value-type="float">
            <text:p/>
          </table:table-cell>
          <table:table-cell table:formula="of:=CONCATENATE([.G104];&quot;,&quot;;[.J104];&quot;,&quot;;&quot;basic&quot;;&quot;,&quot;;&quot;repoInstrument&quot;)" office:value-type="string" office:string-value="1654,188,basic,repoInstrument" calcext:value-type="string">
            <text:p>1654,188,basic,repoInstrument</text:p>
          </table:table-cell>
          <table:table-cell table:formula="of:=[.H104]*[$Home.$F$30]" office:value-type="float" office:value="19.3188466827409" calcext:value-type="float">
            <text:p/>
          </table:table-cell>
          <table:table-cell table:formula="of:=[.E104]/60/60/24" office:value-type="float" office:value="9.31732638888889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35719632" calcext:value-type="float">
            <text:p>1335719632</text:p>
          </table:table-cell>
          <table:table-cell office:value-type="float" office:value="1335104706" calcext:value-type="float">
            <text:p>1335104706</text:p>
          </table:table-cell>
          <table:table-cell office:value-type="string" calcext:value-type="string">
            <text:p>null</text:p>
          </table:table-cell>
          <table:table-cell table:formula="of:=[.B105]-[.C105]" office:value-type="float" office:value="614926" calcext:value-type="float">
            <text:p/>
          </table:table-cell>
          <table:table-cell table:formula="of:=([.C105]*1000-[$Home.$C$11])*[$Home.$C$24]/[$Home.$F$8]" office:value-type="float" office:value="1656.20964703741" calcext:value-type="float">
            <text:p/>
          </table:table-cell>
          <table:table-cell table:formula="of:=FLOOR([.F105];1)" office:value-type="float" office:value="1656" calcext:value-type="float">
            <text:p/>
          </table:table-cell>
          <table:table-cell table:formula="of:=[.A105]/[.E105]" office:value-type="float" office:value="0.000224417246953292" calcext:value-type="float">
            <text:p/>
          </table:table-cell>
          <table:table-cell table:formula="of:=([.H105]-[.$O$3])*([$Home.$C$33]-[$Home.$C$32])/([.$O$4]-[.$O$3])+[$Home.$C$32]" office:value-type="float" office:value="188.737302446985" calcext:value-type="float">
            <text:p/>
          </table:table-cell>
          <table:table-cell table:formula="of:=FLOOR([.I105];1)" office:value-type="float" office:value="188" calcext:value-type="float">
            <text:p/>
          </table:table-cell>
          <table:table-cell table:formula="of:=CONCATENATE([.G105];&quot;,&quot;;[.J105];&quot;,&quot;;&quot;basic&quot;;&quot;,&quot;;&quot;repoInstrument&quot;)" office:value-type="string" office:string-value="1656,188,basic,repoInstrument" calcext:value-type="string">
            <text:p>1656,188,basic,repoInstrument</text:p>
          </table:table-cell>
          <table:table-cell table:formula="of:=[.H105]*[$Home.$F$30]" office:value-type="float" office:value="19.3896501367644" calcext:value-type="float">
            <text:p/>
          </table:table-cell>
          <table:table-cell table:formula="of:=[.E105]/60/60/24" office:value-type="float" office:value="7.11719907407407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333158278" calcext:value-type="float">
            <text:p>1333158278</text:p>
          </table:table-cell>
          <table:table-cell office:value-type="float" office:value="1331560551" calcext:value-type="float">
            <text:p>1331560551</text:p>
          </table:table-cell>
          <table:table-cell office:value-type="string" calcext:value-type="string">
            <text:p>Java</text:p>
          </table:table-cell>
          <table:table-cell table:formula="of:=[.B106]-[.C106]" office:value-type="float" office:value="1597727" calcext:value-type="float">
            <text:p/>
          </table:table-cell>
          <table:table-cell table:formula="of:=([.C106]*1000-[$Home.$C$11])*[$Home.$C$24]/[$Home.$F$8]" office:value-type="float" office:value="258.325501794143" calcext:value-type="float">
            <text:p/>
          </table:table-cell>
          <table:table-cell table:formula="of:=FLOOR([.F106];1)" office:value-type="float" office:value="258" calcext:value-type="float">
            <text:p/>
          </table:table-cell>
          <table:table-cell table:formula="of:=[.A106]/[.E106]" office:value-type="float" office:value="0.000220312982130239" calcext:value-type="float">
            <text:p/>
          </table:table-cell>
          <table:table-cell table:formula="of:=([.H106]-[.$O$3])*([$Home.$C$33]-[$Home.$C$32])/([.$O$4]-[.$O$3])+[$Home.$C$32]" office:value-type="float" office:value="185.46191922591" calcext:value-type="float">
            <text:p/>
          </table:table-cell>
          <table:table-cell table:formula="of:=FLOOR([.I106];1)" office:value-type="float" office:value="185" calcext:value-type="float">
            <text:p/>
          </table:table-cell>
          <table:table-cell table:formula="of:=CONCATENATE([.G106];&quot;,&quot;;[.J106];&quot;,&quot;;&quot;basic&quot;;&quot;,&quot;;&quot;repoInstrument&quot;)" office:value-type="string" office:string-value="258,185,basic,repoInstrument" calcext:value-type="string">
            <text:p>258,185,basic,repoInstrument</text:p>
          </table:table-cell>
          <table:table-cell table:formula="of:=[.H106]*[$Home.$F$30]" office:value-type="float" office:value="19.0350416560526" calcext:value-type="float">
            <text:p/>
          </table:table-cell>
          <table:table-cell table:formula="of:=[.E106]/60/60/24" office:value-type="float" office:value="18.4922106481482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32185240" calcext:value-type="float">
            <text:p>1332185240</text:p>
          </table:table-cell>
          <table:table-cell office:value-type="float" office:value="1331927562" calcext:value-type="float">
            <text:p>1331927562</text:p>
          </table:table-cell>
          <table:table-cell office:value-type="string" calcext:value-type="string">
            <text:p>Lua</text:p>
          </table:table-cell>
          <table:table-cell table:formula="of:=[.B107]-[.C107]" office:value-type="float" office:value="257678" calcext:value-type="float">
            <text:p/>
          </table:table-cell>
          <table:table-cell table:formula="of:=([.C107]*1000-[$Home.$C$11])*[$Home.$C$24]/[$Home.$F$8]" office:value-type="float" office:value="403.081828204776" calcext:value-type="float">
            <text:p/>
          </table:table-cell>
          <table:table-cell table:formula="of:=FLOOR([.F107];1)" office:value-type="float" office:value="403" calcext:value-type="float">
            <text:p/>
          </table:table-cell>
          <table:table-cell table:formula="of:=[.A107]/[.E107]" office:value-type="float" office:value="0.000221206311753429" calcext:value-type="float">
            <text:p/>
          </table:table-cell>
          <table:table-cell table:formula="of:=([.H107]-[.$O$3])*([$Home.$C$33]-[$Home.$C$32])/([.$O$4]-[.$O$3])+[$Home.$C$32]" office:value-type="float" office:value="186.174835420365" calcext:value-type="float">
            <text:p/>
          </table:table-cell>
          <table:table-cell table:formula="of:=FLOOR([.I107];1)" office:value-type="float" office:value="186" calcext:value-type="float">
            <text:p/>
          </table:table-cell>
          <table:table-cell table:formula="of:=CONCATENATE([.G107];&quot;,&quot;;[.J107];&quot;,&quot;;&quot;basic&quot;;&quot;,&quot;;&quot;repoInstrument&quot;)" office:value-type="string" office:string-value="403,186,basic,repoInstrument" calcext:value-type="string">
            <text:p>403,186,basic,repoInstrument</text:p>
          </table:table-cell>
          <table:table-cell table:formula="of:=[.H107]*[$Home.$F$30]" office:value-type="float" office:value="19.1122253354962" calcext:value-type="float">
            <text:p/>
          </table:table-cell>
          <table:table-cell table:formula="of:=[.E107]/60/60/24" office:value-type="float" office:value="2.98238425925926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33493371" calcext:value-type="float">
            <text:p>1333493371</text:p>
          </table:table-cell>
          <table:table-cell office:value-type="float" office:value="1333308941" calcext:value-type="float">
            <text:p>1333308941</text:p>
          </table:table-cell>
          <table:table-cell office:value-type="string" calcext:value-type="string">
            <text:p>null</text:p>
          </table:table-cell>
          <table:table-cell table:formula="of:=[.B108]-[.C108]" office:value-type="float" office:value="184430" calcext:value-type="float">
            <text:p/>
          </table:table-cell>
          <table:table-cell table:formula="of:=([.C108]*1000-[$Home.$C$11])*[$Home.$C$24]/[$Home.$F$8]" office:value-type="float" office:value="947.924760489622" calcext:value-type="float">
            <text:p/>
          </table:table-cell>
          <table:table-cell table:formula="of:=FLOOR([.F108];1)" office:value-type="float" office:value="947" calcext:value-type="float">
            <text:p/>
          </table:table-cell>
          <table:table-cell table:formula="of:=[.A108]/[.E108]" office:value-type="float" office:value="0.000222306566176869" calcext:value-type="float">
            <text:p/>
          </table:table-cell>
          <table:table-cell table:formula="of:=([.H108]-[.$O$3])*([$Home.$C$33]-[$Home.$C$32])/([.$O$4]-[.$O$3])+[$Home.$C$32]" office:value-type="float" office:value="187.052886675052" calcext:value-type="float">
            <text:p/>
          </table:table-cell>
          <table:table-cell table:formula="of:=FLOOR([.I108];1)" office:value-type="float" office:value="187" calcext:value-type="float">
            <text:p/>
          </table:table-cell>
          <table:table-cell table:formula="of:=CONCATENATE([.G108];&quot;,&quot;;[.J108];&quot;,&quot;;&quot;basic&quot;;&quot;,&quot;;&quot;repoInstrument&quot;)" office:value-type="string" office:string-value="947,187,basic,repoInstrument" calcext:value-type="string">
            <text:p>947,187,basic,repoInstrument</text:p>
          </table:table-cell>
          <table:table-cell table:formula="of:=[.H108]*[$Home.$F$30]" office:value-type="float" office:value="19.2072873176815" calcext:value-type="float">
            <text:p/>
          </table:table-cell>
          <table:table-cell table:formula="of:=[.E108]/60/60/24" office:value-type="float" office:value="2.13460648148148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34339343" calcext:value-type="float">
            <text:p>1334339343</text:p>
          </table:table-cell>
          <table:table-cell office:value-type="float" office:value="1334136783" calcext:value-type="float">
            <text:p>1334136783</text:p>
          </table:table-cell>
          <table:table-cell office:value-type="string" calcext:value-type="string">
            <text:p>Python</text:p>
          </table:table-cell>
          <table:table-cell table:formula="of:=[.B109]-[.C109]" office:value-type="float" office:value="202560" calcext:value-type="float">
            <text:p/>
          </table:table-cell>
          <table:table-cell table:formula="of:=([.C109]*1000-[$Home.$C$11])*[$Home.$C$24]/[$Home.$F$8]" office:value-type="float" office:value="1274.4418588012" calcext:value-type="float">
            <text:p/>
          </table:table-cell>
          <table:table-cell table:formula="of:=FLOOR([.F109];1)" office:value-type="float" office:value="1274" calcext:value-type="float">
            <text:p/>
          </table:table-cell>
          <table:table-cell table:formula="of:=[.A109]/[.E109]" office:value-type="float" office:value="0.000222156398104265" calcext:value-type="float">
            <text:p/>
          </table:table-cell>
          <table:table-cell table:formula="of:=([.H109]-[.$O$3])*([$Home.$C$33]-[$Home.$C$32])/([.$O$4]-[.$O$3])+[$Home.$C$32]" office:value-type="float" office:value="186.933045971162" calcext:value-type="float">
            <text:p/>
          </table:table-cell>
          <table:table-cell table:formula="of:=FLOOR([.I109];1)" office:value-type="float" office:value="186" calcext:value-type="float">
            <text:p/>
          </table:table-cell>
          <table:table-cell table:formula="of:=CONCATENATE([.G109];&quot;,&quot;;[.J109];&quot;,&quot;;&quot;basic&quot;;&quot;,&quot;;&quot;repoInstrument&quot;)" office:value-type="string" office:string-value="1274,186,basic,repoInstrument" calcext:value-type="string">
            <text:p>1274,186,basic,repoInstrument</text:p>
          </table:table-cell>
          <table:table-cell table:formula="of:=[.H109]*[$Home.$F$30]" office:value-type="float" office:value="19.1943127962085" calcext:value-type="float">
            <text:p/>
          </table:table-cell>
          <table:table-cell table:formula="of:=[.E109]/60/60/24" office:value-type="float" office:value="2.34444444444444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34894202" calcext:value-type="float">
            <text:p>1334894202</text:p>
          </table:table-cell>
          <table:table-cell office:value-type="float" office:value="1334713442" calcext:value-type="float">
            <text:p>1334713442</text:p>
          </table:table-cell>
          <table:table-cell office:value-type="string" calcext:value-type="string">
            <text:p>Python</text:p>
          </table:table-cell>
          <table:table-cell table:formula="of:=[.B110]-[.C110]" office:value-type="float" office:value="180760" calcext:value-type="float">
            <text:p/>
          </table:table-cell>
          <table:table-cell table:formula="of:=([.C110]*1000-[$Home.$C$11])*[$Home.$C$24]/[$Home.$F$8]" office:value-type="float" office:value="1501.88746242515" calcext:value-type="float">
            <text:p/>
          </table:table-cell>
          <table:table-cell table:formula="of:=FLOOR([.F110];1)" office:value-type="float" office:value="1501" calcext:value-type="float">
            <text:p/>
          </table:table-cell>
          <table:table-cell table:formula="of:=[.A110]/[.E110]" office:value-type="float" office:value="0.000221287895552113" calcext:value-type="float">
            <text:p/>
          </table:table-cell>
          <table:table-cell table:formula="of:=([.H110]-[.$O$3])*([$Home.$C$33]-[$Home.$C$32])/([.$O$4]-[.$O$3])+[$Home.$C$32]" office:value-type="float" office:value="186.23994286758" calcext:value-type="float">
            <text:p/>
          </table:table-cell>
          <table:table-cell table:formula="of:=FLOOR([.I110];1)" office:value-type="float" office:value="186" calcext:value-type="float">
            <text:p/>
          </table:table-cell>
          <table:table-cell table:formula="of:=CONCATENATE([.G110];&quot;,&quot;;[.J110];&quot;,&quot;;&quot;basic&quot;;&quot;,&quot;;&quot;repoInstrument&quot;)" office:value-type="string" office:string-value="1501,186,basic,repoInstrument" calcext:value-type="string">
            <text:p>1501,186,basic,repoInstrument</text:p>
          </table:table-cell>
          <table:table-cell table:formula="of:=[.H110]*[$Home.$F$30]" office:value-type="float" office:value="19.1192741757026" calcext:value-type="float">
            <text:p/>
          </table:table-cell>
          <table:table-cell table:formula="of:=[.E110]/60/60/24" office:value-type="float" office:value="2.09212962962963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335671979" calcext:value-type="float">
            <text:p>1335671979</text:p>
          </table:table-cell>
          <table:table-cell office:value-type="float" office:value="1334810347" calcext:value-type="float">
            <text:p>1334810347</text:p>
          </table:table-cell>
          <table:table-cell office:value-type="string" calcext:value-type="string">
            <text:p>C</text:p>
          </table:table-cell>
          <table:table-cell table:formula="of:=[.B111]-[.C111]" office:value-type="float" office:value="861632" calcext:value-type="float">
            <text:p/>
          </table:table-cell>
          <table:table-cell table:formula="of:=([.C111]*1000-[$Home.$C$11])*[$Home.$C$24]/[$Home.$F$8]" office:value-type="float" office:value="1540.10869233603" calcext:value-type="float">
            <text:p/>
          </table:table-cell>
          <table:table-cell table:formula="of:=FLOOR([.F111];1)" office:value-type="float" office:value="1540" calcext:value-type="float">
            <text:p/>
          </table:table-cell>
          <table:table-cell table:formula="of:=[.A111]/[.E111]" office:value-type="float" office:value="0.000221672361286489" calcext:value-type="float">
            <text:p/>
          </table:table-cell>
          <table:table-cell table:formula="of:=([.H111]-[.$O$3])*([$Home.$C$33]-[$Home.$C$32])/([.$O$4]-[.$O$3])+[$Home.$C$32]" office:value-type="float" office:value="186.546763374965" calcext:value-type="float">
            <text:p/>
          </table:table-cell>
          <table:table-cell table:formula="of:=FLOOR([.I111];1)" office:value-type="float" office:value="186" calcext:value-type="float">
            <text:p/>
          </table:table-cell>
          <table:table-cell table:formula="of:=CONCATENATE([.G111];&quot;,&quot;;[.J111];&quot;,&quot;;&quot;basic&quot;;&quot;,&quot;;&quot;repoInstrument&quot;)" office:value-type="string" office:string-value="1540,186,basic,repoInstrument" calcext:value-type="string">
            <text:p>1540,186,basic,repoInstrument</text:p>
          </table:table-cell>
          <table:table-cell table:formula="of:=[.H111]*[$Home.$F$30]" office:value-type="float" office:value="19.1524920151526" calcext:value-type="float">
            <text:p/>
          </table:table-cell>
          <table:table-cell table:formula="of:=[.E111]/60/60/24" office:value-type="float" office:value="9.97259259259259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35815116" calcext:value-type="float">
            <text:p>1335815116</text:p>
          </table:table-cell>
          <table:table-cell office:value-type="float" office:value="1335611045" calcext:value-type="float">
            <text:p>1335611045</text:p>
          </table:table-cell>
          <table:table-cell office:value-type="string" calcext:value-type="string">
            <text:p>JavaScript</text:p>
          </table:table-cell>
          <table:table-cell table:formula="of:=[.B112]-[.C112]" office:value-type="float" office:value="204071" calcext:value-type="float">
            <text:p/>
          </table:table-cell>
          <table:table-cell table:formula="of:=([.C112]*1000-[$Home.$C$11])*[$Home.$C$24]/[$Home.$F$8]" office:value-type="float" office:value="1855.91966542496" calcext:value-type="float">
            <text:p/>
          </table:table-cell>
          <table:table-cell table:formula="of:=FLOOR([.F112];1)" office:value-type="float" office:value="1855" calcext:value-type="float">
            <text:p/>
          </table:table-cell>
          <table:table-cell table:formula="of:=[.A112]/[.E112]" office:value-type="float" office:value="0.000220511488648559" calcext:value-type="float">
            <text:p/>
          </table:table-cell>
          <table:table-cell table:formula="of:=([.H112]-[.$O$3])*([$Home.$C$33]-[$Home.$C$32])/([.$O$4]-[.$O$3])+[$Home.$C$32]" office:value-type="float" office:value="185.620336128183" calcext:value-type="float">
            <text:p/>
          </table:table-cell>
          <table:table-cell table:formula="of:=FLOOR([.I112];1)" office:value-type="float" office:value="185" calcext:value-type="float">
            <text:p/>
          </table:table-cell>
          <table:table-cell table:formula="of:=CONCATENATE([.G112];&quot;,&quot;;[.J112];&quot;,&quot;;&quot;basic&quot;;&quot;,&quot;;&quot;repoInstrument&quot;)" office:value-type="string" office:string-value="1855,185,basic,repoInstrument" calcext:value-type="string">
            <text:p>1855,185,basic,repoInstrument</text:p>
          </table:table-cell>
          <table:table-cell table:formula="of:=[.H112]*[$Home.$F$30]" office:value-type="float" office:value="19.0521926192355" calcext:value-type="float">
            <text:p/>
          </table:table-cell>
          <table:table-cell table:formula="of:=[.E112]/60/60/24" office:value-type="float" office:value="2.36193287037037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332337128" calcext:value-type="float">
            <text:p>1332337128</text:p>
          </table:table-cell>
          <table:table-cell office:value-type="float" office:value="1331598033" calcext:value-type="float">
            <text:p>1331598033</text:p>
          </table:table-cell>
          <table:table-cell office:value-type="string" calcext:value-type="string">
            <text:p>JavaScript</text:p>
          </table:table-cell>
          <table:table-cell table:formula="of:=[.B113]-[.C113]" office:value-type="float" office:value="739095" calcext:value-type="float">
            <text:p/>
          </table:table-cell>
          <table:table-cell table:formula="of:=([.C113]*1000-[$Home.$C$11])*[$Home.$C$24]/[$Home.$F$8]" office:value-type="float" office:value="273.109136689346" calcext:value-type="float">
            <text:p/>
          </table:table-cell>
          <table:table-cell table:formula="of:=FLOOR([.F113];1)" office:value-type="float" office:value="273" calcext:value-type="float">
            <text:p/>
          </table:table-cell>
          <table:table-cell table:formula="of:=[.A113]/[.E113]" office:value-type="float" office:value="0.000217833972628688" calcext:value-type="float">
            <text:p/>
          </table:table-cell>
          <table:table-cell table:formula="of:=([.H113]-[.$O$3])*([$Home.$C$33]-[$Home.$C$32])/([.$O$4]-[.$O$3])+[$Home.$C$32]" office:value-type="float" office:value="183.483560987265" calcext:value-type="float">
            <text:p/>
          </table:table-cell>
          <table:table-cell table:formula="of:=FLOOR([.I113];1)" office:value-type="float" office:value="183" calcext:value-type="float">
            <text:p/>
          </table:table-cell>
          <table:table-cell table:formula="of:=CONCATENATE([.G113];&quot;,&quot;;[.J113];&quot;,&quot;;&quot;basic&quot;;&quot;,&quot;;&quot;repoInstrument&quot;)" office:value-type="string" office:string-value="273,183,basic,repoInstrument" calcext:value-type="string">
            <text:p>273,183,basic,repoInstrument</text:p>
          </table:table-cell>
          <table:table-cell table:formula="of:=[.H113]*[$Home.$F$30]" office:value-type="float" office:value="18.8208552351186" calcext:value-type="float">
            <text:p/>
          </table:table-cell>
          <table:table-cell table:formula="of:=[.E113]/60/60/24" office:value-type="float" office:value="8.55434027777778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33403590" calcext:value-type="float">
            <text:p>1333403590</text:p>
          </table:table-cell>
          <table:table-cell office:value-type="float" office:value="1333145899" calcext:value-type="float">
            <text:p>1333145899</text:p>
          </table:table-cell>
          <table:table-cell office:value-type="string" calcext:value-type="string">
            <text:p>Java</text:p>
          </table:table-cell>
          <table:table-cell table:formula="of:=[.B114]-[.C114]" office:value-type="float" office:value="257691" calcext:value-type="float">
            <text:p/>
          </table:table-cell>
          <table:table-cell table:formula="of:=([.C114]*1000-[$Home.$C$11])*[$Home.$C$24]/[$Home.$F$8]" office:value-type="float" office:value="883.61780246754" calcext:value-type="float">
            <text:p/>
          </table:table-cell>
          <table:table-cell table:formula="of:=FLOOR([.F114];1)" office:value-type="float" office:value="883" calcext:value-type="float">
            <text:p/>
          </table:table-cell>
          <table:table-cell table:formula="of:=[.A114]/[.E114]" office:value-type="float" office:value="0.000217314535626002" calcext:value-type="float">
            <text:p/>
          </table:table-cell>
          <table:table-cell table:formula="of:=([.H114]-[.$O$3])*([$Home.$C$33]-[$Home.$C$32])/([.$O$4]-[.$O$3])+[$Home.$C$32]" office:value-type="float" office:value="183.0690274919" calcext:value-type="float">
            <text:p/>
          </table:table-cell>
          <table:table-cell table:formula="of:=FLOOR([.I114];1)" office:value-type="float" office:value="183" calcext:value-type="float">
            <text:p/>
          </table:table-cell>
          <table:table-cell table:formula="of:=CONCATENATE([.G114];&quot;,&quot;;[.J114];&quot;,&quot;;&quot;basic&quot;;&quot;,&quot;;&quot;repoInstrument&quot;)" office:value-type="string" office:string-value="883,183,basic,repoInstrument" calcext:value-type="string">
            <text:p>883,183,basic,repoInstrument</text:p>
          </table:table-cell>
          <table:table-cell table:formula="of:=[.H114]*[$Home.$F$30]" office:value-type="float" office:value="18.7759758780865" calcext:value-type="float">
            <text:p/>
          </table:table-cell>
          <table:table-cell table:formula="of:=[.E114]/60/60/24" office:value-type="float" office:value="2.98253472222222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34123430" calcext:value-type="float">
            <text:p>1334123430</text:p>
          </table:table-cell>
          <table:table-cell office:value-type="float" office:value="1333844001" calcext:value-type="float">
            <text:p>1333844001</text:p>
          </table:table-cell>
          <table:table-cell office:value-type="string" calcext:value-type="string">
            <text:p>JavaScript</text:p>
          </table:table-cell>
          <table:table-cell table:formula="of:=[.B115]-[.C115]" office:value-type="float" office:value="279429" calcext:value-type="float">
            <text:p/>
          </table:table-cell>
          <table:table-cell table:formula="of:=([.C115]*1000-[$Home.$C$11])*[$Home.$C$24]/[$Home.$F$8]" office:value-type="float" office:value="1158.9629037858" calcext:value-type="float">
            <text:p/>
          </table:table-cell>
          <table:table-cell table:formula="of:=FLOOR([.F115];1)" office:value-type="float" office:value="1158" calcext:value-type="float">
            <text:p/>
          </table:table-cell>
          <table:table-cell table:formula="of:=[.A115]/[.E115]" office:value-type="float" office:value="0.000218302323667193" calcext:value-type="float">
            <text:p/>
          </table:table-cell>
          <table:table-cell table:formula="of:=([.H115]-[.$O$3])*([$Home.$C$33]-[$Home.$C$32])/([.$O$4]-[.$O$3])+[$Home.$C$32]" office:value-type="float" office:value="183.857325644086" calcext:value-type="float">
            <text:p/>
          </table:table-cell>
          <table:table-cell table:formula="of:=FLOOR([.I115];1)" office:value-type="float" office:value="183" calcext:value-type="float">
            <text:p/>
          </table:table-cell>
          <table:table-cell table:formula="of:=CONCATENATE([.G115];&quot;,&quot;;[.J115];&quot;,&quot;;&quot;basic&quot;;&quot;,&quot;;&quot;repoInstrument&quot;)" office:value-type="string" office:string-value="1158,183,basic,repoInstrument" calcext:value-type="string">
            <text:p>1158,183,basic,repoInstrument</text:p>
          </table:table-cell>
          <table:table-cell table:formula="of:=[.H115]*[$Home.$F$30]" office:value-type="float" office:value="18.8613207648455" calcext:value-type="float">
            <text:p/>
          </table:table-cell>
          <table:table-cell table:formula="of:=[.E115]/60/60/24" office:value-type="float" office:value="3.23413194444444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34546942" calcext:value-type="float">
            <text:p>1334546942</text:p>
          </table:table-cell>
          <table:table-cell office:value-type="float" office:value="1334368425" calcext:value-type="float">
            <text:p>1334368425</text:p>
          </table:table-cell>
          <table:table-cell office:value-type="string" calcext:value-type="string">
            <text:p>JavaScript</text:p>
          </table:table-cell>
          <table:table-cell table:formula="of:=[.B116]-[.C116]" office:value-type="float" office:value="178517" calcext:value-type="float">
            <text:p/>
          </table:table-cell>
          <table:table-cell table:formula="of:=([.C116]*1000-[$Home.$C$11])*[$Home.$C$24]/[$Home.$F$8]" office:value-type="float" office:value="1365.80600037301" calcext:value-type="float">
            <text:p/>
          </table:table-cell>
          <table:table-cell table:formula="of:=FLOOR([.F116];1)" office:value-type="float" office:value="1365" calcext:value-type="float">
            <text:p/>
          </table:table-cell>
          <table:table-cell table:formula="of:=[.A116]/[.E116]" office:value-type="float" office:value="0.00021846658861621" calcext:value-type="float">
            <text:p/>
          </table:table-cell>
          <table:table-cell table:formula="of:=([.H116]-[.$O$3])*([$Home.$C$33]-[$Home.$C$32])/([.$O$4]-[.$O$3])+[$Home.$C$32]" office:value-type="float" office:value="183.988416273229" calcext:value-type="float">
            <text:p/>
          </table:table-cell>
          <table:table-cell table:formula="of:=FLOOR([.I116];1)" office:value-type="float" office:value="183" calcext:value-type="float">
            <text:p/>
          </table:table-cell>
          <table:table-cell table:formula="of:=CONCATENATE([.G116];&quot;,&quot;;[.J116];&quot;,&quot;;&quot;basic&quot;;&quot;,&quot;;&quot;repoInstrument&quot;)" office:value-type="string" office:string-value="1365,183,basic,repoInstrument" calcext:value-type="string">
            <text:p>1365,183,basic,repoInstrument</text:p>
          </table:table-cell>
          <table:table-cell table:formula="of:=[.H116]*[$Home.$F$30]" office:value-type="float" office:value="18.8755132564406" calcext:value-type="float">
            <text:p/>
          </table:table-cell>
          <table:table-cell table:formula="of:=[.E116]/60/60/24" office:value-type="float" office:value="2.06616898148148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35352300" calcext:value-type="float">
            <text:p>1335352300</text:p>
          </table:table-cell>
          <table:table-cell office:value-type="float" office:value="1334922652" calcext:value-type="float">
            <text:p>1334922652</text:p>
          </table:table-cell>
          <table:table-cell office:value-type="string" calcext:value-type="string">
            <text:p>Java</text:p>
          </table:table-cell>
          <table:table-cell table:formula="of:=[.B117]-[.C117]" office:value-type="float" office:value="429648" calcext:value-type="float">
            <text:p/>
          </table:table-cell>
          <table:table-cell table:formula="of:=([.C117]*1000-[$Home.$C$11])*[$Home.$C$24]/[$Home.$F$8]" office:value-type="float" office:value="1584.40398386012" calcext:value-type="float">
            <text:p/>
          </table:table-cell>
          <table:table-cell table:formula="of:=FLOOR([.F117];1)" office:value-type="float" office:value="1584" calcext:value-type="float">
            <text:p/>
          </table:table-cell>
          <table:table-cell table:formula="of:=[.A117]/[.E117]" office:value-type="float" office:value="0.000218783748556958" calcext:value-type="float">
            <text:p/>
          </table:table-cell>
          <table:table-cell table:formula="of:=([.H117]-[.$O$3])*([$Home.$C$33]-[$Home.$C$32])/([.$O$4]-[.$O$3])+[$Home.$C$32]" office:value-type="float" office:value="184.241523807248" calcext:value-type="float">
            <text:p/>
          </table:table-cell>
          <table:table-cell table:formula="of:=FLOOR([.I117];1)" office:value-type="float" office:value="184" calcext:value-type="float">
            <text:p/>
          </table:table-cell>
          <table:table-cell table:formula="of:=CONCATENATE([.G117];&quot;,&quot;;[.J117];&quot;,&quot;;&quot;basic&quot;;&quot;,&quot;;&quot;repoInstrument&quot;)" office:value-type="string" office:string-value="1584,184,basic,repoInstrument" calcext:value-type="string">
            <text:p>1584,184,basic,repoInstrument</text:p>
          </table:table-cell>
          <table:table-cell table:formula="of:=[.H117]*[$Home.$F$30]" office:value-type="float" office:value="18.9029158753212" calcext:value-type="float">
            <text:p/>
          </table:table-cell>
          <table:table-cell table:formula="of:=[.E117]/60/60/24" office:value-type="float" office:value="4.97277777777778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35278211" calcext:value-type="float">
            <text:p>1335278211</text:p>
          </table:table-cell>
          <table:table-cell office:value-type="float" office:value="1334990700" calcext:value-type="float">
            <text:p>1334990700</text:p>
          </table:table-cell>
          <table:table-cell office:value-type="string" calcext:value-type="string">
            <text:p>null</text:p>
          </table:table-cell>
          <table:table-cell table:formula="of:=[.B118]-[.C118]" office:value-type="float" office:value="287511" calcext:value-type="float">
            <text:p/>
          </table:table-cell>
          <table:table-cell table:formula="of:=([.C118]*1000-[$Home.$C$11])*[$Home.$C$24]/[$Home.$F$8]" office:value-type="float" office:value="1611.24344779877" calcext:value-type="float">
            <text:p/>
          </table:table-cell>
          <table:table-cell table:formula="of:=FLOOR([.F118];1)" office:value-type="float" office:value="1611" calcext:value-type="float">
            <text:p/>
          </table:table-cell>
          <table:table-cell table:formula="of:=[.A118]/[.E118]" office:value-type="float" office:value="0.000219122050982397" calcext:value-type="float">
            <text:p/>
          </table:table-cell>
          <table:table-cell table:formula="of:=([.H118]-[.$O$3])*([$Home.$C$33]-[$Home.$C$32])/([.$O$4]-[.$O$3])+[$Home.$C$32]" office:value-type="float" office:value="184.511503970737" calcext:value-type="float">
            <text:p/>
          </table:table-cell>
          <table:table-cell table:formula="of:=FLOOR([.I118];1)" office:value-type="float" office:value="184" calcext:value-type="float">
            <text:p/>
          </table:table-cell>
          <table:table-cell table:formula="of:=CONCATENATE([.G118];&quot;,&quot;;[.J118];&quot;,&quot;;&quot;basic&quot;;&quot;,&quot;;&quot;repoInstrument&quot;)" office:value-type="string" office:string-value="1611,184,basic,repoInstrument" calcext:value-type="string">
            <text:p>1611,184,basic,repoInstrument</text:p>
          </table:table-cell>
          <table:table-cell table:formula="of:=[.H118]*[$Home.$F$30]" office:value-type="float" office:value="18.9321452048791" calcext:value-type="float">
            <text:p/>
          </table:table-cell>
          <table:table-cell table:formula="of:=[.E118]/60/60/24" office:value-type="float" office:value="3.32767361111111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35879713" calcext:value-type="float">
            <text:p>1335879713</text:p>
          </table:table-cell>
          <table:table-cell office:value-type="float" office:value="1335480256" calcext:value-type="float">
            <text:p>1335480256</text:p>
          </table:table-cell>
          <table:table-cell office:value-type="string" calcext:value-type="string">
            <text:p>Ruby</text:p>
          </table:table-cell>
          <table:table-cell table:formula="of:=[.B119]-[.C119]" office:value-type="float" office:value="399457" calcext:value-type="float">
            <text:p/>
          </table:table-cell>
          <table:table-cell table:formula="of:=([.C119]*1000-[$Home.$C$11])*[$Home.$C$24]/[$Home.$F$8]" office:value-type="float" office:value="1804.33392228669" calcext:value-type="float">
            <text:p/>
          </table:table-cell>
          <table:table-cell table:formula="of:=FLOOR([.F119];1)" office:value-type="float" office:value="1804" calcext:value-type="float">
            <text:p/>
          </table:table-cell>
          <table:table-cell table:formula="of:=[.A119]/[.E119]" office:value-type="float" office:value="0.000217795657605199" calcext:value-type="float">
            <text:p/>
          </table:table-cell>
          <table:table-cell table:formula="of:=([.H119]-[.$O$3])*([$Home.$C$33]-[$Home.$C$32])/([.$O$4]-[.$O$3])+[$Home.$C$32]" office:value-type="float" office:value="183.452983919152" calcext:value-type="float">
            <text:p/>
          </table:table-cell>
          <table:table-cell table:formula="of:=FLOOR([.I119];1)" office:value-type="float" office:value="183" calcext:value-type="float">
            <text:p/>
          </table:table-cell>
          <table:table-cell table:formula="of:=CONCATENATE([.G119];&quot;,&quot;;[.J119];&quot;,&quot;;&quot;basic&quot;;&quot;,&quot;;&quot;repoInstrument&quot;)" office:value-type="string" office:string-value="1804,183,basic,repoInstrument" calcext:value-type="string">
            <text:p>1804,183,basic,repoInstrument</text:p>
          </table:table-cell>
          <table:table-cell table:formula="of:=[.H119]*[$Home.$F$30]" office:value-type="float" office:value="18.8175448170892" calcext:value-type="float">
            <text:p/>
          </table:table-cell>
          <table:table-cell table:formula="of:=[.E119]/60/60/24" office:value-type="float" office:value="4.62334490740741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32716892" calcext:value-type="float">
            <text:p>1332716892</text:p>
          </table:table-cell>
          <table:table-cell office:value-type="float" office:value="1332441158" calcext:value-type="float">
            <text:p>1332441158</text:p>
          </table:table-cell>
          <table:table-cell office:value-type="string" calcext:value-type="string">
            <text:p>JavaScript</text:p>
          </table:table-cell>
          <table:table-cell table:formula="of:=[.B120]-[.C120]" office:value-type="float" office:value="275734" calcext:value-type="float">
            <text:p/>
          </table:table-cell>
          <table:table-cell table:formula="of:=([.C120]*1000-[$Home.$C$11])*[$Home.$C$24]/[$Home.$F$8]" office:value-type="float" office:value="605.654149522653" calcext:value-type="float">
            <text:p/>
          </table:table-cell>
          <table:table-cell table:formula="of:=FLOOR([.F120];1)" office:value-type="float" office:value="605" calcext:value-type="float">
            <text:p/>
          </table:table-cell>
          <table:table-cell table:formula="of:=[.A120]/[.E120]" office:value-type="float" office:value="0.000213974337586224" calcext:value-type="float">
            <text:p/>
          </table:table-cell>
          <table:table-cell table:formula="of:=([.H120]-[.$O$3])*([$Home.$C$33]-[$Home.$C$32])/([.$O$4]-[.$O$3])+[$Home.$C$32]" office:value-type="float" office:value="180.403403053363" calcext:value-type="float">
            <text:p/>
          </table:table-cell>
          <table:table-cell table:formula="of:=FLOOR([.I120];1)" office:value-type="float" office:value="180" calcext:value-type="float">
            <text:p/>
          </table:table-cell>
          <table:table-cell table:formula="of:=CONCATENATE([.G120];&quot;,&quot;;[.J120];&quot;,&quot;;&quot;basic&quot;;&quot;,&quot;;&quot;repoInstrument&quot;)" office:value-type="string" office:string-value="605,180,basic,repoInstrument" calcext:value-type="string">
            <text:p>605,180,basic,repoInstrument</text:p>
          </table:table-cell>
          <table:table-cell table:formula="of:=[.H120]*[$Home.$F$30]" office:value-type="float" office:value="18.4873827674498" calcext:value-type="float">
            <text:p/>
          </table:table-cell>
          <table:table-cell table:formula="of:=[.E120]/60/60/24" office:value-type="float" office:value="3.19136574074074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32766117" calcext:value-type="float">
            <text:p>1332766117</text:p>
          </table:table-cell>
          <table:table-cell office:value-type="float" office:value="1332460956" calcext:value-type="float">
            <text:p>1332460956</text:p>
          </table:table-cell>
          <table:table-cell office:value-type="string" calcext:value-type="string">
            <text:p>C</text:p>
          </table:table-cell>
          <table:table-cell table:formula="of:=[.B121]-[.C121]" office:value-type="float" office:value="305161" calcext:value-type="float">
            <text:p/>
          </table:table-cell>
          <table:table-cell table:formula="of:=([.C121]*1000-[$Home.$C$11])*[$Home.$C$24]/[$Home.$F$8]" office:value-type="float" office:value="613.462868471888" calcext:value-type="float">
            <text:p/>
          </table:table-cell>
          <table:table-cell table:formula="of:=FLOOR([.F121];1)" office:value-type="float" office:value="613" calcext:value-type="float">
            <text:p/>
          </table:table-cell>
          <table:table-cell table:formula="of:=[.A121]/[.E121]" office:value-type="float" office:value="0.000216279275529966" calcext:value-type="float">
            <text:p/>
          </table:table-cell>
          <table:table-cell table:formula="of:=([.H121]-[.$O$3])*([$Home.$C$33]-[$Home.$C$32])/([.$O$4]-[.$O$3])+[$Home.$C$32]" office:value-type="float" office:value="182.24284455922" calcext:value-type="float">
            <text:p/>
          </table:table-cell>
          <table:table-cell table:formula="of:=FLOOR([.I121];1)" office:value-type="float" office:value="182" calcext:value-type="float">
            <text:p/>
          </table:table-cell>
          <table:table-cell table:formula="of:=CONCATENATE([.G121];&quot;,&quot;;[.J121];&quot;,&quot;;&quot;basic&quot;;&quot;,&quot;;&quot;repoInstrument&quot;)" office:value-type="string" office:string-value="613,182,basic,repoInstrument" calcext:value-type="string">
            <text:p>613,182,basic,repoInstrument</text:p>
          </table:table-cell>
          <table:table-cell table:formula="of:=[.H121]*[$Home.$F$30]" office:value-type="float" office:value="18.6865294057891" calcext:value-type="float">
            <text:p/>
          </table:table-cell>
          <table:table-cell table:formula="of:=[.E121]/60/60/24" office:value-type="float" office:value="3.53195601851852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335534998" calcext:value-type="float">
            <text:p>1335534998</text:p>
          </table:table-cell>
          <table:table-cell office:value-type="float" office:value="1332992377" calcext:value-type="float">
            <text:p>1332992377</text:p>
          </table:table-cell>
          <table:table-cell office:value-type="string" calcext:value-type="string">
            <text:p>Java</text:p>
          </table:table-cell>
          <table:table-cell table:formula="of:=[.B122]-[.C122]" office:value-type="float" office:value="2542621" calcext:value-type="float">
            <text:p/>
          </table:table-cell>
          <table:table-cell table:formula="of:=([.C122]*1000-[$Home.$C$11])*[$Home.$C$24]/[$Home.$F$8]" office:value-type="float" office:value="823.065718897257" calcext:value-type="float">
            <text:p/>
          </table:table-cell>
          <table:table-cell table:formula="of:=FLOOR([.F122];1)" office:value-type="float" office:value="823" calcext:value-type="float">
            <text:p/>
          </table:table-cell>
          <table:table-cell table:formula="of:=[.A122]/[.E122]" office:value-type="float" office:value="0.000214739042901006" calcext:value-type="float">
            <text:p/>
          </table:table-cell>
          <table:table-cell table:formula="of:=([.H122]-[.$O$3])*([$Home.$C$33]-[$Home.$C$32])/([.$O$4]-[.$O$3])+[$Home.$C$32]" office:value-type="float" office:value="181.013671412032" calcext:value-type="float">
            <text:p/>
          </table:table-cell>
          <table:table-cell table:formula="of:=FLOOR([.I122];1)" office:value-type="float" office:value="181" calcext:value-type="float">
            <text:p/>
          </table:table-cell>
          <table:table-cell table:formula="of:=CONCATENATE([.G122];&quot;,&quot;;[.J122];&quot;,&quot;;&quot;basic&quot;;&quot;,&quot;;&quot;repoInstrument&quot;)" office:value-type="string" office:string-value="823,181,basic,repoInstrument" calcext:value-type="string">
            <text:p>823,181,basic,repoInstrument</text:p>
          </table:table-cell>
          <table:table-cell table:formula="of:=[.H122]*[$Home.$F$30]" office:value-type="float" office:value="18.553453306647" calcext:value-type="float">
            <text:p/>
          </table:table-cell>
          <table:table-cell table:formula="of:=[.E122]/60/60/24" office:value-type="float" office:value="29.4284837962963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335836844" calcext:value-type="float">
            <text:p>1335836844</text:p>
          </table:table-cell>
          <table:table-cell office:value-type="float" office:value="1333422814" calcext:value-type="float">
            <text:p>1333422814</text:p>
          </table:table-cell>
          <table:table-cell office:value-type="string" calcext:value-type="string">
            <text:p>null</text:p>
          </table:table-cell>
          <table:table-cell table:formula="of:=[.B123]-[.C123]" office:value-type="float" office:value="2414030" calcext:value-type="float">
            <text:p/>
          </table:table-cell>
          <table:table-cell table:formula="of:=([.C123]*1000-[$Home.$C$11])*[$Home.$C$24]/[$Home.$F$8]" office:value-type="float" office:value="992.838501923415" calcext:value-type="float">
            <text:p/>
          </table:table-cell>
          <table:table-cell table:formula="of:=FLOOR([.F123];1)" office:value-type="float" office:value="992" calcext:value-type="float">
            <text:p/>
          </table:table-cell>
          <table:table-cell table:formula="of:=[.A123]/[.E123]" office:value-type="float" office:value="0.000215821675786962" calcext:value-type="float">
            <text:p/>
          </table:table-cell>
          <table:table-cell table:formula="of:=([.H123]-[.$O$3])*([$Home.$C$33]-[$Home.$C$32])/([.$O$4]-[.$O$3])+[$Home.$C$32]" office:value-type="float" office:value="181.877659907444" calcext:value-type="float">
            <text:p/>
          </table:table-cell>
          <table:table-cell table:formula="of:=FLOOR([.I123];1)" office:value-type="float" office:value="181" calcext:value-type="float">
            <text:p/>
          </table:table-cell>
          <table:table-cell table:formula="of:=CONCATENATE([.G123];&quot;,&quot;;[.J123];&quot;,&quot;;&quot;basic&quot;;&quot;,&quot;;&quot;repoInstrument&quot;)" office:value-type="string" office:string-value="992,181,basic,repoInstrument" calcext:value-type="string">
            <text:p>992,181,basic,repoInstrument</text:p>
          </table:table-cell>
          <table:table-cell table:formula="of:=[.H123]*[$Home.$F$30]" office:value-type="float" office:value="18.6469927879935" calcext:value-type="float">
            <text:p/>
          </table:table-cell>
          <table:table-cell table:formula="of:=[.E123]/60/60/24" office:value-type="float" office:value="27.940162037037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35825690" calcext:value-type="float">
            <text:p>1335825690</text:p>
          </table:table-cell>
          <table:table-cell office:value-type="float" office:value="1335419983" calcext:value-type="float">
            <text:p>1335419983</text:p>
          </table:table-cell>
          <table:table-cell office:value-type="string" calcext:value-type="string">
            <text:p>null</text:p>
          </table:table-cell>
          <table:table-cell table:formula="of:=[.B124]-[.C124]" office:value-type="float" office:value="405707" calcext:value-type="float">
            <text:p/>
          </table:table-cell>
          <table:table-cell table:formula="of:=([.C124]*1000-[$Home.$C$11])*[$Home.$C$24]/[$Home.$F$8]" office:value-type="float" office:value="1780.56107062353" calcext:value-type="float">
            <text:p/>
          </table:table-cell>
          <table:table-cell table:formula="of:=FLOOR([.F124];1)" office:value-type="float" office:value="1780" calcext:value-type="float">
            <text:p/>
          </table:table-cell>
          <table:table-cell table:formula="of:=[.A124]/[.E124]" office:value-type="float" office:value="0.000214440470585915" calcext:value-type="float">
            <text:p/>
          </table:table-cell>
          <table:table-cell table:formula="of:=([.H124]-[.$O$3])*([$Home.$C$33]-[$Home.$C$32])/([.$O$4]-[.$O$3])+[$Home.$C$32]" office:value-type="float" office:value="180.775397617993" calcext:value-type="float">
            <text:p/>
          </table:table-cell>
          <table:table-cell table:formula="of:=FLOOR([.I124];1)" office:value-type="float" office:value="180" calcext:value-type="float">
            <text:p/>
          </table:table-cell>
          <table:table-cell table:formula="of:=CONCATENATE([.G124];&quot;,&quot;;[.J124];&quot;,&quot;;&quot;basic&quot;;&quot;,&quot;;&quot;repoInstrument&quot;)" office:value-type="string" office:string-value="1780,180,basic,repoInstrument" calcext:value-type="string">
            <text:p>1780,180,basic,repoInstrument</text:p>
          </table:table-cell>
          <table:table-cell table:formula="of:=[.H124]*[$Home.$F$30]" office:value-type="float" office:value="18.5276566586231" calcext:value-type="float">
            <text:p/>
          </table:table-cell>
          <table:table-cell table:formula="of:=[.E124]/60/60/24" office:value-type="float" office:value="4.69568287037037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33462699" calcext:value-type="float">
            <text:p>1333462699</text:p>
          </table:table-cell>
          <table:table-cell office:value-type="float" office:value="1333283357" calcext:value-type="float">
            <text:p>1333283357</text:p>
          </table:table-cell>
          <table:table-cell office:value-type="string" calcext:value-type="string">
            <text:p>C</text:p>
          </table:table-cell>
          <table:table-cell table:formula="of:=[.B125]-[.C125]" office:value-type="float" office:value="179342" calcext:value-type="float">
            <text:p/>
          </table:table-cell>
          <table:table-cell table:formula="of:=([.C125]*1000-[$Home.$C$11])*[$Home.$C$24]/[$Home.$F$8]" office:value-type="float" office:value="937.833929819997" calcext:value-type="float">
            <text:p/>
          </table:table-cell>
          <table:table-cell table:formula="of:=FLOOR([.F125];1)" office:value-type="float" office:value="937" calcext:value-type="float">
            <text:p/>
          </table:table-cell>
          <table:table-cell table:formula="of:=[.A125]/[.E125]" office:value-type="float" office:value="0.000211885670952705" calcext:value-type="float">
            <text:p/>
          </table:table-cell>
          <table:table-cell table:formula="of:=([.H125]-[.$O$3])*([$Home.$C$33]-[$Home.$C$32])/([.$O$4]-[.$O$3])+[$Home.$C$32]" office:value-type="float" office:value="178.736555532359" calcext:value-type="float">
            <text:p/>
          </table:table-cell>
          <table:table-cell table:formula="of:=FLOOR([.I125];1)" office:value-type="float" office:value="178" calcext:value-type="float">
            <text:p/>
          </table:table-cell>
          <table:table-cell table:formula="of:=CONCATENATE([.G125];&quot;,&quot;;[.J125];&quot;,&quot;;&quot;basic&quot;;&quot;,&quot;;&quot;repoInstrument&quot;)" office:value-type="string" office:string-value="937,178,basic,repoInstrument" calcext:value-type="string">
            <text:p>937,178,basic,repoInstrument</text:p>
          </table:table-cell>
          <table:table-cell table:formula="of:=[.H125]*[$Home.$F$30]" office:value-type="float" office:value="18.3069219703137" calcext:value-type="float">
            <text:p/>
          </table:table-cell>
          <table:table-cell table:formula="of:=[.E125]/60/60/24" office:value-type="float" office:value="2.07571759259259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31873179" calcext:value-type="float">
            <text:p>1331873179</text:p>
          </table:table-cell>
          <table:table-cell office:value-type="float" office:value="1331444409" calcext:value-type="float">
            <text:p>1331444409</text:p>
          </table:table-cell>
          <table:table-cell office:value-type="string" calcext:value-type="string">
            <text:p>C</text:p>
          </table:table-cell>
          <table:table-cell table:formula="of:=[.B126]-[.C126]" office:value-type="float" office:value="428770" calcext:value-type="float">
            <text:p/>
          </table:table-cell>
          <table:table-cell table:formula="of:=([.C126]*1000-[$Home.$C$11])*[$Home.$C$24]/[$Home.$F$8]" office:value-type="float" office:value="212.516822321365" calcext:value-type="float">
            <text:p/>
          </table:table-cell>
          <table:table-cell table:formula="of:=FLOOR([.F126];1)" office:value-type="float" office:value="212" calcext:value-type="float">
            <text:p/>
          </table:table-cell>
          <table:table-cell table:formula="of:=[.A126]/[.E126]" office:value-type="float" office:value="0.00020757049233855" calcext:value-type="float">
            <text:p/>
          </table:table-cell>
          <table:table-cell table:formula="of:=([.H126]-[.$O$3])*([$Home.$C$33]-[$Home.$C$32])/([.$O$4]-[.$O$3])+[$Home.$C$32]" office:value-type="float" office:value="175.292853861512" calcext:value-type="float">
            <text:p/>
          </table:table-cell>
          <table:table-cell table:formula="of:=FLOOR([.I126];1)" office:value-type="float" office:value="175" calcext:value-type="float">
            <text:p/>
          </table:table-cell>
          <table:table-cell table:formula="of:=CONCATENATE([.G126];&quot;,&quot;;[.J126];&quot;,&quot;;&quot;basic&quot;;&quot;,&quot;;&quot;repoInstrument&quot;)" office:value-type="string" office:string-value="212,175,basic,repoInstrument" calcext:value-type="string">
            <text:p>212,175,basic,repoInstrument</text:p>
          </table:table-cell>
          <table:table-cell table:formula="of:=[.H126]*[$Home.$F$30]" office:value-type="float" office:value="17.9340905380507" calcext:value-type="float">
            <text:p/>
          </table:table-cell>
          <table:table-cell table:formula="of:=[.E126]/60/60/24" office:value-type="float" office:value="4.96261574074074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34791783" calcext:value-type="float">
            <text:p>1334791783</text:p>
          </table:table-cell>
          <table:table-cell office:value-type="float" office:value="1334456572" calcext:value-type="float">
            <text:p>1334456572</text:p>
          </table:table-cell>
          <table:table-cell office:value-type="string" calcext:value-type="string">
            <text:p>Ruby</text:p>
          </table:table-cell>
          <table:table-cell table:formula="of:=[.B127]-[.C127]" office:value-type="float" office:value="335211" calcext:value-type="float">
            <text:p/>
          </table:table-cell>
          <table:table-cell table:formula="of:=([.C127]*1000-[$Home.$C$11])*[$Home.$C$24]/[$Home.$F$8]" office:value-type="float" office:value="1400.57290355607" calcext:value-type="float">
            <text:p/>
          </table:table-cell>
          <table:table-cell table:formula="of:=FLOOR([.F127];1)" office:value-type="float" office:value="1400" calcext:value-type="float">
            <text:p/>
          </table:table-cell>
          <table:table-cell table:formula="of:=[.A127]/[.E127]" office:value-type="float" office:value="0.000208823696119757" calcext:value-type="float">
            <text:p/>
          </table:table-cell>
          <table:table-cell table:formula="of:=([.H127]-[.$O$3])*([$Home.$C$33]-[$Home.$C$32])/([.$O$4]-[.$O$3])+[$Home.$C$32]" office:value-type="float" office:value="176.292965407555" calcext:value-type="float">
            <text:p/>
          </table:table-cell>
          <table:table-cell table:formula="of:=FLOOR([.I127];1)" office:value-type="float" office:value="176" calcext:value-type="float">
            <text:p/>
          </table:table-cell>
          <table:table-cell table:formula="of:=CONCATENATE([.G127];&quot;,&quot;;[.J127];&quot;,&quot;;&quot;basic&quot;;&quot;,&quot;;&quot;repoInstrument&quot;)" office:value-type="string" office:string-value="1400,176,basic,repoInstrument" calcext:value-type="string">
            <text:p>1400,176,basic,repoInstrument</text:p>
          </table:table-cell>
          <table:table-cell table:formula="of:=[.H127]*[$Home.$F$30]" office:value-type="float" office:value="18.042367344747" calcext:value-type="float">
            <text:p/>
          </table:table-cell>
          <table:table-cell table:formula="of:=[.E127]/60/60/24" office:value-type="float" office:value="3.87975694444444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35300357" calcext:value-type="float">
            <text:p>1335300357</text:p>
          </table:table-cell>
          <table:table-cell office:value-type="float" office:value="1334857094" calcext:value-type="float">
            <text:p>1334857094</text:p>
          </table:table-cell>
          <table:table-cell office:value-type="string" calcext:value-type="string">
            <text:p>Python</text:p>
          </table:table-cell>
          <table:table-cell table:formula="of:=[.B128]-[.C128]" office:value-type="float" office:value="443263" calcext:value-type="float">
            <text:p/>
          </table:table-cell>
          <table:table-cell table:formula="of:=([.C128]*1000-[$Home.$C$11])*[$Home.$C$24]/[$Home.$F$8]" office:value-type="float" office:value="1558.54662468879" calcext:value-type="float">
            <text:p/>
          </table:table-cell>
          <table:table-cell table:formula="of:=FLOOR([.F128];1)" office:value-type="float" office:value="1558" calcext:value-type="float">
            <text:p/>
          </table:table-cell>
          <table:table-cell table:formula="of:=[.A128]/[.E128]" office:value-type="float" office:value="0.00020755172437131" calcext:value-type="float">
            <text:p/>
          </table:table-cell>
          <table:table-cell table:formula="of:=([.H128]-[.$O$3])*([$Home.$C$33]-[$Home.$C$32])/([.$O$4]-[.$O$3])+[$Home.$C$32]" office:value-type="float" office:value="175.277876201044" calcext:value-type="float">
            <text:p/>
          </table:table-cell>
          <table:table-cell table:formula="of:=FLOOR([.I128];1)" office:value-type="float" office:value="175" calcext:value-type="float">
            <text:p/>
          </table:table-cell>
          <table:table-cell table:formula="of:=CONCATENATE([.G128];&quot;,&quot;;[.J128];&quot;,&quot;;&quot;basic&quot;;&quot;,&quot;;&quot;repoInstrument&quot;)" office:value-type="string" office:string-value="1558,175,basic,repoInstrument" calcext:value-type="string">
            <text:p>1558,175,basic,repoInstrument</text:p>
          </table:table-cell>
          <table:table-cell table:formula="of:=[.H128]*[$Home.$F$30]" office:value-type="float" office:value="17.9324689856812" calcext:value-type="float">
            <text:p/>
          </table:table-cell>
          <table:table-cell table:formula="of:=[.E128]/60/60/24" office:value-type="float" office:value="5.1303587962963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32033539" calcext:value-type="float">
            <text:p>1332033539</text:p>
          </table:table-cell>
          <table:table-cell office:value-type="float" office:value="1331850173" calcext:value-type="float">
            <text:p>1331850173</text:p>
          </table:table-cell>
          <table:table-cell office:value-type="string" calcext:value-type="string">
            <text:p>Java</text:p>
          </table:table-cell>
          <table:table-cell table:formula="of:=[.B129]-[.C129]" office:value-type="float" office:value="183366" calcext:value-type="float">
            <text:p/>
          </table:table-cell>
          <table:table-cell table:formula="of:=([.C129]*1000-[$Home.$C$11])*[$Home.$C$24]/[$Home.$F$8]" office:value-type="float" office:value="372.558090920083" calcext:value-type="float">
            <text:p/>
          </table:table-cell>
          <table:table-cell table:formula="of:=FLOOR([.F129];1)" office:value-type="float" office:value="372" calcext:value-type="float">
            <text:p/>
          </table:table-cell>
          <table:table-cell table:formula="of:=[.A129]/[.E129]" office:value-type="float" office:value="0.000207235801620802" calcext:value-type="float">
            <text:p/>
          </table:table-cell>
          <table:table-cell table:formula="of:=([.H129]-[.$O$3])*([$Home.$C$33]-[$Home.$C$32])/([.$O$4]-[.$O$3])+[$Home.$C$32]" office:value-type="float" office:value="175.025755999063" calcext:value-type="float">
            <text:p/>
          </table:table-cell>
          <table:table-cell table:formula="of:=FLOOR([.I129];1)" office:value-type="float" office:value="175" calcext:value-type="float">
            <text:p/>
          </table:table-cell>
          <table:table-cell table:formula="of:=CONCATENATE([.G129];&quot;,&quot;;[.J129];&quot;,&quot;;&quot;basic&quot;;&quot;,&quot;;&quot;repoInstrument&quot;)" office:value-type="string" office:string-value="372,175,basic,repoInstrument" calcext:value-type="string">
            <text:p>372,175,basic,repoInstrument</text:p>
          </table:table-cell>
          <table:table-cell table:formula="of:=[.H129]*[$Home.$F$30]" office:value-type="float" office:value="17.9051732600373" calcext:value-type="float">
            <text:p/>
          </table:table-cell>
          <table:table-cell table:formula="of:=[.E129]/60/60/24" office:value-type="float" office:value="2.12229166666667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32253796" calcext:value-type="float">
            <text:p>1332253796</text:p>
          </table:table-cell>
          <table:table-cell office:value-type="float" office:value="1331986847" calcext:value-type="float">
            <text:p>1331986847</text:p>
          </table:table-cell>
          <table:table-cell office:value-type="string" calcext:value-type="string">
            <text:p>PHP</text:p>
          </table:table-cell>
          <table:table-cell table:formula="of:=[.B130]-[.C130]" office:value-type="float" office:value="266949" calcext:value-type="float">
            <text:p/>
          </table:table-cell>
          <table:table-cell table:formula="of:=([.C130]*1000-[$Home.$C$11])*[$Home.$C$24]/[$Home.$F$8]" office:value-type="float" office:value="426.464993317687" calcext:value-type="float">
            <text:p/>
          </table:table-cell>
          <table:table-cell table:formula="of:=FLOOR([.F130];1)" office:value-type="float" office:value="426" calcext:value-type="float">
            <text:p/>
          </table:table-cell>
          <table:table-cell table:formula="of:=[.A130]/[.E130]" office:value-type="float" office:value="0.00020603186376424" calcext:value-type="float">
            <text:p/>
          </table:table-cell>
          <table:table-cell table:formula="of:=([.H130]-[.$O$3])*([$Home.$C$33]-[$Home.$C$32])/([.$O$4]-[.$O$3])+[$Home.$C$32]" office:value-type="float" office:value="174.06496082024" calcext:value-type="float">
            <text:p/>
          </table:table-cell>
          <table:table-cell table:formula="of:=FLOOR([.I130];1)" office:value-type="float" office:value="174" calcext:value-type="float">
            <text:p/>
          </table:table-cell>
          <table:table-cell table:formula="of:=CONCATENATE([.G130];&quot;,&quot;;[.J130];&quot;,&quot;;&quot;basic&quot;;&quot;,&quot;;&quot;repoInstrument&quot;)" office:value-type="string" office:string-value="426,174,basic,repoInstrument" calcext:value-type="string">
            <text:p>426,174,basic,repoInstrument</text:p>
          </table:table-cell>
          <table:table-cell table:formula="of:=[.H130]*[$Home.$F$30]" office:value-type="float" office:value="17.8011530292303" calcext:value-type="float">
            <text:p/>
          </table:table-cell>
          <table:table-cell table:formula="of:=[.E130]/60/60/24" office:value-type="float" office:value="3.0896875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33535816" calcext:value-type="float">
            <text:p>1333535816</text:p>
          </table:table-cell>
          <table:table-cell office:value-type="float" office:value="1333252935" calcext:value-type="float">
            <text:p>1333252935</text:p>
          </table:table-cell>
          <table:table-cell office:value-type="string" calcext:value-type="string">
            <text:p>null</text:p>
          </table:table-cell>
          <table:table-cell table:formula="of:=[.B131]-[.C131]" office:value-type="float" office:value="282881" calcext:value-type="float">
            <text:p/>
          </table:table-cell>
          <table:table-cell table:formula="of:=([.C131]*1000-[$Home.$C$11])*[$Home.$C$24]/[$Home.$F$8]" office:value-type="float" office:value="925.834897196822" calcext:value-type="float">
            <text:p/>
          </table:table-cell>
          <table:table-cell table:formula="of:=FLOOR([.F131];1)" office:value-type="float" office:value="925" calcext:value-type="float">
            <text:p/>
          </table:table-cell>
          <table:table-cell table:formula="of:=[.A131]/[.E131]" office:value-type="float" office:value="0.000205033211845264" calcext:value-type="float">
            <text:p/>
          </table:table-cell>
          <table:table-cell table:formula="of:=([.H131]-[.$O$3])*([$Home.$C$33]-[$Home.$C$32])/([.$O$4]-[.$O$3])+[$Home.$C$32]" office:value-type="float" office:value="173.267992817411" calcext:value-type="float">
            <text:p/>
          </table:table-cell>
          <table:table-cell table:formula="of:=FLOOR([.I131];1)" office:value-type="float" office:value="173" calcext:value-type="float">
            <text:p/>
          </table:table-cell>
          <table:table-cell table:formula="of:=CONCATENATE([.G131];&quot;,&quot;;[.J131];&quot;,&quot;;&quot;basic&quot;;&quot;,&quot;;&quot;repoInstrument&quot;)" office:value-type="string" office:string-value="925,173,basic,repoInstrument" calcext:value-type="string">
            <text:p>925,173,basic,repoInstrument</text:p>
          </table:table-cell>
          <table:table-cell table:formula="of:=[.H131]*[$Home.$F$30]" office:value-type="float" office:value="17.7148695034308" calcext:value-type="float">
            <text:p/>
          </table:table-cell>
          <table:table-cell table:formula="of:=[.E131]/60/60/24" office:value-type="float" office:value="3.27408564814815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35229158" calcext:value-type="float">
            <text:p>1335229158</text:p>
          </table:table-cell>
          <table:table-cell office:value-type="float" office:value="1334957411" calcext:value-type="float">
            <text:p>1334957411</text:p>
          </table:table-cell>
          <table:table-cell office:value-type="string" calcext:value-type="string">
            <text:p>CoffeeScript</text:p>
          </table:table-cell>
          <table:table-cell table:formula="of:=[.B132]-[.C132]" office:value-type="float" office:value="271747" calcext:value-type="float">
            <text:p/>
          </table:table-cell>
          <table:table-cell table:formula="of:=([.C132]*1000-[$Home.$C$11])*[$Home.$C$24]/[$Home.$F$8]" office:value-type="float" office:value="1598.11361422462" calcext:value-type="float">
            <text:p/>
          </table:table-cell>
          <table:table-cell table:formula="of:=FLOOR([.F132];1)" office:value-type="float" office:value="1598" calcext:value-type="float">
            <text:p/>
          </table:table-cell>
          <table:table-cell table:formula="of:=[.A132]/[.E132]" office:value-type="float" office:value="0.00020607403209603" calcext:value-type="float">
            <text:p/>
          </table:table-cell>
          <table:table-cell table:formula="of:=([.H132]-[.$O$3])*([$Home.$C$33]-[$Home.$C$32])/([.$O$4]-[.$O$3])+[$Home.$C$32]" office:value-type="float" office:value="174.098612997271" calcext:value-type="float">
            <text:p/>
          </table:table-cell>
          <table:table-cell table:formula="of:=FLOOR([.I132];1)" office:value-type="float" office:value="174" calcext:value-type="float">
            <text:p/>
          </table:table-cell>
          <table:table-cell table:formula="of:=CONCATENATE([.G132];&quot;,&quot;;[.J132];&quot;,&quot;;&quot;basic&quot;;&quot;,&quot;;&quot;repoInstrument&quot;)" office:value-type="string" office:string-value="1598,174,basic,repoInstrument" calcext:value-type="string">
            <text:p>1598,174,basic,repoInstrument</text:p>
          </table:table-cell>
          <table:table-cell table:formula="of:=[.H132]*[$Home.$F$30]" office:value-type="float" office:value="17.804796373097" calcext:value-type="float">
            <text:p/>
          </table:table-cell>
          <table:table-cell table:formula="of:=[.E132]/60/60/24" office:value-type="float" office:value="3.14521990740741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35479467" calcext:value-type="float">
            <text:p>1335479467</text:p>
          </table:table-cell>
          <table:table-cell office:value-type="float" office:value="1335211426" calcext:value-type="float">
            <text:p>1335211426</text:p>
          </table:table-cell>
          <table:table-cell office:value-type="string" calcext:value-type="string">
            <text:p>Python</text:p>
          </table:table-cell>
          <table:table-cell table:formula="of:=[.B133]-[.C133]" office:value-type="float" office:value="268041" calcext:value-type="float">
            <text:p/>
          </table:table-cell>
          <table:table-cell table:formula="of:=([.C133]*1000-[$Home.$C$11])*[$Home.$C$24]/[$Home.$F$8]" office:value-type="float" office:value="1698.30210517775" calcext:value-type="float">
            <text:p/>
          </table:table-cell>
          <table:table-cell table:formula="of:=FLOOR([.F133];1)" office:value-type="float" office:value="1698" calcext:value-type="float">
            <text:p/>
          </table:table-cell>
          <table:table-cell table:formula="of:=[.A133]/[.E133]" office:value-type="float" office:value="0.00020519248920874" calcext:value-type="float">
            <text:p/>
          </table:table-cell>
          <table:table-cell table:formula="of:=([.H133]-[.$O$3])*([$Home.$C$33]-[$Home.$C$32])/([.$O$4]-[.$O$3])+[$Home.$C$32]" office:value-type="float" office:value="173.395103134684" calcext:value-type="float">
            <text:p/>
          </table:table-cell>
          <table:table-cell table:formula="of:=FLOOR([.I133];1)" office:value-type="float" office:value="173" calcext:value-type="float">
            <text:p/>
          </table:table-cell>
          <table:table-cell table:formula="of:=CONCATENATE([.G133];&quot;,&quot;;[.J133];&quot;,&quot;;&quot;basic&quot;;&quot;,&quot;;&quot;repoInstrument&quot;)" office:value-type="string" office:string-value="1698,173,basic,repoInstrument" calcext:value-type="string">
            <text:p>1698,173,basic,repoInstrument</text:p>
          </table:table-cell>
          <table:table-cell table:formula="of:=[.H133]*[$Home.$F$30]" office:value-type="float" office:value="17.7286310676352" calcext:value-type="float">
            <text:p/>
          </table:table-cell>
          <table:table-cell table:formula="of:=[.E133]/60/60/24" office:value-type="float" office:value="3.10232638888889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35895481" calcext:value-type="float">
            <text:p>1335895481</text:p>
          </table:table-cell>
          <table:table-cell office:value-type="float" office:value="1335461230" calcext:value-type="float">
            <text:p>1335461230</text:p>
          </table:table-cell>
          <table:table-cell office:value-type="string" calcext:value-type="string">
            <text:p>JavaScript</text:p>
          </table:table-cell>
          <table:table-cell table:formula="of:=[.B134]-[.C134]" office:value-type="float" office:value="434251" calcext:value-type="float">
            <text:p/>
          </table:table-cell>
          <table:table-cell table:formula="of:=([.C134]*1000-[$Home.$C$11])*[$Home.$C$24]/[$Home.$F$8]" office:value-type="float" office:value="1796.82969525728" calcext:value-type="float">
            <text:p/>
          </table:table-cell>
          <table:table-cell table:formula="of:=FLOOR([.F134];1)" office:value-type="float" office:value="1796" calcext:value-type="float">
            <text:p/>
          </table:table-cell>
          <table:table-cell table:formula="of:=[.A134]/[.E134]" office:value-type="float" office:value="0.000204950593090171" calcext:value-type="float">
            <text:p/>
          </table:table-cell>
          <table:table-cell table:formula="of:=([.H134]-[.$O$3])*([$Home.$C$33]-[$Home.$C$32])/([.$O$4]-[.$O$3])+[$Home.$C$32]" office:value-type="float" office:value="173.20205942962" calcext:value-type="float">
            <text:p/>
          </table:table-cell>
          <table:table-cell table:formula="of:=FLOOR([.I134];1)" office:value-type="float" office:value="173" calcext:value-type="float">
            <text:p/>
          </table:table-cell>
          <table:table-cell table:formula="of:=CONCATENATE([.G134];&quot;,&quot;;[.J134];&quot;,&quot;;&quot;basic&quot;;&quot;,&quot;;&quot;repoInstrument&quot;)" office:value-type="string" office:string-value="1796,173,basic,repoInstrument" calcext:value-type="string">
            <text:p>1796,173,basic,repoInstrument</text:p>
          </table:table-cell>
          <table:table-cell table:formula="of:=[.H134]*[$Home.$F$30]" office:value-type="float" office:value="17.7077312429908" calcext:value-type="float">
            <text:p/>
          </table:table-cell>
          <table:table-cell table:formula="of:=[.E134]/60/60/24" office:value-type="float" office:value="5.02605324074074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33396399" calcext:value-type="float">
            <text:p>1333396399</text:p>
          </table:table-cell>
          <table:table-cell office:value-type="float" office:value="1333074292" calcext:value-type="float">
            <text:p>1333074292</text:p>
          </table:table-cell>
          <table:table-cell office:value-type="string" calcext:value-type="string">
            <text:p>Java</text:p>
          </table:table-cell>
          <table:table-cell table:formula="of:=[.B135]-[.C135]" office:value-type="float" office:value="322107" calcext:value-type="float">
            <text:p/>
          </table:table-cell>
          <table:table-cell table:formula="of:=([.C135]*1000-[$Home.$C$11])*[$Home.$C$24]/[$Home.$F$8]" office:value-type="float" office:value="855.374599224895" calcext:value-type="float">
            <text:p/>
          </table:table-cell>
          <table:table-cell table:formula="of:=FLOOR([.F135];1)" office:value-type="float" office:value="855" calcext:value-type="float">
            <text:p/>
          </table:table-cell>
          <table:table-cell table:formula="of:=[.A135]/[.E135]" office:value-type="float" office:value="0.000201796297503625" calcext:value-type="float">
            <text:p/>
          </table:table-cell>
          <table:table-cell table:formula="of:=([.H135]-[.$O$3])*([$Home.$C$33]-[$Home.$C$32])/([.$O$4]-[.$O$3])+[$Home.$C$32]" office:value-type="float" office:value="170.684793296973" calcext:value-type="float">
            <text:p/>
          </table:table-cell>
          <table:table-cell table:formula="of:=FLOOR([.I135];1)" office:value-type="float" office:value="170" calcext:value-type="float">
            <text:p/>
          </table:table-cell>
          <table:table-cell table:formula="of:=CONCATENATE([.G135];&quot;,&quot;;[.J135];&quot;,&quot;;&quot;basic&quot;;&quot;,&quot;;&quot;repoInstrument&quot;)" office:value-type="string" office:string-value="855,170,basic,repoInstrument" calcext:value-type="string">
            <text:p>855,170,basic,repoInstrument</text:p>
          </table:table-cell>
          <table:table-cell table:formula="of:=[.H135]*[$Home.$F$30]" office:value-type="float" office:value="17.4352001043132" calcext:value-type="float">
            <text:p/>
          </table:table-cell>
          <table:table-cell table:formula="of:=[.E135]/60/60/24" office:value-type="float" office:value="3.72809027777778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33440913" calcext:value-type="float">
            <text:p>1333440913</text:p>
          </table:table-cell>
          <table:table-cell office:value-type="float" office:value="1333167472" calcext:value-type="float">
            <text:p>1333167472</text:p>
          </table:table-cell>
          <table:table-cell office:value-type="string" calcext:value-type="string">
            <text:p>Lua</text:p>
          </table:table-cell>
          <table:table-cell table:formula="of:=[.B136]-[.C136]" office:value-type="float" office:value="273441" calcext:value-type="float">
            <text:p/>
          </table:table-cell>
          <table:table-cell table:formula="of:=([.C136]*1000-[$Home.$C$11])*[$Home.$C$24]/[$Home.$F$8]" office:value-type="float" office:value="892.126616180635" calcext:value-type="float">
            <text:p/>
          </table:table-cell>
          <table:table-cell table:formula="of:=FLOOR([.F136];1)" office:value-type="float" office:value="892" calcext:value-type="float">
            <text:p/>
          </table:table-cell>
          <table:table-cell table:formula="of:=[.A136]/[.E136]" office:value-type="float" office:value="0.00020114028254724" calcext:value-type="float">
            <text:p/>
          </table:table-cell>
          <table:table-cell table:formula="of:=([.H136]-[.$O$3])*([$Home.$C$33]-[$Home.$C$32])/([.$O$4]-[.$O$3])+[$Home.$C$32]" office:value-type="float" office:value="170.161264608267" calcext:value-type="float">
            <text:p/>
          </table:table-cell>
          <table:table-cell table:formula="of:=FLOOR([.I136];1)" office:value-type="float" office:value="170" calcext:value-type="float">
            <text:p/>
          </table:table-cell>
          <table:table-cell table:formula="of:=CONCATENATE([.G136];&quot;,&quot;;[.J136];&quot;,&quot;;&quot;basic&quot;;&quot;,&quot;;&quot;repoInstrument&quot;)" office:value-type="string" office:string-value="892,170,basic,repoInstrument" calcext:value-type="string">
            <text:p>892,170,basic,repoInstrument</text:p>
          </table:table-cell>
          <table:table-cell table:formula="of:=[.H136]*[$Home.$F$30]" office:value-type="float" office:value="17.3785204120816" calcext:value-type="float">
            <text:p/>
          </table:table-cell>
          <table:table-cell table:formula="of:=[.E136]/60/60/24" office:value-type="float" office:value="3.16482638888889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33918332" calcext:value-type="float">
            <text:p>1333918332</text:p>
          </table:table-cell>
          <table:table-cell office:value-type="float" office:value="1333740017" calcext:value-type="float">
            <text:p>1333740017</text:p>
          </table:table-cell>
          <table:table-cell office:value-type="string" calcext:value-type="string">
            <text:p>Ruby</text:p>
          </table:table-cell>
          <table:table-cell table:formula="of:=[.B137]-[.C137]" office:value-type="float" office:value="178315" calcext:value-type="float">
            <text:p/>
          </table:table-cell>
          <table:table-cell table:formula="of:=([.C137]*1000-[$Home.$C$11])*[$Home.$C$24]/[$Home.$F$8]" office:value-type="float" office:value="1117.94957763077" calcext:value-type="float">
            <text:p/>
          </table:table-cell>
          <table:table-cell table:formula="of:=FLOOR([.F137];1)" office:value-type="float" office:value="1117" calcext:value-type="float">
            <text:p/>
          </table:table-cell>
          <table:table-cell table:formula="of:=[.A137]/[.E137]" office:value-type="float" office:value="0.000201889913916384" calcext:value-type="float">
            <text:p/>
          </table:table-cell>
          <table:table-cell table:formula="of:=([.H137]-[.$O$3])*([$Home.$C$33]-[$Home.$C$32])/([.$O$4]-[.$O$3])+[$Home.$C$32]" office:value-type="float" office:value="170.759503297616" calcext:value-type="float">
            <text:p/>
          </table:table-cell>
          <table:table-cell table:formula="of:=FLOOR([.I137];1)" office:value-type="float" office:value="170" calcext:value-type="float">
            <text:p/>
          </table:table-cell>
          <table:table-cell table:formula="of:=CONCATENATE([.G137];&quot;,&quot;;[.J137];&quot;,&quot;;&quot;basic&quot;;&quot;,&quot;;&quot;repoInstrument&quot;)" office:value-type="string" office:string-value="1117,170,basic,repoInstrument" calcext:value-type="string">
            <text:p>1117,170,basic,repoInstrument</text:p>
          </table:table-cell>
          <table:table-cell table:formula="of:=[.H137]*[$Home.$F$30]" office:value-type="float" office:value="17.4432885623756" calcext:value-type="float">
            <text:p/>
          </table:table-cell>
          <table:table-cell table:formula="of:=[.E137]/60/60/24" office:value-type="float" office:value="2.06383101851852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34318259" calcext:value-type="float">
            <text:p>1334318259</text:p>
          </table:table-cell>
          <table:table-cell office:value-type="float" office:value="1334145319" calcext:value-type="float">
            <text:p>1334145319</text:p>
          </table:table-cell>
          <table:table-cell office:value-type="string" calcext:value-type="string">
            <text:p>null</text:p>
          </table:table-cell>
          <table:table-cell table:formula="of:=[.B138]-[.C138]" office:value-type="float" office:value="172940" calcext:value-type="float">
            <text:p/>
          </table:table-cell>
          <table:table-cell table:formula="of:=([.C138]*1000-[$Home.$C$11])*[$Home.$C$24]/[$Home.$F$8]" office:value-type="float" office:value="1277.80862438109" calcext:value-type="float">
            <text:p/>
          </table:table-cell>
          <table:table-cell table:formula="of:=FLOOR([.F138];1)" office:value-type="float" office:value="1277" calcext:value-type="float">
            <text:p/>
          </table:table-cell>
          <table:table-cell table:formula="of:=[.A138]/[.E138]" office:value-type="float" office:value="0.000202382329131491" calcext:value-type="float">
            <text:p/>
          </table:table-cell>
          <table:table-cell table:formula="of:=([.H138]-[.$O$3])*([$Home.$C$33]-[$Home.$C$32])/([.$O$4]-[.$O$3])+[$Home.$C$32]" office:value-type="float" office:value="171.152472222112" calcext:value-type="float">
            <text:p/>
          </table:table-cell>
          <table:table-cell table:formula="of:=FLOOR([.I138];1)" office:value-type="float" office:value="171" calcext:value-type="float">
            <text:p/>
          </table:table-cell>
          <table:table-cell table:formula="of:=CONCATENATE([.G138];&quot;,&quot;;[.J138];&quot;,&quot;;&quot;basic&quot;;&quot;,&quot;;&quot;repoInstrument&quot;)" office:value-type="string" office:string-value="1277,171,basic,repoInstrument" calcext:value-type="string">
            <text:p>1277,171,basic,repoInstrument</text:p>
          </table:table-cell>
          <table:table-cell table:formula="of:=[.H138]*[$Home.$F$30]" office:value-type="float" office:value="17.4858332369608" calcext:value-type="float">
            <text:p/>
          </table:table-cell>
          <table:table-cell table:formula="of:=[.E138]/60/60/24" office:value-type="float" office:value="2.00162037037037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335809384" calcext:value-type="float">
            <text:p>1335809384</text:p>
          </table:table-cell>
          <table:table-cell office:value-type="float" office:value="1334748848" calcext:value-type="float">
            <text:p>1334748848</text:p>
          </table:table-cell>
          <table:table-cell office:value-type="string" calcext:value-type="string">
            <text:p>null</text:p>
          </table:table-cell>
          <table:table-cell table:formula="of:=[.B139]-[.C139]" office:value-type="float" office:value="1060536" calcext:value-type="float">
            <text:p/>
          </table:table-cell>
          <table:table-cell table:formula="of:=([.C139]*1000-[$Home.$C$11])*[$Home.$C$24]/[$Home.$F$8]" office:value-type="float" office:value="1515.85228226133" calcext:value-type="float">
            <text:p/>
          </table:table-cell>
          <table:table-cell table:formula="of:=FLOOR([.F139];1)" office:value-type="float" office:value="1515" calcext:value-type="float">
            <text:p/>
          </table:table-cell>
          <table:table-cell table:formula="of:=[.A139]/[.E139]" office:value-type="float" office:value="0.000202727677325428" calcext:value-type="float">
            <text:p/>
          </table:table-cell>
          <table:table-cell table:formula="of:=([.H139]-[.$O$3])*([$Home.$C$33]-[$Home.$C$32])/([.$O$4]-[.$O$3])+[$Home.$C$32]" office:value-type="float" office:value="171.428075217683" calcext:value-type="float">
            <text:p/>
          </table:table-cell>
          <table:table-cell table:formula="of:=FLOOR([.I139];1)" office:value-type="float" office:value="171" calcext:value-type="float">
            <text:p/>
          </table:table-cell>
          <table:table-cell table:formula="of:=CONCATENATE([.G139];&quot;,&quot;;[.J139];&quot;,&quot;;&quot;basic&quot;;&quot;,&quot;;&quot;repoInstrument&quot;)" office:value-type="string" office:string-value="1515,171,basic,repoInstrument" calcext:value-type="string">
            <text:p>1515,171,basic,repoInstrument</text:p>
          </table:table-cell>
          <table:table-cell table:formula="of:=[.H139]*[$Home.$F$30]" office:value-type="float" office:value="17.515671320917" calcext:value-type="float">
            <text:p/>
          </table:table-cell>
          <table:table-cell table:formula="of:=[.E139]/60/60/24" office:value-type="float" office:value="12.2747222222222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31655684" calcext:value-type="float">
            <text:p>1331655684</text:p>
          </table:table-cell>
          <table:table-cell office:value-type="float" office:value="1331333834" calcext:value-type="float">
            <text:p>1331333834</text:p>
          </table:table-cell>
          <table:table-cell office:value-type="string" calcext:value-type="string">
            <text:p>null</text:p>
          </table:table-cell>
          <table:table-cell table:formula="of:=[.B140]-[.C140]" office:value-type="float" office:value="321850" calcext:value-type="float">
            <text:p/>
          </table:table-cell>
          <table:table-cell table:formula="of:=([.C140]*1000-[$Home.$C$11])*[$Home.$C$24]/[$Home.$F$8]" office:value-type="float" office:value="168.903876679802" calcext:value-type="float">
            <text:p/>
          </table:table-cell>
          <table:table-cell table:formula="of:=FLOOR([.F140];1)" office:value-type="float" office:value="168" calcext:value-type="float">
            <text:p/>
          </table:table-cell>
          <table:table-cell table:formula="of:=[.A140]/[.E140]" office:value-type="float" office:value="0.000198850396147274" calcext:value-type="float">
            <text:p/>
          </table:table-cell>
          <table:table-cell table:formula="of:=([.H140]-[.$O$3])*([$Home.$C$33]-[$Home.$C$32])/([.$O$4]-[.$O$3])+[$Home.$C$32]" office:value-type="float" office:value="168.33383489406" calcext:value-type="float">
            <text:p/>
          </table:table-cell>
          <table:table-cell table:formula="of:=FLOOR([.I140];1)" office:value-type="float" office:value="168" calcext:value-type="float">
            <text:p/>
          </table:table-cell>
          <table:table-cell table:formula="of:=CONCATENATE([.G140];&quot;,&quot;;[.J140];&quot;,&quot;;&quot;basic&quot;;&quot;,&quot;;&quot;repoInstrument&quot;)" office:value-type="string" office:string-value="168,168,basic,repoInstrument" calcext:value-type="string">
            <text:p>168,168,basic,repoInstrument</text:p>
          </table:table-cell>
          <table:table-cell table:formula="of:=[.H140]*[$Home.$F$30]" office:value-type="float" office:value="17.1806742271244" calcext:value-type="float">
            <text:p/>
          </table:table-cell>
          <table:table-cell table:formula="of:=[.E140]/60/60/24" office:value-type="float" office:value="3.72511574074074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32436886" calcext:value-type="float">
            <text:p>1332436886</text:p>
          </table:table-cell>
          <table:table-cell office:value-type="float" office:value="1332250010" calcext:value-type="float">
            <text:p>1332250010</text:p>
          </table:table-cell>
          <table:table-cell office:value-type="string" calcext:value-type="string">
            <text:p>Java</text:p>
          </table:table-cell>
          <table:table-cell table:formula="of:=[.B141]-[.C141]" office:value-type="float" office:value="186876" calcext:value-type="float">
            <text:p/>
          </table:table-cell>
          <table:table-cell table:formula="of:=([.C141]*1000-[$Home.$C$11])*[$Home.$C$24]/[$Home.$F$8]" office:value-type="float" office:value="530.261634636888" calcext:value-type="float">
            <text:p/>
          </table:table-cell>
          <table:table-cell table:formula="of:=FLOOR([.F141];1)" office:value-type="float" office:value="530" calcext:value-type="float">
            <text:p/>
          </table:table-cell>
          <table:table-cell table:formula="of:=[.A141]/[.E141]" office:value-type="float" office:value="0.00019799225154648" calcext:value-type="float">
            <text:p/>
          </table:table-cell>
          <table:table-cell table:formula="of:=([.H141]-[.$O$3])*([$Home.$C$33]-[$Home.$C$32])/([.$O$4]-[.$O$3])+[$Home.$C$32]" office:value-type="float" office:value="167.648997889657" calcext:value-type="float">
            <text:p/>
          </table:table-cell>
          <table:table-cell table:formula="of:=FLOOR([.I141];1)" office:value-type="float" office:value="167" calcext:value-type="float">
            <text:p/>
          </table:table-cell>
          <table:table-cell table:formula="of:=CONCATENATE([.G141];&quot;,&quot;;[.J141];&quot;,&quot;;&quot;basic&quot;;&quot;,&quot;;&quot;repoInstrument&quot;)" office:value-type="string" office:string-value="530,167,basic,repoInstrument" calcext:value-type="string">
            <text:p>530,167,basic,repoInstrument</text:p>
          </table:table-cell>
          <table:table-cell table:formula="of:=[.H141]*[$Home.$F$30]" office:value-type="float" office:value="17.1065305336159" calcext:value-type="float">
            <text:p/>
          </table:table-cell>
          <table:table-cell table:formula="of:=[.E141]/60/60/24" office:value-type="float" office:value="2.16291666666667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33748452" calcext:value-type="float">
            <text:p>1333748452</text:p>
          </table:table-cell>
          <table:table-cell office:value-type="float" office:value="1333417543" calcext:value-type="float">
            <text:p>1333417543</text:p>
          </table:table-cell>
          <table:table-cell office:value-type="string" calcext:value-type="string">
            <text:p>null</text:p>
          </table:table-cell>
          <table:table-cell table:formula="of:=[.B142]-[.C142]" office:value-type="float" office:value="330909" calcext:value-type="float">
            <text:p/>
          </table:table-cell>
          <table:table-cell table:formula="of:=([.C142]*1000-[$Home.$C$11])*[$Home.$C$24]/[$Home.$F$8]" office:value-type="float" office:value="990.759516289442" calcext:value-type="float">
            <text:p/>
          </table:table-cell>
          <table:table-cell table:formula="of:=FLOOR([.F142];1)" office:value-type="float" office:value="990" calcext:value-type="float">
            <text:p/>
          </table:table-cell>
          <table:table-cell table:formula="of:=[.A142]/[.E142]" office:value-type="float" office:value="0.000199450604244672" calcext:value-type="float">
            <text:p/>
          </table:table-cell>
          <table:table-cell table:formula="of:=([.H142]-[.$O$3])*([$Home.$C$33]-[$Home.$C$32])/([.$O$4]-[.$O$3])+[$Home.$C$32]" office:value-type="float" office:value="168.812827263248" calcext:value-type="float">
            <text:p/>
          </table:table-cell>
          <table:table-cell table:formula="of:=FLOOR([.I142];1)" office:value-type="float" office:value="168" calcext:value-type="float">
            <text:p/>
          </table:table-cell>
          <table:table-cell table:formula="of:=CONCATENATE([.G142];&quot;,&quot;;[.J142];&quot;,&quot;;&quot;basic&quot;;&quot;,&quot;;&quot;repoInstrument&quot;)" office:value-type="string" office:string-value="990,168,basic,repoInstrument" calcext:value-type="string">
            <text:p>990,168,basic,repoInstrument</text:p>
          </table:table-cell>
          <table:table-cell table:formula="of:=[.H142]*[$Home.$F$30]" office:value-type="float" office:value="17.2325322067396" calcext:value-type="float">
            <text:p/>
          </table:table-cell>
          <table:table-cell table:formula="of:=[.E142]/60/60/24" office:value-type="float" office:value="3.82996527777778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35187386" calcext:value-type="float">
            <text:p>1335187386</text:p>
          </table:table-cell>
          <table:table-cell office:value-type="float" office:value="1334818964" calcext:value-type="float">
            <text:p>1334818964</text:p>
          </table:table-cell>
          <table:table-cell office:value-type="string" calcext:value-type="string">
            <text:p>Java</text:p>
          </table:table-cell>
          <table:table-cell table:formula="of:=[.B143]-[.C143]" office:value-type="float" office:value="368422" calcext:value-type="float">
            <text:p/>
          </table:table-cell>
          <table:table-cell table:formula="of:=([.C143]*1000-[$Home.$C$11])*[$Home.$C$24]/[$Home.$F$8]" office:value-type="float" office:value="1543.50740590233" calcext:value-type="float">
            <text:p/>
          </table:table-cell>
          <table:table-cell table:formula="of:=FLOOR([.F143];1)" office:value-type="float" office:value="1543" calcext:value-type="float">
            <text:p/>
          </table:table-cell>
          <table:table-cell table:formula="of:=[.A143]/[.E143]" office:value-type="float" office:value="0.000200856626368675" calcext:value-type="float">
            <text:p/>
          </table:table-cell>
          <table:table-cell table:formula="of:=([.H143]-[.$O$3])*([$Home.$C$33]-[$Home.$C$32])/([.$O$4]-[.$O$3])+[$Home.$C$32]" office:value-type="float" office:value="169.934894544959" calcext:value-type="float">
            <text:p/>
          </table:table-cell>
          <table:table-cell table:formula="of:=FLOOR([.I143];1)" office:value-type="float" office:value="169" calcext:value-type="float">
            <text:p/>
          </table:table-cell>
          <table:table-cell table:formula="of:=CONCATENATE([.G143];&quot;,&quot;;[.J143];&quot;,&quot;;&quot;basic&quot;;&quot;,&quot;;&quot;repoInstrument&quot;)" office:value-type="string" office:string-value="1543,169,basic,repoInstrument" calcext:value-type="string">
            <text:p>1543,169,basic,repoInstrument</text:p>
          </table:table-cell>
          <table:table-cell table:formula="of:=[.H143]*[$Home.$F$30]" office:value-type="float" office:value="17.3540125182535" calcext:value-type="float">
            <text:p/>
          </table:table-cell>
          <table:table-cell table:formula="of:=[.E143]/60/60/24" office:value-type="float" office:value="4.26414351851852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35154697" calcext:value-type="float">
            <text:p>1335154697</text:p>
          </table:table-cell>
          <table:table-cell office:value-type="float" office:value="1334970053" calcext:value-type="float">
            <text:p>1334970053</text:p>
          </table:table-cell>
          <table:table-cell office:value-type="string" calcext:value-type="string">
            <text:p>JavaScript</text:p>
          </table:table-cell>
          <table:table-cell table:formula="of:=[.B144]-[.C144]" office:value-type="float" office:value="184644" calcext:value-type="float">
            <text:p/>
          </table:table-cell>
          <table:table-cell table:formula="of:=([.C144]*1000-[$Home.$C$11])*[$Home.$C$24]/[$Home.$F$8]" office:value-type="float" office:value="1603.09986662164" calcext:value-type="float">
            <text:p/>
          </table:table-cell>
          <table:table-cell table:formula="of:=FLOOR([.F144];1)" office:value-type="float" office:value="1603" calcext:value-type="float">
            <text:p/>
          </table:table-cell>
          <table:table-cell table:formula="of:=[.A144]/[.E144]" office:value-type="float" office:value="0.000200385606897598" calcext:value-type="float">
            <text:p/>
          </table:table-cell>
          <table:table-cell table:formula="of:=([.H144]-[.$O$3])*([$Home.$C$33]-[$Home.$C$32])/([.$O$4]-[.$O$3])+[$Home.$C$32]" office:value-type="float" office:value="169.559000361986" calcext:value-type="float">
            <text:p/>
          </table:table-cell>
          <table:table-cell table:formula="of:=FLOOR([.I144];1)" office:value-type="float" office:value="169" calcext:value-type="float">
            <text:p/>
          </table:table-cell>
          <table:table-cell table:formula="of:=CONCATENATE([.G144];&quot;,&quot;;[.J144];&quot;,&quot;;&quot;basic&quot;;&quot;,&quot;;&quot;repoInstrument&quot;)" office:value-type="string" office:string-value="1603,169,basic,repoInstrument" calcext:value-type="string">
            <text:p>1603,169,basic,repoInstrument</text:p>
          </table:table-cell>
          <table:table-cell table:formula="of:=[.H144]*[$Home.$F$30]" office:value-type="float" office:value="17.3133164359524" calcext:value-type="float">
            <text:p/>
          </table:table-cell>
          <table:table-cell table:formula="of:=[.E144]/60/60/24" office:value-type="float" office:value="2.13708333333333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35796345" calcext:value-type="float">
            <text:p>1335796345</text:p>
          </table:table-cell>
          <table:table-cell office:value-type="float" office:value="1335436405" calcext:value-type="float">
            <text:p>1335436405</text:p>
          </table:table-cell>
          <table:table-cell office:value-type="string" calcext:value-type="string">
            <text:p>JavaScript</text:p>
          </table:table-cell>
          <table:table-cell table:formula="of:=[.B145]-[.C145]" office:value-type="float" office:value="359940" calcext:value-type="float">
            <text:p/>
          </table:table-cell>
          <table:table-cell table:formula="of:=([.C145]*1000-[$Home.$C$11])*[$Home.$C$24]/[$Home.$F$8]" office:value-type="float" office:value="1787.03822905288" calcext:value-type="float">
            <text:p/>
          </table:table-cell>
          <table:table-cell table:formula="of:=FLOOR([.F145];1)" office:value-type="float" office:value="1787" calcext:value-type="float">
            <text:p/>
          </table:table-cell>
          <table:table-cell table:formula="of:=[.A145]/[.E145]" office:value-type="float" office:value="0.000200033338889815" calcext:value-type="float">
            <text:p/>
          </table:table-cell>
          <table:table-cell table:formula="of:=([.H145]-[.$O$3])*([$Home.$C$33]-[$Home.$C$32])/([.$O$4]-[.$O$3])+[$Home.$C$32]" office:value-type="float" office:value="169.277875051666" calcext:value-type="float">
            <text:p/>
          </table:table-cell>
          <table:table-cell table:formula="of:=FLOOR([.I145];1)" office:value-type="float" office:value="169" calcext:value-type="float">
            <text:p/>
          </table:table-cell>
          <table:table-cell table:formula="of:=CONCATENATE([.G145];&quot;,&quot;;[.J145];&quot;,&quot;;&quot;basic&quot;;&quot;,&quot;;&quot;repoInstrument&quot;)" office:value-type="string" office:string-value="1787,169,basic,repoInstrument" calcext:value-type="string">
            <text:p>1787,169,basic,repoInstrument</text:p>
          </table:table-cell>
          <table:table-cell table:formula="of:=[.H145]*[$Home.$F$30]" office:value-type="float" office:value="17.28288048008" calcext:value-type="float">
            <text:p/>
          </table:table-cell>
          <table:table-cell table:formula="of:=[.E145]/60/60/24" office:value-type="float" office:value="4.16597222222222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35878775" calcext:value-type="float">
            <text:p>1335878775</text:p>
          </table:table-cell>
          <table:table-cell office:value-type="float" office:value="1335656617" calcext:value-type="float">
            <text:p>1335656617</text:p>
          </table:table-cell>
          <table:table-cell office:value-type="string" calcext:value-type="string">
            <text:p>null</text:p>
          </table:table-cell>
          <table:table-cell table:formula="of:=[.B146]-[.C146]" office:value-type="float" office:value="222158" calcext:value-type="float">
            <text:p/>
          </table:table-cell>
          <table:table-cell table:formula="of:=([.C146]*1000-[$Home.$C$11])*[$Home.$C$24]/[$Home.$F$8]" office:value-type="float" office:value="1873.89415476502" calcext:value-type="float">
            <text:p/>
          </table:table-cell>
          <table:table-cell table:formula="of:=FLOOR([.F146];1)" office:value-type="float" office:value="1873" calcext:value-type="float">
            <text:p/>
          </table:table-cell>
          <table:table-cell table:formula="of:=[.A146]/[.E146]" office:value-type="float" office:value="0.000198057238541939" calcext:value-type="float">
            <text:p/>
          </table:table-cell>
          <table:table-cell table:formula="of:=([.H146]-[.$O$3])*([$Home.$C$33]-[$Home.$C$32])/([.$O$4]-[.$O$3])+[$Home.$C$32]" office:value-type="float" office:value="167.70086036045" calcext:value-type="float">
            <text:p/>
          </table:table-cell>
          <table:table-cell table:formula="of:=FLOOR([.I146];1)" office:value-type="float" office:value="167" calcext:value-type="float">
            <text:p/>
          </table:table-cell>
          <table:table-cell table:formula="of:=CONCATENATE([.G146];&quot;,&quot;;[.J146];&quot;,&quot;;&quot;basic&quot;;&quot;,&quot;;&quot;repoInstrument&quot;)" office:value-type="string" office:string-value="1873,167,basic,repoInstrument" calcext:value-type="string">
            <text:p>1873,167,basic,repoInstrument</text:p>
          </table:table-cell>
          <table:table-cell table:formula="of:=[.H146]*[$Home.$F$30]" office:value-type="float" office:value="17.1121454100235" calcext:value-type="float">
            <text:p/>
          </table:table-cell>
          <table:table-cell table:formula="of:=[.E146]/60/60/24" office:value-type="float" office:value="2.57127314814815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335790744" calcext:value-type="float">
            <text:p>1335790744</text:p>
          </table:table-cell>
          <table:table-cell office:value-type="float" office:value="1331148115" calcext:value-type="float">
            <text:p>1331148115</text:p>
          </table:table-cell>
          <table:table-cell office:value-type="string" calcext:value-type="string">
            <text:p>null</text:p>
          </table:table-cell>
          <table:table-cell table:formula="of:=[.B147]-[.C147]" office:value-type="float" office:value="4642629" calcext:value-type="float">
            <text:p/>
          </table:table-cell>
          <table:table-cell table:formula="of:=([.C147]*1000-[$Home.$C$11])*[$Home.$C$24]/[$Home.$F$8]" office:value-type="float" office:value="95.6526657224841" calcext:value-type="float">
            <text:p/>
          </table:table-cell>
          <table:table-cell table:formula="of:=FLOOR([.F147];1)" office:value-type="float" office:value="95" calcext:value-type="float">
            <text:p/>
          </table:table-cell>
          <table:table-cell table:formula="of:=[.A147]/[.E147]" office:value-type="float" office:value="0.000197517398008758" calcext:value-type="float">
            <text:p/>
          </table:table-cell>
          <table:table-cell table:formula="of:=([.H147]-[.$O$3])*([$Home.$C$33]-[$Home.$C$32])/([.$O$4]-[.$O$3])+[$Home.$C$32]" office:value-type="float" office:value="167.270043953452" calcext:value-type="float">
            <text:p/>
          </table:table-cell>
          <table:table-cell table:formula="of:=FLOOR([.I147];1)" office:value-type="float" office:value="167" calcext:value-type="float">
            <text:p/>
          </table:table-cell>
          <table:table-cell table:formula="of:=CONCATENATE([.G147];&quot;,&quot;;[.J147];&quot;,&quot;;&quot;basic&quot;;&quot;,&quot;;&quot;repoInstrument&quot;)" office:value-type="string" office:string-value="95,167,basic,repoInstrument" calcext:value-type="string">
            <text:p>95,167,basic,repoInstrument</text:p>
          </table:table-cell>
          <table:table-cell table:formula="of:=[.H147]*[$Home.$F$30]" office:value-type="float" office:value="17.0655031879567" calcext:value-type="float">
            <text:p/>
          </table:table-cell>
          <table:table-cell table:formula="of:=[.E147]/60/60/24" office:value-type="float" office:value="53.7341319444444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31658863" calcext:value-type="float">
            <text:p>1331658863</text:p>
          </table:table-cell>
          <table:table-cell office:value-type="float" office:value="1331461684" calcext:value-type="float">
            <text:p>1331461684</text:p>
          </table:table-cell>
          <table:table-cell office:value-type="string" calcext:value-type="string">
            <text:p>Ruby</text:p>
          </table:table-cell>
          <table:table-cell table:formula="of:=[.B148]-[.C148]" office:value-type="float" office:value="197179" calcext:value-type="float">
            <text:p/>
          </table:table-cell>
          <table:table-cell table:formula="of:=([.C148]*1000-[$Home.$C$11])*[$Home.$C$24]/[$Home.$F$8]" office:value-type="float" office:value="219.330420656957" calcext:value-type="float">
            <text:p/>
          </table:table-cell>
          <table:table-cell table:formula="of:=FLOOR([.F148];1)" office:value-type="float" office:value="219" calcext:value-type="float">
            <text:p/>
          </table:table-cell>
          <table:table-cell table:formula="of:=[.A148]/[.E148]" office:value-type="float" office:value="0.000197789825488516" calcext:value-type="float">
            <text:p/>
          </table:table-cell>
          <table:table-cell table:formula="of:=([.H148]-[.$O$3])*([$Home.$C$33]-[$Home.$C$32])/([.$O$4]-[.$O$3])+[$Home.$C$32]" office:value-type="float" office:value="167.487453022951" calcext:value-type="float">
            <text:p/>
          </table:table-cell>
          <table:table-cell table:formula="of:=FLOOR([.I148];1)" office:value-type="float" office:value="167" calcext:value-type="float">
            <text:p/>
          </table:table-cell>
          <table:table-cell table:formula="of:=CONCATENATE([.G148];&quot;,&quot;;[.J148];&quot;,&quot;;&quot;basic&quot;;&quot;,&quot;;&quot;repoInstrument&quot;)" office:value-type="string" office:string-value="219,167,basic,repoInstrument" calcext:value-type="string">
            <text:p>219,167,basic,repoInstrument</text:p>
          </table:table-cell>
          <table:table-cell table:formula="of:=[.H148]*[$Home.$F$30]" office:value-type="float" office:value="17.0890409222077" calcext:value-type="float">
            <text:p/>
          </table:table-cell>
          <table:table-cell table:formula="of:=[.E148]/60/60/24" office:value-type="float" office:value="2.28216435185185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31689319" calcext:value-type="float">
            <text:p>1331689319</text:p>
          </table:table-cell>
          <table:table-cell office:value-type="float" office:value="1331516102" calcext:value-type="float">
            <text:p>1331516102</text:p>
          </table:table-cell>
          <table:table-cell office:value-type="string" calcext:value-type="string">
            <text:p>null</text:p>
          </table:table-cell>
          <table:table-cell table:formula="of:=[.B149]-[.C149]" office:value-type="float" office:value="173217" calcext:value-type="float">
            <text:p/>
          </table:table-cell>
          <table:table-cell table:formula="of:=([.C149]*1000-[$Home.$C$11])*[$Home.$C$24]/[$Home.$F$8]" office:value-type="float" office:value="240.793945648343" calcext:value-type="float">
            <text:p/>
          </table:table-cell>
          <table:table-cell table:formula="of:=FLOOR([.F149];1)" office:value-type="float" office:value="240" calcext:value-type="float">
            <text:p/>
          </table:table-cell>
          <table:table-cell table:formula="of:=[.A149]/[.E149]" office:value-type="float" office:value="0.000196285583978478" calcext:value-type="float">
            <text:p/>
          </table:table-cell>
          <table:table-cell table:formula="of:=([.H149]-[.$O$3])*([$Home.$C$33]-[$Home.$C$32])/([.$O$4]-[.$O$3])+[$Home.$C$32]" office:value-type="float" office:value="166.287002366174" calcext:value-type="float">
            <text:p/>
          </table:table-cell>
          <table:table-cell table:formula="of:=FLOOR([.I149];1)" office:value-type="float" office:value="166" calcext:value-type="float">
            <text:p/>
          </table:table-cell>
          <table:table-cell table:formula="of:=CONCATENATE([.G149];&quot;,&quot;;[.J149];&quot;,&quot;;&quot;basic&quot;;&quot;,&quot;;&quot;repoInstrument&quot;)" office:value-type="string" office:string-value="240,166,basic,repoInstrument" calcext:value-type="string">
            <text:p>240,166,basic,repoInstrument</text:p>
          </table:table-cell>
          <table:table-cell table:formula="of:=[.H149]*[$Home.$F$30]" office:value-type="float" office:value="16.9590744557405" calcext:value-type="float">
            <text:p/>
          </table:table-cell>
          <table:table-cell table:formula="of:=[.E149]/60/60/24" office:value-type="float" office:value="2.00482638888889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334357485" calcext:value-type="float">
            <text:p>1334357485</text:p>
          </table:table-cell>
          <table:table-cell office:value-type="float" office:value="1332628563" calcext:value-type="float">
            <text:p>1332628563</text:p>
          </table:table-cell>
          <table:table-cell office:value-type="string" calcext:value-type="string">
            <text:p>JavaScript</text:p>
          </table:table-cell>
          <table:table-cell table:formula="of:=[.B150]-[.C150]" office:value-type="float" office:value="1728922" calcext:value-type="float">
            <text:p/>
          </table:table-cell>
          <table:table-cell table:formula="of:=([.C150]*1000-[$Home.$C$11])*[$Home.$C$24]/[$Home.$F$8]" office:value-type="float" office:value="679.570351900742" calcext:value-type="float">
            <text:p/>
          </table:table-cell>
          <table:table-cell table:formula="of:=FLOOR([.F150];1)" office:value-type="float" office:value="679" calcext:value-type="float">
            <text:p/>
          </table:table-cell>
          <table:table-cell table:formula="of:=[.A150]/[.E150]" office:value-type="float" office:value="0.000195497541242462" calcext:value-type="float">
            <text:p/>
          </table:table-cell>
          <table:table-cell table:formula="of:=([.H150]-[.$O$3])*([$Home.$C$33]-[$Home.$C$32])/([.$O$4]-[.$O$3])+[$Home.$C$32]" office:value-type="float" office:value="165.658109722469" calcext:value-type="float">
            <text:p/>
          </table:table-cell>
          <table:table-cell table:formula="of:=FLOOR([.I150];1)" office:value-type="float" office:value="165" calcext:value-type="float">
            <text:p/>
          </table:table-cell>
          <table:table-cell table:formula="of:=CONCATENATE([.G150];&quot;,&quot;;[.J150];&quot;,&quot;;&quot;basic&quot;;&quot;,&quot;;&quot;repoInstrument&quot;)" office:value-type="string" office:string-value="679,165,basic,repoInstrument" calcext:value-type="string">
            <text:p>679,165,basic,repoInstrument</text:p>
          </table:table-cell>
          <table:table-cell table:formula="of:=[.H150]*[$Home.$F$30]" office:value-type="float" office:value="16.8909875633487" calcext:value-type="float">
            <text:p/>
          </table:table-cell>
          <table:table-cell table:formula="of:=[.E150]/60/60/24" office:value-type="float" office:value="20.0106712962963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34751817" calcext:value-type="float">
            <text:p>1334751817</text:p>
          </table:table-cell>
          <table:table-cell office:value-type="float" office:value="1334311334" calcext:value-type="float">
            <text:p>1334311334</text:p>
          </table:table-cell>
          <table:table-cell office:value-type="string" calcext:value-type="string">
            <text:p>Java</text:p>
          </table:table-cell>
          <table:table-cell table:formula="of:=[.B151]-[.C151]" office:value-type="float" office:value="440483" calcext:value-type="float">
            <text:p/>
          </table:table-cell>
          <table:table-cell table:formula="of:=([.C151]*1000-[$Home.$C$11])*[$Home.$C$24]/[$Home.$F$8]" office:value-type="float" office:value="1343.28819183019" calcext:value-type="float">
            <text:p/>
          </table:table-cell>
          <table:table-cell table:formula="of:=FLOOR([.F151];1)" office:value-type="float" office:value="1343" calcext:value-type="float">
            <text:p/>
          </table:table-cell>
          <table:table-cell table:formula="of:=[.A151]/[.E151]" office:value-type="float" office:value="0.000197510460108563" calcext:value-type="float">
            <text:p/>
          </table:table-cell>
          <table:table-cell table:formula="of:=([.H151]-[.$O$3])*([$Home.$C$33]-[$Home.$C$32])/([.$O$4]-[.$O$3])+[$Home.$C$32]" office:value-type="float" office:value="167.264507205004" calcext:value-type="float">
            <text:p/>
          </table:table-cell>
          <table:table-cell table:formula="of:=FLOOR([.I151];1)" office:value-type="float" office:value="167" calcext:value-type="float">
            <text:p/>
          </table:table-cell>
          <table:table-cell table:formula="of:=CONCATENATE([.G151];&quot;,&quot;;[.J151];&quot;,&quot;;&quot;basic&quot;;&quot;,&quot;;&quot;repoInstrument&quot;)" office:value-type="string" office:string-value="1343,167,basic,repoInstrument" calcext:value-type="string">
            <text:p>1343,167,basic,repoInstrument</text:p>
          </table:table-cell>
          <table:table-cell table:formula="of:=[.H151]*[$Home.$F$30]" office:value-type="float" office:value="17.0649037533798" calcext:value-type="float">
            <text:p/>
          </table:table-cell>
          <table:table-cell table:formula="of:=[.E151]/60/60/24" office:value-type="float" office:value="5.09818287037037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34797848" calcext:value-type="float">
            <text:p>1334797848</text:p>
          </table:table-cell>
          <table:table-cell office:value-type="float" office:value="1334541252" calcext:value-type="float">
            <text:p>1334541252</text:p>
          </table:table-cell>
          <table:table-cell office:value-type="string" calcext:value-type="string">
            <text:p>Python</text:p>
          </table:table-cell>
          <table:table-cell table:formula="of:=[.B152]-[.C152]" office:value-type="float" office:value="256596" calcext:value-type="float">
            <text:p/>
          </table:table-cell>
          <table:table-cell table:formula="of:=([.C152]*1000-[$Home.$C$11])*[$Home.$C$24]/[$Home.$F$8]" office:value-type="float" office:value="1433.97235403699" calcext:value-type="float">
            <text:p/>
          </table:table-cell>
          <table:table-cell table:formula="of:=FLOOR([.F152];1)" office:value-type="float" office:value="1433" calcext:value-type="float">
            <text:p/>
          </table:table-cell>
          <table:table-cell table:formula="of:=[.A152]/[.E152]" office:value-type="float" office:value="0.000194858844253223" calcext:value-type="float">
            <text:p/>
          </table:table-cell>
          <table:table-cell table:formula="of:=([.H152]-[.$O$3])*([$Home.$C$33]-[$Home.$C$32])/([.$O$4]-[.$O$3])+[$Home.$C$32]" office:value-type="float" office:value="165.148401530601" calcext:value-type="float">
            <text:p/>
          </table:table-cell>
          <table:table-cell table:formula="of:=FLOOR([.I152];1)" office:value-type="float" office:value="165" calcext:value-type="float">
            <text:p/>
          </table:table-cell>
          <table:table-cell table:formula="of:=CONCATENATE([.G152];&quot;,&quot;;[.J152];&quot;,&quot;;&quot;basic&quot;;&quot;,&quot;;&quot;repoInstrument&quot;)" office:value-type="string" office:string-value="1433,165,basic,repoInstrument" calcext:value-type="string">
            <text:p>1433,165,basic,repoInstrument</text:p>
          </table:table-cell>
          <table:table-cell table:formula="of:=[.H152]*[$Home.$F$30]" office:value-type="float" office:value="16.8358041434785" calcext:value-type="float">
            <text:p/>
          </table:table-cell>
          <table:table-cell table:formula="of:=[.E152]/60/60/24" office:value-type="float" office:value="2.96986111111111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35229574" calcext:value-type="float">
            <text:p>1335229574</text:p>
          </table:table-cell>
          <table:table-cell office:value-type="float" office:value="1334959568" calcext:value-type="float">
            <text:p>1334959568</text:p>
          </table:table-cell>
          <table:table-cell office:value-type="string" calcext:value-type="string">
            <text:p>ActionScript</text:p>
          </table:table-cell>
          <table:table-cell table:formula="of:=[.B153]-[.C153]" office:value-type="float" office:value="270006" calcext:value-type="float">
            <text:p/>
          </table:table-cell>
          <table:table-cell table:formula="of:=([.C153]*1000-[$Home.$C$11])*[$Home.$C$24]/[$Home.$F$8]" office:value-type="float" office:value="1598.96437727006" calcext:value-type="float">
            <text:p/>
          </table:table-cell>
          <table:table-cell table:formula="of:=FLOOR([.F153];1)" office:value-type="float" office:value="1598" calcext:value-type="float">
            <text:p/>
          </table:table-cell>
          <table:table-cell table:formula="of:=[.A153]/[.E153]" office:value-type="float" office:value="0.000196291934253313" calcext:value-type="float">
            <text:p/>
          </table:table-cell>
          <table:table-cell table:formula="of:=([.H153]-[.$O$3])*([$Home.$C$33]-[$Home.$C$32])/([.$O$4]-[.$O$3])+[$Home.$C$32]" office:value-type="float" office:value="166.292070163828" calcext:value-type="float">
            <text:p/>
          </table:table-cell>
          <table:table-cell table:formula="of:=FLOOR([.I153];1)" office:value-type="float" office:value="166" calcext:value-type="float">
            <text:p/>
          </table:table-cell>
          <table:table-cell table:formula="of:=CONCATENATE([.G153];&quot;,&quot;;[.J153];&quot;,&quot;;&quot;basic&quot;;&quot;,&quot;;&quot;repoInstrument&quot;)" office:value-type="string" office:string-value="1598,166,basic,repoInstrument" calcext:value-type="string">
            <text:p>1598,166,basic,repoInstrument</text:p>
          </table:table-cell>
          <table:table-cell table:formula="of:=[.H153]*[$Home.$F$30]" office:value-type="float" office:value="16.9596231194862" calcext:value-type="float">
            <text:p/>
          </table:table-cell>
          <table:table-cell table:formula="of:=[.E153]/60/60/24" office:value-type="float" office:value="3.12506944444445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35905006" calcext:value-type="float">
            <text:p>1335905006</text:p>
          </table:table-cell>
          <table:table-cell office:value-type="float" office:value="1335226689" calcext:value-type="float">
            <text:p>1335226689</text:p>
          </table:table-cell>
          <table:table-cell office:value-type="string" calcext:value-type="string">
            <text:p>Ruby</text:p>
          </table:table-cell>
          <table:table-cell table:formula="of:=[.B154]-[.C154]" office:value-type="float" office:value="678317" calcext:value-type="float">
            <text:p/>
          </table:table-cell>
          <table:table-cell table:formula="of:=([.C154]*1000-[$Home.$C$11])*[$Home.$C$24]/[$Home.$F$8]" office:value-type="float" office:value="1704.32213130777" calcext:value-type="float">
            <text:p/>
          </table:table-cell>
          <table:table-cell table:formula="of:=FLOOR([.F154];1)" office:value-type="float" office:value="1704" calcext:value-type="float">
            <text:p/>
          </table:table-cell>
          <table:table-cell table:formula="of:=[.A154]/[.E154]" office:value-type="float" office:value="0.00019607351724931" calcext:value-type="float">
            <text:p/>
          </table:table-cell>
          <table:table-cell table:formula="of:=([.H154]-[.$O$3])*([$Home.$C$33]-[$Home.$C$32])/([.$O$4]-[.$O$3])+[$Home.$C$32]" office:value-type="float" office:value="166.117763821291" calcext:value-type="float">
            <text:p/>
          </table:table-cell>
          <table:table-cell table:formula="of:=FLOOR([.I154];1)" office:value-type="float" office:value="166" calcext:value-type="float">
            <text:p/>
          </table:table-cell>
          <table:table-cell table:formula="of:=CONCATENATE([.G154];&quot;,&quot;;[.J154];&quot;,&quot;;&quot;basic&quot;;&quot;,&quot;;&quot;repoInstrument&quot;)" office:value-type="string" office:string-value="1704,166,basic,repoInstrument" calcext:value-type="string">
            <text:p>1704,166,basic,repoInstrument</text:p>
          </table:table-cell>
          <table:table-cell table:formula="of:=[.H154]*[$Home.$F$30]" office:value-type="float" office:value="16.9407518903404" calcext:value-type="float">
            <text:p/>
          </table:table-cell>
          <table:table-cell table:formula="of:=[.E154]/60/60/24" office:value-type="float" office:value="7.8508912037037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35654143" calcext:value-type="float">
            <text:p>1335654143</text:p>
          </table:table-cell>
          <table:table-cell office:value-type="float" office:value="1335459194" calcext:value-type="float">
            <text:p>1335459194</text:p>
          </table:table-cell>
          <table:table-cell office:value-type="string" calcext:value-type="string">
            <text:p>JavaScript</text:p>
          </table:table-cell>
          <table:table-cell table:formula="of:=[.B155]-[.C155]" office:value-type="float" office:value="194949" calcext:value-type="float">
            <text:p/>
          </table:table-cell>
          <table:table-cell table:formula="of:=([.C155]*1000-[$Home.$C$11])*[$Home.$C$24]/[$Home.$F$8]" office:value-type="float" office:value="1796.02665698167" calcext:value-type="float">
            <text:p/>
          </table:table-cell>
          <table:table-cell table:formula="of:=FLOOR([.F155];1)" office:value-type="float" office:value="1796" calcext:value-type="float">
            <text:p/>
          </table:table-cell>
          <table:table-cell table:formula="of:=[.A155]/[.E155]" office:value-type="float" office:value="0.000194922774674402" calcext:value-type="float">
            <text:p/>
          </table:table-cell>
          <table:table-cell table:formula="of:=([.H155]-[.$O$3])*([$Home.$C$33]-[$Home.$C$32])/([.$O$4]-[.$O$3])+[$Home.$C$32]" office:value-type="float" office:value="165.199420808809" calcext:value-type="float">
            <text:p/>
          </table:table-cell>
          <table:table-cell table:formula="of:=FLOOR([.I155];1)" office:value-type="float" office:value="165" calcext:value-type="float">
            <text:p/>
          </table:table-cell>
          <table:table-cell table:formula="of:=CONCATENATE([.G155];&quot;,&quot;;[.J155];&quot;,&quot;;&quot;basic&quot;;&quot;,&quot;;&quot;repoInstrument&quot;)" office:value-type="string" office:string-value="1796,165,basic,repoInstrument" calcext:value-type="string">
            <text:p>1796,165,basic,repoInstrument</text:p>
          </table:table-cell>
          <table:table-cell table:formula="of:=[.H155]*[$Home.$F$30]" office:value-type="float" office:value="16.8413277318683" calcext:value-type="float">
            <text:p/>
          </table:table-cell>
          <table:table-cell table:formula="of:=[.E155]/60/60/24" office:value-type="float" office:value="2.25635416666667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35754593" calcext:value-type="float">
            <text:p>1335754593</text:p>
          </table:table-cell>
          <table:table-cell office:value-type="float" office:value="1335577024" calcext:value-type="float">
            <text:p>1335577024</text:p>
          </table:table-cell>
          <table:table-cell office:value-type="string" calcext:value-type="string">
            <text:p>JavaScript</text:p>
          </table:table-cell>
          <table:table-cell table:formula="of:=[.B156]-[.C156]" office:value-type="float" office:value="177569" calcext:value-type="float">
            <text:p/>
          </table:table-cell>
          <table:table-cell table:formula="of:=([.C156]*1000-[$Home.$C$11])*[$Home.$C$24]/[$Home.$F$8]" office:value-type="float" office:value="1842.50111671439" calcext:value-type="float">
            <text:p/>
          </table:table-cell>
          <table:table-cell table:formula="of:=FLOOR([.F156];1)" office:value-type="float" office:value="1842" calcext:value-type="float">
            <text:p/>
          </table:table-cell>
          <table:table-cell table:formula="of:=[.A156]/[.E156]" office:value-type="float" office:value="0.000197106476918832" calcext:value-type="float">
            <text:p/>
          </table:table-cell>
          <table:table-cell table:formula="of:=([.H156]-[.$O$3])*([$Home.$C$33]-[$Home.$C$32])/([.$O$4]-[.$O$3])+[$Home.$C$32]" office:value-type="float" office:value="166.942110912784" calcext:value-type="float">
            <text:p/>
          </table:table-cell>
          <table:table-cell table:formula="of:=FLOOR([.I156];1)" office:value-type="float" office:value="166" calcext:value-type="float">
            <text:p/>
          </table:table-cell>
          <table:table-cell table:formula="of:=CONCATENATE([.G156];&quot;,&quot;;[.J156];&quot;,&quot;;&quot;basic&quot;;&quot;,&quot;;&quot;repoInstrument&quot;)" office:value-type="string" office:string-value="1842,166,basic,repoInstrument" calcext:value-type="string">
            <text:p>1842,166,basic,repoInstrument</text:p>
          </table:table-cell>
          <table:table-cell table:formula="of:=[.H156]*[$Home.$F$30]" office:value-type="float" office:value="17.029999605787" calcext:value-type="float">
            <text:p/>
          </table:table-cell>
          <table:table-cell table:formula="of:=[.E156]/60/60/24" office:value-type="float" office:value="2.05519675925926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35809054" calcext:value-type="float">
            <text:p>1335809054</text:p>
          </table:table-cell>
          <table:table-cell office:value-type="float" office:value="1335620885" calcext:value-type="float">
            <text:p>1335620885</text:p>
          </table:table-cell>
          <table:table-cell office:value-type="string" calcext:value-type="string">
            <text:p>Python</text:p>
          </table:table-cell>
          <table:table-cell table:formula="of:=[.B157]-[.C157]" office:value-type="float" office:value="188169" calcext:value-type="float">
            <text:p/>
          </table:table-cell>
          <table:table-cell table:formula="of:=([.C157]*1000-[$Home.$C$11])*[$Home.$C$24]/[$Home.$F$8]" office:value-type="float" office:value="1859.80075414405" calcext:value-type="float">
            <text:p/>
          </table:table-cell>
          <table:table-cell table:formula="of:=FLOOR([.F157];1)" office:value-type="float" office:value="1859" calcext:value-type="float">
            <text:p/>
          </table:table-cell>
          <table:table-cell table:formula="of:=[.A157]/[.E157]" office:value-type="float" office:value="0.000196631751244892" calcext:value-type="float">
            <text:p/>
          </table:table-cell>
          <table:table-cell table:formula="of:=([.H157]-[.$O$3])*([$Home.$C$33]-[$Home.$C$32])/([.$O$4]-[.$O$3])+[$Home.$C$32]" office:value-type="float" office:value="166.563259017482" calcext:value-type="float">
            <text:p/>
          </table:table-cell>
          <table:table-cell table:formula="of:=FLOOR([.I157];1)" office:value-type="float" office:value="166" calcext:value-type="float">
            <text:p/>
          </table:table-cell>
          <table:table-cell table:formula="of:=CONCATENATE([.G157];&quot;,&quot;;[.J157];&quot;,&quot;;&quot;basic&quot;;&quot;,&quot;;&quot;repoInstrument&quot;)" office:value-type="string" office:string-value="1859,166,basic,repoInstrument" calcext:value-type="string">
            <text:p>1859,166,basic,repoInstrument</text:p>
          </table:table-cell>
          <table:table-cell table:formula="of:=[.H157]*[$Home.$F$30]" office:value-type="float" office:value="16.9889833075586" calcext:value-type="float">
            <text:p/>
          </table:table-cell>
          <table:table-cell table:formula="of:=[.E157]/60/60/24" office:value-type="float" office:value="2.17788194444444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32103727" calcext:value-type="float">
            <text:p>1332103727</text:p>
          </table:table-cell>
          <table:table-cell office:value-type="float" office:value="1331902688" calcext:value-type="float">
            <text:p>1331902688</text:p>
          </table:table-cell>
          <table:table-cell office:value-type="string" calcext:value-type="string">
            <text:p>Python</text:p>
          </table:table-cell>
          <table:table-cell table:formula="of:=[.B158]-[.C158]" office:value-type="float" office:value="201039" calcext:value-type="float">
            <text:p/>
          </table:table-cell>
          <table:table-cell table:formula="of:=([.C158]*1000-[$Home.$C$11])*[$Home.$C$24]/[$Home.$F$8]" office:value-type="float" office:value="393.271035440695" calcext:value-type="float">
            <text:p/>
          </table:table-cell>
          <table:table-cell table:formula="of:=FLOOR([.F158];1)" office:value-type="float" office:value="393" calcext:value-type="float">
            <text:p/>
          </table:table-cell>
          <table:table-cell table:formula="of:=[.A158]/[.E158]" office:value-type="float" office:value="0.000193992210466626" calcext:value-type="float">
            <text:p/>
          </table:table-cell>
          <table:table-cell table:formula="of:=([.H158]-[.$O$3])*([$Home.$C$33]-[$Home.$C$32])/([.$O$4]-[.$O$3])+[$Home.$C$32]" office:value-type="float" office:value="164.456789783841" calcext:value-type="float">
            <text:p/>
          </table:table-cell>
          <table:table-cell table:formula="of:=FLOOR([.I158];1)" office:value-type="float" office:value="164" calcext:value-type="float">
            <text:p/>
          </table:table-cell>
          <table:table-cell table:formula="of:=CONCATENATE([.G158];&quot;,&quot;;[.J158];&quot;,&quot;;&quot;basic&quot;;&quot;,&quot;;&quot;repoInstrument&quot;)" office:value-type="string" office:string-value="393,164,basic,repoInstrument" calcext:value-type="string">
            <text:p>393,164,basic,repoInstrument</text:p>
          </table:table-cell>
          <table:table-cell table:formula="of:=[.H158]*[$Home.$F$30]" office:value-type="float" office:value="16.7609269843165" calcext:value-type="float">
            <text:p/>
          </table:table-cell>
          <table:table-cell table:formula="of:=[.E158]/60/60/24" office:value-type="float" office:value="2.32684027777778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32973014" calcext:value-type="float">
            <text:p>1332973014</text:p>
          </table:table-cell>
          <table:table-cell office:value-type="float" office:value="1332542127" calcext:value-type="float">
            <text:p>1332542127</text:p>
          </table:table-cell>
          <table:table-cell office:value-type="string" calcext:value-type="string">
            <text:p>JavaScript</text:p>
          </table:table-cell>
          <table:table-cell table:formula="of:=[.B159]-[.C159]" office:value-type="float" office:value="430887" calcext:value-type="float">
            <text:p/>
          </table:table-cell>
          <table:table-cell table:formula="of:=([.C159]*1000-[$Home.$C$11])*[$Home.$C$24]/[$Home.$F$8]" office:value-type="float" office:value="645.478300628084" calcext:value-type="float">
            <text:p/>
          </table:table-cell>
          <table:table-cell table:formula="of:=FLOOR([.F159];1)" office:value-type="float" office:value="645" calcext:value-type="float">
            <text:p/>
          </table:table-cell>
          <table:table-cell table:formula="of:=[.A159]/[.E159]" office:value-type="float" office:value="0.000192625908880983" calcext:value-type="float">
            <text:p/>
          </table:table-cell>
          <table:table-cell table:formula="of:=([.H159]-[.$O$3])*([$Home.$C$33]-[$Home.$C$32])/([.$O$4]-[.$O$3])+[$Home.$C$32]" office:value-type="float" office:value="163.366421232716" calcext:value-type="float">
            <text:p/>
          </table:table-cell>
          <table:table-cell table:formula="of:=FLOOR([.I159];1)" office:value-type="float" office:value="163" calcext:value-type="float">
            <text:p/>
          </table:table-cell>
          <table:table-cell table:formula="of:=CONCATENATE([.G159];&quot;,&quot;;[.J159];&quot;,&quot;;&quot;basic&quot;;&quot;,&quot;;&quot;repoInstrument&quot;)" office:value-type="string" office:string-value="645,163,basic,repoInstrument" calcext:value-type="string">
            <text:p>645,163,basic,repoInstrument</text:p>
          </table:table-cell>
          <table:table-cell table:formula="of:=[.H159]*[$Home.$F$30]" office:value-type="float" office:value="16.6428785273169" calcext:value-type="float">
            <text:p/>
          </table:table-cell>
          <table:table-cell table:formula="of:=[.E159]/60/60/24" office:value-type="float" office:value="4.98711805555556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33762899" calcext:value-type="float">
            <text:p>1333762899</text:p>
          </table:table-cell>
          <table:table-cell office:value-type="float" office:value="1333377943" calcext:value-type="float">
            <text:p>1333377943</text:p>
          </table:table-cell>
          <table:table-cell office:value-type="string" calcext:value-type="string">
            <text:p>PHP</text:p>
          </table:table-cell>
          <table:table-cell table:formula="of:=[.B160]-[.C160]" office:value-type="float" office:value="384956" calcext:value-type="float">
            <text:p/>
          </table:table-cell>
          <table:table-cell table:formula="of:=([.C160]*1000-[$Home.$C$11])*[$Home.$C$24]/[$Home.$F$8]" office:value-type="float" office:value="975.14050071263" calcext:value-type="float">
            <text:p/>
          </table:table-cell>
          <table:table-cell table:formula="of:=FLOOR([.F160];1)" office:value-type="float" office:value="975" calcext:value-type="float">
            <text:p/>
          </table:table-cell>
          <table:table-cell table:formula="of:=[.A160]/[.E160]" office:value-type="float" office:value="0.000192229761323372" calcext:value-type="float">
            <text:p/>
          </table:table-cell>
          <table:table-cell table:formula="of:=([.H160]-[.$O$3])*([$Home.$C$33]-[$Home.$C$32])/([.$O$4]-[.$O$3])+[$Home.$C$32]" office:value-type="float" office:value="163.050278118368" calcext:value-type="float">
            <text:p/>
          </table:table-cell>
          <table:table-cell table:formula="of:=FLOOR([.I160];1)" office:value-type="float" office:value="163" calcext:value-type="float">
            <text:p/>
          </table:table-cell>
          <table:table-cell table:formula="of:=CONCATENATE([.G160];&quot;,&quot;;[.J160];&quot;,&quot;;&quot;basic&quot;;&quot;,&quot;;&quot;repoInstrument&quot;)" office:value-type="string" office:string-value="975,163,basic,repoInstrument" calcext:value-type="string">
            <text:p>975,163,basic,repoInstrument</text:p>
          </table:table-cell>
          <table:table-cell table:formula="of:=[.H160]*[$Home.$F$30]" office:value-type="float" office:value="16.6086513783393" calcext:value-type="float">
            <text:p/>
          </table:table-cell>
          <table:table-cell table:formula="of:=[.E160]/60/60/24" office:value-type="float" office:value="4.45550925925926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33840897" calcext:value-type="float">
            <text:p>1333840897</text:p>
          </table:table-cell>
          <table:table-cell office:value-type="float" office:value="1333506349" calcext:value-type="float">
            <text:p>1333506349</text:p>
          </table:table-cell>
          <table:table-cell office:value-type="string" calcext:value-type="string">
            <text:p>null</text:p>
          </table:table-cell>
          <table:table-cell table:formula="of:=[.B161]-[.C161]" office:value-type="float" office:value="334548" calcext:value-type="float">
            <text:p/>
          </table:table-cell>
          <table:table-cell table:formula="of:=([.C161]*1000-[$Home.$C$11])*[$Home.$C$24]/[$Home.$F$8]" office:value-type="float" office:value="1025.7863419792" calcext:value-type="float">
            <text:p/>
          </table:table-cell>
          <table:table-cell table:formula="of:=FLOOR([.F161];1)" office:value-type="float" office:value="1025" calcext:value-type="float">
            <text:p/>
          </table:table-cell>
          <table:table-cell table:formula="of:=[.A161]/[.E161]" office:value-type="float" office:value="0.000194291999952174" calcext:value-type="float">
            <text:p/>
          </table:table-cell>
          <table:table-cell table:formula="of:=([.H161]-[.$O$3])*([$Home.$C$33]-[$Home.$C$32])/([.$O$4]-[.$O$3])+[$Home.$C$32]" office:value-type="float" office:value="164.696034933253" calcext:value-type="float">
            <text:p/>
          </table:table-cell>
          <table:table-cell table:formula="of:=FLOOR([.I161];1)" office:value-type="float" office:value="164" calcext:value-type="float">
            <text:p/>
          </table:table-cell>
          <table:table-cell table:formula="of:=CONCATENATE([.G161];&quot;,&quot;;[.J161];&quot;,&quot;;&quot;basic&quot;;&quot;,&quot;;&quot;repoInstrument&quot;)" office:value-type="string" office:string-value="1025,164,basic,repoInstrument" calcext:value-type="string">
            <text:p>1025,164,basic,repoInstrument</text:p>
          </table:table-cell>
          <table:table-cell table:formula="of:=[.H161]*[$Home.$F$30]" office:value-type="float" office:value="16.7868287958679" calcext:value-type="float">
            <text:p/>
          </table:table-cell>
          <table:table-cell table:formula="of:=[.E161]/60/60/24" office:value-type="float" office:value="3.87208333333333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34409358" calcext:value-type="float">
            <text:p>1334409358</text:p>
          </table:table-cell>
          <table:table-cell office:value-type="float" office:value="1333962291" calcext:value-type="float">
            <text:p>1333962291</text:p>
          </table:table-cell>
          <table:table-cell office:value-type="string" calcext:value-type="string">
            <text:p>Go</text:p>
          </table:table-cell>
          <table:table-cell table:formula="of:=[.B162]-[.C162]" office:value-type="float" office:value="447067" calcext:value-type="float">
            <text:p/>
          </table:table-cell>
          <table:table-cell table:formula="of:=([.C162]*1000-[$Home.$C$11])*[$Home.$C$24]/[$Home.$F$8]" office:value-type="float" office:value="1205.61879652774" calcext:value-type="float">
            <text:p/>
          </table:table-cell>
          <table:table-cell table:formula="of:=FLOOR([.F162];1)" office:value-type="float" office:value="1205" calcext:value-type="float">
            <text:p/>
          </table:table-cell>
          <table:table-cell table:formula="of:=[.A162]/[.E162]" office:value-type="float" office:value="0.000194601703995151" calcext:value-type="float">
            <text:p/>
          </table:table-cell>
          <table:table-cell table:formula="of:=([.H162]-[.$O$3])*([$Home.$C$33]-[$Home.$C$32])/([.$O$4]-[.$O$3])+[$Home.$C$32]" office:value-type="float" office:value="164.943192334054" calcext:value-type="float">
            <text:p/>
          </table:table-cell>
          <table:table-cell table:formula="of:=FLOOR([.I162];1)" office:value-type="float" office:value="164" calcext:value-type="float">
            <text:p/>
          </table:table-cell>
          <table:table-cell table:formula="of:=CONCATENATE([.G162];&quot;,&quot;;[.J162];&quot;,&quot;;&quot;basic&quot;;&quot;,&quot;;&quot;repoInstrument&quot;)" office:value-type="string" office:string-value="1205,164,basic,repoInstrument" calcext:value-type="string">
            <text:p>1205,164,basic,repoInstrument</text:p>
          </table:table-cell>
          <table:table-cell table:formula="of:=[.H162]*[$Home.$F$30]" office:value-type="float" office:value="16.813587225181" calcext:value-type="float">
            <text:p/>
          </table:table-cell>
          <table:table-cell table:formula="of:=[.E162]/60/60/24" office:value-type="float" office:value="5.17438657407407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34145395" calcext:value-type="float">
            <text:p>1334145395</text:p>
          </table:table-cell>
          <table:table-cell office:value-type="float" office:value="1333969823" calcext:value-type="float">
            <text:p>1333969823</text:p>
          </table:table-cell>
          <table:table-cell office:value-type="string" calcext:value-type="string">
            <text:p>Ruby</text:p>
          </table:table-cell>
          <table:table-cell table:formula="of:=[.B163]-[.C163]" office:value-type="float" office:value="175572" calcext:value-type="float">
            <text:p/>
          </table:table-cell>
          <table:table-cell table:formula="of:=([.C163]*1000-[$Home.$C$11])*[$Home.$C$24]/[$Home.$F$8]" office:value-type="float" office:value="1208.58956484402" calcext:value-type="float">
            <text:p/>
          </table:table-cell>
          <table:table-cell table:formula="of:=FLOOR([.F163];1)" office:value-type="float" office:value="1208" calcext:value-type="float">
            <text:p/>
          </table:table-cell>
          <table:table-cell table:formula="of:=[.A163]/[.E163]" office:value-type="float" office:value="0.000193652746451598" calcext:value-type="float">
            <text:p/>
          </table:table-cell>
          <table:table-cell table:formula="of:=([.H163]-[.$O$3])*([$Home.$C$33]-[$Home.$C$32])/([.$O$4]-[.$O$3])+[$Home.$C$32]" office:value-type="float" office:value="164.185882620946" calcext:value-type="float">
            <text:p/>
          </table:table-cell>
          <table:table-cell table:formula="of:=FLOOR([.I163];1)" office:value-type="float" office:value="164" calcext:value-type="float">
            <text:p/>
          </table:table-cell>
          <table:table-cell table:formula="of:=CONCATENATE([.G163];&quot;,&quot;;[.J163];&quot;,&quot;;&quot;basic&quot;;&quot;,&quot;;&quot;repoInstrument&quot;)" office:value-type="string" office:string-value="1208,164,basic,repoInstrument" calcext:value-type="string">
            <text:p>1208,164,basic,repoInstrument</text:p>
          </table:table-cell>
          <table:table-cell table:formula="of:=[.H163]*[$Home.$F$30]" office:value-type="float" office:value="16.7315972934181" calcext:value-type="float">
            <text:p/>
          </table:table-cell>
          <table:table-cell table:formula="of:=[.E163]/60/60/24" office:value-type="float" office:value="2.03208333333333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335424273" calcext:value-type="float">
            <text:p>1335424273</text:p>
          </table:table-cell>
          <table:table-cell office:value-type="float" office:value="1334131624" calcext:value-type="float">
            <text:p>1334131624</text:p>
          </table:table-cell>
          <table:table-cell office:value-type="string" calcext:value-type="string">
            <text:p>Perl</text:p>
          </table:table-cell>
          <table:table-cell table:formula="of:=[.B164]-[.C164]" office:value-type="float" office:value="1292649" calcext:value-type="float">
            <text:p/>
          </table:table-cell>
          <table:table-cell table:formula="of:=([.C164]*1000-[$Home.$C$11])*[$Home.$C$24]/[$Home.$F$8]" office:value-type="float" office:value="1272.40704816078" calcext:value-type="float">
            <text:p/>
          </table:table-cell>
          <table:table-cell table:formula="of:=FLOOR([.F164];1)" office:value-type="float" office:value="1272" calcext:value-type="float">
            <text:p/>
          </table:table-cell>
          <table:table-cell table:formula="of:=[.A164]/[.E164]" office:value-type="float" office:value="0.000191854091868713" calcext:value-type="float">
            <text:p/>
          </table:table-cell>
          <table:table-cell table:formula="of:=([.H164]-[.$O$3])*([$Home.$C$33]-[$Home.$C$32])/([.$O$4]-[.$O$3])+[$Home.$C$32]" office:value-type="float" office:value="162.750477427743" calcext:value-type="float">
            <text:p/>
          </table:table-cell>
          <table:table-cell table:formula="of:=FLOOR([.I164];1)" office:value-type="float" office:value="162" calcext:value-type="float">
            <text:p/>
          </table:table-cell>
          <table:table-cell table:formula="of:=CONCATENATE([.G164];&quot;,&quot;;[.J164];&quot;,&quot;;&quot;basic&quot;;&quot;,&quot;;&quot;repoInstrument&quot;)" office:value-type="string" office:string-value="1272,162,basic,repoInstrument" calcext:value-type="string">
            <text:p>1272,162,basic,repoInstrument</text:p>
          </table:table-cell>
          <table:table-cell table:formula="of:=[.H164]*[$Home.$F$30]" office:value-type="float" office:value="16.5761935374568" calcext:value-type="float">
            <text:p/>
          </table:table-cell>
          <table:table-cell table:formula="of:=[.E164]/60/60/24" office:value-type="float" office:value="14.9612152777778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34381418" calcext:value-type="float">
            <text:p>1334381418</text:p>
          </table:table-cell>
          <table:table-cell office:value-type="float" office:value="1334159513" calcext:value-type="float">
            <text:p>1334159513</text:p>
          </table:table-cell>
          <table:table-cell office:value-type="string" calcext:value-type="string">
            <text:p>PHP</text:p>
          </table:table-cell>
          <table:table-cell table:formula="of:=[.B165]-[.C165]" office:value-type="float" office:value="221905" calcext:value-type="float">
            <text:p/>
          </table:table-cell>
          <table:table-cell table:formula="of:=([.C165]*1000-[$Home.$C$11])*[$Home.$C$24]/[$Home.$F$8]" office:value-type="float" office:value="1283.40701597446" calcext:value-type="float">
            <text:p/>
          </table:table-cell>
          <table:table-cell table:formula="of:=FLOOR([.F165];1)" office:value-type="float" office:value="1283" calcext:value-type="float">
            <text:p/>
          </table:table-cell>
          <table:table-cell table:formula="of:=[.A165]/[.E165]" office:value-type="float" office:value="0.000193776616119511" calcext:value-type="float">
            <text:p/>
          </table:table-cell>
          <table:table-cell table:formula="of:=([.H165]-[.$O$3])*([$Home.$C$33]-[$Home.$C$32])/([.$O$4]-[.$O$3])+[$Home.$C$32]" office:value-type="float" office:value="164.284736045219" calcext:value-type="float">
            <text:p/>
          </table:table-cell>
          <table:table-cell table:formula="of:=FLOOR([.I165];1)" office:value-type="float" office:value="164" calcext:value-type="float">
            <text:p/>
          </table:table-cell>
          <table:table-cell table:formula="of:=CONCATENATE([.G165];&quot;,&quot;;[.J165];&quot;,&quot;;&quot;basic&quot;;&quot;,&quot;;&quot;repoInstrument&quot;)" office:value-type="string" office:string-value="1283,164,basic,repoInstrument" calcext:value-type="string">
            <text:p>1283,164,basic,repoInstrument</text:p>
          </table:table-cell>
          <table:table-cell table:formula="of:=[.H165]*[$Home.$F$30]" office:value-type="float" office:value="16.7422996327257" calcext:value-type="float">
            <text:p/>
          </table:table-cell>
          <table:table-cell table:formula="of:=[.E165]/60/60/24" office:value-type="float" office:value="2.56834490740741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35278964" calcext:value-type="float">
            <text:p>1335278964</text:p>
          </table:table-cell>
          <table:table-cell office:value-type="float" office:value="1335067956" calcext:value-type="float">
            <text:p>1335067956</text:p>
          </table:table-cell>
          <table:table-cell office:value-type="string" calcext:value-type="string">
            <text:p>null</text:p>
          </table:table-cell>
          <table:table-cell table:formula="of:=[.B166]-[.C166]" office:value-type="float" office:value="211008" calcext:value-type="float">
            <text:p/>
          </table:table-cell>
          <table:table-cell table:formula="of:=([.C166]*1000-[$Home.$C$11])*[$Home.$C$24]/[$Home.$F$8]" office:value-type="float" office:value="1641.71472727863" calcext:value-type="float">
            <text:p/>
          </table:table-cell>
          <table:table-cell table:formula="of:=FLOOR([.F166];1)" office:value-type="float" office:value="1641" calcext:value-type="float">
            <text:p/>
          </table:table-cell>
          <table:table-cell table:formula="of:=[.A166]/[.E166]" office:value-type="float" office:value="0.000194305429178041" calcext:value-type="float">
            <text:p/>
          </table:table-cell>
          <table:table-cell table:formula="of:=([.H166]-[.$O$3])*([$Home.$C$33]-[$Home.$C$32])/([.$O$4]-[.$O$3])+[$Home.$C$32]" office:value-type="float" office:value="164.706752044105" calcext:value-type="float">
            <text:p/>
          </table:table-cell>
          <table:table-cell table:formula="of:=FLOOR([.I166];1)" office:value-type="float" office:value="164" calcext:value-type="float">
            <text:p/>
          </table:table-cell>
          <table:table-cell table:formula="of:=CONCATENATE([.G166];&quot;,&quot;;[.J166];&quot;,&quot;;&quot;basic&quot;;&quot;,&quot;;&quot;repoInstrument&quot;)" office:value-type="string" office:string-value="1641,164,basic,repoInstrument" calcext:value-type="string">
            <text:p>1641,164,basic,repoInstrument</text:p>
          </table:table-cell>
          <table:table-cell table:formula="of:=[.H166]*[$Home.$F$30]" office:value-type="float" office:value="16.7879890809827" calcext:value-type="float">
            <text:p/>
          </table:table-cell>
          <table:table-cell table:formula="of:=[.E166]/60/60/24" office:value-type="float" office:value="2.44222222222222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35561048" calcext:value-type="float">
            <text:p>1335561048</text:p>
          </table:table-cell>
          <table:table-cell office:value-type="float" office:value="1335153051" calcext:value-type="float">
            <text:p>1335153051</text:p>
          </table:table-cell>
          <table:table-cell office:value-type="string" calcext:value-type="string">
            <text:p>null</text:p>
          </table:table-cell>
          <table:table-cell table:formula="of:=[.B167]-[.C167]" office:value-type="float" office:value="407997" calcext:value-type="float">
            <text:p/>
          </table:table-cell>
          <table:table-cell table:formula="of:=([.C167]*1000-[$Home.$C$11])*[$Home.$C$24]/[$Home.$F$8]" office:value-type="float" office:value="1675.27786188743" calcext:value-type="float">
            <text:p/>
          </table:table-cell>
          <table:table-cell table:formula="of:=FLOOR([.F167];1)" office:value-type="float" office:value="1675" calcext:value-type="float">
            <text:p/>
          </table:table-cell>
          <table:table-cell table:formula="of:=[.A167]/[.E167]" office:value-type="float" office:value="0.000193628874722118" calcext:value-type="float">
            <text:p/>
          </table:table-cell>
          <table:table-cell table:formula="of:=([.H167]-[.$O$3])*([$Home.$C$33]-[$Home.$C$32])/([.$O$4]-[.$O$3])+[$Home.$C$32]" office:value-type="float" office:value="164.16683193451" calcext:value-type="float">
            <text:p/>
          </table:table-cell>
          <table:table-cell table:formula="of:=FLOOR([.I167];1)" office:value-type="float" office:value="164" calcext:value-type="float">
            <text:p/>
          </table:table-cell>
          <table:table-cell table:formula="of:=CONCATENATE([.G167];&quot;,&quot;;[.J167];&quot;,&quot;;&quot;basic&quot;;&quot;,&quot;;&quot;repoInstrument&quot;)" office:value-type="string" office:string-value="1675,164,basic,repoInstrument" calcext:value-type="string">
            <text:p>1675,164,basic,repoInstrument</text:p>
          </table:table-cell>
          <table:table-cell table:formula="of:=[.H167]*[$Home.$F$30]" office:value-type="float" office:value="16.729534775991" calcext:value-type="float">
            <text:p/>
          </table:table-cell>
          <table:table-cell table:formula="of:=[.E167]/60/60/24" office:value-type="float" office:value="4.7221875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34548639" calcext:value-type="float">
            <text:p>1334548639</text:p>
          </table:table-cell>
          <table:table-cell office:value-type="float" office:value="1334370232" calcext:value-type="float">
            <text:p>1334370232</text:p>
          </table:table-cell>
          <table:table-cell office:value-type="string" calcext:value-type="string">
            <text:p>Ruby</text:p>
          </table:table-cell>
          <table:table-cell table:formula="of:=[.B168]-[.C168]" office:value-type="float" office:value="178407" calcext:value-type="float">
            <text:p/>
          </table:table-cell>
          <table:table-cell table:formula="of:=([.C168]*1000-[$Home.$C$11])*[$Home.$C$24]/[$Home.$F$8]" office:value-type="float" office:value="1366.5187165636" calcext:value-type="float">
            <text:p/>
          </table:table-cell>
          <table:table-cell table:formula="of:=FLOOR([.F168];1)" office:value-type="float" office:value="1366" calcext:value-type="float">
            <text:p/>
          </table:table-cell>
          <table:table-cell table:formula="of:=[.A168]/[.E168]" office:value-type="float" office:value="0.000190575481903737" calcext:value-type="float">
            <text:p/>
          </table:table-cell>
          <table:table-cell table:formula="of:=([.H168]-[.$O$3])*([$Home.$C$33]-[$Home.$C$32])/([.$O$4]-[.$O$3])+[$Home.$C$32]" office:value-type="float" office:value="161.730090633484" calcext:value-type="float">
            <text:p/>
          </table:table-cell>
          <table:table-cell table:formula="of:=FLOOR([.I168];1)" office:value-type="float" office:value="161" calcext:value-type="float">
            <text:p/>
          </table:table-cell>
          <table:table-cell table:formula="of:=CONCATENATE([.G168];&quot;,&quot;;[.J168];&quot;,&quot;;&quot;basic&quot;;&quot;,&quot;;&quot;repoInstrument&quot;)" office:value-type="string" office:string-value="1366,161,basic,repoInstrument" calcext:value-type="string">
            <text:p>1366,161,basic,repoInstrument</text:p>
          </table:table-cell>
          <table:table-cell table:formula="of:=[.H168]*[$Home.$F$30]" office:value-type="float" office:value="16.4657216364829" calcext:value-type="float">
            <text:p/>
          </table:table-cell>
          <table:table-cell table:formula="of:=[.E168]/60/60/24" office:value-type="float" office:value="2.06489583333333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35501153" calcext:value-type="float">
            <text:p>1335501153</text:p>
          </table:table-cell>
          <table:table-cell office:value-type="float" office:value="1335196669" calcext:value-type="float">
            <text:p>1335196669</text:p>
          </table:table-cell>
          <table:table-cell office:value-type="string" calcext:value-type="string">
            <text:p>JavaScript</text:p>
          </table:table-cell>
          <table:table-cell table:formula="of:=[.B169]-[.C169]" office:value-type="float" office:value="304484" calcext:value-type="float">
            <text:p/>
          </table:table-cell>
          <table:table-cell table:formula="of:=([.C169]*1000-[$Home.$C$11])*[$Home.$C$24]/[$Home.$F$8]" office:value-type="float" office:value="1692.48165535787" calcext:value-type="float">
            <text:p/>
          </table:table-cell>
          <table:table-cell table:formula="of:=FLOOR([.F169];1)" office:value-type="float" office:value="1692" calcext:value-type="float">
            <text:p/>
          </table:table-cell>
          <table:table-cell table:formula="of:=[.A169]/[.E169]" office:value-type="float" office:value="0.000190486199603263" calcext:value-type="float">
            <text:p/>
          </table:table-cell>
          <table:table-cell table:formula="of:=([.H169]-[.$O$3])*([$Home.$C$33]-[$Home.$C$32])/([.$O$4]-[.$O$3])+[$Home.$C$32]" office:value-type="float" office:value="161.658839444412" calcext:value-type="float">
            <text:p/>
          </table:table-cell>
          <table:table-cell table:formula="of:=FLOOR([.I169];1)" office:value-type="float" office:value="161" calcext:value-type="float">
            <text:p/>
          </table:table-cell>
          <table:table-cell table:formula="of:=CONCATENATE([.G169];&quot;,&quot;;[.J169];&quot;,&quot;;&quot;basic&quot;;&quot;,&quot;;&quot;repoInstrument&quot;)" office:value-type="string" office:string-value="1692,161,basic,repoInstrument" calcext:value-type="string">
            <text:p>1692,161,basic,repoInstrument</text:p>
          </table:table-cell>
          <table:table-cell table:formula="of:=[.H169]*[$Home.$F$30]" office:value-type="float" office:value="16.4580076457219" calcext:value-type="float">
            <text:p/>
          </table:table-cell>
          <table:table-cell table:formula="of:=[.E169]/60/60/24" office:value-type="float" office:value="3.52412037037037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34885097" calcext:value-type="float">
            <text:p>1334885097</text:p>
          </table:table-cell>
          <table:table-cell office:value-type="float" office:value="1334702878" calcext:value-type="float">
            <text:p>1334702878</text:p>
          </table:table-cell>
          <table:table-cell office:value-type="string" calcext:value-type="string">
            <text:p>JavaScript</text:p>
          </table:table-cell>
          <table:table-cell table:formula="of:=[.B170]-[.C170]" office:value-type="float" office:value="182219" calcext:value-type="float">
            <text:p/>
          </table:table-cell>
          <table:table-cell table:formula="of:=([.C170]*1000-[$Home.$C$11])*[$Home.$C$24]/[$Home.$F$8]" office:value-type="float" office:value="1497.72081392633" calcext:value-type="float">
            <text:p/>
          </table:table-cell>
          <table:table-cell table:formula="of:=FLOOR([.F170];1)" office:value-type="float" office:value="1497" calcext:value-type="float">
            <text:p/>
          </table:table-cell>
          <table:table-cell table:formula="of:=[.A170]/[.E170]" office:value-type="float" office:value="0.000186588665287374" calcext:value-type="float">
            <text:p/>
          </table:table-cell>
          <table:table-cell table:formula="of:=([.H170]-[.$O$3])*([$Home.$C$33]-[$Home.$C$32])/([.$O$4]-[.$O$3])+[$Home.$C$32]" office:value-type="float" office:value="158.54843622917" calcext:value-type="float">
            <text:p/>
          </table:table-cell>
          <table:table-cell table:formula="of:=FLOOR([.I170];1)" office:value-type="float" office:value="158" calcext:value-type="float">
            <text:p/>
          </table:table-cell>
          <table:table-cell table:formula="of:=CONCATENATE([.G170];&quot;,&quot;;[.J170];&quot;,&quot;;&quot;basic&quot;;&quot;,&quot;;&quot;repoInstrument&quot;)" office:value-type="string" office:string-value="1497,158,basic,repoInstrument" calcext:value-type="string">
            <text:p>1497,158,basic,repoInstrument</text:p>
          </table:table-cell>
          <table:table-cell table:formula="of:=[.H170]*[$Home.$F$30]" office:value-type="float" office:value="16.1212606808291" calcext:value-type="float">
            <text:p/>
          </table:table-cell>
          <table:table-cell table:formula="of:=[.E170]/60/60/24" office:value-type="float" office:value="2.1090162037037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35903547" calcext:value-type="float">
            <text:p>1335903547</text:p>
          </table:table-cell>
          <table:table-cell office:value-type="float" office:value="1335173325" calcext:value-type="float">
            <text:p>1335173325</text:p>
          </table:table-cell>
          <table:table-cell office:value-type="string" calcext:value-type="string">
            <text:p>Java</text:p>
          </table:table-cell>
          <table:table-cell table:formula="of:=[.B171]-[.C171]" office:value-type="float" office:value="730222" calcext:value-type="float">
            <text:p/>
          </table:table-cell>
          <table:table-cell table:formula="of:=([.C171]*1000-[$Home.$C$11])*[$Home.$C$24]/[$Home.$F$8]" office:value-type="float" office:value="1683.27432455926" calcext:value-type="float">
            <text:p/>
          </table:table-cell>
          <table:table-cell table:formula="of:=FLOOR([.F171];1)" office:value-type="float" office:value="1683" calcext:value-type="float">
            <text:p/>
          </table:table-cell>
          <table:table-cell table:formula="of:=[.A171]/[.E171]" office:value-type="float" office:value="0.000187614177606262" calcext:value-type="float">
            <text:p/>
          </table:table-cell>
          <table:table-cell table:formula="of:=([.H171]-[.$O$3])*([$Home.$C$33]-[$Home.$C$32])/([.$O$4]-[.$O$3])+[$Home.$C$32]" office:value-type="float" office:value="159.366840008435" calcext:value-type="float">
            <text:p/>
          </table:table-cell>
          <table:table-cell table:formula="of:=FLOOR([.I171];1)" office:value-type="float" office:value="159" calcext:value-type="float">
            <text:p/>
          </table:table-cell>
          <table:table-cell table:formula="of:=CONCATENATE([.G171];&quot;,&quot;;[.J171];&quot;,&quot;;&quot;basic&quot;;&quot;,&quot;;&quot;repoInstrument&quot;)" office:value-type="string" office:string-value="1683,159,basic,repoInstrument" calcext:value-type="string">
            <text:p>1683,159,basic,repoInstrument</text:p>
          </table:table-cell>
          <table:table-cell table:formula="of:=[.H171]*[$Home.$F$30]" office:value-type="float" office:value="16.2098649451811" calcext:value-type="float">
            <text:p/>
          </table:table-cell>
          <table:table-cell table:formula="of:=[.E171]/60/60/24" office:value-type="float" office:value="8.45164351851852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32325653" calcext:value-type="float">
            <text:p>1332325653</text:p>
          </table:table-cell>
          <table:table-cell office:value-type="float" office:value="1332141911" calcext:value-type="float">
            <text:p>1332141911</text:p>
          </table:table-cell>
          <table:table-cell office:value-type="string" calcext:value-type="string">
            <text:p>Ruby</text:p>
          </table:table-cell>
          <table:table-cell table:formula="of:=[.B172]-[.C172]" office:value-type="float" office:value="183742" calcext:value-type="float">
            <text:p/>
          </table:table-cell>
          <table:table-cell table:formula="of:=([.C172]*1000-[$Home.$C$11])*[$Home.$C$24]/[$Home.$F$8]" office:value-type="float" office:value="487.625271888461" calcext:value-type="float">
            <text:p/>
          </table:table-cell>
          <table:table-cell table:formula="of:=FLOOR([.F172];1)" office:value-type="float" office:value="487" calcext:value-type="float">
            <text:p/>
          </table:table-cell>
          <table:table-cell table:formula="of:=[.A172]/[.E172]" office:value-type="float" office:value="0.000185042069858824" calcext:value-type="float">
            <text:p/>
          </table:table-cell>
          <table:table-cell table:formula="of:=([.H172]-[.$O$3])*([$Home.$C$33]-[$Home.$C$32])/([.$O$4]-[.$O$3])+[$Home.$C$32]" office:value-type="float" office:value="157.314185289023" calcext:value-type="float">
            <text:p/>
          </table:table-cell>
          <table:table-cell table:formula="of:=FLOOR([.I172];1)" office:value-type="float" office:value="157" calcext:value-type="float">
            <text:p/>
          </table:table-cell>
          <table:table-cell table:formula="of:=CONCATENATE([.G172];&quot;,&quot;;[.J172];&quot;,&quot;;&quot;basic&quot;;&quot;,&quot;;&quot;repoInstrument&quot;)" office:value-type="string" office:string-value="487,157,basic,repoInstrument" calcext:value-type="string">
            <text:p>487,157,basic,repoInstrument</text:p>
          </table:table-cell>
          <table:table-cell table:formula="of:=[.H172]*[$Home.$F$30]" office:value-type="float" office:value="15.9876348358024" calcext:value-type="float">
            <text:p/>
          </table:table-cell>
          <table:table-cell table:formula="of:=[.E172]/60/60/24" office:value-type="float" office:value="2.12664351851852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335842302" calcext:value-type="float">
            <text:p>1335842302</text:p>
          </table:table-cell>
          <table:table-cell office:value-type="float" office:value="1332148039" calcext:value-type="float">
            <text:p>1332148039</text:p>
          </table:table-cell>
          <table:table-cell office:value-type="string" calcext:value-type="string">
            <text:p>PHP</text:p>
          </table:table-cell>
          <table:table-cell table:formula="of:=[.B173]-[.C173]" office:value-type="float" office:value="3694263" calcext:value-type="float">
            <text:p/>
          </table:table-cell>
          <table:table-cell table:formula="of:=([.C173]*1000-[$Home.$C$11])*[$Home.$C$24]/[$Home.$F$8]" office:value-type="float" office:value="490.042275107014" calcext:value-type="float">
            <text:p/>
          </table:table-cell>
          <table:table-cell table:formula="of:=FLOOR([.F173];1)" office:value-type="float" office:value="490" calcext:value-type="float">
            <text:p/>
          </table:table-cell>
          <table:table-cell table:formula="of:=[.A173]/[.E173]" office:value-type="float" office:value="0.000184881260484162" calcext:value-type="float">
            <text:p/>
          </table:table-cell>
          <table:table-cell table:formula="of:=([.H173]-[.$O$3])*([$Home.$C$33]-[$Home.$C$32])/([.$O$4]-[.$O$3])+[$Home.$C$32]" office:value-type="float" office:value="157.185852359675" calcext:value-type="float">
            <text:p/>
          </table:table-cell>
          <table:table-cell table:formula="of:=FLOOR([.I173];1)" office:value-type="float" office:value="157" calcext:value-type="float">
            <text:p/>
          </table:table-cell>
          <table:table-cell table:formula="of:=CONCATENATE([.G173];&quot;,&quot;;[.J173];&quot;,&quot;;&quot;basic&quot;;&quot;,&quot;;&quot;repoInstrument&quot;)" office:value-type="string" office:string-value="490,157,basic,repoInstrument" calcext:value-type="string">
            <text:p>490,157,basic,repoInstrument</text:p>
          </table:table-cell>
          <table:table-cell table:formula="of:=[.H173]*[$Home.$F$30]" office:value-type="float" office:value="15.9737409058316" calcext:value-type="float">
            <text:p/>
          </table:table-cell>
          <table:table-cell table:formula="of:=[.E173]/60/60/24" office:value-type="float" office:value="42.7576736111111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32958001" calcext:value-type="float">
            <text:p>1332958001</text:p>
          </table:table-cell>
          <table:table-cell office:value-type="float" office:value="1332268809" calcext:value-type="float">
            <text:p>1332268809</text:p>
          </table:table-cell>
          <table:table-cell office:value-type="string" calcext:value-type="string">
            <text:p>JavaScript</text:p>
          </table:table-cell>
          <table:table-cell table:formula="of:=[.B174]-[.C174]" office:value-type="float" office:value="689192" calcext:value-type="float">
            <text:p/>
          </table:table-cell>
          <table:table-cell table:formula="of:=([.C174]*1000-[$Home.$C$11])*[$Home.$C$24]/[$Home.$F$8]" office:value-type="float" office:value="537.676328420435" calcext:value-type="float">
            <text:p/>
          </table:table-cell>
          <table:table-cell table:formula="of:=FLOOR([.F174];1)" office:value-type="float" office:value="537" calcext:value-type="float">
            <text:p/>
          </table:table-cell>
          <table:table-cell table:formula="of:=[.A174]/[.E174]" office:value-type="float" office:value="0.000182822783781588" calcext:value-type="float">
            <text:p/>
          </table:table-cell>
          <table:table-cell table:formula="of:=([.H174]-[.$O$3])*([$Home.$C$33]-[$Home.$C$32])/([.$O$4]-[.$O$3])+[$Home.$C$32]" office:value-type="float" office:value="155.543097726808" calcext:value-type="float">
            <text:p/>
          </table:table-cell>
          <table:table-cell table:formula="of:=FLOOR([.I174];1)" office:value-type="float" office:value="155" calcext:value-type="float">
            <text:p/>
          </table:table-cell>
          <table:table-cell table:formula="of:=CONCATENATE([.G174];&quot;,&quot;;[.J174];&quot;,&quot;;&quot;basic&quot;;&quot;,&quot;;&quot;repoInstrument&quot;)" office:value-type="string" office:string-value="537,155,basic,repoInstrument" calcext:value-type="string">
            <text:p>537,155,basic,repoInstrument</text:p>
          </table:table-cell>
          <table:table-cell table:formula="of:=[.H174]*[$Home.$F$30]" office:value-type="float" office:value="15.7958885187292" calcext:value-type="float">
            <text:p/>
          </table:table-cell>
          <table:table-cell table:formula="of:=[.E174]/60/60/24" office:value-type="float" office:value="7.97675925925926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33411227" calcext:value-type="float">
            <text:p>1333411227</text:p>
          </table:table-cell>
          <table:table-cell office:value-type="float" office:value="1333191683" calcext:value-type="float">
            <text:p>1333191683</text:p>
          </table:table-cell>
          <table:table-cell office:value-type="string" calcext:value-type="string">
            <text:p>JavaScript</text:p>
          </table:table-cell>
          <table:table-cell table:formula="of:=[.B175]-[.C175]" office:value-type="float" office:value="219544" calcext:value-type="float">
            <text:p/>
          </table:table-cell>
          <table:table-cell table:formula="of:=([.C175]*1000-[$Home.$C$11])*[$Home.$C$24]/[$Home.$F$8]" office:value-type="float" office:value="901.675908759679" calcext:value-type="float">
            <text:p/>
          </table:table-cell>
          <table:table-cell table:formula="of:=FLOOR([.F175];1)" office:value-type="float" office:value="901" calcext:value-type="float">
            <text:p/>
          </table:table-cell>
          <table:table-cell table:formula="of:=[.A175]/[.E175]" office:value-type="float" office:value="0.000182195824071712" calcext:value-type="float">
            <text:p/>
          </table:table-cell>
          <table:table-cell table:formula="of:=([.H175]-[.$O$3])*([$Home.$C$33]-[$Home.$C$32])/([.$O$4]-[.$O$3])+[$Home.$C$32]" office:value-type="float" office:value="155.042756398324" calcext:value-type="float">
            <text:p/>
          </table:table-cell>
          <table:table-cell table:formula="of:=FLOOR([.I175];1)" office:value-type="float" office:value="155" calcext:value-type="float">
            <text:p/>
          </table:table-cell>
          <table:table-cell table:formula="of:=CONCATENATE([.G175];&quot;,&quot;;[.J175];&quot;,&quot;;&quot;basic&quot;;&quot;,&quot;;&quot;repoInstrument&quot;)" office:value-type="string" office:string-value="901,155,basic,repoInstrument" calcext:value-type="string">
            <text:p>901,155,basic,repoInstrument</text:p>
          </table:table-cell>
          <table:table-cell table:formula="of:=[.H175]*[$Home.$F$30]" office:value-type="float" office:value="15.7417191997959" calcext:value-type="float">
            <text:p/>
          </table:table-cell>
          <table:table-cell table:formula="of:=[.E175]/60/60/24" office:value-type="float" office:value="2.54101851851852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34282957" calcext:value-type="float">
            <text:p>1334282957</text:p>
          </table:table-cell>
          <table:table-cell office:value-type="float" office:value="1333935337" calcext:value-type="float">
            <text:p>1333935337</text:p>
          </table:table-cell>
          <table:table-cell office:value-type="string" calcext:value-type="string">
            <text:p>null</text:p>
          </table:table-cell>
          <table:table-cell table:formula="of:=[.B176]-[.C176]" office:value-type="float" office:value="347620" calcext:value-type="float">
            <text:p/>
          </table:table-cell>
          <table:table-cell table:formula="of:=([.C176]*1000-[$Home.$C$11])*[$Home.$C$24]/[$Home.$F$8]" office:value-type="float" office:value="1194.98761102629" calcext:value-type="float">
            <text:p/>
          </table:table-cell>
          <table:table-cell table:formula="of:=FLOOR([.F176];1)" office:value-type="float" office:value="1194" calcext:value-type="float">
            <text:p/>
          </table:table-cell>
          <table:table-cell table:formula="of:=[.A176]/[.E176]" office:value-type="float" office:value="0.000184109084632645" calcext:value-type="float">
            <text:p/>
          </table:table-cell>
          <table:table-cell table:formula="of:=([.H176]-[.$O$3])*([$Home.$C$33]-[$Home.$C$32])/([.$O$4]-[.$O$3])+[$Home.$C$32]" office:value-type="float" office:value="156.569622185255" calcext:value-type="float">
            <text:p/>
          </table:table-cell>
          <table:table-cell table:formula="of:=FLOOR([.I176];1)" office:value-type="float" office:value="156" calcext:value-type="float">
            <text:p/>
          </table:table-cell>
          <table:table-cell table:formula="of:=CONCATENATE([.G176];&quot;,&quot;;[.J176];&quot;,&quot;;&quot;basic&quot;;&quot;,&quot;;&quot;repoInstrument&quot;)" office:value-type="string" office:string-value="1194,156,basic,repoInstrument" calcext:value-type="string">
            <text:p>1194,156,basic,repoInstrument</text:p>
          </table:table-cell>
          <table:table-cell table:formula="of:=[.H176]*[$Home.$F$30]" office:value-type="float" office:value="15.9070249122605" calcext:value-type="float">
            <text:p/>
          </table:table-cell>
          <table:table-cell table:formula="of:=[.E176]/60/60/24" office:value-type="float" office:value="4.02337962962963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34598471" calcext:value-type="float">
            <text:p>1334598471</text:p>
          </table:table-cell>
          <table:table-cell office:value-type="float" office:value="1333996426" calcext:value-type="float">
            <text:p>1333996426</text:p>
          </table:table-cell>
          <table:table-cell office:value-type="string" calcext:value-type="string">
            <text:p>Python</text:p>
          </table:table-cell>
          <table:table-cell table:formula="of:=[.B177]-[.C177]" office:value-type="float" office:value="602045" calcext:value-type="float">
            <text:p/>
          </table:table-cell>
          <table:table-cell table:formula="of:=([.C177]*1000-[$Home.$C$11])*[$Home.$C$24]/[$Home.$F$8]" office:value-type="float" office:value="1219.08230907104" calcext:value-type="float">
            <text:p/>
          </table:table-cell>
          <table:table-cell table:formula="of:=FLOOR([.F177];1)" office:value-type="float" office:value="1219" calcext:value-type="float">
            <text:p/>
          </table:table-cell>
          <table:table-cell table:formula="of:=[.A177]/[.E177]" office:value-type="float" office:value="0.000182710594722986" calcext:value-type="float">
            <text:p/>
          </table:table-cell>
          <table:table-cell table:formula="of:=([.H177]-[.$O$3])*([$Home.$C$33]-[$Home.$C$32])/([.$O$4]-[.$O$3])+[$Home.$C$32]" office:value-type="float" office:value="155.453565940733" calcext:value-type="float">
            <text:p/>
          </table:table-cell>
          <table:table-cell table:formula="of:=FLOOR([.I177];1)" office:value-type="float" office:value="155" calcext:value-type="float">
            <text:p/>
          </table:table-cell>
          <table:table-cell table:formula="of:=CONCATENATE([.G177];&quot;,&quot;;[.J177];&quot;,&quot;;&quot;basic&quot;;&quot;,&quot;;&quot;repoInstrument&quot;)" office:value-type="string" office:string-value="1219,155,basic,repoInstrument" calcext:value-type="string">
            <text:p>1219,155,basic,repoInstrument</text:p>
          </table:table-cell>
          <table:table-cell table:formula="of:=[.H177]*[$Home.$F$30]" office:value-type="float" office:value="15.786195384066" calcext:value-type="float">
            <text:p/>
          </table:table-cell>
          <table:table-cell table:formula="of:=[.E177]/60/60/24" office:value-type="float" office:value="6.96811342592593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334721491" calcext:value-type="float">
            <text:p>1334721491</text:p>
          </table:table-cell>
          <table:table-cell office:value-type="float" office:value="1334159529" calcext:value-type="float">
            <text:p>1334159529</text:p>
          </table:table-cell>
          <table:table-cell office:value-type="string" calcext:value-type="string">
            <text:p>JavaScript</text:p>
          </table:table-cell>
          <table:table-cell table:formula="of:=[.B178]-[.C178]" office:value-type="float" office:value="561962" calcext:value-type="float">
            <text:p/>
          </table:table-cell>
          <table:table-cell table:formula="of:=([.C178]*1000-[$Home.$C$11])*[$Home.$C$24]/[$Home.$F$8]" office:value-type="float" office:value="1283.41332668782" calcext:value-type="float">
            <text:p/>
          </table:table-cell>
          <table:table-cell table:formula="of:=FLOOR([.F178];1)" office:value-type="float" office:value="1283" calcext:value-type="float">
            <text:p/>
          </table:table-cell>
          <table:table-cell table:formula="of:=[.A178]/[.E178]" office:value-type="float" office:value="0.000185065894135191" calcext:value-type="float">
            <text:p/>
          </table:table-cell>
          <table:table-cell table:formula="of:=([.H178]-[.$O$3])*([$Home.$C$33]-[$Home.$C$32])/([.$O$4]-[.$O$3])+[$Home.$C$32]" office:value-type="float" office:value="157.333198105795" calcext:value-type="float">
            <text:p/>
          </table:table-cell>
          <table:table-cell table:formula="of:=FLOOR([.I178];1)" office:value-type="float" office:value="157" calcext:value-type="float">
            <text:p/>
          </table:table-cell>
          <table:table-cell table:formula="of:=CONCATENATE([.G178];&quot;,&quot;;[.J178];&quot;,&quot;;&quot;basic&quot;;&quot;,&quot;;&quot;repoInstrument&quot;)" office:value-type="string" office:string-value="1283,157,basic,repoInstrument" calcext:value-type="string">
            <text:p>1283,157,basic,repoInstrument</text:p>
          </table:table-cell>
          <table:table-cell table:formula="of:=[.H178]*[$Home.$F$30]" office:value-type="float" office:value="15.9896932532805" calcext:value-type="float">
            <text:p/>
          </table:table-cell>
          <table:table-cell table:formula="of:=[.E178]/60/60/24" office:value-type="float" office:value="6.50418981481482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335902658" calcext:value-type="float">
            <text:p>1335902658</text:p>
          </table:table-cell>
          <table:table-cell office:value-type="float" office:value="1334578999" calcext:value-type="float">
            <text:p>1334578999</text:p>
          </table:table-cell>
          <table:table-cell office:value-type="string" calcext:value-type="string">
            <text:p>Java</text:p>
          </table:table-cell>
          <table:table-cell table:formula="of:=[.B179]-[.C179]" office:value-type="float" office:value="1323659" calcext:value-type="float">
            <text:p/>
          </table:table-cell>
          <table:table-cell table:formula="of:=([.C179]*1000-[$Home.$C$11])*[$Home.$C$24]/[$Home.$F$8]" office:value-type="float" office:value="1448.86051012229" calcext:value-type="float">
            <text:p/>
          </table:table-cell>
          <table:table-cell table:formula="of:=FLOOR([.F179];1)" office:value-type="float" office:value="1448" calcext:value-type="float">
            <text:p/>
          </table:table-cell>
          <table:table-cell table:formula="of:=[.A179]/[.E179]" office:value-type="float" office:value="0.000184337506865439" calcext:value-type="float">
            <text:p/>
          </table:table-cell>
          <table:table-cell table:formula="of:=([.H179]-[.$O$3])*([$Home.$C$33]-[$Home.$C$32])/([.$O$4]-[.$O$3])+[$Home.$C$32]" office:value-type="float" office:value="156.751913138902" calcext:value-type="float">
            <text:p/>
          </table:table-cell>
          <table:table-cell table:formula="of:=FLOOR([.I179];1)" office:value-type="float" office:value="156" calcext:value-type="float">
            <text:p/>
          </table:table-cell>
          <table:table-cell table:formula="of:=CONCATENATE([.G179];&quot;,&quot;;[.J179];&quot;,&quot;;&quot;basic&quot;;&quot;,&quot;;&quot;repoInstrument&quot;)" office:value-type="string" office:string-value="1448,156,basic,repoInstrument" calcext:value-type="string">
            <text:p>1448,156,basic,repoInstrument</text:p>
          </table:table-cell>
          <table:table-cell table:formula="of:=[.H179]*[$Home.$F$30]" office:value-type="float" office:value="15.9267605931739" calcext:value-type="float">
            <text:p/>
          </table:table-cell>
          <table:table-cell table:formula="of:=[.E179]/60/60/24" office:value-type="float" office:value="15.3201273148148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35214922" calcext:value-type="float">
            <text:p>1335214922</text:p>
          </table:table-cell>
          <table:table-cell office:value-type="float" office:value="1334996283" calcext:value-type="float">
            <text:p>1334996283</text:p>
          </table:table-cell>
          <table:table-cell office:value-type="string" calcext:value-type="string">
            <text:p>Java</text:p>
          </table:table-cell>
          <table:table-cell table:formula="of:=[.B180]-[.C180]" office:value-type="float" office:value="218639" calcext:value-type="float">
            <text:p/>
          </table:table-cell>
          <table:table-cell table:formula="of:=([.C180]*1000-[$Home.$C$11])*[$Home.$C$24]/[$Home.$F$8]" office:value-type="float" office:value="1613.44549234335" calcext:value-type="float">
            <text:p/>
          </table:table-cell>
          <table:table-cell table:formula="of:=FLOOR([.F180];1)" office:value-type="float" office:value="1613" calcext:value-type="float">
            <text:p/>
          </table:table-cell>
          <table:table-cell table:formula="of:=[.A180]/[.E180]" office:value-type="float" office:value="0.000182949976902565" calcext:value-type="float">
            <text:p/>
          </table:table-cell>
          <table:table-cell table:formula="of:=([.H180]-[.$O$3])*([$Home.$C$33]-[$Home.$C$32])/([.$O$4]-[.$O$3])+[$Home.$C$32]" office:value-type="float" office:value="155.644603412295" calcext:value-type="float">
            <text:p/>
          </table:table-cell>
          <table:table-cell table:formula="of:=FLOOR([.I180];1)" office:value-type="float" office:value="155" calcext:value-type="float">
            <text:p/>
          </table:table-cell>
          <table:table-cell table:formula="of:=CONCATENATE([.G180];&quot;,&quot;;[.J180];&quot;,&quot;;&quot;basic&quot;;&quot;,&quot;;&quot;repoInstrument&quot;)" office:value-type="string" office:string-value="1613,155,basic,repoInstrument" calcext:value-type="string">
            <text:p>1613,155,basic,repoInstrument</text:p>
          </table:table-cell>
          <table:table-cell table:formula="of:=[.H180]*[$Home.$F$30]" office:value-type="float" office:value="15.8068780043817" calcext:value-type="float">
            <text:p/>
          </table:table-cell>
          <table:table-cell table:formula="of:=[.E180]/60/60/24" office:value-type="float" office:value="2.53054398148148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33279191" calcext:value-type="float">
            <text:p>1333279191</text:p>
          </table:table-cell>
          <table:table-cell office:value-type="float" office:value="1333092388" calcext:value-type="float">
            <text:p>1333092388</text:p>
          </table:table-cell>
          <table:table-cell office:value-type="string" calcext:value-type="string">
            <text:p>Ruby</text:p>
          </table:table-cell>
          <table:table-cell table:formula="of:=[.B181]-[.C181]" office:value-type="float" office:value="186803" calcext:value-type="float">
            <text:p/>
          </table:table-cell>
          <table:table-cell table:formula="of:=([.C181]*1000-[$Home.$C$11])*[$Home.$C$24]/[$Home.$F$8]" office:value-type="float" office:value="862.512016039996" calcext:value-type="float">
            <text:p/>
          </table:table-cell>
          <table:table-cell table:formula="of:=FLOOR([.F181];1)" office:value-type="float" office:value="862" calcext:value-type="float">
            <text:p/>
          </table:table-cell>
          <table:table-cell table:formula="of:=[.A181]/[.E181]" office:value-type="float" office:value="0.00018200992489414" calcext:value-type="float">
            <text:p/>
          </table:table-cell>
          <table:table-cell table:formula="of:=([.H181]-[.$O$3])*([$Home.$C$33]-[$Home.$C$32])/([.$O$4]-[.$O$3])+[$Home.$C$32]" office:value-type="float" office:value="154.894400706553" calcext:value-type="float">
            <text:p/>
          </table:table-cell>
          <table:table-cell table:formula="of:=FLOOR([.I181];1)" office:value-type="float" office:value="154" calcext:value-type="float">
            <text:p/>
          </table:table-cell>
          <table:table-cell table:formula="of:=CONCATENATE([.G181];&quot;,&quot;;[.J181];&quot;,&quot;;&quot;basic&quot;;&quot;,&quot;;&quot;repoInstrument&quot;)" office:value-type="string" office:string-value="862,154,basic,repoInstrument" calcext:value-type="string">
            <text:p>862,154,basic,repoInstrument</text:p>
          </table:table-cell>
          <table:table-cell table:formula="of:=[.H181]*[$Home.$F$30]" office:value-type="float" office:value="15.7256575108537" calcext:value-type="float">
            <text:p/>
          </table:table-cell>
          <table:table-cell table:formula="of:=[.E181]/60/60/24" office:value-type="float" office:value="2.16207175925926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34737710" calcext:value-type="float">
            <text:p>1334737710</text:p>
          </table:table-cell>
          <table:table-cell office:value-type="float" office:value="1334457045" calcext:value-type="float">
            <text:p>1334457045</text:p>
          </table:table-cell>
          <table:table-cell office:value-type="string" calcext:value-type="string">
            <text:p>JavaScript</text:p>
          </table:table-cell>
          <table:table-cell table:formula="of:=[.B182]-[.C182]" office:value-type="float" office:value="280665" calcext:value-type="float">
            <text:p/>
          </table:table-cell>
          <table:table-cell table:formula="of:=([.C182]*1000-[$Home.$C$11])*[$Home.$C$24]/[$Home.$F$8]" office:value-type="float" office:value="1400.75946401991" calcext:value-type="float">
            <text:p/>
          </table:table-cell>
          <table:table-cell table:formula="of:=FLOOR([.F182];1)" office:value-type="float" office:value="1400" calcext:value-type="float">
            <text:p/>
          </table:table-cell>
          <table:table-cell table:formula="of:=[.A182]/[.E182]" office:value-type="float" office:value="0.000181711292822404" calcext:value-type="float">
            <text:p/>
          </table:table-cell>
          <table:table-cell table:formula="of:=([.H182]-[.$O$3])*([$Home.$C$33]-[$Home.$C$32])/([.$O$4]-[.$O$3])+[$Home.$C$32]" office:value-type="float" office:value="154.656079224093" calcext:value-type="float">
            <text:p/>
          </table:table-cell>
          <table:table-cell table:formula="of:=FLOOR([.I182];1)" office:value-type="float" office:value="154" calcext:value-type="float">
            <text:p/>
          </table:table-cell>
          <table:table-cell table:formula="of:=CONCATENATE([.G182];&quot;,&quot;;[.J182];&quot;,&quot;;&quot;basic&quot;;&quot;,&quot;;&quot;repoInstrument&quot;)" office:value-type="string" office:string-value="1400,154,basic,repoInstrument" calcext:value-type="string">
            <text:p>1400,154,basic,repoInstrument</text:p>
          </table:table-cell>
          <table:table-cell table:formula="of:=[.H182]*[$Home.$F$30]" office:value-type="float" office:value="15.6998556998557" calcext:value-type="float">
            <text:p/>
          </table:table-cell>
          <table:table-cell table:formula="of:=[.E182]/60/60/24" office:value-type="float" office:value="3.2484375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35337311" calcext:value-type="float">
            <text:p>1335337311</text:p>
          </table:table-cell>
          <table:table-cell office:value-type="float" office:value="1335045834" calcext:value-type="float">
            <text:p>1335045834</text:p>
          </table:table-cell>
          <table:table-cell office:value-type="string" calcext:value-type="string">
            <text:p>JavaScript</text:p>
          </table:table-cell>
          <table:table-cell table:formula="of:=[.B183]-[.C183]" office:value-type="float" office:value="291477" calcext:value-type="float">
            <text:p/>
          </table:table-cell>
          <table:table-cell table:formula="of:=([.C183]*1000-[$Home.$C$11])*[$Home.$C$24]/[$Home.$F$8]" office:value-type="float" office:value="1632.98937721322" calcext:value-type="float">
            <text:p/>
          </table:table-cell>
          <table:table-cell table:formula="of:=FLOOR([.F183];1)" office:value-type="float" office:value="1632" calcext:value-type="float">
            <text:p/>
          </table:table-cell>
          <table:table-cell table:formula="of:=[.A183]/[.E183]" office:value-type="float" office:value="0.000181832528810163" calcext:value-type="float">
            <text:p/>
          </table:table-cell>
          <table:table-cell table:formula="of:=([.H183]-[.$O$3])*([$Home.$C$33]-[$Home.$C$32])/([.$O$4]-[.$O$3])+[$Home.$C$32]" office:value-type="float" office:value="154.752830856168" calcext:value-type="float">
            <text:p/>
          </table:table-cell>
          <table:table-cell table:formula="of:=FLOOR([.I183];1)" office:value-type="float" office:value="154" calcext:value-type="float">
            <text:p/>
          </table:table-cell>
          <table:table-cell table:formula="of:=CONCATENATE([.G183];&quot;,&quot;;[.J183];&quot;,&quot;;&quot;basic&quot;;&quot;,&quot;;&quot;repoInstrument&quot;)" office:value-type="string" office:string-value="1632,154,basic,repoInstrument" calcext:value-type="string">
            <text:p>1632,154,basic,repoInstrument</text:p>
          </table:table-cell>
          <table:table-cell table:formula="of:=[.H183]*[$Home.$F$30]" office:value-type="float" office:value="15.7103304891981" calcext:value-type="float">
            <text:p/>
          </table:table-cell>
          <table:table-cell table:formula="of:=[.E183]/60/60/24" office:value-type="float" office:value="3.37357638888889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33059377" calcext:value-type="float">
            <text:p>1333059377</text:p>
          </table:table-cell>
          <table:table-cell office:value-type="float" office:value="1332286109" calcext:value-type="float">
            <text:p>1332286109</text:p>
          </table:table-cell>
          <table:table-cell office:value-type="string" calcext:value-type="string">
            <text:p>PHP</text:p>
          </table:table-cell>
          <table:table-cell table:formula="of:=[.B184]-[.C184]" office:value-type="float" office:value="773268" calcext:value-type="float">
            <text:p/>
          </table:table-cell>
          <table:table-cell table:formula="of:=([.C184]*1000-[$Home.$C$11])*[$Home.$C$24]/[$Home.$F$8]" office:value-type="float" office:value="544.499787245658" calcext:value-type="float">
            <text:p/>
          </table:table-cell>
          <table:table-cell table:formula="of:=FLOOR([.F184];1)" office:value-type="float" office:value="544" calcext:value-type="float">
            <text:p/>
          </table:table-cell>
          <table:table-cell table:formula="of:=[.A184]/[.E184]" office:value-type="float" office:value="0.000175876927533533" calcext:value-type="float">
            <text:p/>
          </table:table-cell>
          <table:table-cell table:formula="of:=([.H184]-[.$O$3])*([$Home.$C$33]-[$Home.$C$32])/([.$O$4]-[.$O$3])+[$Home.$C$32]" office:value-type="float" office:value="150" calcext:value-type="float">
            <text:p/>
          </table:table-cell>
          <table:table-cell table:formula="of:=FLOOR([.I184];1)" office:value-type="float" office:value="150" calcext:value-type="float">
            <text:p/>
          </table:table-cell>
          <table:table-cell table:formula="of:=CONCATENATE([.G184];&quot;,&quot;;[.J184];&quot;,&quot;;&quot;basic&quot;;&quot;,&quot;;&quot;repoInstrument&quot;)" office:value-type="string" office:string-value="544,150,basic,repoInstrument" calcext:value-type="string">
            <text:p>544,150,basic,repoInstrument</text:p>
          </table:table-cell>
          <table:table-cell table:formula="of:=[.H184]*[$Home.$F$30]" office:value-type="float" office:value="15.1957665388973" calcext:value-type="float">
            <text:p/>
          </table:table-cell>
          <table:table-cell table:formula="of:=[.E184]/60/60/24" office:value-type="float" office:value="8.94986111111111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32973062" calcext:value-type="float">
            <text:p>1332973062</text:p>
          </table:table-cell>
          <table:table-cell office:value-type="float" office:value="1332769393" calcext:value-type="float">
            <text:p>1332769393</text:p>
          </table:table-cell>
          <table:table-cell office:value-type="string" calcext:value-type="string">
            <text:p>JavaScript</text:p>
          </table:table-cell>
          <table:table-cell table:formula="of:=[.B185]-[.C185]" office:value-type="float" office:value="203669" calcext:value-type="float">
            <text:p/>
          </table:table-cell>
          <table:table-cell table:formula="of:=([.C185]*1000-[$Home.$C$11])*[$Home.$C$24]/[$Home.$F$8]" office:value-type="float" office:value="735.11646209474" calcext:value-type="float">
            <text:p/>
          </table:table-cell>
          <table:table-cell table:formula="of:=FLOOR([.F185];1)" office:value-type="float" office:value="735" calcext:value-type="float">
            <text:p/>
          </table:table-cell>
          <table:table-cell table:formula="of:=[.A185]/[.E185]" office:value-type="float" office:value="0.000176757385758265" calcext:value-type="float">
            <text:p/>
          </table:table-cell>
          <table:table-cell table:formula="of:=([.H185]-[.$O$3])*([$Home.$C$33]-[$Home.$C$32])/([.$O$4]-[.$O$3])+[$Home.$C$32]" office:value-type="float" office:value="150.702644254324" calcext:value-type="float">
            <text:p/>
          </table:table-cell>
          <table:table-cell table:formula="of:=FLOOR([.I185];1)" office:value-type="float" office:value="150" calcext:value-type="float">
            <text:p/>
          </table:table-cell>
          <table:table-cell table:formula="of:=CONCATENATE([.G185];&quot;,&quot;;[.J185];&quot;,&quot;;&quot;basic&quot;;&quot;,&quot;;&quot;repoInstrument&quot;)" office:value-type="string" office:string-value="735,150,basic,repoInstrument" calcext:value-type="string">
            <text:p>735,150,basic,repoInstrument</text:p>
          </table:table-cell>
          <table:table-cell table:formula="of:=[.H185]*[$Home.$F$30]" office:value-type="float" office:value="15.2718381295141" calcext:value-type="float">
            <text:p/>
          </table:table-cell>
          <table:table-cell table:formula="of:=[.E185]/60/60/24" office:value-type="float" office:value="2.35728009259259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33112813" calcext:value-type="float">
            <text:p>1333112813</text:p>
          </table:table-cell>
          <table:table-cell office:value-type="float" office:value="1332807573" calcext:value-type="float">
            <text:p>1332807573</text:p>
          </table:table-cell>
          <table:table-cell office:value-type="string" calcext:value-type="string">
            <text:p>Ruby</text:p>
          </table:table-cell>
          <table:table-cell table:formula="of:=[.B186]-[.C186]" office:value-type="float" office:value="305240" calcext:value-type="float">
            <text:p/>
          </table:table-cell>
          <table:table-cell table:formula="of:=([.C186]*1000-[$Home.$C$11])*[$Home.$C$24]/[$Home.$F$8]" office:value-type="float" office:value="750.175401860463" calcext:value-type="float">
            <text:p/>
          </table:table-cell>
          <table:table-cell table:formula="of:=FLOOR([.F186];1)" office:value-type="float" office:value="750" calcext:value-type="float">
            <text:p/>
          </table:table-cell>
          <table:table-cell table:formula="of:=[.A186]/[.E186]" office:value-type="float" office:value="0.000176909972480671" calcext:value-type="float">
            <text:p/>
          </table:table-cell>
          <table:table-cell table:formula="of:=([.H186]-[.$O$3])*([$Home.$C$33]-[$Home.$C$32])/([.$O$4]-[.$O$3])+[$Home.$C$32]" office:value-type="float" office:value="150.824415146768" calcext:value-type="float">
            <text:p/>
          </table:table-cell>
          <table:table-cell table:formula="of:=FLOOR([.I186];1)" office:value-type="float" office:value="150" calcext:value-type="float">
            <text:p/>
          </table:table-cell>
          <table:table-cell table:formula="of:=CONCATENATE([.G186];&quot;,&quot;;[.J186];&quot;,&quot;;&quot;basic&quot;;&quot;,&quot;;&quot;repoInstrument&quot;)" office:value-type="string" office:string-value="750,150,basic,repoInstrument" calcext:value-type="string">
            <text:p>750,150,basic,repoInstrument</text:p>
          </table:table-cell>
          <table:table-cell table:formula="of:=[.H186]*[$Home.$F$30]" office:value-type="float" office:value="15.28502162233" calcext:value-type="float">
            <text:p/>
          </table:table-cell>
          <table:table-cell table:formula="of:=[.E186]/60/60/24" office:value-type="float" office:value="3.53287037037037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33441605" calcext:value-type="float">
            <text:p>1333441605</text:p>
          </table:table-cell>
          <table:table-cell office:value-type="float" office:value="1333134317" calcext:value-type="float">
            <text:p>1333134317</text:p>
          </table:table-cell>
          <table:table-cell office:value-type="string" calcext:value-type="string">
            <text:p>null</text:p>
          </table:table-cell>
          <table:table-cell table:formula="of:=[.B187]-[.C187]" office:value-type="float" office:value="307288" calcext:value-type="float">
            <text:p/>
          </table:table-cell>
          <table:table-cell table:formula="of:=([.C187]*1000-[$Home.$C$11])*[$Home.$C$24]/[$Home.$F$8]" office:value-type="float" office:value="879.049634830908" calcext:value-type="float">
            <text:p/>
          </table:table-cell>
          <table:table-cell table:formula="of:=FLOOR([.F187];1)" office:value-type="float" office:value="879" calcext:value-type="float">
            <text:p/>
          </table:table-cell>
          <table:table-cell table:formula="of:=[.A187]/[.E187]" office:value-type="float" office:value="0.000178985186535107" calcext:value-type="float">
            <text:p/>
          </table:table-cell>
          <table:table-cell table:formula="of:=([.H187]-[.$O$3])*([$Home.$C$33]-[$Home.$C$32])/([.$O$4]-[.$O$3])+[$Home.$C$32]" office:value-type="float" office:value="152.48052692003" calcext:value-type="float">
            <text:p/>
          </table:table-cell>
          <table:table-cell table:formula="of:=FLOOR([.I187];1)" office:value-type="float" office:value="152" calcext:value-type="float">
            <text:p/>
          </table:table-cell>
          <table:table-cell table:formula="of:=CONCATENATE([.G187];&quot;,&quot;;[.J187];&quot;,&quot;;&quot;basic&quot;;&quot;,&quot;;&quot;repoInstrument&quot;)" office:value-type="string" office:string-value="879,152,basic,repoInstrument" calcext:value-type="string">
            <text:p>879,152,basic,repoInstrument</text:p>
          </table:table-cell>
          <table:table-cell table:formula="of:=[.H187]*[$Home.$F$30]" office:value-type="float" office:value="15.4643201166333" calcext:value-type="float">
            <text:p/>
          </table:table-cell>
          <table:table-cell table:formula="of:=[.E187]/60/60/24" office:value-type="float" office:value="3.55657407407407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335862490" calcext:value-type="float">
            <text:p>1335862490</text:p>
          </table:table-cell>
          <table:table-cell office:value-type="float" office:value="1333578263" calcext:value-type="float">
            <text:p>1333578263</text:p>
          </table:table-cell>
          <table:table-cell office:value-type="string" calcext:value-type="string">
            <text:p>JavaScript</text:p>
          </table:table-cell>
          <table:table-cell table:formula="of:=[.B188]-[.C188]" office:value-type="float" office:value="2284227" calcext:value-type="float">
            <text:p/>
          </table:table-cell>
          <table:table-cell table:formula="of:=([.C188]*1000-[$Home.$C$11])*[$Home.$C$24]/[$Home.$F$8]" office:value-type="float" office:value="1054.15063203452" calcext:value-type="float">
            <text:p/>
          </table:table-cell>
          <table:table-cell table:formula="of:=FLOOR([.F188];1)" office:value-type="float" office:value="1054" calcext:value-type="float">
            <text:p/>
          </table:table-cell>
          <table:table-cell table:formula="of:=[.A188]/[.E188]" office:value-type="float" office:value="0.000177740653621553" calcext:value-type="float">
            <text:p/>
          </table:table-cell>
          <table:table-cell table:formula="of:=([.H188]-[.$O$3])*([$Home.$C$33]-[$Home.$C$32])/([.$O$4]-[.$O$3])+[$Home.$C$32]" office:value-type="float" office:value="151.487335106423" calcext:value-type="float">
            <text:p/>
          </table:table-cell>
          <table:table-cell table:formula="of:=FLOOR([.I188];1)" office:value-type="float" office:value="151" calcext:value-type="float">
            <text:p/>
          </table:table-cell>
          <table:table-cell table:formula="of:=CONCATENATE([.G188];&quot;,&quot;;[.J188];&quot;,&quot;;&quot;basic&quot;;&quot;,&quot;;&quot;repoInstrument&quot;)" office:value-type="string" office:string-value="1054,151,basic,repoInstrument" calcext:value-type="string">
            <text:p>1054,151,basic,repoInstrument</text:p>
          </table:table-cell>
          <table:table-cell table:formula="of:=[.H188]*[$Home.$F$30]" office:value-type="float" office:value="15.3567924729022" calcext:value-type="float">
            <text:p/>
          </table:table-cell>
          <table:table-cell table:formula="of:=[.E188]/60/60/24" office:value-type="float" office:value="26.4378125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34129585" calcext:value-type="float">
            <text:p>1334129585</text:p>
          </table:table-cell>
          <table:table-cell office:value-type="float" office:value="1333836836" calcext:value-type="float">
            <text:p>1333836836</text:p>
          </table:table-cell>
          <table:table-cell office:value-type="string" calcext:value-type="string">
            <text:p>Go</text:p>
          </table:table-cell>
          <table:table-cell table:formula="of:=[.B189]-[.C189]" office:value-type="float" office:value="292749" calcext:value-type="float">
            <text:p/>
          </table:table-cell>
          <table:table-cell table:formula="of:=([.C189]*1000-[$Home.$C$11])*[$Home.$C$24]/[$Home.$F$8]" office:value-type="float" office:value="1156.13688745732" calcext:value-type="float">
            <text:p/>
          </table:table-cell>
          <table:table-cell table:formula="of:=FLOOR([.F189];1)" office:value-type="float" office:value="1156" calcext:value-type="float">
            <text:p/>
          </table:table-cell>
          <table:table-cell table:formula="of:=[.A189]/[.E189]" office:value-type="float" office:value="0.000177626567469061" calcext:value-type="float">
            <text:p/>
          </table:table-cell>
          <table:table-cell table:formula="of:=([.H189]-[.$O$3])*([$Home.$C$33]-[$Home.$C$32])/([.$O$4]-[.$O$3])+[$Home.$C$32]" office:value-type="float" office:value="151.396289356272" calcext:value-type="float">
            <text:p/>
          </table:table-cell>
          <table:table-cell table:formula="of:=FLOOR([.I189];1)" office:value-type="float" office:value="151" calcext:value-type="float">
            <text:p/>
          </table:table-cell>
          <table:table-cell table:formula="of:=CONCATENATE([.G189];&quot;,&quot;;[.J189];&quot;,&quot;;&quot;basic&quot;;&quot;,&quot;;&quot;repoInstrument&quot;)" office:value-type="string" office:string-value="1156,151,basic,repoInstrument" calcext:value-type="string">
            <text:p>1156,151,basic,repoInstrument</text:p>
          </table:table-cell>
          <table:table-cell table:formula="of:=[.H189]*[$Home.$F$30]" office:value-type="float" office:value="15.3469354293268" calcext:value-type="float">
            <text:p/>
          </table:table-cell>
          <table:table-cell table:formula="of:=[.E189]/60/60/24" office:value-type="float" office:value="3.38829861111111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34548710" calcext:value-type="float">
            <text:p>1334548710</text:p>
          </table:table-cell>
          <table:table-cell office:value-type="float" office:value="1334200202" calcext:value-type="float">
            <text:p>1334200202</text:p>
          </table:table-cell>
          <table:table-cell office:value-type="string" calcext:value-type="string">
            <text:p>null</text:p>
          </table:table-cell>
          <table:table-cell table:formula="of:=[.B190]-[.C190]" office:value-type="float" office:value="348508" calcext:value-type="float">
            <text:p/>
          </table:table-cell>
          <table:table-cell table:formula="of:=([.C190]*1000-[$Home.$C$11])*[$Home.$C$24]/[$Home.$F$8]" office:value-type="float" office:value="1299.45555447963" calcext:value-type="float">
            <text:p/>
          </table:table-cell>
          <table:table-cell table:formula="of:=FLOOR([.F190];1)" office:value-type="float" office:value="1299" calcext:value-type="float">
            <text:p/>
          </table:table-cell>
          <table:table-cell table:formula="of:=[.A190]/[.E190]" office:value-type="float" office:value="0.000177901224649076" calcext:value-type="float">
            <text:p/>
          </table:table-cell>
          <table:table-cell table:formula="of:=([.H190]-[.$O$3])*([$Home.$C$33]-[$Home.$C$32])/([.$O$4]-[.$O$3])+[$Home.$C$32]" office:value-type="float" office:value="151.615477824306" calcext:value-type="float">
            <text:p/>
          </table:table-cell>
          <table:table-cell table:formula="of:=FLOOR([.I190];1)" office:value-type="float" office:value="151" calcext:value-type="float">
            <text:p/>
          </table:table-cell>
          <table:table-cell table:formula="of:=CONCATENATE([.G190];&quot;,&quot;;[.J190];&quot;,&quot;;&quot;basic&quot;;&quot;,&quot;;&quot;repoInstrument&quot;)" office:value-type="string" office:string-value="1299,151,basic,repoInstrument" calcext:value-type="string">
            <text:p>1299,151,basic,repoInstrument</text:p>
          </table:table-cell>
          <table:table-cell table:formula="of:=[.H190]*[$Home.$F$30]" office:value-type="float" office:value="15.3706658096801" calcext:value-type="float">
            <text:p/>
          </table:table-cell>
          <table:table-cell table:formula="of:=[.E190]/60/60/24" office:value-type="float" office:value="4.03365740740741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335435011" calcext:value-type="float">
            <text:p>1335435011</text:p>
          </table:table-cell>
          <table:table-cell office:value-type="float" office:value="1334860758" calcext:value-type="float">
            <text:p>1334860758</text:p>
          </table:table-cell>
          <table:table-cell office:value-type="string" calcext:value-type="string">
            <text:p>JavaScript</text:p>
          </table:table-cell>
          <table:table-cell table:formula="of:=[.B191]-[.C191]" office:value-type="float" office:value="574253" calcext:value-type="float">
            <text:p/>
          </table:table-cell>
          <table:table-cell table:formula="of:=([.C191]*1000-[$Home.$C$11])*[$Home.$C$24]/[$Home.$F$8]" office:value-type="float" office:value="1559.99177804923" calcext:value-type="float">
            <text:p/>
          </table:table-cell>
          <table:table-cell table:formula="of:=FLOOR([.F191];1)" office:value-type="float" office:value="1559" calcext:value-type="float">
            <text:p/>
          </table:table-cell>
          <table:table-cell table:formula="of:=[.A191]/[.E191]" office:value-type="float" office:value="0.000175880665838925" calcext:value-type="float">
            <text:p/>
          </table:table-cell>
          <table:table-cell table:formula="of:=([.H191]-[.$O$3])*([$Home.$C$33]-[$Home.$C$32])/([.$O$4]-[.$O$3])+[$Home.$C$32]" office:value-type="float" office:value="150.002983331555" calcext:value-type="float">
            <text:p/>
          </table:table-cell>
          <table:table-cell table:formula="of:=FLOOR([.I191];1)" office:value-type="float" office:value="150" calcext:value-type="float">
            <text:p/>
          </table:table-cell>
          <table:table-cell table:formula="of:=CONCATENATE([.G191];&quot;,&quot;;[.J191];&quot;,&quot;;&quot;basic&quot;;&quot;,&quot;;&quot;repoInstrument&quot;)" office:value-type="string" office:string-value="1559,150,basic,repoInstrument" calcext:value-type="string">
            <text:p>1559,150,basic,repoInstrument</text:p>
          </table:table-cell>
          <table:table-cell table:formula="of:=[.H191]*[$Home.$F$30]" office:value-type="float" office:value="15.1960895284831" calcext:value-type="float">
            <text:p/>
          </table:table-cell>
          <table:table-cell table:formula="of:=[.E191]/60/60/24" office:value-type="float" office:value="6.64644675925926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35896090" calcext:value-type="float">
            <text:p>1335896090</text:p>
          </table:table-cell>
          <table:table-cell office:value-type="float" office:value="1334950643" calcext:value-type="float">
            <text:p>1334950643</text:p>
          </table:table-cell>
          <table:table-cell office:value-type="string" calcext:value-type="string">
            <text:p>JavaScript</text:p>
          </table:table-cell>
          <table:table-cell table:formula="of:=[.B192]-[.C192]" office:value-type="float" office:value="945447" calcext:value-type="float">
            <text:p/>
          </table:table-cell>
          <table:table-cell table:formula="of:=([.C192]*1000-[$Home.$C$11])*[$Home.$C$24]/[$Home.$F$8]" office:value-type="float" office:value="1595.44418247149" calcext:value-type="float">
            <text:p/>
          </table:table-cell>
          <table:table-cell table:formula="of:=FLOOR([.F192];1)" office:value-type="float" office:value="1595" calcext:value-type="float">
            <text:p/>
          </table:table-cell>
          <table:table-cell table:formula="of:=[.A192]/[.E192]" office:value-type="float" office:value="0.000176636025075969" calcext:value-type="float">
            <text:p/>
          </table:table-cell>
          <table:table-cell table:formula="of:=([.H192]-[.$O$3])*([$Home.$C$33]-[$Home.$C$32])/([.$O$4]-[.$O$3])+[$Home.$C$32]" office:value-type="float" office:value="150.605793110545" calcext:value-type="float">
            <text:p/>
          </table:table-cell>
          <table:table-cell table:formula="of:=FLOOR([.I192];1)" office:value-type="float" office:value="150" calcext:value-type="float">
            <text:p/>
          </table:table-cell>
          <table:table-cell table:formula="of:=CONCATENATE([.G192];&quot;,&quot;;[.J192];&quot;,&quot;;&quot;basic&quot;;&quot;,&quot;;&quot;repoInstrument&quot;)" office:value-type="string" office:string-value="1595,150,basic,repoInstrument" calcext:value-type="string">
            <text:p>1595,150,basic,repoInstrument</text:p>
          </table:table-cell>
          <table:table-cell table:formula="of:=[.H192]*[$Home.$F$30]" office:value-type="float" office:value="15.2613525665638" calcext:value-type="float">
            <text:p/>
          </table:table-cell>
          <table:table-cell table:formula="of:=[.E192]/60/60/24" office:value-type="float" office:value="10.9426736111111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35344543" calcext:value-type="float">
            <text:p>1335344543</text:p>
          </table:table-cell>
          <table:table-cell office:value-type="float" office:value="1335114934" calcext:value-type="float">
            <text:p>1335114934</text:p>
          </table:table-cell>
          <table:table-cell office:value-type="string" calcext:value-type="string">
            <text:p>Python</text:p>
          </table:table-cell>
          <table:table-cell table:formula="of:=[.B193]-[.C193]" office:value-type="float" office:value="229609" calcext:value-type="float">
            <text:p/>
          </table:table-cell>
          <table:table-cell table:formula="of:=([.C193]*1000-[$Home.$C$11])*[$Home.$C$24]/[$Home.$F$8]" office:value-type="float" office:value="1660.24377055558" calcext:value-type="float">
            <text:p/>
          </table:table-cell>
          <table:table-cell table:formula="of:=FLOOR([.F193];1)" office:value-type="float" office:value="1660" calcext:value-type="float">
            <text:p/>
          </table:table-cell>
          <table:table-cell table:formula="of:=[.A193]/[.E193]" office:value-type="float" office:value="0.000178564429094678" calcext:value-type="float">
            <text:p/>
          </table:table-cell>
          <table:table-cell table:formula="of:=([.H193]-[.$O$3])*([$Home.$C$33]-[$Home.$C$32])/([.$O$4]-[.$O$3])+[$Home.$C$32]" office:value-type="float" office:value="152.144744040528" calcext:value-type="float">
            <text:p/>
          </table:table-cell>
          <table:table-cell table:formula="of:=FLOOR([.I193];1)" office:value-type="float" office:value="152" calcext:value-type="float">
            <text:p/>
          </table:table-cell>
          <table:table-cell table:formula="of:=CONCATENATE([.G193];&quot;,&quot;;[.J193];&quot;,&quot;;&quot;basic&quot;;&quot;,&quot;;&quot;repoInstrument&quot;)" office:value-type="string" office:string-value="1660,152,basic,repoInstrument" calcext:value-type="string">
            <text:p>1660,152,basic,repoInstrument</text:p>
          </table:table-cell>
          <table:table-cell table:formula="of:=[.H193]*[$Home.$F$30]" office:value-type="float" office:value="15.4279666737802" calcext:value-type="float">
            <text:p/>
          </table:table-cell>
          <table:table-cell table:formula="of:=[.E193]/60/60/24" office:value-type="float" office:value="2.65751157407407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35754573" calcext:value-type="float">
            <text:p>1335754573</text:p>
          </table:table-cell>
          <table:table-cell office:value-type="float" office:value="1335579758" calcext:value-type="float">
            <text:p>1335579758</text:p>
          </table:table-cell>
          <table:table-cell office:value-type="string" calcext:value-type="string">
            <text:p>Java</text:p>
          </table:table-cell>
          <table:table-cell table:formula="of:=[.B194]-[.C194]" office:value-type="float" office:value="174815" calcext:value-type="float">
            <text:p/>
          </table:table-cell>
          <table:table-cell table:formula="of:=([.C194]*1000-[$Home.$C$11])*[$Home.$C$24]/[$Home.$F$8]" office:value-type="float" office:value="1843.57945986052" calcext:value-type="float">
            <text:p/>
          </table:table-cell>
          <table:table-cell table:formula="of:=FLOOR([.F194];1)" office:value-type="float" office:value="1843" calcext:value-type="float">
            <text:p/>
          </table:table-cell>
          <table:table-cell table:formula="of:=[.A194]/[.E194]" office:value-type="float" office:value="0.00017733032062466" calcext:value-type="float">
            <text:p/>
          </table:table-cell>
          <table:table-cell table:formula="of:=([.H194]-[.$O$3])*([$Home.$C$33]-[$Home.$C$32])/([.$O$4]-[.$O$3])+[$Home.$C$32]" office:value-type="float" office:value="151.159871389772" calcext:value-type="float">
            <text:p/>
          </table:table-cell>
          <table:table-cell table:formula="of:=FLOOR([.I194];1)" office:value-type="float" office:value="151" calcext:value-type="float">
            <text:p/>
          </table:table-cell>
          <table:table-cell table:formula="of:=CONCATENATE([.G194];&quot;,&quot;;[.J194];&quot;,&quot;;&quot;basic&quot;;&quot;,&quot;;&quot;repoInstrument&quot;)" office:value-type="string" office:string-value="1843,151,basic,repoInstrument" calcext:value-type="string">
            <text:p>1843,151,basic,repoInstrument</text:p>
          </table:table-cell>
          <table:table-cell table:formula="of:=[.H194]*[$Home.$F$30]" office:value-type="float" office:value="15.3213397019707" calcext:value-type="float">
            <text:p/>
          </table:table-cell>
          <table:table-cell table:formula="of:=[.E194]/60/60/24" office:value-type="float" office:value="2.02332175925926" calcext:value-type="float">
            <text:p/>
          </table:table-cell>
          <table:table-cell table:number-columns-repeated="10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35902558" calcext:value-type="float">
            <text:p>1335902558</text:p>
          </table:table-cell>
          <table:table-cell office:value-type="float" office:value="1335686157" calcext:value-type="float">
            <text:p>1335686157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35902988" calcext:value-type="float">
            <text:p>1335902988</text:p>
          </table:table-cell>
          <table:table-cell office:value-type="float" office:value="1335700107" calcext:value-type="float">
            <text:p>1335700107</text:p>
          </table:table-cell>
          <table:table-cell office:value-type="string" calcext:value-type="string">
            <text:p>Ruby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12" table:number-columns-repeated="1020"/>
        </table:table-row>
      </table:table>
      <table:named-expressions/>
      <table:database-ranges>
        <table:database-range table:name="__Anonymous_Sheet_DB__1" table:target-range-address="EventsPerWeek.A1:EventsPerWeek.B1048576">
          <table:sort>
            <table:sort-by table:field-number="0" table:data-type="automatic"/>
          </table:sort>
        </table:database-range>
        <table:database-range table:name="__Anonymous_Sheet_DB__2" table:target-range-address="ActivityPerRepo.A1:ActivityPerRepo.J1048575">
          <table:sort>
            <table:sort-by table:field-number="9" table:order="descending" table:data-type="automatic"/>
            <table:sort-by table:field-number="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10" number:min-integer-digits="1"/>
    </number:number-style>
    <number:number-style style:name="N116">
      <number:number number:decimal-places="11" number:min-integer-digits="1"/>
    </number:number-style>
    <number:number-style style:name="N117">
      <number:number number:decimal-places="12" number:min-integer-digits="1"/>
    </number:number-style>
    <number:number-style style:name="N118">
      <number:number number:decimal-places="13" number:min-integer-digits="1"/>
    </number:number-style>
    <number:number-style style:name="N119">
      <number:number number:decimal-places="1" number:min-integer-digits="1"/>
    </number:number-style>
    <number:percentage-style style:name="N120">
      <number:number number:decimal-places="3" number:min-integer-digits="1"/>
      <number:text>%</number:text>
    </number:percentage-style>
    <number:percentage-style style:name="N121">
      <number:number number:decimal-places="4" number:min-integer-digits="1"/>
      <number:text>%</number:text>
    </number:percentage-style>
    <number:percentage-style style:name="N122">
      <number:number number:decimal-places="5" number:min-integer-digits="1"/>
      <number:text>%</number:text>
    </number:percentage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3">00/00/0000</text:date>, <text:time style:data-style-name="N2" text:time-value="20:37:25.9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31T21:34:17.482000000</meta:creation-date>
    <dc:date>2014-08-03T00:59:20.268000000</dc:date>
    <meta:editing-duration>PT9H47M53S</meta:editing-duration>
    <meta:editing-cycles>13</meta:editing-cycles>
    <meta:generator>LibreOffice/4.2.1.1$Windows_x86 LibreOffice_project/d7dbbd7842e6a58b0f521599204e827654e1fb8b</meta:generator>
    <meta:document-statistic meta:table-count="3" meta:cell-count="3735" meta:object-count="0"/>
  </office:meta>
</office:document-meta>
</file>